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eps="1000" table:maximum-difference="0.01"/>
      </table:calculation-settings>
      <table:table table:name="trai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RAND()*10-5" office:value-type="float" office:value="-2.21208038028255" calcext:value-type="float">
            <text:p>-2.21208038028255</text:p>
          </table:table-cell>
          <table:table-cell table:formula="of:=1/(1+EXP(-[.A2]*1.5+0.8))" office:value-type="float" office:value="0.0160144374234524" calcext:value-type="float">
            <text:p>0.016014437423453</text:p>
          </table:table-cell>
        </table:table-row>
        <table:table-row table:style-name="ro1">
          <table:table-cell table:formula="of:=RAND()*10-5" office:value-type="float" office:value="4.73313677446472" calcext:value-type="float">
            <text:p>4.73313677446472</text:p>
          </table:table-cell>
          <table:table-cell table:formula="of:=1/(1+EXP(-[.A3]*1.5+0.8))" office:value-type="float" office:value="0.99816652154822" calcext:value-type="float">
            <text:p>0.99816652154822</text:p>
          </table:table-cell>
        </table:table-row>
        <table:table-row table:style-name="ro1">
          <table:table-cell table:formula="of:=RAND()*10-5" office:value-type="float" office:value="-3.33700105240065" calcext:value-type="float">
            <text:p>-3.33700105240065</text:p>
          </table:table-cell>
          <table:table-cell table:formula="of:=1/(1+EXP(-[.A4]*1.5+0.8))" office:value-type="float" office:value="0.00300190557908283" calcext:value-type="float">
            <text:p>0.003001905579083</text:p>
          </table:table-cell>
        </table:table-row>
        <table:table-row table:style-name="ro1">
          <table:table-cell table:formula="of:=RAND()*10-5" office:value-type="float" office:value="3.4457242835648" calcext:value-type="float">
            <text:p>3.4457242835648</text:p>
          </table:table-cell>
          <table:table-cell table:formula="of:=1/(1+EXP(-[.A5]*1.5+0.8))" office:value-type="float" office:value="0.987489362292388" calcext:value-type="float">
            <text:p>0.987489362292388</text:p>
          </table:table-cell>
        </table:table-row>
        <table:table-row table:style-name="ro1">
          <table:table-cell table:formula="of:=RAND()*10-5" office:value-type="float" office:value="2.6371477590495" calcext:value-type="float">
            <text:p>2.6371477590495</text:p>
          </table:table-cell>
          <table:table-cell table:formula="of:=1/(1+EXP(-[.A6]*1.5+0.8))" office:value-type="float" office:value="0.959133579270539" calcext:value-type="float">
            <text:p>0.959133579270539</text:p>
          </table:table-cell>
        </table:table-row>
        <table:table-row table:style-name="ro1">
          <table:table-cell table:formula="of:=RAND()*10-5" office:value-type="float" office:value="2.61018697697511" calcext:value-type="float">
            <text:p>2.61018697697511</text:p>
          </table:table-cell>
          <table:table-cell table:formula="of:=1/(1+EXP(-[.A7]*1.5+0.8))" office:value-type="float" office:value="0.957518667201374" calcext:value-type="float">
            <text:p>0.957518667201374</text:p>
          </table:table-cell>
        </table:table-row>
        <table:table-row table:style-name="ro1">
          <table:table-cell table:formula="of:=RAND()*10-5" office:value-type="float" office:value="0.807513319892278" calcext:value-type="float">
            <text:p>0.807513319892278</text:p>
          </table:table-cell>
          <table:table-cell table:formula="of:=1/(1+EXP(-[.A8]*1.5+0.8))" office:value-type="float" office:value="0.601392357060048" calcext:value-type="float">
            <text:p>0.601392357060048</text:p>
          </table:table-cell>
        </table:table-row>
        <table:table-row table:style-name="ro1">
          <table:table-cell table:formula="of:=RAND()*10-5" office:value-type="float" office:value="0.783465593137057" calcext:value-type="float">
            <text:p>0.783465593137057</text:p>
          </table:table-cell>
          <table:table-cell table:formula="of:=1/(1+EXP(-[.A9]*1.5+0.8))" office:value-type="float" office:value="0.592714492907848" calcext:value-type="float">
            <text:p>0.592714492907848</text:p>
          </table:table-cell>
        </table:table-row>
        <table:table-row table:style-name="ro1">
          <table:table-cell table:formula="of:=RAND()*10-5" office:value-type="float" office:value="3.42337709514854" calcext:value-type="float">
            <text:p>3.42337709514854</text:p>
          </table:table-cell>
          <table:table-cell table:formula="of:=1/(1+EXP(-[.A10]*1.5+0.8))" office:value-type="float" office:value="0.987068402975881" calcext:value-type="float">
            <text:p>0.987068402975881</text:p>
          </table:table-cell>
        </table:table-row>
        <table:table-row table:style-name="ro1">
          <table:table-cell table:formula="of:=RAND()*10-5" office:value-type="float" office:value="3.89095100131905" calcext:value-type="float">
            <text:p>3.89095100131905</text:p>
          </table:table-cell>
          <table:table-cell table:formula="of:=1/(1+EXP(-[.A11]*1.5+0.8))" office:value-type="float" office:value="0.993545013922673" calcext:value-type="float">
            <text:p>0.993545013922673</text:p>
          </table:table-cell>
        </table:table-row>
        <table:table-row table:style-name="ro1">
          <table:table-cell table:formula="of:=RAND()*10-5" office:value-type="float" office:value="-3.43934840063373" calcext:value-type="float">
            <text:p>-3.43934840063373</text:p>
          </table:table-cell>
          <table:table-cell table:formula="of:=1/(1+EXP(-[.A12]*1.5+0.8))" office:value-type="float" office:value="0.00257578301652387" calcext:value-type="float">
            <text:p>0.002575783016524</text:p>
          </table:table-cell>
        </table:table-row>
        <table:table-row table:style-name="ro1">
          <table:table-cell table:formula="of:=RAND()*10-5" office:value-type="float" office:value="3.54989838519419" calcext:value-type="float">
            <text:p>3.54989838519419</text:p>
          </table:table-cell>
          <table:table-cell table:formula="of:=1/(1+EXP(-[.A13]*1.5+0.8))" office:value-type="float" office:value="0.989279801976116" calcext:value-type="float">
            <text:p>0.989279801976116</text:p>
          </table:table-cell>
        </table:table-row>
        <table:table-row table:style-name="ro1">
          <table:table-cell table:formula="of:=RAND()*10-5" office:value-type="float" office:value="0.024995086895351" calcext:value-type="float">
            <text:p>0.024995086895351</text:p>
          </table:table-cell>
          <table:table-cell table:formula="of:=1/(1+EXP(-[.A14]*1.5+0.8))" office:value-type="float" office:value="0.318102136832627" calcext:value-type="float">
            <text:p>0.318102136832627</text:p>
          </table:table-cell>
        </table:table-row>
        <table:table-row table:style-name="ro1">
          <table:table-cell table:formula="of:=RAND()*10-5" office:value-type="float" office:value="-4.89088800049178" calcext:value-type="float">
            <text:p>-4.89088800049178</text:p>
          </table:table-cell>
          <table:table-cell table:formula="of:=1/(1+EXP(-[.A15]*1.5+0.8))" office:value-type="float" office:value="0.000292623234118469" calcext:value-type="float">
            <text:p>0.000292623234118</text:p>
          </table:table-cell>
        </table:table-row>
        <table:table-row table:style-name="ro1">
          <table:table-cell table:formula="of:=RAND()*10-5" office:value-type="float" office:value="1.89315866924729" calcext:value-type="float">
            <text:p>1.89315866924729</text:p>
          </table:table-cell>
          <table:table-cell table:formula="of:=1/(1+EXP(-[.A16]*1.5+0.8))" office:value-type="float" office:value="0.884906587146623" calcext:value-type="float">
            <text:p>0.884906587146623</text:p>
          </table:table-cell>
        </table:table-row>
        <table:table-row table:style-name="ro1">
          <table:table-cell table:formula="of:=RAND()*10-5" office:value-type="float" office:value="-2.1517159254601" calcext:value-type="float">
            <text:p>-2.1517159254601</text:p>
          </table:table-cell>
          <table:table-cell table:formula="of:=1/(1+EXP(-[.A17]*1.5+0.8))" office:value-type="float" office:value="0.0175055987281412" calcext:value-type="float">
            <text:p>0.017505598728141</text:p>
          </table:table-cell>
        </table:table-row>
        <table:table-row table:style-name="ro1">
          <table:table-cell table:formula="of:=RAND()*10-5" office:value-type="float" office:value="-0.483171052777275" calcext:value-type="float">
            <text:p>-0.483171052777275</text:p>
          </table:table-cell>
          <table:table-cell table:formula="of:=1/(1+EXP(-[.A18]*1.5+0.8))" office:value-type="float" office:value="0.178762156563828" calcext:value-type="float">
            <text:p>0.178762156563828</text:p>
          </table:table-cell>
        </table:table-row>
        <table:table-row table:style-name="ro1">
          <table:table-cell table:formula="of:=RAND()*10-5" office:value-type="float" office:value="-0.883511565534876" calcext:value-type="float">
            <text:p>-0.883511565534876</text:p>
          </table:table-cell>
          <table:table-cell table:formula="of:=1/(1+EXP(-[.A19]*1.5+0.8))" office:value-type="float" office:value="0.106665116270033" calcext:value-type="float">
            <text:p>0.106665116270033</text:p>
          </table:table-cell>
        </table:table-row>
        <table:table-row table:style-name="ro1">
          <table:table-cell table:formula="of:=RAND()*10-5" office:value-type="float" office:value="-2.23342594491427" calcext:value-type="float">
            <text:p>-2.23342594491427</text:p>
          </table:table-cell>
          <table:table-cell table:formula="of:=1/(1+EXP(-[.A20]*1.5+0.8))" office:value-type="float" office:value="0.0155176342174974" calcext:value-type="float">
            <text:p>0.015517634217497</text:p>
          </table:table-cell>
        </table:table-row>
        <table:table-row table:style-name="ro1">
          <table:table-cell table:formula="of:=RAND()*10-5" office:value-type="float" office:value="-4.647530184403" calcext:value-type="float">
            <text:p>-4.647530184403</text:p>
          </table:table-cell>
          <table:table-cell table:formula="of:=1/(1+EXP(-[.A21]*1.5+0.8))" office:value-type="float" office:value="0.000421489009976063" calcext:value-type="float">
            <text:p>0.000421489009976</text:p>
          </table:table-cell>
        </table:table-row>
        <table:table-row table:style-name="ro1">
          <table:table-cell table:formula="of:=RAND()*10-5" office:value-type="float" office:value="4.68866762587382" calcext:value-type="float">
            <text:p>4.68866762587382</text:p>
          </table:table-cell>
          <table:table-cell table:formula="of:=1/(1+EXP(-[.A22]*1.5+0.8))" office:value-type="float" office:value="0.99804029840178" calcext:value-type="float">
            <text:p>0.99804029840178</text:p>
          </table:table-cell>
        </table:table-row>
        <table:table-row table:style-name="ro1">
          <table:table-cell table:formula="of:=RAND()*10-5" office:value-type="float" office:value="3.46179437949932" calcext:value-type="float">
            <text:p>3.46179437949932</text:p>
          </table:table-cell>
          <table:table-cell table:formula="of:=1/(1+EXP(-[.A23]*1.5+0.8))" office:value-type="float" office:value="0.98778368730745" calcext:value-type="float">
            <text:p>0.98778368730745</text:p>
          </table:table-cell>
        </table:table-row>
        <table:table-row table:style-name="ro1">
          <table:table-cell table:formula="of:=RAND()*10-5" office:value-type="float" office:value="-0.531521143644433" calcext:value-type="float">
            <text:p>-0.531521143644433</text:p>
          </table:table-cell>
          <table:table-cell table:formula="of:=1/(1+EXP(-[.A24]*1.5+0.8))" office:value-type="float" office:value="0.168361875578928" calcext:value-type="float">
            <text:p>0.168361875578928</text:p>
          </table:table-cell>
        </table:table-row>
        <table:table-row table:style-name="ro1">
          <table:table-cell table:formula="of:=RAND()*10-5" office:value-type="float" office:value="0.63703801566599" calcext:value-type="float">
            <text:p>0.63703801566599</text:p>
          </table:table-cell>
          <table:table-cell table:formula="of:=1/(1+EXP(-[.A25]*1.5+0.8))" office:value-type="float" office:value="0.538811025028044" calcext:value-type="float">
            <text:p>0.538811025028044</text:p>
          </table:table-cell>
        </table:table-row>
        <table:table-row table:style-name="ro1">
          <table:table-cell table:formula="of:=RAND()*10-5" office:value-type="float" office:value="-0.0347548643755538" calcext:value-type="float">
            <text:p>-0.034754864375554</text:p>
          </table:table-cell>
          <table:table-cell table:formula="of:=1/(1+EXP(-[.A26]*1.5+0.8))" office:value-type="float" office:value="0.298985751042782" calcext:value-type="float">
            <text:p>0.298985751042782</text:p>
          </table:table-cell>
        </table:table-row>
        <table:table-row table:style-name="ro1">
          <table:table-cell table:formula="of:=RAND()*10-5" office:value-type="float" office:value="3.65341545173312" calcext:value-type="float">
            <text:p>3.65341545173312</text:p>
          </table:table-cell>
          <table:table-cell table:formula="of:=1/(1+EXP(-[.A27]*1.5+0.8))" office:value-type="float" office:value="0.990807416611949" calcext:value-type="float">
            <text:p>0.990807416611949</text:p>
          </table:table-cell>
        </table:table-row>
        <table:table-row table:style-name="ro1">
          <table:table-cell table:formula="of:=RAND()*10-5" office:value-type="float" office:value="1.77257567207342" calcext:value-type="float">
            <text:p>1.77257567207342</text:p>
          </table:table-cell>
          <table:table-cell table:formula="of:=1/(1+EXP(-[.A28]*1.5+0.8))" office:value-type="float" office:value="0.865164425664117" calcext:value-type="float">
            <text:p>0.865164425664117</text:p>
          </table:table-cell>
        </table:table-row>
        <table:table-row table:style-name="ro1">
          <table:table-cell table:formula="of:=RAND()*10-5" office:value-type="float" office:value="-1.74008825668251" calcext:value-type="float">
            <text:p>-1.74008825668251</text:p>
          </table:table-cell>
          <table:table-cell table:formula="of:=1/(1+EXP(-[.A29]*1.5+0.8))" office:value-type="float" office:value="0.03198029891836" calcext:value-type="float">
            <text:p>0.03198029891836</text:p>
          </table:table-cell>
        </table:table-row>
        <table:table-row table:style-name="ro1">
          <table:table-cell table:formula="of:=RAND()*10-5" office:value-type="float" office:value="-2.70407146683842" calcext:value-type="float">
            <text:p>-2.70407146683842</text:p>
          </table:table-cell>
          <table:table-cell table:formula="of:=1/(1+EXP(-[.A30]*1.5+0.8))" office:value-type="float" office:value="0.00772064167110143" calcext:value-type="float">
            <text:p>0.007720641671101</text:p>
          </table:table-cell>
        </table:table-row>
        <table:table-row table:style-name="ro1">
          <table:table-cell table:formula="of:=RAND()*10-5" office:value-type="float" office:value="2.38107592460352" calcext:value-type="float">
            <text:p>2.38107592460352</text:p>
          </table:table-cell>
          <table:table-cell table:formula="of:=1/(1+EXP(-[.A31]*1.5+0.8))" office:value-type="float" office:value="0.941122477249032" calcext:value-type="float">
            <text:p>0.941122477249032</text:p>
          </table:table-cell>
        </table:table-row>
        <table:table-row table:style-name="ro1">
          <table:table-cell table:formula="of:=RAND()*10-5" office:value-type="float" office:value="-1.0539126495866" calcext:value-type="float">
            <text:p>-1.0539126495866</text:p>
          </table:table-cell>
          <table:table-cell table:formula="of:=1/(1+EXP(-[.A32]*1.5+0.8))" office:value-type="float" office:value="0.0846432143849493" calcext:value-type="float">
            <text:p>0.084643214384949</text:p>
          </table:table-cell>
        </table:table-row>
        <table:table-row table:style-name="ro1">
          <table:table-cell table:formula="of:=RAND()*10-5" office:value-type="float" office:value="2.07832906745648" calcext:value-type="float">
            <text:p>2.07832906745648</text:p>
          </table:table-cell>
          <table:table-cell table:formula="of:=1/(1+EXP(-[.A33]*1.5+0.8))" office:value-type="float" office:value="0.910315525666514" calcext:value-type="float">
            <text:p>0.910315525666514</text:p>
          </table:table-cell>
        </table:table-row>
        <table:table-row table:style-name="ro1">
          <table:table-cell table:formula="of:=RAND()*10-5" office:value-type="float" office:value="-2.18022682337099" calcext:value-type="float">
            <text:p>-2.18022682337099</text:p>
          </table:table-cell>
          <table:table-cell table:formula="of:=1/(1+EXP(-[.A34]*1.5+0.8))" office:value-type="float" office:value="0.0167850321641141" calcext:value-type="float">
            <text:p>0.016785032164114</text:p>
          </table:table-cell>
        </table:table-row>
        <table:table-row table:style-name="ro1">
          <table:table-cell table:formula="of:=RAND()*10-5" office:value-type="float" office:value="4.48942698759559" calcext:value-type="float">
            <text:p>4.48942698759559</text:p>
          </table:table-cell>
          <table:table-cell table:formula="of:=1/(1+EXP(-[.A35]*1.5+0.8))" office:value-type="float" office:value="0.997359493384162" calcext:value-type="float">
            <text:p>0.997359493384162</text:p>
          </table:table-cell>
        </table:table-row>
        <table:table-row table:style-name="ro1">
          <table:table-cell table:formula="of:=RAND()*10-5" office:value-type="float" office:value="-0.569079526998367" calcext:value-type="float">
            <text:p>-0.569079526998367</text:p>
          </table:table-cell>
          <table:table-cell table:formula="of:=1/(1+EXP(-[.A36]*1.5+0.8))" office:value-type="float" office:value="0.160620391900718" calcext:value-type="float">
            <text:p>0.160620391900718</text:p>
          </table:table-cell>
        </table:table-row>
        <table:table-row table:style-name="ro1">
          <table:table-cell table:formula="of:=RAND()*10-5" office:value-type="float" office:value="-4.50077923985653" calcext:value-type="float">
            <text:p>-4.50077923985653</text:p>
          </table:table-cell>
          <table:table-cell table:formula="of:=1/(1+EXP(-[.A37]*1.5+0.8))" office:value-type="float" office:value="0.000525219536877896" calcext:value-type="float">
            <text:p>0.000525219536878</text:p>
          </table:table-cell>
        </table:table-row>
        <table:table-row table:style-name="ro1">
          <table:table-cell table:formula="of:=RAND()*10-5" office:value-type="float" office:value="-4.70405123016313" calcext:value-type="float">
            <text:p>-4.70405123016313</text:p>
          </table:table-cell>
          <table:table-cell table:formula="of:=1/(1+EXP(-[.A38]*1.5+0.8))" office:value-type="float" office:value="0.000387240674261487" calcext:value-type="float">
            <text:p>0.000387240674261</text:p>
          </table:table-cell>
        </table:table-row>
        <table:table-row table:style-name="ro1">
          <table:table-cell table:formula="of:=RAND()*10-5" office:value-type="float" office:value="-1.68027269211884" calcext:value-type="float">
            <text:p>-1.68027269211884</text:p>
          </table:table-cell>
          <table:table-cell table:formula="of:=1/(1+EXP(-[.A39]*1.5+0.8))" office:value-type="float" office:value="0.0348776372010306" calcext:value-type="float">
            <text:p>0.034877637201031</text:p>
          </table:table-cell>
        </table:table-row>
        <table:table-row table:style-name="ro1">
          <table:table-cell table:formula="of:=RAND()*10-5" office:value-type="float" office:value="4.43509201745987" calcext:value-type="float">
            <text:p>4.43509201745987</text:p>
          </table:table-cell>
          <table:table-cell table:formula="of:=1/(1+EXP(-[.A40]*1.5+0.8))" office:value-type="float" office:value="0.997135914625811" calcext:value-type="float">
            <text:p>0.997135914625811</text:p>
          </table:table-cell>
        </table:table-row>
        <table:table-row table:style-name="ro1">
          <table:table-cell table:formula="of:=RAND()*10-5" office:value-type="float" office:value="2.48818390368282" calcext:value-type="float">
            <text:p>2.48818390368282</text:p>
          </table:table-cell>
          <table:table-cell table:formula="of:=1/(1+EXP(-[.A41]*1.5+0.8))" office:value-type="float" office:value="0.949419079173512" calcext:value-type="float">
            <text:p>0.949419079173512</text:p>
          </table:table-cell>
        </table:table-row>
        <table:table-row table:style-name="ro1">
          <table:table-cell table:formula="of:=RAND()*10-5" office:value-type="float" office:value="-4.86745286062174" calcext:value-type="float">
            <text:p>-4.86745286062174</text:p>
          </table:table-cell>
          <table:table-cell table:formula="of:=1/(1+EXP(-[.A42]*1.5+0.8))" office:value-type="float" office:value="0.000303089497018316" calcext:value-type="float">
            <text:p>0.000303089497018</text:p>
          </table:table-cell>
        </table:table-row>
        <table:table-row table:style-name="ro1">
          <table:table-cell table:formula="of:=RAND()*10-5" office:value-type="float" office:value="-0.316680963419373" calcext:value-type="float">
            <text:p>-0.316680963419373</text:p>
          </table:table-cell>
          <table:table-cell table:formula="of:=1/(1+EXP(-[.A43]*1.5+0.8))" office:value-type="float" office:value="0.218398875374699" calcext:value-type="float">
            <text:p>0.218398875374699</text:p>
          </table:table-cell>
        </table:table-row>
        <table:table-row table:style-name="ro1">
          <table:table-cell table:formula="of:=RAND()*10-5" office:value-type="float" office:value="3.69958666509385" calcext:value-type="float">
            <text:p>3.69958666509385</text:p>
          </table:table-cell>
          <table:table-cell table:formula="of:=1/(1+EXP(-[.A44]*1.5+0.8))" office:value-type="float" office:value="0.991417240533942" calcext:value-type="float">
            <text:p>0.991417240533942</text:p>
          </table:table-cell>
        </table:table-row>
        <table:table-row table:style-name="ro1">
          <table:table-cell table:formula="of:=RAND()*10-5" office:value-type="float" office:value="4.19986097708374" calcext:value-type="float">
            <text:p>4.19986097708374</text:p>
          </table:table-cell>
          <table:table-cell table:formula="of:=1/(1+EXP(-[.A45]*1.5+0.8))" office:value-type="float" office:value="0.99592901688764" calcext:value-type="float">
            <text:p>0.99592901688764</text:p>
          </table:table-cell>
        </table:table-row>
        <table:table-row table:style-name="ro1">
          <table:table-cell table:formula="of:=RAND()*10-5" office:value-type="float" office:value="3.2602695579517" calcext:value-type="float">
            <text:p>3.2602695579517</text:p>
          </table:table-cell>
          <table:table-cell table:formula="of:=1/(1+EXP(-[.A46]*1.5+0.8))" office:value-type="float" office:value="0.983542901219808" calcext:value-type="float">
            <text:p>0.983542901219808</text:p>
          </table:table-cell>
        </table:table-row>
        <table:table-row table:style-name="ro1">
          <table:table-cell table:formula="of:=RAND()*10-5" office:value-type="float" office:value="2.02339304480904" calcext:value-type="float">
            <text:p>2.02339304480904</text:p>
          </table:table-cell>
          <table:table-cell table:formula="of:=1/(1+EXP(-[.A47]*1.5+0.8))" office:value-type="float" office:value="0.903356608867314" calcext:value-type="float">
            <text:p>0.903356608867314</text:p>
          </table:table-cell>
        </table:table-row>
        <table:table-row table:style-name="ro1">
          <table:table-cell table:formula="of:=RAND()*10-5" office:value-type="float" office:value="-3.52728122834091" calcext:value-type="float">
            <text:p>-3.52728122834091</text:p>
          </table:table-cell>
          <table:table-cell table:formula="of:=1/(1+EXP(-[.A48]*1.5+0.8))" office:value-type="float" office:value="0.00225821047047036" calcext:value-type="float">
            <text:p>0.00225821047047</text:p>
          </table:table-cell>
        </table:table-row>
        <table:table-row table:style-name="ro1">
          <table:table-cell table:formula="of:=RAND()*10-5" office:value-type="float" office:value="-4.26395962168668" calcext:value-type="float">
            <text:p>-4.26395962168668</text:p>
          </table:table-cell>
          <table:table-cell table:formula="of:=1/(1+EXP(-[.A49]*1.5+0.8))" office:value-type="float" office:value="0.000749062019176372" calcext:value-type="float">
            <text:p>0.000749062019176</text:p>
          </table:table-cell>
        </table:table-row>
        <table:table-row table:style-name="ro1">
          <table:table-cell table:formula="of:=RAND()*10-5" office:value-type="float" office:value="2.96669066379522" calcext:value-type="float">
            <text:p>2.96669066379522</text:p>
          </table:table-cell>
          <table:table-cell table:formula="of:=1/(1+EXP(-[.A50]*1.5+0.8))" office:value-type="float" office:value="0.97466818552606" calcext:value-type="float">
            <text:p>0.97466818552606</text:p>
          </table:table-cell>
        </table:table-row>
        <table:table-row table:style-name="ro1">
          <table:table-cell table:formula="of:=RAND()*10-5" office:value-type="float" office:value="-1.17711732123477" calcext:value-type="float">
            <text:p>-1.17711732123477</text:p>
          </table:table-cell>
          <table:table-cell table:formula="of:=1/(1+EXP(-[.A51]*1.5+0.8))" office:value-type="float" office:value="0.0713803919593938" calcext:value-type="float">
            <text:p>0.071380391959394</text:p>
          </table:table-cell>
        </table:table-row>
        <table:table-row table:style-name="ro1">
          <table:table-cell table:formula="of:=RAND()*10-5" office:value-type="float" office:value="-2.46643356280173" calcext:value-type="float">
            <text:p>-2.46643356280173</text:p>
          </table:table-cell>
          <table:table-cell table:formula="of:=1/(1+EXP(-[.A52]*1.5+0.8))" office:value-type="float" office:value="0.010990742720536" calcext:value-type="float">
            <text:p>0.010990742720536</text:p>
          </table:table-cell>
        </table:table-row>
        <table:table-row table:style-name="ro1">
          <table:table-cell table:formula="of:=RAND()*10-5" office:value-type="float" office:value="-2.09009811903278" calcext:value-type="float">
            <text:p>-2.09009811903278</text:p>
          </table:table-cell>
          <table:table-cell table:formula="of:=1/(1+EXP(-[.A53]*1.5+0.8))" office:value-type="float" office:value="0.0191682216713713" calcext:value-type="float">
            <text:p>0.019168221671371</text:p>
          </table:table-cell>
        </table:table-row>
        <table:table-row table:style-name="ro1">
          <table:table-cell table:formula="of:=RAND()*10-5" office:value-type="float" office:value="-0.149114366202977" calcext:value-type="float">
            <text:p>-0.149114366202977</text:p>
          </table:table-cell>
          <table:table-cell table:formula="of:=1/(1+EXP(-[.A54]*1.5+0.8))" office:value-type="float" office:value="0.264312844497156" calcext:value-type="float">
            <text:p>0.264312844497156</text:p>
          </table:table-cell>
        </table:table-row>
        <table:table-row table:style-name="ro1">
          <table:table-cell table:formula="of:=RAND()*10-5" office:value-type="float" office:value="-1.54503419746561" calcext:value-type="float">
            <text:p>-1.54503419746561</text:p>
          </table:table-cell>
          <table:table-cell table:formula="of:=1/(1+EXP(-[.A55]*1.5+0.8))" office:value-type="float" office:value="0.0423890588754739" calcext:value-type="float">
            <text:p>0.042389058875474</text:p>
          </table:table-cell>
        </table:table-row>
        <table:table-row table:style-name="ro1">
          <table:table-cell table:formula="of:=RAND()*10-5" office:value-type="float" office:value="-2.37156381991006" calcext:value-type="float">
            <text:p>-2.37156381991006</text:p>
          </table:table-cell>
          <table:table-cell table:formula="of:=1/(1+EXP(-[.A56]*1.5+0.8))" office:value-type="float" office:value="0.012650270304258" calcext:value-type="float">
            <text:p>0.012650270304258</text:p>
          </table:table-cell>
        </table:table-row>
        <table:table-row table:style-name="ro1">
          <table:table-cell table:formula="of:=RAND()*10-5" office:value-type="float" office:value="2.62370048192296" calcext:value-type="float">
            <text:p>2.62370048192296</text:p>
          </table:table-cell>
          <table:table-cell table:formula="of:=1/(1+EXP(-[.A57]*1.5+0.8))" office:value-type="float" office:value="0.958335589629014" calcext:value-type="float">
            <text:p>0.958335589629014</text:p>
          </table:table-cell>
        </table:table-row>
        <table:table-row table:style-name="ro1">
          <table:table-cell table:formula="of:=RAND()*10-5" office:value-type="float" office:value="3.51728014439174" calcext:value-type="float">
            <text:p>3.51728014439174</text:p>
          </table:table-cell>
          <table:table-cell table:formula="of:=1/(1+EXP(-[.A58]*1.5+0.8))" office:value-type="float" office:value="0.988748296052761" calcext:value-type="float">
            <text:p>0.988748296052761</text:p>
          </table:table-cell>
        </table:table-row>
        <table:table-row table:style-name="ro1">
          <table:table-cell table:formula="of:=RAND()*10-5" office:value-type="float" office:value="3.23857029679923" calcext:value-type="float">
            <text:p>3.23857029679923</text:p>
          </table:table-cell>
          <table:table-cell table:formula="of:=1/(1+EXP(-[.A59]*1.5+0.8))" office:value-type="float" office:value="0.983007679825251" calcext:value-type="float">
            <text:p>0.983007679825251</text:p>
          </table:table-cell>
        </table:table-row>
        <table:table-row table:style-name="ro1">
          <table:table-cell table:formula="of:=RAND()*10-5" office:value-type="float" office:value="2.59120955684735" calcext:value-type="float">
            <text:p>2.59120955684735</text:p>
          </table:table-cell>
          <table:table-cell table:formula="of:=1/(1+EXP(-[.A60]*1.5+0.8))" office:value-type="float" office:value="0.956345560769126" calcext:value-type="float">
            <text:p>0.956345560769126</text:p>
          </table:table-cell>
        </table:table-row>
        <table:table-row table:style-name="ro1">
          <table:table-cell table:formula="of:=RAND()*10-5" office:value-type="float" office:value="-0.234995694012802" calcext:value-type="float">
            <text:p>-0.234995694012802</text:p>
          </table:table-cell>
          <table:table-cell table:formula="of:=1/(1+EXP(-[.A61]*1.5+0.8))" office:value-type="float" office:value="0.240033922370973" calcext:value-type="float">
            <text:p>0.240033922370973</text:p>
          </table:table-cell>
        </table:table-row>
        <table:table-row table:style-name="ro1">
          <table:table-cell table:formula="of:=RAND()*10-5" office:value-type="float" office:value="-0.304889742235771" calcext:value-type="float">
            <text:p>-0.304889742235771</text:p>
          </table:table-cell>
          <table:table-cell table:formula="of:=1/(1+EXP(-[.A62]*1.5+0.8))" office:value-type="float" office:value="0.2214330649089" calcext:value-type="float">
            <text:p>0.2214330649089</text:p>
          </table:table-cell>
        </table:table-row>
        <table:table-row table:style-name="ro1">
          <table:table-cell table:formula="of:=RAND()*10-5" office:value-type="float" office:value="0.337166456234987" calcext:value-type="float">
            <text:p>0.337166456234987</text:p>
          </table:table-cell>
          <table:table-cell table:formula="of:=1/(1+EXP(-[.A63]*1.5+0.8))" office:value-type="float" office:value="0.42696363930839" calcext:value-type="float">
            <text:p>0.42696363930839</text:p>
          </table:table-cell>
        </table:table-row>
        <table:table-row table:style-name="ro1">
          <table:table-cell table:formula="of:=RAND()*10-5" office:value-type="float" office:value="1.11371535512316" calcext:value-type="float">
            <text:p>1.11371535512316</text:p>
          </table:table-cell>
          <table:table-cell table:formula="of:=1/(1+EXP(-[.A64]*1.5+0.8))" office:value-type="float" office:value="0.704864920189096" calcext:value-type="float">
            <text:p>0.704864920189096</text:p>
          </table:table-cell>
        </table:table-row>
        <table:table-row table:style-name="ro1">
          <table:table-cell table:formula="of:=RAND()*10-5" office:value-type="float" office:value="-1.31934504010234" calcext:value-type="float">
            <text:p>-1.31934504010234</text:p>
          </table:table-cell>
          <table:table-cell table:formula="of:=1/(1+EXP(-[.A65]*1.5+0.8))" office:value-type="float" office:value="0.0584686154374093" calcext:value-type="float">
            <text:p>0.058468615437409</text:p>
          </table:table-cell>
        </table:table-row>
        <table:table-row table:style-name="ro1">
          <table:table-cell table:formula="of:=RAND()*10-5" office:value-type="float" office:value="1.33654971913843" calcext:value-type="float">
            <text:p>1.33654971913843</text:p>
          </table:table-cell>
          <table:table-cell table:formula="of:=1/(1+EXP(-[.A66]*1.5+0.8))" office:value-type="float" office:value="0.769381937108192" calcext:value-type="float">
            <text:p>0.769381937108192</text:p>
          </table:table-cell>
        </table:table-row>
        <table:table-row table:style-name="ro1">
          <table:table-cell table:formula="of:=RAND()*10-5" office:value-type="float" office:value="-0.455449637323023" calcext:value-type="float">
            <text:p>-0.455449637323023</text:p>
          </table:table-cell>
          <table:table-cell table:formula="of:=1/(1+EXP(-[.A67]*1.5+0.8))" office:value-type="float" office:value="0.184948415207098" calcext:value-type="float">
            <text:p>0.184948415207098</text:p>
          </table:table-cell>
        </table:table-row>
        <table:table-row table:style-name="ro1">
          <table:table-cell table:formula="of:=RAND()*10-5" office:value-type="float" office:value="0.809250728731974" calcext:value-type="float">
            <text:p>0.809250728731974</text:p>
          </table:table-cell>
          <table:table-cell table:formula="of:=1/(1+EXP(-[.A68]*1.5+0.8))" office:value-type="float" office:value="0.602016928071816" calcext:value-type="float">
            <text:p>0.602016928071816</text:p>
          </table:table-cell>
        </table:table-row>
        <table:table-row table:style-name="ro1">
          <table:table-cell table:formula="of:=RAND()*10-5" office:value-type="float" office:value="3.85678997252888" calcext:value-type="float">
            <text:p>3.85678997252888</text:p>
          </table:table-cell>
          <table:table-cell table:formula="of:=1/(1+EXP(-[.A69]*1.5+0.8))" office:value-type="float" office:value="0.993207934560904" calcext:value-type="float">
            <text:p>0.993207934560904</text:p>
          </table:table-cell>
        </table:table-row>
        <table:table-row table:style-name="ro1">
          <table:table-cell table:formula="of:=RAND()*10-5" office:value-type="float" office:value="2.31860863060387" calcext:value-type="float">
            <text:p>2.31860863060387</text:p>
          </table:table-cell>
          <table:table-cell table:formula="of:=1/(1+EXP(-[.A70]*1.5+0.8))" office:value-type="float" office:value="0.935710688469955" calcext:value-type="float">
            <text:p>0.935710688469955</text:p>
          </table:table-cell>
        </table:table-row>
        <table:table-row table:style-name="ro1">
          <table:table-cell table:formula="of:=RAND()*10-5" office:value-type="float" office:value="-3.16105599537813" calcext:value-type="float">
            <text:p>-3.16105599537813</text:p>
          </table:table-cell>
          <table:table-cell table:formula="of:=1/(1+EXP(-[.A71]*1.5+0.8))" office:value-type="float" office:value="0.00390500333819865" calcext:value-type="float">
            <text:p>0.003905003338199</text:p>
          </table:table-cell>
        </table:table-row>
        <table:table-row table:style-name="ro1">
          <table:table-cell table:formula="of:=RAND()*10-5" office:value-type="float" office:value="0.600425088863755" calcext:value-type="float">
            <text:p>0.600425088863755</text:p>
          </table:table-cell>
          <table:table-cell table:formula="of:=1/(1+EXP(-[.A72]*1.5+0.8))" office:value-type="float" office:value="0.525138195407304" calcext:value-type="float">
            <text:p>0.525138195407304</text:p>
          </table:table-cell>
        </table:table-row>
        <table:table-row table:style-name="ro1">
          <table:table-cell table:formula="of:=RAND()*10-5" office:value-type="float" office:value="1.46294488273068" calcext:value-type="float">
            <text:p>1.46294488273068</text:p>
          </table:table-cell>
          <table:table-cell table:formula="of:=1/(1+EXP(-[.A73]*1.5+0.8))" office:value-type="float" office:value="0.801296507502551" calcext:value-type="float">
            <text:p>0.801296507502551</text:p>
          </table:table-cell>
        </table:table-row>
        <table:table-row table:style-name="ro1">
          <table:table-cell table:formula="of:=RAND()*10-5" office:value-type="float" office:value="-4.94120966490148" calcext:value-type="float">
            <text:p>-4.94120966490148</text:p>
          </table:table-cell>
          <table:table-cell table:formula="of:=1/(1+EXP(-[.A74]*1.5+0.8))" office:value-type="float" office:value="0.000271354116183673" calcext:value-type="float">
            <text:p>0.000271354116184</text:p>
          </table:table-cell>
        </table:table-row>
        <table:table-row table:style-name="ro1">
          <table:table-cell table:formula="of:=RAND()*10-5" office:value-type="float" office:value="0.116849796910207" calcext:value-type="float">
            <text:p>0.116849796910207</text:p>
          </table:table-cell>
          <table:table-cell table:formula="of:=1/(1+EXP(-[.A75]*1.5+0.8))" office:value-type="float" office:value="0.348707518966093" calcext:value-type="float">
            <text:p>0.348707518966093</text:p>
          </table:table-cell>
        </table:table-row>
        <table:table-row table:style-name="ro1">
          <table:table-cell table:formula="of:=RAND()*10-5" office:value-type="float" office:value="-0.259315706898581" calcext:value-type="float">
            <text:p>-0.259315706898581</text:p>
          </table:table-cell>
          <table:table-cell table:formula="of:=1/(1+EXP(-[.A76]*1.5+0.8))" office:value-type="float" office:value="0.233442563946964" calcext:value-type="float">
            <text:p>0.233442563946964</text:p>
          </table:table-cell>
        </table:table-row>
        <table:table-row table:style-name="ro1">
          <table:table-cell table:formula="of:=RAND()*10-5" office:value-type="float" office:value="-2.8528227289872" calcext:value-type="float">
            <text:p>-2.8528227289872</text:p>
          </table:table-cell>
          <table:table-cell table:formula="of:=1/(1+EXP(-[.A77]*1.5+0.8))" office:value-type="float" office:value="0.00618616782718833" calcext:value-type="float">
            <text:p>0.006186167827188</text:p>
          </table:table-cell>
        </table:table-row>
        <table:table-row table:style-name="ro1">
          <table:table-cell table:formula="of:=RAND()*10-5" office:value-type="float" office:value="-3.05236857581339" calcext:value-type="float">
            <text:p>-3.05236857581339</text:p>
          </table:table-cell>
          <table:table-cell table:formula="of:=1/(1+EXP(-[.A78]*1.5+0.8))" office:value-type="float" office:value="0.00459329914795716" calcext:value-type="float">
            <text:p>0.004593299147957</text:p>
          </table:table-cell>
        </table:table-row>
        <table:table-row table:style-name="ro1">
          <table:table-cell table:formula="of:=RAND()*10-5" office:value-type="float" office:value="-1.94586132191565" calcext:value-type="float">
            <text:p>-1.94586132191565</text:p>
          </table:table-cell>
          <table:table-cell table:formula="of:=1/(1+EXP(-[.A79]*1.5+0.8))" office:value-type="float" office:value="0.0236885003271278" calcext:value-type="float">
            <text:p>0.023688500327128</text:p>
          </table:table-cell>
        </table:table-row>
        <table:table-row table:style-name="ro1">
          <table:table-cell table:formula="of:=RAND()*10-5" office:value-type="float" office:value="4.63877363048914" calcext:value-type="float">
            <text:p>4.63877363048914</text:p>
          </table:table-cell>
          <table:table-cell table:formula="of:=1/(1+EXP(-[.A80]*1.5+0.8))" office:value-type="float" office:value="0.997888326150346" calcext:value-type="float">
            <text:p>0.997888326150346</text:p>
          </table:table-cell>
        </table:table-row>
        <table:table-row table:style-name="ro1">
          <table:table-cell table:formula="of:=RAND()*10-5" office:value-type="float" office:value="3.11972309931879" calcext:value-type="float">
            <text:p>3.11972309931879</text:p>
          </table:table-cell>
          <table:table-cell table:formula="of:=1/(1+EXP(-[.A81]*1.5+0.8))" office:value-type="float" office:value="0.979758767501213" calcext:value-type="float">
            <text:p>0.979758767501213</text:p>
          </table:table-cell>
        </table:table-row>
        <table:table-row table:style-name="ro1">
          <table:table-cell table:formula="of:=RAND()*10-5" office:value-type="float" office:value="-2.58463367520427" calcext:value-type="float">
            <text:p>-2.58463367520427</text:p>
          </table:table-cell>
          <table:table-cell table:formula="of:=1/(1+EXP(-[.A82]*1.5+0.8))" office:value-type="float" office:value="0.00922152531531197" calcext:value-type="float">
            <text:p>0.009221525315312</text:p>
          </table:table-cell>
        </table:table-row>
        <table:table-row table:style-name="ro1">
          <table:table-cell table:formula="of:=RAND()*10-5" office:value-type="float" office:value="2.45795018518391" calcext:value-type="float">
            <text:p>2.45795018518391</text:p>
          </table:table-cell>
          <table:table-cell table:formula="of:=1/(1+EXP(-[.A83]*1.5+0.8))" office:value-type="float" office:value="0.947196309198762" calcext:value-type="float">
            <text:p>0.947196309198762</text:p>
          </table:table-cell>
        </table:table-row>
        <table:table-row table:style-name="ro1">
          <table:table-cell table:formula="of:=RAND()*10-5" office:value-type="float" office:value="0.0554626642857699" calcext:value-type="float">
            <text:p>0.05546266428577</text:p>
          </table:table-cell>
          <table:table-cell table:formula="of:=1/(1+EXP(-[.A84]*1.5+0.8))" office:value-type="float" office:value="0.328096710092289" calcext:value-type="float">
            <text:p>0.328096710092289</text:p>
          </table:table-cell>
        </table:table-row>
        <table:table-row table:style-name="ro1">
          <table:table-cell table:formula="of:=RAND()*10-5" office:value-type="float" office:value="2.12841808330836" calcext:value-type="float">
            <text:p>2.12841808330836</text:p>
          </table:table-cell>
          <table:table-cell table:formula="of:=1/(1+EXP(-[.A85]*1.5+0.8))" office:value-type="float" office:value="0.916263354344367" calcext:value-type="float">
            <text:p>0.916263354344367</text:p>
          </table:table-cell>
        </table:table-row>
        <table:table-row table:style-name="ro1">
          <table:table-cell table:formula="of:=RAND()*10-5" office:value-type="float" office:value="-2.57953528474423" calcext:value-type="float">
            <text:p>-2.57953528474423</text:p>
          </table:table-cell>
          <table:table-cell table:formula="of:=1/(1+EXP(-[.A86]*1.5+0.8))" office:value-type="float" office:value="0.00929166028991411" calcext:value-type="float">
            <text:p>0.009291660289914</text:p>
          </table:table-cell>
        </table:table-row>
        <table:table-row table:style-name="ro1">
          <table:table-cell table:formula="of:=RAND()*10-5" office:value-type="float" office:value="-1.92354421604904" calcext:value-type="float">
            <text:p>-1.92354421604904</text:p>
          </table:table-cell>
          <table:table-cell table:formula="of:=1/(1+EXP(-[.A87]*1.5+0.8))" office:value-type="float" office:value="0.0244751737013655" calcext:value-type="float">
            <text:p>0.024475173701366</text:p>
          </table:table-cell>
        </table:table-row>
        <table:table-row table:style-name="ro1">
          <table:table-cell table:formula="of:=RAND()*10-5" office:value-type="float" office:value="-0.35229126138794" calcext:value-type="float">
            <text:p>-0.35229126138794</text:p>
          </table:table-cell>
          <table:table-cell table:formula="of:=1/(1+EXP(-[.A88]*1.5+0.8))" office:value-type="float" office:value="0.209418039134855" calcext:value-type="float">
            <text:p>0.209418039134855</text:p>
          </table:table-cell>
        </table:table-row>
        <table:table-row table:style-name="ro1">
          <table:table-cell table:formula="of:=RAND()*10-5" office:value-type="float" office:value="0.0957254562919907" calcext:value-type="float">
            <text:p>0.095725456291991</text:p>
          </table:table-cell>
          <table:table-cell table:formula="of:=1/(1+EXP(-[.A89]*1.5+0.8))" office:value-type="float" office:value="0.341546107421032" calcext:value-type="float">
            <text:p>0.341546107421032</text:p>
          </table:table-cell>
        </table:table-row>
        <table:table-row table:style-name="ro1">
          <table:table-cell table:formula="of:=RAND()*10-5" office:value-type="float" office:value="2.37368056563067" calcext:value-type="float">
            <text:p>2.37368056563067</text:p>
          </table:table-cell>
          <table:table-cell table:formula="of:=1/(1+EXP(-[.A90]*1.5+0.8))" office:value-type="float" office:value="0.940504785064249" calcext:value-type="float">
            <text:p>0.940504785064249</text:p>
          </table:table-cell>
        </table:table-row>
        <table:table-row table:style-name="ro1">
          <table:table-cell table:formula="of:=RAND()*10-5" office:value-type="float" office:value="-0.277886128964274" calcext:value-type="float">
            <text:p>-0.277886128964274</text:p>
          </table:table-cell>
          <table:table-cell table:formula="of:=1/(1+EXP(-[.A91]*1.5+0.8))" office:value-type="float" office:value="0.228494934943853" calcext:value-type="float">
            <text:p>0.228494934943853</text:p>
          </table:table-cell>
        </table:table-row>
        <table:table-row table:style-name="ro1">
          <table:table-cell table:formula="of:=RAND()*10-5" office:value-type="float" office:value="-0.106757823504909" calcext:value-type="float">
            <text:p>-0.106757823504909</text:p>
          </table:table-cell>
          <table:table-cell table:formula="of:=1/(1+EXP(-[.A92]*1.5+0.8))" office:value-type="float" office:value="0.276850819034308" calcext:value-type="float">
            <text:p>0.276850819034308</text:p>
          </table:table-cell>
        </table:table-row>
        <table:table-row table:style-name="ro1">
          <table:table-cell table:formula="of:=RAND()*10-5" office:value-type="float" office:value="0.38127701305701" calcext:value-type="float">
            <text:p>0.38127701305701</text:p>
          </table:table-cell>
          <table:table-cell table:formula="of:=1/(1+EXP(-[.A93]*1.5+0.8))" office:value-type="float" office:value="0.443224799219603" calcext:value-type="float">
            <text:p>0.443224799219603</text:p>
          </table:table-cell>
        </table:table-row>
        <table:table-row table:style-name="ro1">
          <table:table-cell table:formula="of:=RAND()*10-5" office:value-type="float" office:value="2.57921397269393" calcext:value-type="float">
            <text:p>2.57921397269393</text:p>
          </table:table-cell>
          <table:table-cell table:formula="of:=1/(1+EXP(-[.A94]*1.5+0.8))" office:value-type="float" office:value="0.955588161457497" calcext:value-type="float">
            <text:p>0.955588161457497</text:p>
          </table:table-cell>
        </table:table-row>
        <table:table-row table:style-name="ro1">
          <table:table-cell table:formula="of:=RAND()*10-5" office:value-type="float" office:value="2.8604167245973" calcext:value-type="float">
            <text:p>2.8604167245973</text:p>
          </table:table-cell>
          <table:table-cell table:formula="of:=1/(1+EXP(-[.A95]*1.5+0.8))" office:value-type="float" office:value="0.970419844323747" calcext:value-type="float">
            <text:p>0.970419844323747</text:p>
          </table:table-cell>
        </table:table-row>
        <table:table-row table:style-name="ro1">
          <table:table-cell table:formula="of:=RAND()*10-5" office:value-type="float" office:value="3.6588076853194" calcext:value-type="float">
            <text:p>3.6588076853194</text:p>
          </table:table-cell>
          <table:table-cell table:formula="of:=1/(1+EXP(-[.A96]*1.5+0.8))" office:value-type="float" office:value="0.990880794256392" calcext:value-type="float">
            <text:p>0.990880794256392</text:p>
          </table:table-cell>
        </table:table-row>
        <table:table-row table:style-name="ro1">
          <table:table-cell table:formula="of:=RAND()*10-5" office:value-type="float" office:value="1.97142030224035" calcext:value-type="float">
            <text:p>1.97142030224035</text:p>
          </table:table-cell>
          <table:table-cell table:formula="of:=1/(1+EXP(-[.A97]*1.5+0.8))" office:value-type="float" office:value="0.896333213398867" calcext:value-type="float">
            <text:p>0.896333213398867</text:p>
          </table:table-cell>
        </table:table-row>
        <table:table-row table:style-name="ro1">
          <table:table-cell table:formula="of:=RAND()*10-5" office:value-type="float" office:value="-3.21603679201524" calcext:value-type="float">
            <text:p>-3.21603679201524</text:p>
          </table:table-cell>
          <table:table-cell table:formula="of:=1/(1+EXP(-[.A98]*1.5+0.8))" office:value-type="float" office:value="0.00359698724608976" calcext:value-type="float">
            <text:p>0.00359698724609</text:p>
          </table:table-cell>
        </table:table-row>
        <table:table-row table:style-name="ro1">
          <table:table-cell table:formula="of:=RAND()*10-5" office:value-type="float" office:value="4.37718622905092" calcext:value-type="float">
            <text:p>4.37718622905092</text:p>
          </table:table-cell>
          <table:table-cell table:formula="of:=1/(1+EXP(-[.A99]*1.5+0.8))" office:value-type="float" office:value="0.996876831972429" calcext:value-type="float">
            <text:p>0.996876831972429</text:p>
          </table:table-cell>
        </table:table-row>
        <table:table-row table:style-name="ro1">
          <table:table-cell table:formula="of:=RAND()*10-5" office:value-type="float" office:value="1.87131534883598" calcext:value-type="float">
            <text:p>1.87131534883598</text:p>
          </table:table-cell>
          <table:table-cell table:formula="of:=1/(1+EXP(-[.A100]*1.5+0.8))" office:value-type="float" office:value="0.88152725887742" calcext:value-type="float">
            <text:p>0.88152725887742</text:p>
          </table:table-cell>
        </table:table-row>
        <table:table-row table:style-name="ro1">
          <table:table-cell table:formula="of:=RAND()*10-5" office:value-type="float" office:value="2.68390939259355" calcext:value-type="float">
            <text:p>2.68390939259355</text:p>
          </table:table-cell>
          <table:table-cell table:formula="of:=1/(1+EXP(-[.A101]*1.5+0.8))" office:value-type="float" office:value="0.961796071324475" calcext:value-type="float">
            <text:p>0.961796071324475</text:p>
          </table:table-cell>
        </table:table-row>
        <table:table-row table:style-name="ro1">
          <table:table-cell table:formula="of:=RAND()*10-5" office:value-type="float" office:value="0.90593514245576" calcext:value-type="float">
            <text:p>0.90593514245576</text:p>
          </table:table-cell>
          <table:table-cell table:formula="of:=1/(1+EXP(-[.A102]*1.5+0.8))" office:value-type="float" office:value="0.636198611406264" calcext:value-type="float">
            <text:p>0.636198611406264</text:p>
          </table:table-cell>
        </table:table-row>
        <table:table-row table:style-name="ro1">
          <table:table-cell table:formula="of:=RAND()*10-5" office:value-type="float" office:value="-4.04533355805298" calcext:value-type="float">
            <text:p>-4.04533355805298</text:p>
          </table:table-cell>
          <table:table-cell table:formula="of:=1/(1+EXP(-[.A103]*1.5+0.8))" office:value-type="float" office:value="0.00103947411556986" calcext:value-type="float">
            <text:p>0.00103947411557</text:p>
          </table:table-cell>
        </table:table-row>
        <table:table-row table:style-name="ro1">
          <table:table-cell table:formula="of:=RAND()*10-5" office:value-type="float" office:value="3.24211329714137" calcext:value-type="float">
            <text:p>3.24211329714137</text:p>
          </table:table-cell>
          <table:table-cell table:formula="of:=1/(1+EXP(-[.A104]*1.5+0.8))" office:value-type="float" office:value="0.983096223521109" calcext:value-type="float">
            <text:p>0.983096223521109</text:p>
          </table:table-cell>
        </table:table-row>
        <table:table-row table:style-name="ro1">
          <table:table-cell table:formula="of:=RAND()*10-5" office:value-type="float" office:value="4.4010656197064" calcext:value-type="float">
            <text:p>4.4010656197064</text:p>
          </table:table-cell>
          <table:table-cell table:formula="of:=1/(1+EXP(-[.A105]*1.5+0.8))" office:value-type="float" office:value="0.996986390019002" calcext:value-type="float">
            <text:p>0.996986390019002</text:p>
          </table:table-cell>
        </table:table-row>
        <table:table-row table:style-name="ro1">
          <table:table-cell table:formula="of:=RAND()*10-5" office:value-type="float" office:value="-0.371881698114484" calcext:value-type="float">
            <text:p>-0.371881698114484</text:p>
          </table:table-cell>
          <table:table-cell table:formula="of:=1/(1+EXP(-[.A106]*1.5+0.8))" office:value-type="float" office:value="0.204594423335608" calcext:value-type="float">
            <text:p>0.204594423335608</text:p>
          </table:table-cell>
        </table:table-row>
        <table:table-row table:style-name="ro1">
          <table:table-cell table:formula="of:=RAND()*10-5" office:value-type="float" office:value="-3.62024293527152" calcext:value-type="float">
            <text:p>-3.62024293527152</text:p>
          </table:table-cell>
          <table:table-cell table:formula="of:=1/(1+EXP(-[.A107]*1.5+0.8))" office:value-type="float" office:value="0.0019648660540877" calcext:value-type="float">
            <text:p>0.001964866054088</text:p>
          </table:table-cell>
        </table:table-row>
        <table:table-row table:style-name="ro1">
          <table:table-cell table:formula="of:=RAND()*10-5" office:value-type="float" office:value="-3.56516504028411" calcext:value-type="float">
            <text:p>-3.56516504028411</text:p>
          </table:table-cell>
          <table:table-cell table:formula="of:=1/(1+EXP(-[.A108]*1.5+0.8))" office:value-type="float" office:value="0.00213373018523309" calcext:value-type="float">
            <text:p>0.002133730185233</text:p>
          </table:table-cell>
        </table:table-row>
        <table:table-row table:style-name="ro1">
          <table:table-cell table:formula="of:=RAND()*10-5" office:value-type="float" office:value="-0.823188351925595" calcext:value-type="float">
            <text:p>-0.823188351925595</text:p>
          </table:table-cell>
          <table:table-cell table:formula="of:=1/(1+EXP(-[.A109]*1.5+0.8))" office:value-type="float" office:value="0.115599076280507" calcext:value-type="float">
            <text:p>0.115599076280507</text:p>
          </table:table-cell>
        </table:table-row>
        <table:table-row table:style-name="ro1">
          <table:table-cell table:formula="of:=RAND()*10-5" office:value-type="float" office:value="4.41958482006911" calcext:value-type="float">
            <text:p>4.41958482006911</text:p>
          </table:table-cell>
          <table:table-cell table:formula="of:=1/(1+EXP(-[.A110]*1.5+0.8))" office:value-type="float" office:value="0.997068710423619" calcext:value-type="float">
            <text:p>0.997068710423619</text:p>
          </table:table-cell>
        </table:table-row>
        <table:table-row table:style-name="ro1">
          <table:table-cell table:formula="of:=RAND()*10-5" office:value-type="float" office:value="3.1208277268421" calcext:value-type="float">
            <text:p>3.1208277268421</text:p>
          </table:table-cell>
          <table:table-cell table:formula="of:=1/(1+EXP(-[.A111]*1.5+0.8))" office:value-type="float" office:value="0.979791601065772" calcext:value-type="float">
            <text:p>0.979791601065772</text:p>
          </table:table-cell>
        </table:table-row>
        <table:table-row table:style-name="ro1">
          <table:table-cell table:formula="of:=RAND()*10-5" office:value-type="float" office:value="-0.440760486117568" calcext:value-type="float">
            <text:p>-0.440760486117568</text:p>
          </table:table-cell>
          <table:table-cell table:formula="of:=1/(1+EXP(-[.A112]*1.5+0.8))" office:value-type="float" office:value="0.188292915660307" calcext:value-type="float">
            <text:p>0.188292915660307</text:p>
          </table:table-cell>
        </table:table-row>
        <table:table-row table:style-name="ro1">
          <table:table-cell table:formula="of:=RAND()*10-5" office:value-type="float" office:value="2.05890970348622" calcext:value-type="float">
            <text:p>2.05890970348622</text:p>
          </table:table-cell>
          <table:table-cell table:formula="of:=1/(1+EXP(-[.A113]*1.5+0.8))" office:value-type="float" office:value="0.907908801051847" calcext:value-type="float">
            <text:p>0.907908801051847</text:p>
          </table:table-cell>
        </table:table-row>
        <table:table-row table:style-name="ro1">
          <table:table-cell table:formula="of:=RAND()*10-5" office:value-type="float" office:value="-3.81899281348847" calcext:value-type="float">
            <text:p>-3.81899281348847</text:p>
          </table:table-cell>
          <table:table-cell table:formula="of:=1/(1+EXP(-[.A114]*1.5+0.8))" office:value-type="float" office:value="0.00145907972775627" calcext:value-type="float">
            <text:p>0.001459079727756</text:p>
          </table:table-cell>
        </table:table-row>
        <table:table-row table:style-name="ro1">
          <table:table-cell table:formula="of:=RAND()*10-5" office:value-type="float" office:value="4.03228690925141" calcext:value-type="float">
            <text:p>4.03228690925141</text:p>
          </table:table-cell>
          <table:table-cell table:formula="of:=1/(1+EXP(-[.A115]*1.5+0.8))" office:value-type="float" office:value="0.994771717047268" calcext:value-type="float">
            <text:p>0.994771717047268</text:p>
          </table:table-cell>
        </table:table-row>
        <table:table-row table:style-name="ro1">
          <table:table-cell table:formula="of:=RAND()*10-5" office:value-type="float" office:value="3.45409998992584" calcext:value-type="float">
            <text:p>3.45409998992584</text:p>
          </table:table-cell>
          <table:table-cell table:formula="of:=1/(1+EXP(-[.A116]*1.5+0.8))" office:value-type="float" office:value="0.987643627195137" calcext:value-type="float">
            <text:p>0.987643627195137</text:p>
          </table:table-cell>
        </table:table-row>
        <table:table-row table:style-name="ro1">
          <table:table-cell table:formula="of:=RAND()*10-5" office:value-type="float" office:value="-3.97230463121823" calcext:value-type="float">
            <text:p>-3.97230463121823</text:p>
          </table:table-cell>
          <table:table-cell table:formula="of:=1/(1+EXP(-[.A117]*1.5+0.8))" office:value-type="float" office:value="0.00115967290430762" calcext:value-type="float">
            <text:p>0.001159672904308</text:p>
          </table:table-cell>
        </table:table-row>
        <table:table-row table:style-name="ro1">
          <table:table-cell table:formula="of:=RAND()*10-5" office:value-type="float" office:value="-4.05316670996107" calcext:value-type="float">
            <text:p>-4.05316670996107</text:p>
          </table:table-cell>
          <table:table-cell table:formula="of:=1/(1+EXP(-[.A118]*1.5+0.8))" office:value-type="float" office:value="0.0010273445243482" calcext:value-type="float">
            <text:p>0.001027344524348</text:p>
          </table:table-cell>
        </table:table-row>
        <table:table-row table:style-name="ro1">
          <table:table-cell table:formula="of:=RAND()*10-5" office:value-type="float" office:value="-4.78280854335871" calcext:value-type="float">
            <text:p>-4.78280854335871</text:p>
          </table:table-cell>
          <table:table-cell table:formula="of:=1/(1+EXP(-[.A119]*1.5+0.8))" office:value-type="float" office:value="0.000344107316878211" calcext:value-type="float">
            <text:p>0.000344107316878</text:p>
          </table:table-cell>
        </table:table-row>
        <table:table-row table:style-name="ro1">
          <table:table-cell table:formula="of:=RAND()*10-5" office:value-type="float" office:value="2.89879102437533" calcext:value-type="float">
            <text:p>2.89879102437533</text:p>
          </table:table-cell>
          <table:table-cell table:formula="of:=1/(1+EXP(-[.A120]*1.5+0.8))" office:value-type="float" office:value="0.972028161390694" calcext:value-type="float">
            <text:p>0.972028161390694</text:p>
          </table:table-cell>
        </table:table-row>
        <table:table-row table:style-name="ro1">
          <table:table-cell table:formula="of:=RAND()*10-5" office:value-type="float" office:value="4.71632146666823" calcext:value-type="float">
            <text:p>4.71632146666823</text:p>
          </table:table-cell>
          <table:table-cell table:formula="of:=1/(1+EXP(-[.A121]*1.5+0.8))" office:value-type="float" office:value="0.998119775687607" calcext:value-type="float">
            <text:p>0.998119775687607</text:p>
          </table:table-cell>
        </table:table-row>
        <table:table-row table:style-name="ro1">
          <table:table-cell table:formula="of:=RAND()*10-5" office:value-type="float" office:value="-2.76389526659924" calcext:value-type="float">
            <text:p>-2.76389526659924</text:p>
          </table:table-cell>
          <table:table-cell table:formula="of:=1/(1+EXP(-[.A122]*1.5+0.8))" office:value-type="float" office:value="0.00706268040272841" calcext:value-type="float">
            <text:p>0.007062680402728</text:p>
          </table:table-cell>
        </table:table-row>
        <table:table-row table:style-name="ro1">
          <table:table-cell table:formula="of:=RAND()*10-5" office:value-type="float" office:value="-1.11351188604146" calcext:value-type="float">
            <text:p>-1.11351188604146</text:p>
          </table:table-cell>
          <table:table-cell table:formula="of:=1/(1+EXP(-[.A123]*1.5+0.8))" office:value-type="float" office:value="0.0779689787705928" calcext:value-type="float">
            <text:p>0.077968978770593</text:p>
          </table:table-cell>
        </table:table-row>
        <table:table-row table:style-name="ro1">
          <table:table-cell table:formula="of:=RAND()*10-5" office:value-type="float" office:value="-0.268577999438156" calcext:value-type="float">
            <text:p>-0.268577999438156</text:p>
          </table:table-cell>
          <table:table-cell table:formula="of:=1/(1+EXP(-[.A124]*1.5+0.8))" office:value-type="float" office:value="0.230965585982973" calcext:value-type="float">
            <text:p>0.230965585982973</text:p>
          </table:table-cell>
        </table:table-row>
        <table:table-row table:style-name="ro1">
          <table:table-cell table:formula="of:=RAND()*10-5" office:value-type="float" office:value="1.91957763602601" calcext:value-type="float">
            <text:p>1.91957763602601</text:p>
          </table:table-cell>
          <table:table-cell table:formula="of:=1/(1+EXP(-[.A125]*1.5+0.8))" office:value-type="float" office:value="0.88888147260904" calcext:value-type="float">
            <text:p>0.88888147260904</text:p>
          </table:table-cell>
        </table:table-row>
        <table:table-row table:style-name="ro1">
          <table:table-cell table:formula="of:=RAND()*10-5" office:value-type="float" office:value="2.49202632333195" calcext:value-type="float">
            <text:p>2.49202632333195</text:p>
          </table:table-cell>
          <table:table-cell table:formula="of:=1/(1+EXP(-[.A126]*1.5+0.8))" office:value-type="float" office:value="0.949695147160609" calcext:value-type="float">
            <text:p>0.949695147160609</text:p>
          </table:table-cell>
        </table:table-row>
        <table:table-row table:style-name="ro1">
          <table:table-cell table:formula="of:=RAND()*10-5" office:value-type="float" office:value="3.00690983490668" calcext:value-type="float">
            <text:p>3.00690983490668</text:p>
          </table:table-cell>
          <table:table-cell table:formula="of:=1/(1+EXP(-[.A127]*1.5+0.8))" office:value-type="float" office:value="0.976115815804392" calcext:value-type="float">
            <text:p>0.976115815804392</text:p>
          </table:table-cell>
        </table:table-row>
        <table:table-row table:style-name="ro1">
          <table:table-cell table:formula="of:=RAND()*10-5" office:value-type="float" office:value="0.781435368378967" calcext:value-type="float">
            <text:p>0.781435368378967</text:p>
          </table:table-cell>
          <table:table-cell table:formula="of:=1/(1+EXP(-[.A128]*1.5+0.8))" office:value-type="float" office:value="0.591979129212814" calcext:value-type="float">
            <text:p>0.591979129212814</text:p>
          </table:table-cell>
        </table:table-row>
        <table:table-row table:style-name="ro1">
          <table:table-cell table:formula="of:=RAND()*10-5" office:value-type="float" office:value="-3.03332393266386" calcext:value-type="float">
            <text:p>-3.03332393266386</text:p>
          </table:table-cell>
          <table:table-cell table:formula="of:=1/(1+EXP(-[.A129]*1.5+0.8))" office:value-type="float" office:value="0.00472577892524325" calcext:value-type="float">
            <text:p>0.004725778925243</text:p>
          </table:table-cell>
        </table:table-row>
        <table:table-row table:style-name="ro1">
          <table:table-cell table:formula="of:=RAND()*10-5" office:value-type="float" office:value="2.85933645348812" calcext:value-type="float">
            <text:p>2.85933645348812</text:p>
          </table:table-cell>
          <table:table-cell table:formula="of:=1/(1+EXP(-[.A130]*1.5+0.8))" office:value-type="float" office:value="0.9703732948017" calcext:value-type="float">
            <text:p>0.9703732948017</text:p>
          </table:table-cell>
        </table:table-row>
        <table:table-row table:style-name="ro1">
          <table:table-cell table:formula="of:=RAND()*10-5" office:value-type="float" office:value="-3.27908139193103" calcext:value-type="float">
            <text:p>-3.27908139193103</text:p>
          </table:table-cell>
          <table:table-cell table:formula="of:=1/(1+EXP(-[.A131]*1.5+0.8))" office:value-type="float" office:value="0.00327348229149517" calcext:value-type="float">
            <text:p>0.003273482291495</text:p>
          </table:table-cell>
        </table:table-row>
        <table:table-row table:style-name="ro1">
          <table:table-cell table:formula="of:=RAND()*10-5" office:value-type="float" office:value="-4.68282927388319" calcext:value-type="float">
            <text:p>-4.68282927388319</text:p>
          </table:table-cell>
          <table:table-cell table:formula="of:=1/(1+EXP(-[.A132]*1.5+0.8))" office:value-type="float" office:value="0.000399760975096869" calcext:value-type="float">
            <text:p>0.000399760975097</text:p>
          </table:table-cell>
        </table:table-row>
        <table:table-row table:style-name="ro1">
          <table:table-cell table:formula="of:=RAND()*10-5" office:value-type="float" office:value="-0.67238785365832" calcext:value-type="float">
            <text:p>-0.67238785365832</text:p>
          </table:table-cell>
          <table:table-cell table:formula="of:=1/(1+EXP(-[.A133]*1.5+0.8))" office:value-type="float" office:value="0.140809617760498" calcext:value-type="float">
            <text:p>0.140809617760498</text:p>
          </table:table-cell>
        </table:table-row>
        <table:table-row table:style-name="ro1">
          <table:table-cell table:formula="of:=RAND()*10-5" office:value-type="float" office:value="-1.84131225051736" calcext:value-type="float">
            <text:p>-1.84131225051736</text:p>
          </table:table-cell>
          <table:table-cell table:formula="of:=1/(1+EXP(-[.A134]*1.5+0.8))" office:value-type="float" office:value="0.0275995462748037" calcext:value-type="float">
            <text:p>0.027599546274804</text:p>
          </table:table-cell>
        </table:table-row>
        <table:table-row table:style-name="ro1">
          <table:table-cell table:formula="of:=RAND()*10-5" office:value-type="float" office:value="3.87108951196181" calcext:value-type="float">
            <text:p>3.87108951196181</text:p>
          </table:table-cell>
          <table:table-cell table:formula="of:=1/(1+EXP(-[.A135]*1.5+0.8))" office:value-type="float" office:value="0.99335111003131" calcext:value-type="float">
            <text:p>0.99335111003131</text:p>
          </table:table-cell>
        </table:table-row>
        <table:table-row table:style-name="ro1">
          <table:table-cell table:formula="of:=RAND()*10-5" office:value-type="float" office:value="2.21718185003196" calcext:value-type="float">
            <text:p>2.21718185003196</text:p>
          </table:table-cell>
          <table:table-cell table:formula="of:=1/(1+EXP(-[.A136]*1.5+0.8))" office:value-type="float" office:value="0.925928952668737" calcext:value-type="float">
            <text:p>0.925928952668737</text:p>
          </table:table-cell>
        </table:table-row>
        <table:table-row table:style-name="ro1">
          <table:table-cell table:formula="of:=RAND()*10-5" office:value-type="float" office:value="-2.67977981452423" calcext:value-type="float">
            <text:p>-2.67977981452423</text:p>
          </table:table-cell>
          <table:table-cell table:formula="of:=1/(1+EXP(-[.A137]*1.5+0.8))" office:value-type="float" office:value="0.00800485705449896" calcext:value-type="float">
            <text:p>0.008004857054499</text:p>
          </table:table-cell>
        </table:table-row>
        <table:table-row table:style-name="ro1">
          <table:table-cell table:formula="of:=RAND()*10-5" office:value-type="float" office:value="-2.33290517098754" calcext:value-type="float">
            <text:p>-2.33290517098754</text:p>
          </table:table-cell>
          <table:table-cell table:formula="of:=1/(1+EXP(-[.A138]*1.5+0.8))" office:value-type="float" office:value="0.0133954030442338" calcext:value-type="float">
            <text:p>0.013395403044234</text:p>
          </table:table-cell>
        </table:table-row>
        <table:table-row table:style-name="ro1">
          <table:table-cell table:formula="of:=RAND()*10-5" office:value-type="float" office:value="1.54210214827457" calcext:value-type="float">
            <text:p>1.54210214827457</text:p>
          </table:table-cell>
          <table:table-cell table:formula="of:=1/(1+EXP(-[.A139]*1.5+0.8))" office:value-type="float" office:value="0.819528044181634" calcext:value-type="float">
            <text:p>0.819528044181634</text:p>
          </table:table-cell>
        </table:table-row>
        <table:table-row table:style-name="ro1">
          <table:table-cell table:formula="of:=RAND()*10-5" office:value-type="float" office:value="3.78908349713436" calcext:value-type="float">
            <text:p>3.78908349713436</text:p>
          </table:table-cell>
          <table:table-cell table:formula="of:=1/(1+EXP(-[.A140]*1.5+0.8))" office:value-type="float" office:value="0.992487344372032" calcext:value-type="float">
            <text:p>0.992487344372032</text:p>
          </table:table-cell>
        </table:table-row>
        <table:table-row table:style-name="ro1">
          <table:table-cell table:formula="of:=RAND()*10-5" office:value-type="float" office:value="1.24139419163889" calcext:value-type="float">
            <text:p>1.24139419163889</text:p>
          </table:table-cell>
          <table:table-cell table:formula="of:=1/(1+EXP(-[.A141]*1.5+0.8))" office:value-type="float" office:value="0.743089990174908" calcext:value-type="float">
            <text:p>0.743089990174908</text:p>
          </table:table-cell>
        </table:table-row>
        <table:table-row table:style-name="ro1">
          <table:table-cell table:formula="of:=RAND()*10-5" office:value-type="float" office:value="2.56336009507911" calcext:value-type="float">
            <text:p>2.56336009507911</text:p>
          </table:table-cell>
          <table:table-cell table:formula="of:=1/(1+EXP(-[.A142]*1.5+0.8))" office:value-type="float" office:value="0.954567911662815" calcext:value-type="float">
            <text:p>0.954567911662815</text:p>
          </table:table-cell>
        </table:table-row>
        <table:table-row table:style-name="ro1">
          <table:table-cell table:formula="of:=RAND()*10-5" office:value-type="float" office:value="2.93031285590296" calcext:value-type="float">
            <text:p>2.93031285590296</text:p>
          </table:table-cell>
          <table:table-cell table:formula="of:=1/(1+EXP(-[.A143]*1.5+0.8))" office:value-type="float" office:value="0.973285456096538" calcext:value-type="float">
            <text:p>0.973285456096538</text:p>
          </table:table-cell>
        </table:table-row>
        <table:table-row table:style-name="ro1">
          <table:table-cell table:formula="of:=RAND()*10-5" office:value-type="float" office:value="-0.467229386196101" calcext:value-type="float">
            <text:p>-0.467229386196101</text:p>
          </table:table-cell>
          <table:table-cell table:formula="of:=1/(1+EXP(-[.A144]*1.5+0.8))" office:value-type="float" office:value="0.182299666119005" calcext:value-type="float">
            <text:p>0.182299666119005</text:p>
          </table:table-cell>
        </table:table-row>
        <table:table-row table:style-name="ro1">
          <table:table-cell table:formula="of:=RAND()*10-5" office:value-type="float" office:value="0.0476281482550505" calcext:value-type="float">
            <text:p>0.047628148255051</text:p>
          </table:table-cell>
          <table:table-cell table:formula="of:=1/(1+EXP(-[.A145]*1.5+0.8))" office:value-type="float" office:value="0.325511292946116" calcext:value-type="float">
            <text:p>0.325511292946116</text:p>
          </table:table-cell>
        </table:table-row>
        <table:table-row table:style-name="ro1">
          <table:table-cell table:formula="of:=RAND()*10-5" office:value-type="float" office:value="2.75979318801216" calcext:value-type="float">
            <text:p>2.75979318801216</text:p>
          </table:table-cell>
          <table:table-cell table:formula="of:=1/(1+EXP(-[.A146]*1.5+0.8))" office:value-type="float" office:value="0.965765587232924" calcext:value-type="float">
            <text:p>0.965765587232924</text:p>
          </table:table-cell>
        </table:table-row>
        <table:table-row table:style-name="ro1">
          <table:table-cell table:formula="of:=RAND()*10-5" office:value-type="float" office:value="4.97739505705547" calcext:value-type="float">
            <text:p>4.97739505705547</text:p>
          </table:table-cell>
          <table:table-cell table:formula="of:=1/(1+EXP(-[.A147]*1.5+0.8))" office:value-type="float" office:value="0.998728254789257" calcext:value-type="float">
            <text:p>0.998728254789257</text:p>
          </table:table-cell>
        </table:table-row>
        <table:table-row table:style-name="ro1">
          <table:table-cell table:formula="of:=RAND()*10-5" office:value-type="float" office:value="-0.344663459064303" calcext:value-type="float">
            <text:p>-0.344663459064303</text:p>
          </table:table-cell>
          <table:table-cell table:formula="of:=1/(1+EXP(-[.A148]*1.5+0.8))" office:value-type="float" office:value="0.211318650193489" calcext:value-type="float">
            <text:p>0.211318650193489</text:p>
          </table:table-cell>
        </table:table-row>
        <table:table-row table:style-name="ro1">
          <table:table-cell table:formula="of:=RAND()*10-5" office:value-type="float" office:value="-2.62228871581912" calcext:value-type="float">
            <text:p>-2.62228871581912</text:p>
          </table:table-cell>
          <table:table-cell table:formula="of:=1/(1+EXP(-[.A149]*1.5+0.8))" office:value-type="float" office:value="0.00871952222369033" calcext:value-type="float">
            <text:p>0.00871952222369</text:p>
          </table:table-cell>
        </table:table-row>
        <table:table-row table:style-name="ro1">
          <table:table-cell table:formula="of:=RAND()*10-5" office:value-type="float" office:value="0.477771410403419" calcext:value-type="float">
            <text:p>0.477771410403419</text:p>
          </table:table-cell>
          <table:table-cell table:formula="of:=1/(1+EXP(-[.A150]*1.5+0.8))" office:value-type="float" office:value="0.479176331002979" calcext:value-type="float">
            <text:p>0.479176331002979</text:p>
          </table:table-cell>
        </table:table-row>
        <table:table-row table:style-name="ro1">
          <table:table-cell table:formula="of:=RAND()*10-5" office:value-type="float" office:value="-0.348400520873263" calcext:value-type="float">
            <text:p>-0.348400520873263</text:p>
          </table:table-cell>
          <table:table-cell table:formula="of:=1/(1+EXP(-[.A151]*1.5+0.8))" office:value-type="float" office:value="0.210385916676157" calcext:value-type="float">
            <text:p>0.210385916676157</text:p>
          </table:table-cell>
        </table:table-row>
        <table:table-row table:style-name="ro1">
          <table:table-cell table:formula="of:=RAND()*10-5" office:value-type="float" office:value="-0.677600954769038" calcext:value-type="float">
            <text:p>-0.677600954769038</text:p>
          </table:table-cell>
          <table:table-cell table:formula="of:=1/(1+EXP(-[.A152]*1.5+0.8))" office:value-type="float" office:value="0.139866233089559" calcext:value-type="float">
            <text:p>0.139866233089559</text:p>
          </table:table-cell>
        </table:table-row>
        <table:table-row table:style-name="ro1">
          <table:table-cell table:formula="of:=RAND()*10-5" office:value-type="float" office:value="-4.74026165186844" calcext:value-type="float">
            <text:p>-4.74026165186844</text:p>
          </table:table-cell>
          <table:table-cell table:formula="of:=1/(1+EXP(-[.A153]*1.5+0.8))" office:value-type="float" office:value="0.000366775974112793" calcext:value-type="float">
            <text:p>0.000366775974113</text:p>
          </table:table-cell>
        </table:table-row>
        <table:table-row table:style-name="ro1">
          <table:table-cell table:formula="of:=RAND()*10-5" office:value-type="float" office:value="-3.42475770095473" calcext:value-type="float">
            <text:p>-3.42475770095473</text:p>
          </table:table-cell>
          <table:table-cell table:formula="of:=1/(1+EXP(-[.A154]*1.5+0.8))" office:value-type="float" office:value="0.00263262810834944" calcext:value-type="float">
            <text:p>0.002632628108349</text:p>
          </table:table-cell>
        </table:table-row>
        <table:table-row table:style-name="ro1">
          <table:table-cell table:formula="of:=RAND()*10-5" office:value-type="float" office:value="0.12193233070802" calcext:value-type="float">
            <text:p>0.12193233070802</text:p>
          </table:table-cell>
          <table:table-cell table:formula="of:=1/(1+EXP(-[.A155]*1.5+0.8))" office:value-type="float" office:value="0.350440955794858" calcext:value-type="float">
            <text:p>0.350440955794858</text:p>
          </table:table-cell>
        </table:table-row>
        <table:table-row table:style-name="ro1">
          <table:table-cell table:formula="of:=RAND()*10-5" office:value-type="float" office:value="3.12992203585391" calcext:value-type="float">
            <text:p>3.12992203585391</text:p>
          </table:table-cell>
          <table:table-cell table:formula="of:=1/(1+EXP(-[.A156]*1.5+0.8))" office:value-type="float" office:value="0.980059941842415" calcext:value-type="float">
            <text:p>0.980059941842415</text:p>
          </table:table-cell>
        </table:table-row>
        <table:table-row table:style-name="ro1">
          <table:table-cell table:formula="of:=RAND()*10-5" office:value-type="float" office:value="-4.62170981960111" calcext:value-type="float">
            <text:p>-4.62170981960111</text:p>
          </table:table-cell>
          <table:table-cell table:formula="of:=1/(1+EXP(-[.A157]*1.5+0.8))" office:value-type="float" office:value="0.000438126466976978" calcext:value-type="float">
            <text:p>0.000438126466977</text:p>
          </table:table-cell>
        </table:table-row>
        <table:table-row table:style-name="ro1">
          <table:table-cell table:formula="of:=RAND()*10-5" office:value-type="float" office:value="-0.729032074561728" calcext:value-type="float">
            <text:p>-0.729032074561728</text:p>
          </table:table-cell>
          <table:table-cell table:formula="of:=1/(1+EXP(-[.A158]*1.5+0.8))" office:value-type="float" office:value="0.130840445045369" calcext:value-type="float">
            <text:p>0.130840445045369</text:p>
          </table:table-cell>
        </table:table-row>
        <table:table-row table:style-name="ro1">
          <table:table-cell table:formula="of:=RAND()*10-5" office:value-type="float" office:value="4.44936873050993" calcext:value-type="float">
            <text:p>4.44936873050993</text:p>
          </table:table-cell>
          <table:table-cell table:formula="of:=1/(1+EXP(-[.A159]*1.5+0.8))" office:value-type="float" office:value="0.997196427006366" calcext:value-type="float">
            <text:p>0.997196427006366</text:p>
          </table:table-cell>
        </table:table-row>
        <table:table-row table:style-name="ro1">
          <table:table-cell table:formula="of:=RAND()*10-5" office:value-type="float" office:value="2.4470304468074" calcext:value-type="float">
            <text:p>2.4470304468074</text:p>
          </table:table-cell>
          <table:table-cell table:formula="of:=1/(1+EXP(-[.A160]*1.5+0.8))" office:value-type="float" office:value="0.946371049077647" calcext:value-type="float">
            <text:p>0.946371049077647</text:p>
          </table:table-cell>
        </table:table-row>
        <table:table-row table:style-name="ro1">
          <table:table-cell table:formula="of:=RAND()*10-5" office:value-type="float" office:value="2.41454302004349" calcext:value-type="float">
            <text:p>2.41454302004349</text:p>
          </table:table-cell>
          <table:table-cell table:formula="of:=1/(1+EXP(-[.A161]*1.5+0.8))" office:value-type="float" office:value="0.943843319651891" calcext:value-type="float">
            <text:p>0.943843319651891</text:p>
          </table:table-cell>
        </table:table-row>
        <table:table-row table:style-name="ro1">
          <table:table-cell table:formula="of:=RAND()*10-5" office:value-type="float" office:value="-1.24911631647424" calcext:value-type="float">
            <text:p>-1.24911631647424</text:p>
          </table:table-cell>
          <table:table-cell table:formula="of:=1/(1+EXP(-[.A162]*1.5+0.8))" office:value-type="float" office:value="0.0645447531875154" calcext:value-type="float">
            <text:p>0.064544753187515</text:p>
          </table:table-cell>
        </table:table-row>
        <table:table-row table:style-name="ro1">
          <table:table-cell table:formula="of:=RAND()*10-5" office:value-type="float" office:value="-4.39040145266945" calcext:value-type="float">
            <text:p>-4.39040145266945</text:p>
          </table:table-cell>
          <table:table-cell table:formula="of:=1/(1+EXP(-[.A163]*1.5+0.8))" office:value-type="float" office:value="0.000619732822694445" calcext:value-type="float">
            <text:p>0.000619732822694</text:p>
          </table:table-cell>
        </table:table-row>
        <table:table-row table:style-name="ro1">
          <table:table-cell table:formula="of:=RAND()*10-5" office:value-type="float" office:value="-2.48708404362855" calcext:value-type="float">
            <text:p>-2.48708404362855</text:p>
          </table:table-cell>
          <table:table-cell table:formula="of:=1/(1+EXP(-[.A164]*1.5+0.8))" office:value-type="float" office:value="0.0106590885158579" calcext:value-type="float">
            <text:p>0.010659088515858</text:p>
          </table:table-cell>
        </table:table-row>
        <table:table-row table:style-name="ro1">
          <table:table-cell table:formula="of:=RAND()*10-5" office:value-type="float" office:value="-4.2372321773679" calcext:value-type="float">
            <text:p>-4.2372321773679</text:p>
          </table:table-cell>
          <table:table-cell table:formula="of:=1/(1+EXP(-[.A165]*1.5+0.8))" office:value-type="float" office:value="0.000779679009573038" calcext:value-type="float">
            <text:p>0.000779679009573</text:p>
          </table:table-cell>
        </table:table-row>
        <table:table-row table:style-name="ro1">
          <table:table-cell table:formula="of:=RAND()*10-5" office:value-type="float" office:value="-4.48578348703882" calcext:value-type="float">
            <text:p>-4.48578348703882</text:p>
          </table:table-cell>
          <table:table-cell table:formula="of:=1/(1+EXP(-[.A166]*1.5+0.8))" office:value-type="float" office:value="0.000537161085217471" calcext:value-type="float">
            <text:p>0.000537161085217</text:p>
          </table:table-cell>
        </table:table-row>
        <table:table-row table:style-name="ro1">
          <table:table-cell table:formula="of:=RAND()*10-5" office:value-type="float" office:value="-3.62545116686901" calcext:value-type="float">
            <text:p>-3.62545116686901</text:p>
          </table:table-cell>
          <table:table-cell table:formula="of:=1/(1+EXP(-[.A167]*1.5+0.8))" office:value-type="float" office:value="0.0019496054529265" calcext:value-type="float">
            <text:p>0.001949605452927</text:p>
          </table:table-cell>
        </table:table-row>
        <table:table-row table:style-name="ro1">
          <table:table-cell table:formula="of:=RAND()*10-5" office:value-type="float" office:value="-1.3014468817094" calcext:value-type="float">
            <text:p>-1.3014468817094</text:p>
          </table:table-cell>
          <table:table-cell table:formula="of:=1/(1+EXP(-[.A168]*1.5+0.8))" office:value-type="float" office:value="0.0599641954680897" calcext:value-type="float">
            <text:p>0.05996419546809</text:p>
          </table:table-cell>
        </table:table-row>
        <table:table-row table:style-name="ro1">
          <table:table-cell table:formula="of:=RAND()*10-5" office:value-type="float" office:value="2.46349573732655" calcext:value-type="float">
            <text:p>2.46349573732655</text:p>
          </table:table-cell>
          <table:table-cell table:formula="of:=1/(1+EXP(-[.A169]*1.5+0.8))" office:value-type="float" office:value="0.947610809917493" calcext:value-type="float">
            <text:p>0.947610809917493</text:p>
          </table:table-cell>
        </table:table-row>
        <table:table-row table:style-name="ro1">
          <table:table-cell table:formula="of:=RAND()*10-5" office:value-type="float" office:value="4.4826025592969" calcext:value-type="float">
            <text:p>4.4826025592969</text:p>
          </table:table-cell>
          <table:table-cell table:formula="of:=1/(1+EXP(-[.A170]*1.5+0.8))" office:value-type="float" office:value="0.997332397116365" calcext:value-type="float">
            <text:p>0.997332397116365</text:p>
          </table:table-cell>
        </table:table-row>
        <table:table-row table:style-name="ro1">
          <table:table-cell table:formula="of:=RAND()*10-5" office:value-type="float" office:value="-0.216400455137085" calcext:value-type="float">
            <text:p>-0.216400455137085</text:p>
          </table:table-cell>
          <table:table-cell table:formula="of:=1/(1+EXP(-[.A171]*1.5+0.8))" office:value-type="float" office:value="0.24515890167937" calcext:value-type="float">
            <text:p>0.24515890167937</text:p>
          </table:table-cell>
        </table:table-row>
        <table:table-row table:style-name="ro1">
          <table:table-cell table:formula="of:=RAND()*10-5" office:value-type="float" office:value="4.98810847492568" calcext:value-type="float">
            <text:p>4.98810847492568</text:p>
          </table:table-cell>
          <table:table-cell table:formula="of:=1/(1+EXP(-[.A172]*1.5+0.8))" office:value-type="float" office:value="0.998748503186172" calcext:value-type="float">
            <text:p>0.998748503186172</text:p>
          </table:table-cell>
        </table:table-row>
        <table:table-row table:style-name="ro1">
          <table:table-cell table:formula="of:=RAND()*10-5" office:value-type="float" office:value="-3.74707364689766" calcext:value-type="float">
            <text:p>-3.74707364689766</text:p>
          </table:table-cell>
          <table:table-cell table:formula="of:=1/(1+EXP(-[.A173]*1.5+0.8))" office:value-type="float" office:value="0.00162501731246639" calcext:value-type="float">
            <text:p>0.001625017312466</text:p>
          </table:table-cell>
        </table:table-row>
        <table:table-row table:style-name="ro1">
          <table:table-cell table:formula="of:=RAND()*10-5" office:value-type="float" office:value="4.37955063498151" calcext:value-type="float">
            <text:p>4.37955063498151</text:p>
          </table:table-cell>
          <table:table-cell table:formula="of:=1/(1+EXP(-[.A174]*1.5+0.8))" office:value-type="float" office:value="0.996887854597752" calcext:value-type="float">
            <text:p>0.996887854597752</text:p>
          </table:table-cell>
        </table:table-row>
        <table:table-row table:style-name="ro1">
          <table:table-cell table:formula="of:=RAND()*10-5" office:value-type="float" office:value="4.6449361254573" calcext:value-type="float">
            <text:p>4.6449361254573</text:p>
          </table:table-cell>
          <table:table-cell table:formula="of:=1/(1+EXP(-[.A175]*1.5+0.8))" office:value-type="float" office:value="0.997907715326305" calcext:value-type="float">
            <text:p>0.997907715326305</text:p>
          </table:table-cell>
        </table:table-row>
        <table:table-row table:style-name="ro1">
          <table:table-cell table:formula="of:=RAND()*10-5" office:value-type="float" office:value="-3.11456628280509" calcext:value-type="float">
            <text:p>-3.11456628280509</text:p>
          </table:table-cell>
          <table:table-cell table:formula="of:=1/(1+EXP(-[.A176]*1.5+0.8))" office:value-type="float" office:value="0.00418585596042186" calcext:value-type="float">
            <text:p>0.004185855960422</text:p>
          </table:table-cell>
        </table:table-row>
        <table:table-row table:style-name="ro1">
          <table:table-cell table:formula="of:=RAND()*10-5" office:value-type="float" office:value="4.9125092082465" calcext:value-type="float">
            <text:p>4.9125092082465</text:p>
          </table:table-cell>
          <table:table-cell table:formula="of:=1/(1+EXP(-[.A177]*1.5+0.8))" office:value-type="float" office:value="0.998598435771075" calcext:value-type="float">
            <text:p>0.998598435771075</text:p>
          </table:table-cell>
        </table:table-row>
        <table:table-row table:style-name="ro1">
          <table:table-cell table:formula="of:=RAND()*10-5" office:value-type="float" office:value="-4.00204181850809" calcext:value-type="float">
            <text:p>-4.00204181850809</text:p>
          </table:table-cell>
          <table:table-cell table:formula="of:=1/(1+EXP(-[.A178]*1.5+0.8))" office:value-type="float" office:value="0.00110913762399319" calcext:value-type="float">
            <text:p>0.001109137623993</text:p>
          </table:table-cell>
        </table:table-row>
        <table:table-row table:style-name="ro1">
          <table:table-cell table:formula="of:=RAND()*10-5" office:value-type="float" office:value="0.917202405757855" calcext:value-type="float">
            <text:p>0.917202405757855</text:p>
          </table:table-cell>
          <table:table-cell table:formula="of:=1/(1+EXP(-[.A179]*1.5+0.8))" office:value-type="float" office:value="0.640101246213339" calcext:value-type="float">
            <text:p>0.640101246213339</text:p>
          </table:table-cell>
        </table:table-row>
        <table:table-row table:style-name="ro1">
          <table:table-cell table:formula="of:=RAND()*10-5" office:value-type="float" office:value="3.60840485080711" calcext:value-type="float">
            <text:p>3.60840485080711</text:p>
          </table:table-cell>
          <table:table-cell table:formula="of:=1/(1+EXP(-[.A180]*1.5+0.8))" office:value-type="float" office:value="0.990171650300062" calcext:value-type="float">
            <text:p>0.990171650300062</text:p>
          </table:table-cell>
        </table:table-row>
        <table:table-row table:style-name="ro1">
          <table:table-cell table:formula="of:=RAND()*10-5" office:value-type="float" office:value="-4.24682182400086" calcext:value-type="float">
            <text:p>-4.24682182400086</text:p>
          </table:table-cell>
          <table:table-cell table:formula="of:=1/(1+EXP(-[.A181]*1.5+0.8))" office:value-type="float" office:value="0.000768552575590986" calcext:value-type="float">
            <text:p>0.000768552575591</text:p>
          </table:table-cell>
        </table:table-row>
        <table:table-row table:style-name="ro1">
          <table:table-cell table:formula="of:=RAND()*10-5" office:value-type="float" office:value="-2.97993477507885" calcext:value-type="float">
            <text:p>-2.97993477507885</text:p>
          </table:table-cell>
          <table:table-cell table:formula="of:=1/(1+EXP(-[.A182]*1.5+0.8))" office:value-type="float" office:value="0.00511778735430592" calcext:value-type="float">
            <text:p>0.005117787354306</text:p>
          </table:table-cell>
        </table:table-row>
        <table:table-row table:style-name="ro1">
          <table:table-cell table:formula="of:=RAND()*10-5" office:value-type="float" office:value="3.71880621345225" calcext:value-type="float">
            <text:p>3.71880621345225</text:p>
          </table:table-cell>
          <table:table-cell table:formula="of:=1/(1+EXP(-[.A183]*1.5+0.8))" office:value-type="float" office:value="0.991659108646557" calcext:value-type="float">
            <text:p>0.991659108646557</text:p>
          </table:table-cell>
        </table:table-row>
        <table:table-row table:style-name="ro1">
          <table:table-cell table:formula="of:=RAND()*10-5" office:value-type="float" office:value="-0.0377171293913712" calcext:value-type="float">
            <text:p>-0.037717129391371</text:p>
          </table:table-cell>
          <table:table-cell table:formula="of:=1/(1+EXP(-[.A184]*1.5+0.8))" office:value-type="float" office:value="0.298055277435371" calcext:value-type="float">
            <text:p>0.298055277435371</text:p>
          </table:table-cell>
        </table:table-row>
        <table:table-row table:style-name="ro1">
          <table:table-cell table:formula="of:=RAND()*10-5" office:value-type="float" office:value="-3.79085937053642" calcext:value-type="float">
            <text:p>-3.79085937053642</text:p>
          </table:table-cell>
          <table:table-cell table:formula="of:=1/(1+EXP(-[.A185]*1.5+0.8))" office:value-type="float" office:value="0.00152187509369698" calcext:value-type="float">
            <text:p>0.001521875093697</text:p>
          </table:table-cell>
        </table:table-row>
        <table:table-row table:style-name="ro1">
          <table:table-cell table:formula="of:=RAND()*10-5" office:value-type="float" office:value="2.3158412166917" calcext:value-type="float">
            <text:p>2.3158412166917</text:p>
          </table:table-cell>
          <table:table-cell table:formula="of:=1/(1+EXP(-[.A186]*1.5+0.8))" office:value-type="float" office:value="0.935460520713464" calcext:value-type="float">
            <text:p>0.935460520713464</text:p>
          </table:table-cell>
        </table:table-row>
        <table:table-row table:style-name="ro1">
          <table:table-cell table:formula="of:=RAND()*10-5" office:value-type="float" office:value="-0.65332290954881" calcext:value-type="float">
            <text:p>-0.65332290954881</text:p>
          </table:table-cell>
          <table:table-cell table:formula="of:=1/(1+EXP(-[.A187]*1.5+0.8))" office:value-type="float" office:value="0.144305064790554" calcext:value-type="float">
            <text:p>0.144305064790554</text:p>
          </table:table-cell>
        </table:table-row>
        <table:table-row table:style-name="ro1">
          <table:table-cell table:formula="of:=RAND()*10-5" office:value-type="float" office:value="4.47970023663915" calcext:value-type="float">
            <text:p>4.47970023663915</text:p>
          </table:table-cell>
          <table:table-cell table:formula="of:=1/(1+EXP(-[.A188]*1.5+0.8))" office:value-type="float" office:value="0.997320789616381" calcext:value-type="float">
            <text:p>0.997320789616381</text:p>
          </table:table-cell>
        </table:table-row>
        <table:table-row table:style-name="ro1">
          <table:table-cell table:formula="of:=RAND()*10-5" office:value-type="float" office:value="-4.25350378674771" calcext:value-type="float">
            <text:p>-4.25350378674771</text:p>
          </table:table-cell>
          <table:table-cell table:formula="of:=1/(1+EXP(-[.A189]*1.5+0.8))" office:value-type="float" office:value="0.000760893723597724" calcext:value-type="float">
            <text:p>0.000760893723598</text:p>
          </table:table-cell>
        </table:table-row>
        <table:table-row table:style-name="ro1">
          <table:table-cell table:formula="of:=RAND()*10-5" office:value-type="float" office:value="-2.6305746921505" calcext:value-type="float">
            <text:p>-2.6305746921505</text:p>
          </table:table-cell>
          <table:table-cell table:formula="of:=1/(1+EXP(-[.A190]*1.5+0.8))" office:value-type="float" office:value="0.00861274592865832" calcext:value-type="float">
            <text:p>0.008612745928658</text:p>
          </table:table-cell>
        </table:table-row>
        <table:table-row table:style-name="ro1">
          <table:table-cell table:formula="of:=RAND()*10-5" office:value-type="float" office:value="-2.81270084843114" calcext:value-type="float">
            <text:p>-2.81270084843114</text:p>
          </table:table-cell>
          <table:table-cell table:formula="of:=1/(1+EXP(-[.A191]*1.5+0.8))" office:value-type="float" office:value="0.00656737997124169" calcext:value-type="float">
            <text:p>0.006567379971242</text:p>
          </table:table-cell>
        </table:table-row>
        <table:table-row table:style-name="ro1">
          <table:table-cell table:formula="of:=RAND()*10-5" office:value-type="float" office:value="0.506273223068039" calcext:value-type="float">
            <text:p>0.506273223068039</text:p>
          </table:table-cell>
          <table:table-cell table:formula="of:=1/(1+EXP(-[.A192]*1.5+0.8))" office:value-type="float" office:value="0.489853851645904" calcext:value-type="float">
            <text:p>0.489853851645904</text:p>
          </table:table-cell>
        </table:table-row>
        <table:table-row table:style-name="ro1">
          <table:table-cell table:formula="of:=RAND()*10-5" office:value-type="float" office:value="-0.0620138515455908" calcext:value-type="float">
            <text:p>-0.062013851545591</text:p>
          </table:table-cell>
          <table:table-cell table:formula="of:=1/(1+EXP(-[.A193]*1.5+0.8))" office:value-type="float" office:value="0.290486838623659" calcext:value-type="float">
            <text:p>0.290486838623659</text:p>
          </table:table-cell>
        </table:table-row>
        <table:table-row table:style-name="ro1">
          <table:table-cell table:formula="of:=RAND()*10-5" office:value-type="float" office:value="4.2072908320654" calcext:value-type="float">
            <text:p>4.2072908320654</text:p>
          </table:table-cell>
          <table:table-cell table:formula="of:=1/(1+EXP(-[.A194]*1.5+0.8))" office:value-type="float" office:value="0.995973953576332" calcext:value-type="float">
            <text:p>0.995973953576332</text:p>
          </table:table-cell>
        </table:table-row>
        <table:table-row table:style-name="ro1">
          <table:table-cell table:formula="of:=RAND()*10-5" office:value-type="float" office:value="3.93962562456402" calcext:value-type="float">
            <text:p>3.93962562456402</text:p>
          </table:table-cell>
          <table:table-cell table:formula="of:=1/(1+EXP(-[.A195]*1.5+0.8))" office:value-type="float" office:value="0.993996782754283" calcext:value-type="float">
            <text:p>0.993996782754283</text:p>
          </table:table-cell>
        </table:table-row>
        <table:table-row table:style-name="ro1">
          <table:table-cell table:formula="of:=RAND()*10-5" office:value-type="float" office:value="4.1514689866579" calcext:value-type="float">
            <text:p>4.1514689866579</text:p>
          </table:table-cell>
          <table:table-cell table:formula="of:=1/(1+EXP(-[.A196]*1.5+0.8))" office:value-type="float" office:value="0.99562386436408" calcext:value-type="float">
            <text:p>0.99562386436408</text:p>
          </table:table-cell>
        </table:table-row>
        <table:table-row table:style-name="ro1">
          <table:table-cell table:formula="of:=RAND()*10-5" office:value-type="float" office:value="2.76753732200399" calcext:value-type="float">
            <text:p>2.76753732200399</text:p>
          </table:table-cell>
          <table:table-cell table:formula="of:=1/(1+EXP(-[.A197]*1.5+0.8))" office:value-type="float" office:value="0.96614757590561" calcext:value-type="float">
            <text:p>0.96614757590561</text:p>
          </table:table-cell>
        </table:table-row>
        <table:table-row table:style-name="ro1">
          <table:table-cell table:formula="of:=RAND()*10-5" office:value-type="float" office:value="-2.87780086078237" calcext:value-type="float">
            <text:p>-2.87780086078237</text:p>
          </table:table-cell>
          <table:table-cell table:formula="of:=1/(1+EXP(-[.A198]*1.5+0.8))" office:value-type="float" office:value="0.00596003362177455" calcext:value-type="float">
            <text:p>0.005960033621775</text:p>
          </table:table-cell>
        </table:table-row>
        <table:table-row table:style-name="ro1">
          <table:table-cell table:formula="of:=RAND()*10-5" office:value-type="float" office:value="-4.5874963843098" calcext:value-type="float">
            <text:p>-4.5874963843098</text:p>
          </table:table-cell>
          <table:table-cell table:formula="of:=1/(1+EXP(-[.A199]*1.5+0.8))" office:value-type="float" office:value="0.000461187501291339" calcext:value-type="float">
            <text:p>0.000461187501291</text:p>
          </table:table-cell>
        </table:table-row>
        <table:table-row table:style-name="ro1">
          <table:table-cell table:formula="of:=RAND()*10-5" office:value-type="float" office:value="-3.75006304223606" calcext:value-type="float">
            <text:p>-3.75006304223606</text:p>
          </table:table-cell>
          <table:table-cell table:formula="of:=1/(1+EXP(-[.A200]*1.5+0.8))" office:value-type="float" office:value="0.00161775865826968" calcext:value-type="float">
            <text:p>0.00161775865827</text:p>
          </table:table-cell>
        </table:table-row>
        <table:table-row table:style-name="ro1">
          <table:table-cell table:formula="of:=RAND()*10-5" office:value-type="float" office:value="-0.784214479400522" calcext:value-type="float">
            <text:p>-0.784214479400522</text:p>
          </table:table-cell>
          <table:table-cell table:formula="of:=1/(1+EXP(-[.A201]*1.5+0.8))" office:value-type="float" office:value="0.121711491242119" calcext:value-type="float">
            <text:p>0.121711491242119</text:p>
          </table:table-cell>
        </table:table-row>
        <table:table-row table:style-name="ro1">
          <table:table-cell table:formula="of:=RAND()*10-5" office:value-type="float" office:value="-4.21981077991221" calcext:value-type="float">
            <text:p>-4.21981077991221</text:p>
          </table:table-cell>
          <table:table-cell table:formula="of:=1/(1+EXP(-[.A202]*1.5+0.8))" office:value-type="float" office:value="0.000800305685848819" calcext:value-type="float">
            <text:p>0.000800305685849</text:p>
          </table:table-cell>
        </table:table-row>
        <table:table-row table:style-name="ro1">
          <table:table-cell table:formula="of:=RAND()*10-5" office:value-type="float" office:value="-1.98082701010211" calcext:value-type="float">
            <text:p>-1.98082701010211</text:p>
          </table:table-cell>
          <table:table-cell table:formula="of:=1/(1+EXP(-[.A203]*1.5+0.8))" office:value-type="float" office:value="0.0225053333869537" calcext:value-type="float">
            <text:p>0.022505333386954</text:p>
          </table:table-cell>
        </table:table-row>
        <table:table-row table:style-name="ro1">
          <table:table-cell table:formula="of:=RAND()*10-5" office:value-type="float" office:value="1.14958754325478" calcext:value-type="float">
            <text:p>1.14958754325478</text:p>
          </table:table-cell>
          <table:table-cell table:formula="of:=1/(1+EXP(-[.A204]*1.5+0.8))" office:value-type="float" office:value="0.715933987079585" calcext:value-type="float">
            <text:p>0.715933987079585</text:p>
          </table:table-cell>
        </table:table-row>
        <table:table-row table:style-name="ro1">
          <table:table-cell table:formula="of:=RAND()*10-5" office:value-type="float" office:value="-1.13301400247948" calcext:value-type="float">
            <text:p>-1.13301400247948</text:p>
          </table:table-cell>
          <table:table-cell table:formula="of:=1/(1+EXP(-[.A205]*1.5+0.8))" office:value-type="float" office:value="0.0758917662635557" calcext:value-type="float">
            <text:p>0.075891766263556</text:p>
          </table:table-cell>
        </table:table-row>
        <table:table-row table:style-name="ro1">
          <table:table-cell table:formula="of:=RAND()*10-5" office:value-type="float" office:value="-2.91588154673372" calcext:value-type="float">
            <text:p>-2.91588154673372</text:p>
          </table:table-cell>
          <table:table-cell table:formula="of:=1/(1+EXP(-[.A206]*1.5+0.8))" office:value-type="float" office:value="0.00563099439376707" calcext:value-type="float">
            <text:p>0.005630994393767</text:p>
          </table:table-cell>
        </table:table-row>
        <table:table-row table:style-name="ro1">
          <table:table-cell table:formula="of:=RAND()*10-5" office:value-type="float" office:value="-2.78876629029015" calcext:value-type="float">
            <text:p>-2.78876629029015</text:p>
          </table:table-cell>
          <table:table-cell table:formula="of:=1/(1+EXP(-[.A207]*1.5+0.8))" office:value-type="float" office:value="0.00680581073853102" calcext:value-type="float">
            <text:p>0.006805810738531</text:p>
          </table:table-cell>
        </table:table-row>
        <table:table-row table:style-name="ro1">
          <table:table-cell table:formula="of:=RAND()*10-5" office:value-type="float" office:value="2.65549177084178" calcext:value-type="float">
            <text:p>2.65549177084178</text:p>
          </table:table-cell>
          <table:table-cell table:formula="of:=1/(1+EXP(-[.A208]*1.5+0.8))" office:value-type="float" office:value="0.960198584932755" calcext:value-type="float">
            <text:p>0.960198584932755</text:p>
          </table:table-cell>
        </table:table-row>
        <table:table-row table:style-name="ro1">
          <table:table-cell table:formula="of:=RAND()*10-5" office:value-type="float" office:value="0.0980588055071907" calcext:value-type="float">
            <text:p>0.098058805507191</text:p>
          </table:table-cell>
          <table:table-cell table:formula="of:=1/(1+EXP(-[.A209]*1.5+0.8))" office:value-type="float" office:value="0.342333672025702" calcext:value-type="float">
            <text:p>0.342333672025702</text:p>
          </table:table-cell>
        </table:table-row>
        <table:table-row table:style-name="ro1">
          <table:table-cell table:formula="of:=RAND()*10-5" office:value-type="float" office:value="-4.10340448624186" calcext:value-type="float">
            <text:p>-4.10340448624186</text:p>
          </table:table-cell>
          <table:table-cell table:formula="of:=1/(1+EXP(-[.A210]*1.5+0.8))" office:value-type="float" office:value="0.000952843365726426" calcext:value-type="float">
            <text:p>0.000952843365726</text:p>
          </table:table-cell>
        </table:table-row>
        <table:table-row table:style-name="ro1">
          <table:table-cell table:formula="of:=RAND()*10-5" office:value-type="float" office:value="-4.5848468058492" calcext:value-type="float">
            <text:p>-4.5848468058492</text:p>
          </table:table-cell>
          <table:table-cell table:formula="of:=1/(1+EXP(-[.A211]*1.5+0.8))" office:value-type="float" office:value="0.000463023226815094" calcext:value-type="float">
            <text:p>0.000463023226815</text:p>
          </table:table-cell>
        </table:table-row>
        <table:table-row table:style-name="ro1">
          <table:table-cell table:formula="of:=RAND()*10-5" office:value-type="float" office:value="-4.91958414602825" calcext:value-type="float">
            <text:p>-4.91958414602825</text:p>
          </table:table-cell>
          <table:table-cell table:formula="of:=1/(1+EXP(-[.A212]*1.5+0.8))" office:value-type="float" office:value="0.000280298190184448" calcext:value-type="float">
            <text:p>0.000280298190184</text:p>
          </table:table-cell>
        </table:table-row>
        <table:table-row table:style-name="ro1">
          <table:table-cell table:formula="of:=RAND()*10-5" office:value-type="float" office:value="1.19804657104837" calcext:value-type="float">
            <text:p>1.19804657104837</text:p>
          </table:table-cell>
          <table:table-cell table:formula="of:=1/(1+EXP(-[.A213]*1.5+0.8))" office:value-type="float" office:value="0.730482087574034" calcext:value-type="float">
            <text:p>0.730482087574034</text:p>
          </table:table-cell>
        </table:table-row>
        <table:table-row table:style-name="ro1">
          <table:table-cell table:formula="of:=RAND()*10-5" office:value-type="float" office:value="1.06736210352276" calcext:value-type="float">
            <text:p>1.06736210352276</text:p>
          </table:table-cell>
          <table:table-cell table:formula="of:=1/(1+EXP(-[.A214]*1.5+0.8))" office:value-type="float" office:value="0.6901975779259" calcext:value-type="float">
            <text:p>0.6901975779259</text:p>
          </table:table-cell>
        </table:table-row>
        <table:table-row table:style-name="ro1">
          <table:table-cell table:formula="of:=RAND()*10-5" office:value-type="float" office:value="0.877697334118488" calcext:value-type="float">
            <text:p>0.877697334118488</text:p>
          </table:table-cell>
          <table:table-cell table:formula="of:=1/(1+EXP(-[.A215]*1.5+0.8))" office:value-type="float" office:value="0.626339751816765" calcext:value-type="float">
            <text:p>0.626339751816765</text:p>
          </table:table-cell>
        </table:table-row>
        <table:table-row table:style-name="ro1">
          <table:table-cell table:formula="of:=RAND()*10-5" office:value-type="float" office:value="3.59791681732306" calcext:value-type="float">
            <text:p>3.59791681732306</text:p>
          </table:table-cell>
          <table:table-cell table:formula="of:=1/(1+EXP(-[.A216]*1.5+0.8))" office:value-type="float" office:value="0.990017363281705" calcext:value-type="float">
            <text:p>0.990017363281705</text:p>
          </table:table-cell>
        </table:table-row>
        <table:table-row table:style-name="ro1">
          <table:table-cell table:formula="of:=RAND()*10-5" office:value-type="float" office:value="-3.77696205566157" calcext:value-type="float">
            <text:p>-3.77696205566157</text:p>
          </table:table-cell>
          <table:table-cell table:formula="of:=1/(1+EXP(-[.A217]*1.5+0.8))" office:value-type="float" office:value="0.00155388322407198" calcext:value-type="float">
            <text:p>0.001553883224072</text:p>
          </table:table-cell>
        </table:table-row>
        <table:table-row table:style-name="ro1">
          <table:table-cell table:formula="of:=RAND()*10-5" office:value-type="float" office:value="3.80889874268965" calcext:value-type="float">
            <text:p>3.80889874268965</text:p>
          </table:table-cell>
          <table:table-cell table:formula="of:=1/(1+EXP(-[.A218]*1.5+0.8))" office:value-type="float" office:value="0.992705751337547" calcext:value-type="float">
            <text:p>0.992705751337547</text:p>
          </table:table-cell>
        </table:table-row>
        <table:table-row table:style-name="ro1">
          <table:table-cell table:formula="of:=RAND()*10-5" office:value-type="float" office:value="1.69648560707075" calcext:value-type="float">
            <text:p>1.69648560707075</text:p>
          </table:table-cell>
          <table:table-cell table:formula="of:=1/(1+EXP(-[.A219]*1.5+0.8))" office:value-type="float" office:value="0.851286666109596" calcext:value-type="float">
            <text:p>0.851286666109596</text:p>
          </table:table-cell>
        </table:table-row>
        <table:table-row table:style-name="ro1">
          <table:table-cell table:formula="of:=RAND()*10-5" office:value-type="float" office:value="1.98321802702748" calcext:value-type="float">
            <text:p>1.98321802702748</text:p>
          </table:table-cell>
          <table:table-cell table:formula="of:=1/(1+EXP(-[.A220]*1.5+0.8))" office:value-type="float" office:value="0.897966084837937" calcext:value-type="float">
            <text:p>0.897966084837937</text:p>
          </table:table-cell>
        </table:table-row>
        <table:table-row table:style-name="ro1">
          <table:table-cell table:formula="of:=RAND()*10-5" office:value-type="float" office:value="3.26571698063068" calcext:value-type="float">
            <text:p>3.26571698063068</text:p>
          </table:table-cell>
          <table:table-cell table:formula="of:=1/(1+EXP(-[.A221]*1.5+0.8))" office:value-type="float" office:value="0.983674640095773" calcext:value-type="float">
            <text:p>0.983674640095773</text:p>
          </table:table-cell>
        </table:table-row>
        <table:table-row table:style-name="ro1">
          <table:table-cell table:formula="of:=RAND()*10-5" office:value-type="float" office:value="-3.42932486158858" calcext:value-type="float">
            <text:p>-3.42932486158858</text:p>
          </table:table-cell>
          <table:table-cell table:formula="of:=1/(1+EXP(-[.A222]*1.5+0.8))" office:value-type="float" office:value="0.00261470128859392" calcext:value-type="float">
            <text:p>0.002614701288594</text:p>
          </table:table-cell>
        </table:table-row>
        <table:table-row table:style-name="ro1">
          <table:table-cell table:formula="of:=RAND()*10-5" office:value-type="float" office:value="0.534179112996261" calcext:value-type="float">
            <text:p>0.534179112996261</text:p>
          </table:table-cell>
          <table:table-cell table:formula="of:=1/(1+EXP(-[.A223]*1.5+0.8))" office:value-type="float" office:value="0.500317167331057" calcext:value-type="float">
            <text:p>0.500317167331057</text:p>
          </table:table-cell>
        </table:table-row>
        <table:table-row table:style-name="ro1">
          <table:table-cell table:formula="of:=RAND()*10-5" office:value-type="float" office:value="1.50204724776623" calcext:value-type="float">
            <text:p>1.50204724776623</text:p>
          </table:table-cell>
          <table:table-cell table:formula="of:=1/(1+EXP(-[.A224]*1.5+0.8))" office:value-type="float" office:value="0.810470594261816" calcext:value-type="float">
            <text:p>0.810470594261816</text:p>
          </table:table-cell>
        </table:table-row>
        <table:table-row table:style-name="ro1">
          <table:table-cell table:formula="of:=RAND()*10-5" office:value-type="float" office:value="-1.36547304080755" calcext:value-type="float">
            <text:p>-1.36547304080755</text:p>
          </table:table-cell>
          <table:table-cell table:formula="of:=1/(1+EXP(-[.A225]*1.5+0.8))" office:value-type="float" office:value="0.0547739410978966" calcext:value-type="float">
            <text:p>0.054773941097897</text:p>
          </table:table-cell>
        </table:table-row>
        <table:table-row table:style-name="ro1">
          <table:table-cell table:formula="of:=RAND()*10-5" office:value-type="float" office:value="0.999717534490648" calcext:value-type="float">
            <text:p>0.999717534490648</text:p>
          </table:table-cell>
          <table:table-cell table:formula="of:=1/(1+EXP(-[.A226]*1.5+0.8))" office:value-type="float" office:value="0.668093826115367" calcext:value-type="float">
            <text:p>0.668093826115367</text:p>
          </table:table-cell>
        </table:table-row>
        <table:table-row table:style-name="ro1">
          <table:table-cell table:formula="of:=RAND()*10-5" office:value-type="float" office:value="1.27866926627078" calcext:value-type="float">
            <text:p>1.27866926627078</text:p>
          </table:table-cell>
          <table:table-cell table:formula="of:=1/(1+EXP(-[.A227]*1.5+0.8))" office:value-type="float" office:value="0.753618272597693" calcext:value-type="float">
            <text:p>0.753618272597693</text:p>
          </table:table-cell>
        </table:table-row>
        <table:table-row table:style-name="ro1">
          <table:table-cell table:formula="of:=RAND()*10-5" office:value-type="float" office:value="-1.42968404783812" calcext:value-type="float">
            <text:p>-1.42968404783812</text:p>
          </table:table-cell>
          <table:table-cell table:formula="of:=1/(1+EXP(-[.A228]*1.5+0.8))" office:value-type="float" office:value="0.0499958632640683" calcext:value-type="float">
            <text:p>0.049995863264068</text:p>
          </table:table-cell>
        </table:table-row>
        <table:table-row table:style-name="ro1">
          <table:table-cell table:formula="of:=RAND()*10-5" office:value-type="float" office:value="-3.5414453556415" calcext:value-type="float">
            <text:p>-3.5414453556415</text:p>
          </table:table-cell>
          <table:table-cell table:formula="of:=1/(1+EXP(-[.A229]*1.5+0.8))" office:value-type="float" office:value="0.00221084314170562" calcext:value-type="float">
            <text:p>0.002210843141706</text:p>
          </table:table-cell>
        </table:table-row>
        <table:table-row table:style-name="ro1">
          <table:table-cell table:formula="of:=RAND()*10-5" office:value-type="float" office:value="-2.61220219116598" calcext:value-type="float">
            <text:p>-2.61220219116598</text:p>
          </table:table-cell>
          <table:table-cell table:formula="of:=1/(1+EXP(-[.A230]*1.5+0.8))" office:value-type="float" office:value="0.00885127320648206" calcext:value-type="float">
            <text:p>0.008851273206482</text:p>
          </table:table-cell>
        </table:table-row>
        <table:table-row table:style-name="ro1">
          <table:table-cell table:formula="of:=RAND()*10-5" office:value-type="float" office:value="4.58192970311208" calcext:value-type="float">
            <text:p>4.58192970311208</text:p>
          </table:table-cell>
          <table:table-cell table:formula="of:=1/(1+EXP(-[.A231]*1.5+0.8))" office:value-type="float" office:value="0.997700805411903" calcext:value-type="float">
            <text:p>0.997700805411903</text:p>
          </table:table-cell>
        </table:table-row>
        <table:table-row table:style-name="ro1">
          <table:table-cell table:formula="of:=RAND()*10-5" office:value-type="float" office:value="0.545237411866211" calcext:value-type="float">
            <text:p>0.545237411866211</text:p>
          </table:table-cell>
          <table:table-cell table:formula="of:=1/(1+EXP(-[.A232]*1.5+0.8))" office:value-type="float" office:value="0.504463910843997" calcext:value-type="float">
            <text:p>0.504463910843997</text:p>
          </table:table-cell>
        </table:table-row>
        <table:table-row table:style-name="ro1">
          <table:table-cell table:formula="of:=RAND()*10-5" office:value-type="float" office:value="-2.57678743645065" calcext:value-type="float">
            <text:p>-2.57678743645065</text:p>
          </table:table-cell>
          <table:table-cell table:formula="of:=1/(1+EXP(-[.A233]*1.5+0.8))" office:value-type="float" office:value="0.00932967938935398" calcext:value-type="float">
            <text:p>0.009329679389354</text:p>
          </table:table-cell>
        </table:table-row>
        <table:table-row table:style-name="ro1">
          <table:table-cell table:formula="of:=RAND()*10-5" office:value-type="float" office:value="-3.87601682418228" calcext:value-type="float">
            <text:p>-3.87601682418228</text:p>
          </table:table-cell>
          <table:table-cell table:formula="of:=1/(1+EXP(-[.A234]*1.5+0.8))" office:value-type="float" office:value="0.00133962472649125" calcext:value-type="float">
            <text:p>0.001339624726491</text:p>
          </table:table-cell>
        </table:table-row>
        <table:table-row table:style-name="ro1">
          <table:table-cell table:formula="of:=RAND()*10-5" office:value-type="float" office:value="-1.99595349914766" calcext:value-type="float">
            <text:p>-1.99595349914766</text:p>
          </table:table-cell>
          <table:table-cell table:formula="of:=1/(1+EXP(-[.A235]*1.5+0.8))" office:value-type="float" office:value="0.0220115563684235" calcext:value-type="float">
            <text:p>0.022011556368424</text:p>
          </table:table-cell>
        </table:table-row>
        <table:table-row table:style-name="ro1">
          <table:table-cell table:formula="of:=RAND()*10-5" office:value-type="float" office:value="1.85033809236461" calcext:value-type="float">
            <text:p>1.85033809236461</text:p>
          </table:table-cell>
          <table:table-cell table:formula="of:=1/(1+EXP(-[.A236]*1.5+0.8))" office:value-type="float" office:value="0.878201405049493" calcext:value-type="float">
            <text:p>0.878201405049493</text:p>
          </table:table-cell>
        </table:table-row>
        <table:table-row table:style-name="ro1">
          <table:table-cell table:formula="of:=RAND()*10-5" office:value-type="float" office:value="4.75617933787751" calcext:value-type="float">
            <text:p>4.75617933787751</text:p>
          </table:table-cell>
          <table:table-cell table:formula="of:=1/(1+EXP(-[.A237]*1.5+0.8))" office:value-type="float" office:value="0.998228700598907" calcext:value-type="float">
            <text:p>0.998228700598907</text:p>
          </table:table-cell>
        </table:table-row>
        <table:table-row table:style-name="ro1">
          <table:table-cell table:formula="of:=RAND()*10-5" office:value-type="float" office:value="-1.91770613154893" calcext:value-type="float">
            <text:p>-1.91770613154893</text:p>
          </table:table-cell>
          <table:table-cell table:formula="of:=1/(1+EXP(-[.A238]*1.5+0.8))" office:value-type="float" office:value="0.0246851330594555" calcext:value-type="float">
            <text:p>0.024685133059456</text:p>
          </table:table-cell>
        </table:table-row>
        <table:table-row table:style-name="ro1">
          <table:table-cell table:formula="of:=RAND()*10-5" office:value-type="float" office:value="2.50737544512539" calcext:value-type="float">
            <text:p>2.50737544512539</text:p>
          </table:table-cell>
          <table:table-cell table:formula="of:=1/(1+EXP(-[.A239]*1.5+0.8))" office:value-type="float" office:value="0.950783767629085" calcext:value-type="float">
            <text:p>0.950783767629085</text:p>
          </table:table-cell>
        </table:table-row>
        <table:table-row table:style-name="ro1">
          <table:table-cell table:formula="of:=RAND()*10-5" office:value-type="float" office:value="-3.92858743012644" calcext:value-type="float">
            <text:p>-3.92858743012644</text:p>
          </table:table-cell>
          <table:table-cell table:formula="of:=1/(1+EXP(-[.A240]*1.5+0.8))" office:value-type="float" office:value="0.00123817088238568" calcext:value-type="float">
            <text:p>0.001238170882386</text:p>
          </table:table-cell>
        </table:table-row>
        <table:table-row table:style-name="ro1">
          <table:table-cell table:formula="of:=RAND()*10-5" office:value-type="float" office:value="-0.406635746822395" calcext:value-type="float">
            <text:p>-0.406635746822395</text:p>
          </table:table-cell>
          <table:table-cell table:formula="of:=1/(1+EXP(-[.A241]*1.5+0.8))" office:value-type="float" office:value="0.196241371775542" calcext:value-type="float">
            <text:p>0.196241371775542</text:p>
          </table:table-cell>
        </table:table-row>
        <table:table-row table:style-name="ro1">
          <table:table-cell table:formula="of:=RAND()*10-5" office:value-type="float" office:value="-0.511792707700616" calcext:value-type="float">
            <text:p>-0.511792707700616</text:p>
          </table:table-cell>
          <table:table-cell table:formula="of:=1/(1+EXP(-[.A242]*1.5+0.8))" office:value-type="float" office:value="0.172546083871453" calcext:value-type="float">
            <text:p>0.172546083871453</text:p>
          </table:table-cell>
        </table:table-row>
        <table:table-row table:style-name="ro1">
          <table:table-cell table:formula="of:=RAND()*10-5" office:value-type="float" office:value="-4.45257532920585" calcext:value-type="float">
            <text:p>-4.45257532920585</text:p>
          </table:table-cell>
          <table:table-cell table:formula="of:=1/(1+EXP(-[.A243]*1.5+0.8))" office:value-type="float" office:value="0.00056458041351154" calcext:value-type="float">
            <text:p>0.000564580413512</text:p>
          </table:table-cell>
        </table:table-row>
        <table:table-row table:style-name="ro1">
          <table:table-cell table:formula="of:=RAND()*10-5" office:value-type="float" office:value="0.939898689496694" calcext:value-type="float">
            <text:p>0.939898689496694</text:p>
          </table:table-cell>
          <table:table-cell table:formula="of:=1/(1+EXP(-[.A244]*1.5+0.8))" office:value-type="float" office:value="0.64790613585821" calcext:value-type="float">
            <text:p>0.64790613585821</text:p>
          </table:table-cell>
        </table:table-row>
        <table:table-row table:style-name="ro1">
          <table:table-cell table:formula="of:=RAND()*10-5" office:value-type="float" office:value="0.890357094268666" calcext:value-type="float">
            <text:p>0.890357094268666</text:p>
          </table:table-cell>
          <table:table-cell table:formula="of:=1/(1+EXP(-[.A245]*1.5+0.8))" office:value-type="float" office:value="0.630773284385067" calcext:value-type="float">
            <text:p>0.630773284385067</text:p>
          </table:table-cell>
        </table:table-row>
        <table:table-row table:style-name="ro1">
          <table:table-cell table:formula="of:=RAND()*10-5" office:value-type="float" office:value="-0.931976993445961" calcext:value-type="float">
            <text:p>-0.931976993445961</text:p>
          </table:table-cell>
          <table:table-cell table:formula="of:=1/(1+EXP(-[.A246]*1.5+0.8))" office:value-type="float" office:value="0.0999333376045143" calcext:value-type="float">
            <text:p>0.099933337604514</text:p>
          </table:table-cell>
        </table:table-row>
        <table:table-row table:style-name="ro1">
          <table:table-cell table:formula="of:=RAND()*10-5" office:value-type="float" office:value="-1.05181328138862" calcext:value-type="float">
            <text:p>-1.05181328138862</text:p>
          </table:table-cell>
          <table:table-cell table:formula="of:=1/(1+EXP(-[.A247]*1.5+0.8))" office:value-type="float" office:value="0.0848875183339903" calcext:value-type="float">
            <text:p>0.08488751833399</text:p>
          </table:table-cell>
        </table:table-row>
        <table:table-row table:style-name="ro1">
          <table:table-cell table:formula="of:=RAND()*10-5" office:value-type="float" office:value="1.3885075170191" calcext:value-type="float">
            <text:p>1.3885075170191</text:p>
          </table:table-cell>
          <table:table-cell table:formula="of:=1/(1+EXP(-[.A248]*1.5+0.8))" office:value-type="float" office:value="0.782919440008772" calcext:value-type="float">
            <text:p>0.782919440008772</text:p>
          </table:table-cell>
        </table:table-row>
        <table:table-row table:style-name="ro1">
          <table:table-cell table:formula="of:=RAND()*10-5" office:value-type="float" office:value="0.653325494658193" calcext:value-type="float">
            <text:p>0.653325494658193</text:p>
          </table:table-cell>
          <table:table-cell table:formula="of:=1/(1+EXP(-[.A249]*1.5+0.8))" office:value-type="float" office:value="0.544875976550853" calcext:value-type="float">
            <text:p>0.544875976550853</text:p>
          </table:table-cell>
        </table:table-row>
        <table:table-row table:style-name="ro1">
          <table:table-cell table:formula="of:=RAND()*10-5" office:value-type="float" office:value="-0.608578586392145" calcext:value-type="float">
            <text:p>-0.608578586392145</text:p>
          </table:table-cell>
          <table:table-cell table:formula="of:=1/(1+EXP(-[.A250]*1.5+0.8))" office:value-type="float" office:value="0.152792108500127" calcext:value-type="float">
            <text:p>0.152792108500127</text:p>
          </table:table-cell>
        </table:table-row>
        <table:table-row table:style-name="ro1">
          <table:table-cell table:formula="of:=RAND()*10-5" office:value-type="float" office:value="-3.82729850904524" calcext:value-type="float">
            <text:p>-3.82729850904524</text:p>
          </table:table-cell>
          <table:table-cell table:formula="of:=1/(1+EXP(-[.A251]*1.5+0.8))" office:value-type="float" office:value="0.00144104051944344" calcext:value-type="float">
            <text:p>0.001441040519443</text:p>
          </table:table-cell>
        </table:table-row>
        <table:table-row table:style-name="ro1">
          <table:table-cell table:formula="of:=RAND()*10-5" office:value-type="float" office:value="1.66992790320146" calcext:value-type="float">
            <text:p>1.66992790320146</text:p>
          </table:table-cell>
          <table:table-cell table:formula="of:=1/(1+EXP(-[.A252]*1.5+0.8))" office:value-type="float" office:value="0.846172559875816" calcext:value-type="float">
            <text:p>0.846172559875816</text:p>
          </table:table-cell>
        </table:table-row>
        <table:table-row table:style-name="ro1">
          <table:table-cell table:formula="of:=RAND()*10-5" office:value-type="float" office:value="1.4941444072439" calcext:value-type="float">
            <text:p>1.4941444072439</text:p>
          </table:table-cell>
          <table:table-cell table:formula="of:=1/(1+EXP(-[.A253]*1.5+0.8))" office:value-type="float" office:value="0.808642979902747" calcext:value-type="float">
            <text:p>0.808642979902747</text:p>
          </table:table-cell>
        </table:table-row>
        <table:table-row table:style-name="ro1">
          <table:table-cell table:formula="of:=RAND()*10-5" office:value-type="float" office:value="-4.93233194687775" calcext:value-type="float">
            <text:p>-4.93233194687775</text:p>
          </table:table-cell>
          <table:table-cell table:formula="of:=1/(1+EXP(-[.A254]*1.5+0.8))" office:value-type="float" office:value="0.000274990790781886" calcext:value-type="float">
            <text:p>0.000274990790782</text:p>
          </table:table-cell>
        </table:table-row>
        <table:table-row table:style-name="ro1">
          <table:table-cell table:formula="of:=RAND()*10-5" office:value-type="float" office:value="0.842157138316316" calcext:value-type="float">
            <text:p>0.842157138316316</text:p>
          </table:table-cell>
          <table:table-cell table:formula="of:=1/(1+EXP(-[.A255]*1.5+0.8))" office:value-type="float" office:value="0.613781494628856" calcext:value-type="float">
            <text:p>0.613781494628856</text:p>
          </table:table-cell>
        </table:table-row>
        <table:table-row table:style-name="ro1">
          <table:table-cell table:formula="of:=RAND()*10-5" office:value-type="float" office:value="1.67440911915397" calcext:value-type="float">
            <text:p>1.67440911915397</text:p>
          </table:table-cell>
          <table:table-cell table:formula="of:=1/(1+EXP(-[.A256]*1.5+0.8))" office:value-type="float" office:value="0.847045468654016" calcext:value-type="float">
            <text:p>0.847045468654016</text:p>
          </table:table-cell>
        </table:table-row>
        <table:table-row table:style-name="ro1">
          <table:table-cell table:formula="of:=RAND()*10-5" office:value-type="float" office:value="-1.67121049466769" calcext:value-type="float">
            <text:p>-1.67121049466769</text:p>
          </table:table-cell>
          <table:table-cell table:formula="of:=1/(1+EXP(-[.A257]*1.5+0.8))" office:value-type="float" office:value="0.0353381079512126" calcext:value-type="float">
            <text:p>0.035338107951213</text:p>
          </table:table-cell>
        </table:table-row>
        <table:table-row table:style-name="ro1">
          <table:table-cell table:formula="of:=RAND()*10-5" office:value-type="float" office:value="1.65467064952604" calcext:value-type="float">
            <text:p>1.65467064952604</text:p>
          </table:table-cell>
          <table:table-cell table:formula="of:=1/(1+EXP(-[.A258]*1.5+0.8))" office:value-type="float" office:value="0.843169972499071" calcext:value-type="float">
            <text:p>0.843169972499071</text:p>
          </table:table-cell>
        </table:table-row>
        <table:table-row table:style-name="ro1">
          <table:table-cell table:formula="of:=RAND()*10-5" office:value-type="float" office:value="4.6797537371122" calcext:value-type="float">
            <text:p>4.6797537371122</text:p>
          </table:table-cell>
          <table:table-cell table:formula="of:=1/(1+EXP(-[.A259]*1.5+0.8))" office:value-type="float" office:value="0.998013971987452" calcext:value-type="float">
            <text:p>0.998013971987452</text:p>
          </table:table-cell>
        </table:table-row>
        <table:table-row table:style-name="ro1">
          <table:table-cell table:formula="of:=RAND()*10-5" office:value-type="float" office:value="-3.00795522518196" calcext:value-type="float">
            <text:p>-3.00795522518196</text:p>
          </table:table-cell>
          <table:table-cell table:formula="of:=1/(1+EXP(-[.A260]*1.5+0.8))" office:value-type="float" office:value="0.00490817499645884" calcext:value-type="float">
            <text:p>0.004908174996459</text:p>
          </table:table-cell>
        </table:table-row>
        <table:table-row table:style-name="ro1">
          <table:table-cell table:formula="of:=RAND()*10-5" office:value-type="float" office:value="1.86359900546201" calcext:value-type="float">
            <text:p>1.86359900546201</text:p>
          </table:table-cell>
          <table:table-cell table:formula="of:=1/(1+EXP(-[.A261]*1.5+0.8))" office:value-type="float" office:value="0.880313103672283" calcext:value-type="float">
            <text:p>0.880313103672283</text:p>
          </table:table-cell>
        </table:table-row>
        <table:table-row table:style-name="ro1">
          <table:table-cell table:formula="of:=RAND()*10-5" office:value-type="float" office:value="0.957400889209204" calcext:value-type="float">
            <text:p>0.957400889209204</text:p>
          </table:table-cell>
          <table:table-cell table:formula="of:=1/(1+EXP(-[.A262]*1.5+0.8))" office:value-type="float" office:value="0.653871630868455" calcext:value-type="float">
            <text:p>0.653871630868455</text:p>
          </table:table-cell>
        </table:table-row>
        <table:table-row table:style-name="ro1">
          <table:table-cell table:formula="of:=RAND()*10-5" office:value-type="float" office:value="2.05821598538951" calcext:value-type="float">
            <text:p>2.05821598538951</text:p>
          </table:table-cell>
          <table:table-cell table:formula="of:=1/(1+EXP(-[.A263]*1.5+0.8))" office:value-type="float" office:value="0.907821761032884" calcext:value-type="float">
            <text:p>0.907821761032884</text:p>
          </table:table-cell>
        </table:table-row>
        <table:table-row table:style-name="ro1">
          <table:table-cell table:formula="of:=RAND()*10-5" office:value-type="float" office:value="-0.314036760438464" calcext:value-type="float">
            <text:p>-0.314036760438464</text:p>
          </table:table-cell>
          <table:table-cell table:formula="of:=1/(1+EXP(-[.A264]*1.5+0.8))" office:value-type="float" office:value="0.219076682912588" calcext:value-type="float">
            <text:p>0.219076682912588</text:p>
          </table:table-cell>
        </table:table-row>
        <table:table-row table:style-name="ro1">
          <table:table-cell table:formula="of:=RAND()*10-5" office:value-type="float" office:value="-0.84261354085145" calcext:value-type="float">
            <text:p>-0.84261354085145</text:p>
          </table:table-cell>
          <table:table-cell table:formula="of:=1/(1+EXP(-[.A265]*1.5+0.8))" office:value-type="float" office:value="0.112653350184659" calcext:value-type="float">
            <text:p>0.112653350184659</text:p>
          </table:table-cell>
        </table:table-row>
        <table:table-row table:style-name="ro1">
          <table:table-cell table:formula="of:=RAND()*10-5" office:value-type="float" office:value="-4.57759505078564" calcext:value-type="float">
            <text:p>-4.57759505078564</text:p>
          </table:table-cell>
          <table:table-cell table:formula="of:=1/(1+EXP(-[.A266]*1.5+0.8))" office:value-type="float" office:value="0.000468084945653723" calcext:value-type="float">
            <text:p>0.000468084945654</text:p>
          </table:table-cell>
        </table:table-row>
        <table:table-row table:style-name="ro1">
          <table:table-cell table:formula="of:=RAND()*10-5" office:value-type="float" office:value="-4.59834675166061" calcext:value-type="float">
            <text:p>-4.59834675166061</text:p>
          </table:table-cell>
          <table:table-cell table:formula="of:=1/(1+EXP(-[.A267]*1.5+0.8))" office:value-type="float" office:value="0.000453745551624245" calcext:value-type="float">
            <text:p>0.000453745551624</text:p>
          </table:table-cell>
        </table:table-row>
        <table:table-row table:style-name="ro1">
          <table:table-cell table:formula="of:=RAND()*10-5" office:value-type="float" office:value="1.28768307772295" calcext:value-type="float">
            <text:p>1.28768307772295</text:p>
          </table:table-cell>
          <table:table-cell table:formula="of:=1/(1+EXP(-[.A268]*1.5+0.8))" office:value-type="float" office:value="0.75612015192592" calcext:value-type="float">
            <text:p>0.75612015192592</text:p>
          </table:table-cell>
        </table:table-row>
        <table:table-row table:style-name="ro1">
          <table:table-cell table:formula="of:=RAND()*10-5" office:value-type="float" office:value="-1.09680107785252" calcext:value-type="float">
            <text:p>-1.09680107785252</text:p>
          </table:table-cell>
          <table:table-cell table:formula="of:=1/(1+EXP(-[.A269]*1.5+0.8))" office:value-type="float" office:value="0.0797901545395509" calcext:value-type="float">
            <text:p>0.079790154539551</text:p>
          </table:table-cell>
        </table:table-row>
        <table:table-row table:style-name="ro1">
          <table:table-cell table:formula="of:=RAND()*10-5" office:value-type="float" office:value="3.54897297707033" calcext:value-type="float">
            <text:p>3.54897297707033</text:p>
          </table:table-cell>
          <table:table-cell table:formula="of:=1/(1+EXP(-[.A270]*1.5+0.8))" office:value-type="float" office:value="0.989265070661351" calcext:value-type="float">
            <text:p>0.989265070661351</text:p>
          </table:table-cell>
        </table:table-row>
        <table:table-row table:style-name="ro1">
          <table:table-cell table:formula="of:=RAND()*10-5" office:value-type="float" office:value="-2.78346120931427" calcext:value-type="float">
            <text:p>-2.78346120931427</text:p>
          </table:table-cell>
          <table:table-cell table:formula="of:=1/(1+EXP(-[.A271]*1.5+0.8))" office:value-type="float" office:value="0.00685981186530179" calcext:value-type="float">
            <text:p>0.006859811865302</text:p>
          </table:table-cell>
        </table:table-row>
        <table:table-row table:style-name="ro1">
          <table:table-cell table:formula="of:=RAND()*10-5" office:value-type="float" office:value="-2.9219509288355" calcext:value-type="float">
            <text:p>-2.9219509288355</text:p>
          </table:table-cell>
          <table:table-cell table:formula="of:=1/(1+EXP(-[.A272]*1.5+0.8))" office:value-type="float" office:value="0.00558024683540891" calcext:value-type="float">
            <text:p>0.005580246835409</text:p>
          </table:table-cell>
        </table:table-row>
        <table:table-row table:style-name="ro1">
          <table:table-cell table:formula="of:=RAND()*10-5" office:value-type="float" office:value="-2.69636579040214" calcext:value-type="float">
            <text:p>-2.69636579040214</text:p>
          </table:table-cell>
          <table:table-cell table:formula="of:=1/(1+EXP(-[.A273]*1.5+0.8))" office:value-type="float" office:value="0.00780969757573376" calcext:value-type="float">
            <text:p>0.007809697575734</text:p>
          </table:table-cell>
        </table:table-row>
        <table:table-row table:style-name="ro1">
          <table:table-cell table:formula="of:=RAND()*10-5" office:value-type="float" office:value="0.786626613167634" calcext:value-type="float">
            <text:p>0.786626613167634</text:p>
          </table:table-cell>
          <table:table-cell table:formula="of:=1/(1+EXP(-[.A274]*1.5+0.8))" office:value-type="float" office:value="0.593858612227014" calcext:value-type="float">
            <text:p>0.593858612227014</text:p>
          </table:table-cell>
        </table:table-row>
        <table:table-row table:style-name="ro1">
          <table:table-cell table:formula="of:=RAND()*10-5" office:value-type="float" office:value="-3.25710894525775" calcext:value-type="float">
            <text:p>-3.25710894525775</text:p>
          </table:table-cell>
          <table:table-cell table:formula="of:=1/(1+EXP(-[.A275]*1.5+0.8))" office:value-type="float" office:value="0.00338279850839525" calcext:value-type="float">
            <text:p>0.003382798508395</text:p>
          </table:table-cell>
        </table:table-row>
        <table:table-row table:style-name="ro1">
          <table:table-cell table:formula="of:=RAND()*10-5" office:value-type="float" office:value="-2.63707971765822" calcext:value-type="float">
            <text:p>-2.63707971765822</text:p>
          </table:table-cell>
          <table:table-cell table:formula="of:=1/(1+EXP(-[.A276]*1.5+0.8))" office:value-type="float" office:value="0.00852982876227605" calcext:value-type="float">
            <text:p>0.008529828762276</text:p>
          </table:table-cell>
        </table:table-row>
        <table:table-row table:style-name="ro1">
          <table:table-cell table:formula="of:=RAND()*10-5" office:value-type="float" office:value="-2.76051896060944" calcext:value-type="float">
            <text:p>-2.76051896060944</text:p>
          </table:table-cell>
          <table:table-cell table:formula="of:=1/(1+EXP(-[.A277]*1.5+0.8))" office:value-type="float" office:value="0.00709828524536352" calcext:value-type="float">
            <text:p>0.007098285245364</text:p>
          </table:table-cell>
        </table:table-row>
        <table:table-row table:style-name="ro1">
          <table:table-cell table:formula="of:=RAND()*10-5" office:value-type="float" office:value="2.39643871499247" calcext:value-type="float">
            <text:p>2.39643871499247</text:p>
          </table:table-cell>
          <table:table-cell table:formula="of:=1/(1+EXP(-[.A278]*1.5+0.8))" office:value-type="float" office:value="0.942386472856248" calcext:value-type="float">
            <text:p>0.942386472856248</text:p>
          </table:table-cell>
        </table:table-row>
        <table:table-row table:style-name="ro1">
          <table:table-cell table:formula="of:=RAND()*10-5" office:value-type="float" office:value="2.91490417197343" calcext:value-type="float">
            <text:p>2.91490417197343</text:p>
          </table:table-cell>
          <table:table-cell table:formula="of:=1/(1+EXP(-[.A279]*1.5+0.8))" office:value-type="float" office:value="0.972677877865672" calcext:value-type="float">
            <text:p>0.972677877865672</text:p>
          </table:table-cell>
        </table:table-row>
        <table:table-row table:style-name="ro1">
          <table:table-cell table:formula="of:=RAND()*10-5" office:value-type="float" office:value="-0.417983482833561" calcext:value-type="float">
            <text:p>-0.417983482833561</text:p>
          </table:table-cell>
          <table:table-cell table:formula="of:=1/(1+EXP(-[.A280]*1.5+0.8))" office:value-type="float" office:value="0.19357041688248" calcext:value-type="float">
            <text:p>0.19357041688248</text:p>
          </table:table-cell>
        </table:table-row>
        <table:table-row table:style-name="ro1">
          <table:table-cell table:formula="of:=RAND()*10-5" office:value-type="float" office:value="1.50642727929081" calcext:value-type="float">
            <text:p>1.50642727929081</text:p>
          </table:table-cell>
          <table:table-cell table:formula="of:=1/(1+EXP(-[.A281]*1.5+0.8))" office:value-type="float" office:value="0.811477748129957" calcext:value-type="float">
            <text:p>0.811477748129957</text:p>
          </table:table-cell>
        </table:table-row>
        <table:table-row table:style-name="ro1">
          <table:table-cell table:formula="of:=RAND()*10-5" office:value-type="float" office:value="4.39200784914411" calcext:value-type="float">
            <text:p>4.39200784914411</text:p>
          </table:table-cell>
          <table:table-cell table:formula="of:=1/(1+EXP(-[.A282]*1.5+0.8))" office:value-type="float" office:value="0.996945291649533" calcext:value-type="float">
            <text:p>0.996945291649533</text:p>
          </table:table-cell>
        </table:table-row>
        <table:table-row table:style-name="ro1">
          <table:table-cell table:formula="of:=RAND()*10-5" office:value-type="float" office:value="-3.11776040175059" calcext:value-type="float">
            <text:p>-3.11776040175059</text:p>
          </table:table-cell>
          <table:table-cell table:formula="of:=1/(1+EXP(-[.A283]*1.5+0.8))" office:value-type="float" office:value="0.00416593209372521" calcext:value-type="float">
            <text:p>0.004165932093725</text:p>
          </table:table-cell>
        </table:table-row>
        <table:table-row table:style-name="ro1">
          <table:table-cell table:formula="of:=RAND()*10-5" office:value-type="float" office:value="4.19599611513938" calcext:value-type="float">
            <text:p>4.19599611513938</text:p>
          </table:table-cell>
          <table:table-cell table:formula="of:=1/(1+EXP(-[.A284]*1.5+0.8))" office:value-type="float" office:value="0.995905444578607" calcext:value-type="float">
            <text:p>0.995905444578607</text:p>
          </table:table-cell>
        </table:table-row>
        <table:table-row table:style-name="ro1">
          <table:table-cell table:formula="of:=RAND()*10-5" office:value-type="float" office:value="4.4683761224619" calcext:value-type="float">
            <text:p>4.4683761224619</text:p>
          </table:table-cell>
          <table:table-cell table:formula="of:=1/(1+EXP(-[.A285]*1.5+0.8))" office:value-type="float" office:value="0.99727501644779" calcext:value-type="float">
            <text:p>0.99727501644779</text:p>
          </table:table-cell>
        </table:table-row>
        <table:table-row table:style-name="ro1">
          <table:table-cell table:formula="of:=RAND()*10-5" office:value-type="float" office:value="-2.10250172129665" calcext:value-type="float">
            <text:p>-2.10250172129665</text:p>
          </table:table-cell>
          <table:table-cell table:formula="of:=1/(1+EXP(-[.A286]*1.5+0.8))" office:value-type="float" office:value="0.0188215366543773" calcext:value-type="float">
            <text:p>0.018821536654377</text:p>
          </table:table-cell>
        </table:table-row>
        <table:table-row table:style-name="ro1">
          <table:table-cell table:formula="of:=RAND()*10-5" office:value-type="float" office:value="0.627991728113767" calcext:value-type="float">
            <text:p>0.627991728113767</text:p>
          </table:table-cell>
          <table:table-cell table:formula="of:=1/(1+EXP(-[.A287]*1.5+0.8))" office:value-type="float" office:value="0.535437381829571" calcext:value-type="float">
            <text:p>0.535437381829571</text:p>
          </table:table-cell>
        </table:table-row>
        <table:table-row table:style-name="ro1">
          <table:table-cell table:formula="of:=RAND()*10-5" office:value-type="float" office:value="2.46427109475307" calcext:value-type="float">
            <text:p>2.46427109475307</text:p>
          </table:table-cell>
          <table:table-cell table:formula="of:=1/(1+EXP(-[.A288]*1.5+0.8))" office:value-type="float" office:value="0.947668518289461" calcext:value-type="float">
            <text:p>0.947668518289461</text:p>
          </table:table-cell>
        </table:table-row>
        <table:table-row table:style-name="ro1">
          <table:table-cell table:formula="of:=RAND()*10-5" office:value-type="float" office:value="0.463531734035369" calcext:value-type="float">
            <text:p>0.463531734035369</text:p>
          </table:table-cell>
          <table:table-cell table:formula="of:=1/(1+EXP(-[.A289]*1.5+0.8))" office:value-type="float" office:value="0.473848286780233" calcext:value-type="float">
            <text:p>0.473848286780233</text:p>
          </table:table-cell>
        </table:table-row>
        <table:table-row table:style-name="ro1">
          <table:table-cell table:formula="of:=RAND()*10-5" office:value-type="float" office:value="-2.41280961080458" calcext:value-type="float">
            <text:p>-2.41280961080458</text:p>
          </table:table-cell>
          <table:table-cell table:formula="of:=1/(1+EXP(-[.A290]*1.5+0.8))" office:value-type="float" office:value="0.0119003655842" calcext:value-type="float">
            <text:p>0.0119003655842</text:p>
          </table:table-cell>
        </table:table-row>
        <table:table-row table:style-name="ro1">
          <table:table-cell table:formula="of:=RAND()*10-5" office:value-type="float" office:value="1.37193296230814" calcext:value-type="float">
            <text:p>1.37193296230814</text:p>
          </table:table-cell>
          <table:table-cell table:formula="of:=1/(1+EXP(-[.A291]*1.5+0.8))" office:value-type="float" office:value="0.778664296741385" calcext:value-type="float">
            <text:p>0.778664296741385</text:p>
          </table:table-cell>
        </table:table-row>
        <table:table-row table:style-name="ro1">
          <table:table-cell table:formula="of:=RAND()*10-5" office:value-type="float" office:value="-1.18500201526985" calcext:value-type="float">
            <text:p>-1.18500201526985</text:p>
          </table:table-cell>
          <table:table-cell table:formula="of:=1/(1+EXP(-[.A292]*1.5+0.8))" office:value-type="float" office:value="0.0706003969262383" calcext:value-type="float">
            <text:p>0.070600396926238</text:p>
          </table:table-cell>
        </table:table-row>
        <table:table-row table:style-name="ro1">
          <table:table-cell table:formula="of:=RAND()*10-5" office:value-type="float" office:value="3.98209736877969" calcext:value-type="float">
            <text:p>3.98209736877969</text:p>
          </table:table-cell>
          <table:table-cell table:formula="of:=1/(1+EXP(-[.A293]*1.5+0.8))" office:value-type="float" office:value="0.994365217727834" calcext:value-type="float">
            <text:p>0.994365217727834</text:p>
          </table:table-cell>
        </table:table-row>
        <table:table-row table:style-name="ro1">
          <table:table-cell table:formula="of:=RAND()*10-5" office:value-type="float" office:value="4.80126841834257" calcext:value-type="float">
            <text:p>4.80126841834257</text:p>
          </table:table-cell>
          <table:table-cell table:formula="of:=1/(1+EXP(-[.A294]*1.5+0.8))" office:value-type="float" office:value="0.998344346779474" calcext:value-type="float">
            <text:p>0.998344346779474</text:p>
          </table:table-cell>
        </table:table-row>
        <table:table-row table:style-name="ro1">
          <table:table-cell table:formula="of:=RAND()*10-5" office:value-type="float" office:value="4.20727773375253" calcext:value-type="float">
            <text:p>4.20727773375253</text:p>
          </table:table-cell>
          <table:table-cell table:formula="of:=1/(1+EXP(-[.A295]*1.5+0.8))" office:value-type="float" office:value="0.995973874792408" calcext:value-type="float">
            <text:p>0.995973874792408</text:p>
          </table:table-cell>
        </table:table-row>
        <table:table-row table:style-name="ro1">
          <table:table-cell table:formula="of:=RAND()*10-5" office:value-type="float" office:value="2.1095191919642" calcext:value-type="float">
            <text:p>2.1095191919642</text:p>
          </table:table-cell>
          <table:table-cell table:formula="of:=1/(1+EXP(-[.A296]*1.5+0.8))" office:value-type="float" office:value="0.914062509893412" calcext:value-type="float">
            <text:p>0.914062509893412</text:p>
          </table:table-cell>
        </table:table-row>
        <table:table-row table:style-name="ro1">
          <table:table-cell table:formula="of:=RAND()*10-5" office:value-type="float" office:value="-1.69699492513451" calcext:value-type="float">
            <text:p>-1.69699492513451</text:p>
          </table:table-cell>
          <table:table-cell table:formula="of:=1/(1+EXP(-[.A297]*1.5+0.8))" office:value-type="float" office:value="0.0340430822310233" calcext:value-type="float">
            <text:p>0.034043082231023</text:p>
          </table:table-cell>
        </table:table-row>
        <table:table-row table:style-name="ro1">
          <table:table-cell table:formula="of:=RAND()*10-5" office:value-type="float" office:value="4.22557790945097" calcext:value-type="float">
            <text:p>4.22557790945097</text:p>
          </table:table-cell>
          <table:table-cell table:formula="of:=1/(1+EXP(-[.A298]*1.5+0.8))" office:value-type="float" office:value="0.996082462827698" calcext:value-type="float">
            <text:p>0.996082462827698</text:p>
          </table:table-cell>
        </table:table-row>
        <table:table-row table:style-name="ro1">
          <table:table-cell table:formula="of:=RAND()*10-5" office:value-type="float" office:value="2.62377087775726" calcext:value-type="float">
            <text:p>2.62377087775726</text:p>
          </table:table-cell>
          <table:table-cell table:formula="of:=1/(1+EXP(-[.A299]*1.5+0.8))" office:value-type="float" office:value="0.958339805623729" calcext:value-type="float">
            <text:p>0.958339805623729</text:p>
          </table:table-cell>
        </table:table-row>
        <table:table-row table:style-name="ro1">
          <table:table-cell table:formula="of:=RAND()*10-5" office:value-type="float" office:value="-2.34371688547834" calcext:value-type="float">
            <text:p>-2.34371688547834</text:p>
          </table:table-cell>
          <table:table-cell table:formula="of:=1/(1+EXP(-[.A300]*1.5+0.8))" office:value-type="float" office:value="0.013182754946683" calcext:value-type="float">
            <text:p>0.013182754946683</text:p>
          </table:table-cell>
        </table:table-row>
        <table:table-row table:style-name="ro1">
          <table:table-cell table:formula="of:=RAND()*10-5" office:value-type="float" office:value="-3.08638748695741" calcext:value-type="float">
            <text:p>-3.08638748695741</text:p>
          </table:table-cell>
          <table:table-cell table:formula="of:=1/(1+EXP(-[.A301]*1.5+0.8))" office:value-type="float" office:value="0.00436578801194386" calcext:value-type="float">
            <text:p>0.004365788011944</text:p>
          </table:table-cell>
        </table:table-row>
        <table:table-row table:style-name="ro1">
          <table:table-cell table:formula="of:=RAND()*10-5" office:value-type="float" office:value="-0.793270940357774" calcext:value-type="float">
            <text:p>-0.793270940357774</text:p>
          </table:table-cell>
          <table:table-cell table:formula="of:=1/(1+EXP(-[.A302]*1.5+0.8))" office:value-type="float" office:value="0.120266764130913" calcext:value-type="float">
            <text:p>0.120266764130913</text:p>
          </table:table-cell>
        </table:table-row>
        <table:table-row table:style-name="ro1">
          <table:table-cell table:formula="of:=RAND()*10-5" office:value-type="float" office:value="-2.08981381308041" calcext:value-type="float">
            <text:p>-2.08981381308041</text:p>
          </table:table-cell>
          <table:table-cell table:formula="of:=1/(1+EXP(-[.A303]*1.5+0.8))" office:value-type="float" office:value="0.0191762410850995" calcext:value-type="float">
            <text:p>0.0191762410851</text:p>
          </table:table-cell>
        </table:table-row>
        <table:table-row table:style-name="ro1">
          <table:table-cell table:formula="of:=RAND()*10-5" office:value-type="float" office:value="1.65254695431012" calcext:value-type="float">
            <text:p>1.65254695431012</text:p>
          </table:table-cell>
          <table:table-cell table:formula="of:=1/(1+EXP(-[.A304]*1.5+0.8))" office:value-type="float" office:value="0.842748273613428" calcext:value-type="float">
            <text:p>0.842748273613428</text:p>
          </table:table-cell>
        </table:table-row>
        <table:table-row table:style-name="ro1">
          <table:table-cell table:formula="of:=RAND()*10-5" office:value-type="float" office:value="3.80040979183082" calcext:value-type="float">
            <text:p>3.80040979183082</text:p>
          </table:table-cell>
          <table:table-cell table:formula="of:=1/(1+EXP(-[.A305]*1.5+0.8))" office:value-type="float" office:value="0.992612967196885" calcext:value-type="float">
            <text:p>0.992612967196885</text:p>
          </table:table-cell>
        </table:table-row>
        <table:table-row table:style-name="ro1">
          <table:table-cell table:formula="of:=RAND()*10-5" office:value-type="float" office:value="3.10965080770205" calcext:value-type="float">
            <text:p>3.10965080770205</text:p>
          </table:table-cell>
          <table:table-cell table:formula="of:=1/(1+EXP(-[.A306]*1.5+0.8))" office:value-type="float" office:value="0.979456962280995" calcext:value-type="float">
            <text:p>0.979456962280995</text:p>
          </table:table-cell>
        </table:table-row>
        <table:table-row table:style-name="ro1">
          <table:table-cell table:formula="of:=RAND()*10-5" office:value-type="float" office:value="1.74762424942629" calcext:value-type="float">
            <text:p>1.74762424942629</text:p>
          </table:table-cell>
          <table:table-cell table:formula="of:=1/(1+EXP(-[.A307]*1.5+0.8))" office:value-type="float" office:value="0.860738391295178" calcext:value-type="float">
            <text:p>0.860738391295178</text:p>
          </table:table-cell>
        </table:table-row>
        <table:table-row table:style-name="ro1">
          <table:table-cell table:formula="of:=RAND()*10-5" office:value-type="float" office:value="2.93531111651836" calcext:value-type="float">
            <text:p>2.93531111651836</text:p>
          </table:table-cell>
          <table:table-cell table:formula="of:=1/(1+EXP(-[.A308]*1.5+0.8))" office:value-type="float" office:value="0.97347970465344" calcext:value-type="float">
            <text:p>0.97347970465344</text:p>
          </table:table-cell>
        </table:table-row>
        <table:table-row table:style-name="ro1">
          <table:table-cell table:formula="of:=RAND()*10-5" office:value-type="float" office:value="3.6525629684792" calcext:value-type="float">
            <text:p>3.6525629684792</text:p>
          </table:table-cell>
          <table:table-cell table:formula="of:=1/(1+EXP(-[.A309]*1.5+0.8))" office:value-type="float" office:value="0.990795762571116" calcext:value-type="float">
            <text:p>0.990795762571116</text:p>
          </table:table-cell>
        </table:table-row>
        <table:table-row table:style-name="ro1">
          <table:table-cell table:formula="of:=RAND()*10-5" office:value-type="float" office:value="-4.29197006783735" calcext:value-type="float">
            <text:p>-4.29197006783735</text:p>
          </table:table-cell>
          <table:table-cell table:formula="of:=1/(1+EXP(-[.A310]*1.5+0.8))" office:value-type="float" office:value="0.000718263816718204" calcext:value-type="float">
            <text:p>0.000718263816718</text:p>
          </table:table-cell>
        </table:table-row>
        <table:table-row table:style-name="ro1">
          <table:table-cell table:formula="of:=RAND()*10-5" office:value-type="float" office:value="2.55344270649021" calcext:value-type="float">
            <text:p>2.55344270649021</text:p>
          </table:table-cell>
          <table:table-cell table:formula="of:=1/(1+EXP(-[.A311]*1.5+0.8))" office:value-type="float" office:value="0.953918385253975" calcext:value-type="float">
            <text:p>0.953918385253975</text:p>
          </table:table-cell>
        </table:table-row>
        <table:table-row table:style-name="ro1">
          <table:table-cell table:formula="of:=RAND()*10-5" office:value-type="float" office:value="-0.0474080389047762" calcext:value-type="float">
            <text:p>-0.047408038904776</text:p>
          </table:table-cell>
          <table:table-cell table:formula="of:=1/(1+EXP(-[.A312]*1.5+0.8))" office:value-type="float" office:value="0.295022958487794" calcext:value-type="float">
            <text:p>0.295022958487794</text:p>
          </table:table-cell>
        </table:table-row>
        <table:table-row table:style-name="ro1">
          <table:table-cell table:formula="of:=RAND()*10-5" office:value-type="float" office:value="-0.203930218843646" calcext:value-type="float">
            <text:p>-0.203930218843646</text:p>
          </table:table-cell>
          <table:table-cell table:formula="of:=1/(1+EXP(-[.A313]*1.5+0.8))" office:value-type="float" office:value="0.248636917945759" calcext:value-type="float">
            <text:p>0.248636917945759</text:p>
          </table:table-cell>
        </table:table-row>
        <table:table-row table:style-name="ro1">
          <table:table-cell table:formula="of:=RAND()*10-5" office:value-type="float" office:value="4.64616353495415" calcext:value-type="float">
            <text:p>4.64616353495415</text:p>
          </table:table-cell>
          <table:table-cell table:formula="of:=1/(1+EXP(-[.A314]*1.5+0.8))" office:value-type="float" office:value="0.99791155587992" calcext:value-type="float">
            <text:p>0.99791155587992</text:p>
          </table:table-cell>
        </table:table-row>
        <table:table-row table:style-name="ro1">
          <table:table-cell table:formula="of:=RAND()*10-5" office:value-type="float" office:value="-0.168486747682691" calcext:value-type="float">
            <text:p>-0.168486747682691</text:p>
          </table:table-cell>
          <table:table-cell table:formula="of:=1/(1+EXP(-[.A315]*1.5+0.8))" office:value-type="float" office:value="0.258701187266297" calcext:value-type="float">
            <text:p>0.258701187266297</text:p>
          </table:table-cell>
        </table:table-row>
        <table:table-row table:style-name="ro1">
          <table:table-cell table:formula="of:=RAND()*10-5" office:value-type="float" office:value="0.262299603520853" calcext:value-type="float">
            <text:p>0.262299603520853</text:p>
          </table:table-cell>
          <table:table-cell table:formula="of:=1/(1+EXP(-[.A316]*1.5+0.8))" office:value-type="float" office:value="0.39973951151472" calcext:value-type="float">
            <text:p>0.39973951151472</text:p>
          </table:table-cell>
        </table:table-row>
        <table:table-row table:style-name="ro1">
          <table:table-cell table:formula="of:=RAND()*10-5" office:value-type="float" office:value="2.27676536491516" calcext:value-type="float">
            <text:p>2.27676536491516</text:p>
          </table:table-cell>
          <table:table-cell table:formula="of:=1/(1+EXP(-[.A317]*1.5+0.8))" office:value-type="float" office:value="0.931830142172442" calcext:value-type="float">
            <text:p>0.931830142172442</text:p>
          </table:table-cell>
        </table:table-row>
        <table:table-row table:style-name="ro1">
          <table:table-cell table:formula="of:=RAND()*10-5" office:value-type="float" office:value="-3.68028930473205" calcext:value-type="float">
            <text:p>-3.68028930473205</text:p>
          </table:table-cell>
          <table:table-cell table:formula="of:=1/(1+EXP(-[.A318]*1.5+0.8))" office:value-type="float" office:value="0.00179593140485174" calcext:value-type="float">
            <text:p>0.001795931404852</text:p>
          </table:table-cell>
        </table:table-row>
        <table:table-row table:style-name="ro1">
          <table:table-cell table:formula="of:=RAND()*10-5" office:value-type="float" office:value="3.79012805438847" calcext:value-type="float">
            <text:p>3.79012805438847</text:p>
          </table:table-cell>
          <table:table-cell table:formula="of:=1/(1+EXP(-[.A319]*1.5+0.8))" office:value-type="float" office:value="0.992499018027896" calcext:value-type="float">
            <text:p>0.992499018027896</text:p>
          </table:table-cell>
        </table:table-row>
        <table:table-row table:style-name="ro1">
          <table:table-cell table:formula="of:=RAND()*10-5" office:value-type="float" office:value="0.311455700553621" calcext:value-type="float">
            <text:p>0.311455700553621</text:p>
          </table:table-cell>
          <table:table-cell table:formula="of:=1/(1+EXP(-[.A320]*1.5+0.8))" office:value-type="float" office:value="0.417555495907701" calcext:value-type="float">
            <text:p>0.417555495907701</text:p>
          </table:table-cell>
        </table:table-row>
        <table:table-row table:style-name="ro1">
          <table:table-cell table:formula="of:=RAND()*10-5" office:value-type="float" office:value="1.70495321281938" calcext:value-type="float">
            <text:p>1.70495321281938</text:p>
          </table:table-cell>
          <table:table-cell table:formula="of:=1/(1+EXP(-[.A321]*1.5+0.8))" office:value-type="float" office:value="0.852887470902798" calcext:value-type="float">
            <text:p>0.852887470902798</text:p>
          </table:table-cell>
        </table:table-row>
        <table:table-row table:style-name="ro1">
          <table:table-cell table:formula="of:=RAND()*10-5" office:value-type="float" office:value="-4.03016535979657" calcext:value-type="float">
            <text:p>-4.03016535979657</text:p>
          </table:table-cell>
          <table:table-cell table:formula="of:=1/(1+EXP(-[.A322]*1.5+0.8))" office:value-type="float" office:value="0.00106337020524114" calcext:value-type="float">
            <text:p>0.001063370205241</text:p>
          </table:table-cell>
        </table:table-row>
        <table:table-row table:style-name="ro1">
          <table:table-cell table:formula="of:=RAND()*10-5" office:value-type="float" office:value="-1.2842127371441" calcext:value-type="float">
            <text:p>-1.2842127371441</text:p>
          </table:table-cell>
          <table:table-cell table:formula="of:=1/(1+EXP(-[.A323]*1.5+0.8))" office:value-type="float" office:value="0.0614380735074848" calcext:value-type="float">
            <text:p>0.061438073507485</text:p>
          </table:table-cell>
        </table:table-row>
        <table:table-row table:style-name="ro1">
          <table:table-cell table:formula="of:=RAND()*10-5" office:value-type="float" office:value="-2.30214170942282" calcext:value-type="float">
            <text:p>-2.30214170942282</text:p>
          </table:table-cell>
          <table:table-cell table:formula="of:=1/(1+EXP(-[.A324]*1.5+0.8))" office:value-type="float" office:value="0.0140191516072844" calcext:value-type="float">
            <text:p>0.014019151607285</text:p>
          </table:table-cell>
        </table:table-row>
        <table:table-row table:style-name="ro1">
          <table:table-cell table:formula="of:=RAND()*10-5" office:value-type="float" office:value="-0.374365212819427" calcext:value-type="float">
            <text:p>-0.374365212819427</text:p>
          </table:table-cell>
          <table:table-cell table:formula="of:=1/(1+EXP(-[.A325]*1.5+0.8))" office:value-type="float" office:value="0.203988856262425" calcext:value-type="float">
            <text:p>0.203988856262425</text:p>
          </table:table-cell>
        </table:table-row>
        <table:table-row table:style-name="ro1">
          <table:table-cell table:formula="of:=RAND()*10-5" office:value-type="float" office:value="-1.04824703040695" calcext:value-type="float">
            <text:p>-1.04824703040695</text:p>
          </table:table-cell>
          <table:table-cell table:formula="of:=1/(1+EXP(-[.A326]*1.5+0.8))" office:value-type="float" office:value="0.0853039904266818" calcext:value-type="float">
            <text:p>0.085303990426682</text:p>
          </table:table-cell>
        </table:table-row>
        <table:table-row table:style-name="ro1">
          <table:table-cell table:formula="of:=RAND()*10-5" office:value-type="float" office:value="1.82491242403756" calcext:value-type="float">
            <text:p>1.82491242403756</text:p>
          </table:table-cell>
          <table:table-cell table:formula="of:=1/(1+EXP(-[.A327]*1.5+0.8))" office:value-type="float" office:value="0.874062775721344" calcext:value-type="float">
            <text:p>0.874062775721344</text:p>
          </table:table-cell>
        </table:table-row>
        <table:table-row table:style-name="ro1">
          <table:table-cell table:formula="of:=RAND()*10-5" office:value-type="float" office:value="-3.29277712171879" calcext:value-type="float">
            <text:p>-3.29277712171879</text:p>
          </table:table-cell>
          <table:table-cell table:formula="of:=1/(1+EXP(-[.A328]*1.5+0.8))" office:value-type="float" office:value="0.00320713273753549" calcext:value-type="float">
            <text:p>0.003207132737535</text:p>
          </table:table-cell>
        </table:table-row>
        <table:table-row table:style-name="ro1">
          <table:table-cell table:formula="of:=RAND()*10-5" office:value-type="float" office:value="3.02350886852174" calcext:value-type="float">
            <text:p>3.02350886852174</text:p>
          </table:table-cell>
          <table:table-cell table:formula="of:=1/(1+EXP(-[.A329]*1.5+0.8))" office:value-type="float" office:value="0.976689463884771" calcext:value-type="float">
            <text:p>0.976689463884771</text:p>
          </table:table-cell>
        </table:table-row>
        <table:table-row table:style-name="ro1">
          <table:table-cell table:formula="of:=RAND()*10-5" office:value-type="float" office:value="2.64921067883707" calcext:value-type="float">
            <text:p>2.64921067883707</text:p>
          </table:table-cell>
          <table:table-cell table:formula="of:=1/(1+EXP(-[.A330]*1.5+0.8))" office:value-type="float" office:value="0.959836950411855" calcext:value-type="float">
            <text:p>0.959836950411855</text:p>
          </table:table-cell>
        </table:table-row>
        <table:table-row table:style-name="ro1">
          <table:table-cell table:formula="of:=RAND()*10-5" office:value-type="float" office:value="-2.04230733131191" calcext:value-type="float">
            <text:p>-2.04230733131191</text:p>
          </table:table-cell>
          <table:table-cell table:formula="of:=1/(1+EXP(-[.A331]*1.5+0.8))" office:value-type="float" office:value="0.0205634748193567" calcext:value-type="float">
            <text:p>0.020563474819357</text:p>
          </table:table-cell>
        </table:table-row>
        <table:table-row table:style-name="ro1">
          <table:table-cell table:formula="of:=RAND()*10-5" office:value-type="float" office:value="1.51840220673968" calcext:value-type="float">
            <text:p>1.51840220673968</text:p>
          </table:table-cell>
          <table:table-cell table:formula="of:=1/(1+EXP(-[.A332]*1.5+0.8))" office:value-type="float" office:value="0.814210301899475" calcext:value-type="float">
            <text:p>0.814210301899475</text:p>
          </table:table-cell>
        </table:table-row>
        <table:table-row table:style-name="ro1">
          <table:table-cell table:formula="of:=RAND()*10-5" office:value-type="float" office:value="-3.13093748935646" calcext:value-type="float">
            <text:p>-3.13093748935646</text:p>
          </table:table-cell>
          <table:table-cell table:formula="of:=1/(1+EXP(-[.A333]*1.5+0.8))" office:value-type="float" office:value="0.00408473129768122" calcext:value-type="float">
            <text:p>0.004084731297681</text:p>
          </table:table-cell>
        </table:table-row>
        <table:table-row table:style-name="ro1">
          <table:table-cell table:formula="of:=RAND()*10-5" office:value-type="float" office:value="1.14750292053534" calcext:value-type="float">
            <text:p>1.14750292053534</text:p>
          </table:table-cell>
          <table:table-cell table:formula="of:=1/(1+EXP(-[.A334]*1.5+0.8))" office:value-type="float" office:value="0.715297625477162" calcext:value-type="float">
            <text:p>0.715297625477162</text:p>
          </table:table-cell>
        </table:table-row>
        <table:table-row table:style-name="ro1">
          <table:table-cell table:formula="of:=RAND()*10-5" office:value-type="float" office:value="-2.68116146673092" calcext:value-type="float">
            <text:p>-2.68116146673092</text:p>
          </table:table-cell>
          <table:table-cell table:formula="of:=1/(1+EXP(-[.A335]*1.5+0.8))" office:value-type="float" office:value="0.00798841673084589" calcext:value-type="float">
            <text:p>0.007988416730846</text:p>
          </table:table-cell>
        </table:table-row>
        <table:table-row table:style-name="ro1">
          <table:table-cell table:formula="of:=RAND()*10-5" office:value-type="float" office:value="0.722554027927167" calcext:value-type="float">
            <text:p>0.722554027927167</text:p>
          </table:table-cell>
          <table:table-cell table:formula="of:=1/(1+EXP(-[.A336]*1.5+0.8))" office:value-type="float" office:value="0.570485203573698" calcext:value-type="float">
            <text:p>0.570485203573698</text:p>
          </table:table-cell>
        </table:table-row>
        <table:table-row table:style-name="ro1">
          <table:table-cell table:formula="of:=RAND()*10-5" office:value-type="float" office:value="2.11325403862813" calcext:value-type="float">
            <text:p>2.11325403862813</text:p>
          </table:table-cell>
          <table:table-cell table:formula="of:=1/(1+EXP(-[.A337]*1.5+0.8))" office:value-type="float" office:value="0.91450156112785" calcext:value-type="float">
            <text:p>0.91450156112785</text:p>
          </table:table-cell>
        </table:table-row>
        <table:table-row table:style-name="ro1">
          <table:table-cell table:formula="of:=RAND()*10-5" office:value-type="float" office:value="-3.74803796038078" calcext:value-type="float">
            <text:p>-3.74803796038078</text:p>
          </table:table-cell>
          <table:table-cell table:formula="of:=1/(1+EXP(-[.A338]*1.5+0.8))" office:value-type="float" office:value="0.00162267228387994" calcext:value-type="float">
            <text:p>0.00162267228388</text:p>
          </table:table-cell>
        </table:table-row>
        <table:table-row table:style-name="ro1">
          <table:table-cell table:formula="of:=RAND()*10-5" office:value-type="float" office:value="-3.10518388597635" calcext:value-type="float">
            <text:p>-3.10518388597635</text:p>
          </table:table-cell>
          <table:table-cell table:formula="of:=1/(1+EXP(-[.A339]*1.5+0.8))" office:value-type="float" office:value="0.00424493065552879" calcext:value-type="float">
            <text:p>0.004244930655529</text:p>
          </table:table-cell>
        </table:table-row>
        <table:table-row table:style-name="ro1">
          <table:table-cell table:formula="of:=RAND()*10-5" office:value-type="float" office:value="0.743888645848636" calcext:value-type="float">
            <text:p>0.743888645848636</text:p>
          </table:table-cell>
          <table:table-cell table:formula="of:=1/(1+EXP(-[.A340]*1.5+0.8))" office:value-type="float" office:value="0.578308380383655" calcext:value-type="float">
            <text:p>0.578308380383655</text:p>
          </table:table-cell>
        </table:table-row>
        <table:table-row table:style-name="ro1">
          <table:table-cell table:formula="of:=RAND()*10-5" office:value-type="float" office:value="2.35582132894836" calcext:value-type="float">
            <text:p>2.35582132894836</text:p>
          </table:table-cell>
          <table:table-cell table:formula="of:=1/(1+EXP(-[.A341]*1.5+0.8))" office:value-type="float" office:value="0.938987991978682" calcext:value-type="float">
            <text:p>0.938987991978682</text:p>
          </table:table-cell>
        </table:table-row>
        <table:table-row table:style-name="ro1">
          <table:table-cell table:formula="of:=RAND()*10-5" office:value-type="float" office:value="3.134257019556" calcext:value-type="float">
            <text:p>3.134257019556</text:p>
          </table:table-cell>
          <table:table-cell table:formula="of:=1/(1+EXP(-[.A342]*1.5+0.8))" office:value-type="float" office:value="0.98018662027737" calcext:value-type="float">
            <text:p>0.98018662027737</text:p>
          </table:table-cell>
        </table:table-row>
        <table:table-row table:style-name="ro1">
          <table:table-cell table:formula="of:=RAND()*10-5" office:value-type="float" office:value="2.47567694269344" calcext:value-type="float">
            <text:p>2.47567694269344</text:p>
          </table:table-cell>
          <table:table-cell table:formula="of:=1/(1+EXP(-[.A343]*1.5+0.8))" office:value-type="float" office:value="0.948510522368105" calcext:value-type="float">
            <text:p>0.948510522368105</text:p>
          </table:table-cell>
        </table:table-row>
        <table:table-row table:style-name="ro1">
          <table:table-cell table:formula="of:=RAND()*10-5" office:value-type="float" office:value="-0.0545110253503438" calcext:value-type="float">
            <text:p>-0.054511025350344</text:p>
          </table:table-cell>
          <table:table-cell table:formula="of:=1/(1+EXP(-[.A344]*1.5+0.8))" office:value-type="float" office:value="0.292811842619113" calcext:value-type="float">
            <text:p>0.292811842619113</text:p>
          </table:table-cell>
        </table:table-row>
        <table:table-row table:style-name="ro1">
          <table:table-cell table:formula="of:=RAND()*10-5" office:value-type="float" office:value="-4.59103981279567" calcext:value-type="float">
            <text:p>-4.59103981279567</text:p>
          </table:table-cell>
          <table:table-cell table:formula="of:=1/(1+EXP(-[.A345]*1.5+0.8))" office:value-type="float" office:value="0.000458743848340685" calcext:value-type="float">
            <text:p>0.000458743848341</text:p>
          </table:table-cell>
        </table:table-row>
        <table:table-row table:style-name="ro1">
          <table:table-cell table:formula="of:=RAND()*10-5" office:value-type="float" office:value="0.439590832797824" calcext:value-type="float">
            <text:p>0.439590832797824</text:p>
          </table:table-cell>
          <table:table-cell table:formula="of:=1/(1+EXP(-[.A346]*1.5+0.8))" office:value-type="float" office:value="0.464904369815796" calcext:value-type="float">
            <text:p>0.464904369815796</text:p>
          </table:table-cell>
        </table:table-row>
        <table:table-row table:style-name="ro1">
          <table:table-cell table:formula="of:=RAND()*10-5" office:value-type="float" office:value="3.67886854899879" calcext:value-type="float">
            <text:p>3.67886854899879</text:p>
          </table:table-cell>
          <table:table-cell table:formula="of:=1/(1+EXP(-[.A347]*1.5+0.8))" office:value-type="float" office:value="0.991148722729451" calcext:value-type="float">
            <text:p>0.991148722729451</text:p>
          </table:table-cell>
        </table:table-row>
        <table:table-row table:style-name="ro1">
          <table:table-cell table:formula="of:=RAND()*10-5" office:value-type="float" office:value="1.11213568733724" calcext:value-type="float">
            <text:p>1.11213568733724</text:p>
          </table:table-cell>
          <table:table-cell table:formula="of:=1/(1+EXP(-[.A348]*1.5+0.8))" office:value-type="float" office:value="0.704371752724773" calcext:value-type="float">
            <text:p>0.704371752724773</text:p>
          </table:table-cell>
        </table:table-row>
        <table:table-row table:style-name="ro1">
          <table:table-cell table:formula="of:=RAND()*10-5" office:value-type="float" office:value="-1.86776353354081" calcext:value-type="float">
            <text:p>-1.86776353354081</text:p>
          </table:table-cell>
          <table:table-cell table:formula="of:=1/(1+EXP(-[.A349]*1.5+0.8))" office:value-type="float" office:value="0.0265544305821046" calcext:value-type="float">
            <text:p>0.026554430582105</text:p>
          </table:table-cell>
        </table:table-row>
        <table:table-row table:style-name="ro1">
          <table:table-cell table:formula="of:=RAND()*10-5" office:value-type="float" office:value="3.60331102578455" calcext:value-type="float">
            <text:p>3.60331102578455</text:p>
          </table:table-cell>
          <table:table-cell table:formula="of:=1/(1+EXP(-[.A350]*1.5+0.8))" office:value-type="float" office:value="0.99009701335518" calcext:value-type="float">
            <text:p>0.99009701335518</text:p>
          </table:table-cell>
        </table:table-row>
        <table:table-row table:style-name="ro1">
          <table:table-cell table:formula="of:=RAND()*10-5" office:value-type="float" office:value="3.71450866890394" calcext:value-type="float">
            <text:p>3.71450866890394</text:p>
          </table:table-cell>
          <table:table-cell table:formula="of:=1/(1+EXP(-[.A351]*1.5+0.8))" office:value-type="float" office:value="0.991605619749625" calcext:value-type="float">
            <text:p>0.991605619749625</text:p>
          </table:table-cell>
        </table:table-row>
        <table:table-row table:style-name="ro1">
          <table:table-cell table:formula="of:=RAND()*10-5" office:value-type="float" office:value="-2.70612086568448" calcext:value-type="float">
            <text:p>-2.70612086568448</text:p>
          </table:table-cell>
          <table:table-cell table:formula="of:=1/(1+EXP(-[.A352]*1.5+0.8))" office:value-type="float" office:value="0.00769712650607309" calcext:value-type="float">
            <text:p>0.007697126506073</text:p>
          </table:table-cell>
        </table:table-row>
        <table:table-row table:style-name="ro1">
          <table:table-cell table:formula="of:=RAND()*10-5" office:value-type="float" office:value="0.0670911508459344" calcext:value-type="float">
            <text:p>0.067091150845935</text:p>
          </table:table-cell>
          <table:table-cell table:formula="of:=1/(1+EXP(-[.A353]*1.5+0.8))" office:value-type="float" office:value="0.331953413357141" calcext:value-type="float">
            <text:p>0.331953413357141</text:p>
          </table:table-cell>
        </table:table-row>
        <table:table-row table:style-name="ro1">
          <table:table-cell table:formula="of:=RAND()*10-5" office:value-type="float" office:value="1.97959072892818" calcext:value-type="float">
            <text:p>1.97959072892818</text:p>
          </table:table-cell>
          <table:table-cell table:formula="of:=1/(1+EXP(-[.A354]*1.5+0.8))" office:value-type="float" office:value="0.897466488412928" calcext:value-type="float">
            <text:p>0.897466488412928</text:p>
          </table:table-cell>
        </table:table-row>
        <table:table-row table:style-name="ro1">
          <table:table-cell table:formula="of:=RAND()*10-5" office:value-type="float" office:value="4.3068195036677" calcext:value-type="float">
            <text:p>4.3068195036677</text:p>
          </table:table-cell>
          <table:table-cell table:formula="of:=1/(1+EXP(-[.A355]*1.5+0.8))" office:value-type="float" office:value="0.996530361700651" calcext:value-type="float">
            <text:p>0.996530361700651</text:p>
          </table:table-cell>
        </table:table-row>
        <table:table-row table:style-name="ro1">
          <table:table-cell table:formula="of:=RAND()*10-5" office:value-type="float" office:value="-2.87450201936823" calcext:value-type="float">
            <text:p>-2.87450201936823</text:p>
          </table:table-cell>
          <table:table-cell table:formula="of:=1/(1+EXP(-[.A356]*1.5+0.8))" office:value-type="float" office:value="0.00598942144086742" calcext:value-type="float">
            <text:p>0.005989421440867</text:p>
          </table:table-cell>
        </table:table-row>
        <table:table-row table:style-name="ro1">
          <table:table-cell table:formula="of:=RAND()*10-5" office:value-type="float" office:value="3.98987946552838" calcext:value-type="float">
            <text:p>3.98987946552838</text:p>
          </table:table-cell>
          <table:table-cell table:formula="of:=1/(1+EXP(-[.A357]*1.5+0.8))" office:value-type="float" office:value="0.994430246720149" calcext:value-type="float">
            <text:p>0.994430246720149</text:p>
          </table:table-cell>
        </table:table-row>
        <table:table-row table:style-name="ro1">
          <table:table-cell table:formula="of:=RAND()*10-5" office:value-type="float" office:value="-2.35375374397657" calcext:value-type="float">
            <text:p>-2.35375374397657</text:p>
          </table:table-cell>
          <table:table-cell table:formula="of:=1/(1+EXP(-[.A358]*1.5+0.8))" office:value-type="float" office:value="0.0129883298092455" calcext:value-type="float">
            <text:p>0.012988329809246</text:p>
          </table:table-cell>
        </table:table-row>
        <table:table-row table:style-name="ro1">
          <table:table-cell table:formula="of:=RAND()*10-5" office:value-type="float" office:value="2.50648846665983" calcext:value-type="float">
            <text:p>2.50648846665983</text:p>
          </table:table-cell>
          <table:table-cell table:formula="of:=1/(1+EXP(-[.A359]*1.5+0.8))" office:value-type="float" office:value="0.950721472377881" calcext:value-type="float">
            <text:p>0.950721472377881</text:p>
          </table:table-cell>
        </table:table-row>
        <table:table-row table:style-name="ro1">
          <table:table-cell table:formula="of:=RAND()*10-5" office:value-type="float" office:value="1.61009845092364" calcext:value-type="float">
            <text:p>1.61009845092364</text:p>
          </table:table-cell>
          <table:table-cell table:formula="of:=1/(1+EXP(-[.A360]*1.5+0.8))" office:value-type="float" office:value="0.834124847500963" calcext:value-type="float">
            <text:p>0.834124847500963</text:p>
          </table:table-cell>
        </table:table-row>
        <table:table-row table:style-name="ro1">
          <table:table-cell table:formula="of:=RAND()*10-5" office:value-type="float" office:value="-2.79946607494313" calcext:value-type="float">
            <text:p>-2.79946607494313</text:p>
          </table:table-cell>
          <table:table-cell table:formula="of:=1/(1+EXP(-[.A361]*1.5+0.8))" office:value-type="float" office:value="0.00669817737444716" calcext:value-type="float">
            <text:p>0.006698177374447</text:p>
          </table:table-cell>
        </table:table-row>
        <table:table-row table:style-name="ro1">
          <table:table-cell table:formula="of:=RAND()*10-5" office:value-type="float" office:value="-1.74397664683623" calcext:value-type="float">
            <text:p>-1.74397664683623</text:p>
          </table:table-cell>
          <table:table-cell table:formula="of:=1/(1+EXP(-[.A362]*1.5+0.8))" office:value-type="float" office:value="0.0318002283753465" calcext:value-type="float">
            <text:p>0.031800228375347</text:p>
          </table:table-cell>
        </table:table-row>
        <table:table-row table:style-name="ro1">
          <table:table-cell table:formula="of:=RAND()*10-5" office:value-type="float" office:value="-4.89785914704804" calcext:value-type="float">
            <text:p>-4.89785914704804</text:p>
          </table:table-cell>
          <table:table-cell table:formula="of:=1/(1+EXP(-[.A363]*1.5+0.8))" office:value-type="float" office:value="0.00028958017893836" calcext:value-type="float">
            <text:p>0.000289580178938</text:p>
          </table:table-cell>
        </table:table-row>
        <table:table-row table:style-name="ro1">
          <table:table-cell table:formula="of:=RAND()*10-5" office:value-type="float" office:value="0.570282736887798" calcext:value-type="float">
            <text:p>0.570282736887798</text:p>
          </table:table-cell>
          <table:table-cell table:formula="of:=1/(1+EXP(-[.A364]*1.5+0.8))" office:value-type="float" office:value="0.513852480474024" calcext:value-type="float">
            <text:p>0.513852480474024</text:p>
          </table:table-cell>
        </table:table-row>
        <table:table-row table:style-name="ro1">
          <table:table-cell table:formula="of:=RAND()*10-5" office:value-type="float" office:value="-0.0206866880070047" calcext:value-type="float">
            <text:p>-0.020686688007005</text:p>
          </table:table-cell>
          <table:table-cell table:formula="of:=1/(1+EXP(-[.A365]*1.5+0.8))" office:value-type="float" office:value="0.303427319383688" calcext:value-type="float">
            <text:p>0.303427319383688</text:p>
          </table:table-cell>
        </table:table-row>
        <table:table-row table:style-name="ro1">
          <table:table-cell table:formula="of:=RAND()*10-5" office:value-type="float" office:value="2.46684848967272" calcext:value-type="float">
            <text:p>2.46684848967272</text:p>
          </table:table-cell>
          <table:table-cell table:formula="of:=1/(1+EXP(-[.A366]*1.5+0.8))" office:value-type="float" office:value="0.947859917515092" calcext:value-type="float">
            <text:p>0.947859917515092</text:p>
          </table:table-cell>
        </table:table-row>
        <table:table-row table:style-name="ro1">
          <table:table-cell table:formula="of:=RAND()*10-5" office:value-type="float" office:value="-3.18158412913194" calcext:value-type="float">
            <text:p>-3.18158412913194</text:p>
          </table:table-cell>
          <table:table-cell table:formula="of:=1/(1+EXP(-[.A367]*1.5+0.8))" office:value-type="float" office:value="0.00378704054695886" calcext:value-type="float">
            <text:p>0.003787040546959</text:p>
          </table:table-cell>
        </table:table-row>
        <table:table-row table:style-name="ro1">
          <table:table-cell table:formula="of:=RAND()*10-5" office:value-type="float" office:value="-4.23608550674691" calcext:value-type="float">
            <text:p>-4.23608550674691</text:p>
          </table:table-cell>
          <table:table-cell table:formula="of:=1/(1+EXP(-[.A368]*1.5+0.8))" office:value-type="float" office:value="0.000781020167774488" calcext:value-type="float">
            <text:p>0.000781020167774</text:p>
          </table:table-cell>
        </table:table-row>
        <table:table-row table:style-name="ro1">
          <table:table-cell table:formula="of:=RAND()*10-5" office:value-type="float" office:value="-0.557823632088246" calcext:value-type="float">
            <text:p>-0.557823632088246</text:p>
          </table:table-cell>
          <table:table-cell table:formula="of:=1/(1+EXP(-[.A369]*1.5+0.8))" office:value-type="float" office:value="0.162909760312939" calcext:value-type="float">
            <text:p>0.162909760312939</text:p>
          </table:table-cell>
        </table:table-row>
        <table:table-row table:style-name="ro1">
          <table:table-cell table:formula="of:=RAND()*10-5" office:value-type="float" office:value="0.151821908606776" calcext:value-type="float">
            <text:p>0.151821908606776</text:p>
          </table:table-cell>
          <table:table-cell table:formula="of:=1/(1+EXP(-[.A370]*1.5+0.8))" office:value-type="float" office:value="0.360713859545706" calcext:value-type="float">
            <text:p>0.360713859545706</text:p>
          </table:table-cell>
        </table:table-row>
        <table:table-row table:style-name="ro1">
          <table:table-cell table:formula="of:=RAND()*10-5" office:value-type="float" office:value="-1.00047942108433" calcext:value-type="float">
            <text:p>-1.00047942108433</text:p>
          </table:table-cell>
          <table:table-cell table:formula="of:=1/(1+EXP(-[.A371]*1.5+0.8))" office:value-type="float" office:value="0.0910634203546287" calcext:value-type="float">
            <text:p>0.091063420354629</text:p>
          </table:table-cell>
        </table:table-row>
        <table:table-row table:style-name="ro1">
          <table:table-cell table:formula="of:=RAND()*10-5" office:value-type="float" office:value="2.01886293906412" calcext:value-type="float">
            <text:p>2.01886293906412</text:p>
          </table:table-cell>
          <table:table-cell table:formula="of:=1/(1+EXP(-[.A372]*1.5+0.8))" office:value-type="float" office:value="0.902761739932611" calcext:value-type="float">
            <text:p>0.902761739932611</text:p>
          </table:table-cell>
        </table:table-row>
        <table:table-row table:style-name="ro1">
          <table:table-cell table:formula="of:=RAND()*10-5" office:value-type="float" office:value="-1.87363195376442" calcext:value-type="float">
            <text:p>-1.87363195376442</text:p>
          </table:table-cell>
          <table:table-cell table:formula="of:=1/(1+EXP(-[.A373]*1.5+0.8))" office:value-type="float" office:value="0.0263278346299996" calcext:value-type="float">
            <text:p>0.02632783463</text:p>
          </table:table-cell>
        </table:table-row>
        <table:table-row table:style-name="ro1">
          <table:table-cell table:formula="of:=RAND()*10-5" office:value-type="float" office:value="-3.26364124794833" calcext:value-type="float">
            <text:p>-3.26364124794833</text:p>
          </table:table-cell>
          <table:table-cell table:formula="of:=1/(1+EXP(-[.A374]*1.5+0.8))" office:value-type="float" office:value="0.003349924669374" calcext:value-type="float">
            <text:p>0.003349924669374</text:p>
          </table:table-cell>
        </table:table-row>
        <table:table-row table:style-name="ro1">
          <table:table-cell table:formula="of:=RAND()*10-5" office:value-type="float" office:value="-2.03493171092611" calcext:value-type="float">
            <text:p>-2.03493171092611</text:p>
          </table:table-cell>
          <table:table-cell table:formula="of:=1/(1+EXP(-[.A375]*1.5+0.8))" office:value-type="float" office:value="0.020787485065085" calcext:value-type="float">
            <text:p>0.020787485065085</text:p>
          </table:table-cell>
        </table:table-row>
        <table:table-row table:style-name="ro1">
          <table:table-cell table:formula="of:=RAND()*10-5" office:value-type="float" office:value="-3.20219819313669" calcext:value-type="float">
            <text:p>-3.20219819313669</text:p>
          </table:table-cell>
          <table:table-cell table:formula="of:=1/(1+EXP(-[.A376]*1.5+0.8))" office:value-type="float" office:value="0.00367215643481366" calcext:value-type="float">
            <text:p>0.003672156434814</text:p>
          </table:table-cell>
        </table:table-row>
        <table:table-row table:style-name="ro1">
          <table:table-cell table:formula="of:=RAND()*10-5" office:value-type="float" office:value="-1.68695200387538" calcext:value-type="float">
            <text:p>-1.68695200387538</text:p>
          </table:table-cell>
          <table:table-cell table:formula="of:=1/(1+EXP(-[.A377]*1.5+0.8))" office:value-type="float" office:value="0.0345419539589666" calcext:value-type="float">
            <text:p>0.034541953958967</text:p>
          </table:table-cell>
        </table:table-row>
        <table:table-row table:style-name="ro1">
          <table:table-cell table:formula="of:=RAND()*10-5" office:value-type="float" office:value="-2.9157460622632" calcext:value-type="float">
            <text:p>-2.9157460622632</text:p>
          </table:table-cell>
          <table:table-cell table:formula="of:=1/(1+EXP(-[.A378]*1.5+0.8))" office:value-type="float" office:value="0.00563213243260942" calcext:value-type="float">
            <text:p>0.005632132432609</text:p>
          </table:table-cell>
        </table:table-row>
        <table:table-row table:style-name="ro1">
          <table:table-cell table:formula="of:=RAND()*10-5" office:value-type="float" office:value="2.0472668849431" calcext:value-type="float">
            <text:p>2.0472668849431</text:p>
          </table:table-cell>
          <table:table-cell table:formula="of:=1/(1+EXP(-[.A379]*1.5+0.8))" office:value-type="float" office:value="0.906438170687165" calcext:value-type="float">
            <text:p>0.906438170687165</text:p>
          </table:table-cell>
        </table:table-row>
        <table:table-row table:style-name="ro1">
          <table:table-cell table:formula="of:=RAND()*10-5" office:value-type="float" office:value="-3.69724664411082" calcext:value-type="float">
            <text:p>-3.69724664411082</text:p>
          </table:table-cell>
          <table:table-cell table:formula="of:=1/(1+EXP(-[.A380]*1.5+0.8))" office:value-type="float" office:value="0.00175090513295794" calcext:value-type="float">
            <text:p>0.001750905132958</text:p>
          </table:table-cell>
        </table:table-row>
        <table:table-row table:style-name="ro1">
          <table:table-cell table:formula="of:=RAND()*10-5" office:value-type="float" office:value="-1.78297379767092" calcext:value-type="float">
            <text:p>-1.78297379767092</text:p>
          </table:table-cell>
          <table:table-cell table:formula="of:=1/(1+EXP(-[.A381]*1.5+0.8))" office:value-type="float" office:value="0.0300477023191633" calcext:value-type="float">
            <text:p>0.030047702319163</text:p>
          </table:table-cell>
        </table:table-row>
        <table:table-row table:style-name="ro1">
          <table:table-cell table:formula="of:=RAND()*10-5" office:value-type="float" office:value="0.948629658544843" calcext:value-type="float">
            <text:p>0.948629658544843</text:p>
          </table:table-cell>
          <table:table-cell table:formula="of:=1/(1+EXP(-[.A382]*1.5+0.8))" office:value-type="float" office:value="0.65088792979542" calcext:value-type="float">
            <text:p>0.65088792979542</text:p>
          </table:table-cell>
        </table:table-row>
        <table:table-row table:style-name="ro1">
          <table:table-cell table:formula="of:=RAND()*10-5" office:value-type="float" office:value="1.17654769521671" calcext:value-type="float">
            <text:p>1.17654769521671</text:p>
          </table:table-cell>
          <table:table-cell table:formula="of:=1/(1+EXP(-[.A383]*1.5+0.8))" office:value-type="float" office:value="0.724086119056533" calcext:value-type="float">
            <text:p>0.724086119056533</text:p>
          </table:table-cell>
        </table:table-row>
        <table:table-row table:style-name="ro1">
          <table:table-cell table:formula="of:=RAND()*10-5" office:value-type="float" office:value="3.84540555898543" calcext:value-type="float">
            <text:p>3.84540555898543</text:p>
          </table:table-cell>
          <table:table-cell table:formula="of:=1/(1+EXP(-[.A384]*1.5+0.8))" office:value-type="float" office:value="0.993091761192789" calcext:value-type="float">
            <text:p>0.993091761192789</text:p>
          </table:table-cell>
        </table:table-row>
        <table:table-row table:style-name="ro1">
          <table:table-cell table:formula="of:=RAND()*10-5" office:value-type="float" office:value="2.72874360353513" calcext:value-type="float">
            <text:p>2.72874360353513</text:p>
          </table:table-cell>
          <table:table-cell table:formula="of:=1/(1+EXP(-[.A385]*1.5+0.8))" office:value-type="float" office:value="0.964191871996422" calcext:value-type="float">
            <text:p>0.964191871996422</text:p>
          </table:table-cell>
        </table:table-row>
        <table:table-row table:style-name="ro1">
          <table:table-cell table:formula="of:=RAND()*10-5" office:value-type="float" office:value="0.821373359254914" calcext:value-type="float">
            <text:p>0.821373359254914</text:p>
          </table:table-cell>
          <table:table-cell table:formula="of:=1/(1+EXP(-[.A386]*1.5+0.8))" office:value-type="float" office:value="0.606365479255384" calcext:value-type="float">
            <text:p>0.606365479255384</text:p>
          </table:table-cell>
        </table:table-row>
        <table:table-row table:style-name="ro1">
          <table:table-cell table:formula="of:=RAND()*10-5" office:value-type="float" office:value="3.12663689205946" calcext:value-type="float">
            <text:p>3.12663689205946</text:p>
          </table:table-cell>
          <table:table-cell table:formula="of:=1/(1+EXP(-[.A387]*1.5+0.8))" office:value-type="float" office:value="0.979963414043137" calcext:value-type="float">
            <text:p>0.979963414043137</text:p>
          </table:table-cell>
        </table:table-row>
        <table:table-row table:style-name="ro1">
          <table:table-cell table:formula="of:=RAND()*10-5" office:value-type="float" office:value="3.1469586118009" calcext:value-type="float">
            <text:p>3.1469586118009</text:p>
          </table:table-cell>
          <table:table-cell table:formula="of:=1/(1+EXP(-[.A388]*1.5+0.8))" office:value-type="float" office:value="0.980553267647966" calcext:value-type="float">
            <text:p>0.980553267647966</text:p>
          </table:table-cell>
        </table:table-row>
        <table:table-row table:style-name="ro1">
          <table:table-cell table:formula="of:=RAND()*10-5" office:value-type="float" office:value="-0.329460718501221" calcext:value-type="float">
            <text:p>-0.329460718501221</text:p>
          </table:table-cell>
          <table:table-cell table:formula="of:=1/(1+EXP(-[.A389]*1.5+0.8))" office:value-type="float" office:value="0.215144272254717" calcext:value-type="float">
            <text:p>0.215144272254717</text:p>
          </table:table-cell>
        </table:table-row>
        <table:table-row table:style-name="ro1">
          <table:table-cell table:formula="of:=RAND()*10-5" office:value-type="float" office:value="4.23381537547744" calcext:value-type="float">
            <text:p>4.23381537547744</text:p>
          </table:table-cell>
          <table:table-cell table:formula="of:=1/(1+EXP(-[.A390]*1.5+0.8))" office:value-type="float" office:value="0.996130384708796" calcext:value-type="float">
            <text:p>0.996130384708796</text:p>
          </table:table-cell>
        </table:table-row>
        <table:table-row table:style-name="ro1">
          <table:table-cell table:formula="of:=RAND()*10-5" office:value-type="float" office:value="-0.934700852329312" calcext:value-type="float">
            <text:p>-0.934700852329312</text:p>
          </table:table-cell>
          <table:table-cell table:formula="of:=1/(1+EXP(-[.A391]*1.5+0.8))" office:value-type="float" office:value="0.0995664348133699" calcext:value-type="float">
            <text:p>0.09956643481337</text:p>
          </table:table-cell>
        </table:table-row>
        <table:table-row table:style-name="ro1">
          <table:table-cell table:formula="of:=RAND()*10-5" office:value-type="float" office:value="4.50346755536073" calcext:value-type="float">
            <text:p>4.50346755536073</text:p>
          </table:table-cell>
          <table:table-cell table:formula="of:=1/(1+EXP(-[.A392]*1.5+0.8))" office:value-type="float" office:value="0.997414380894918" calcext:value-type="float">
            <text:p>0.997414380894918</text:p>
          </table:table-cell>
        </table:table-row>
        <table:table-row table:style-name="ro1">
          <table:table-cell table:formula="of:=RAND()*10-5" office:value-type="float" office:value="-4.3674833186231" calcext:value-type="float">
            <text:p>-4.3674833186231</text:p>
          </table:table-cell>
          <table:table-cell table:formula="of:=1/(1+EXP(-[.A393]*1.5+0.8))" office:value-type="float" office:value="0.000641394030491642" calcext:value-type="float">
            <text:p>0.000641394030492</text:p>
          </table:table-cell>
        </table:table-row>
        <table:table-row table:style-name="ro1">
          <table:table-cell table:formula="of:=RAND()*10-5" office:value-type="float" office:value="0.00581356648653397" calcext:value-type="float">
            <text:p>0.005813566486534</text:p>
          </table:table-cell>
          <table:table-cell table:formula="of:=1/(1+EXP(-[.A394]*1.5+0.8))" office:value-type="float" office:value="0.311893969753988" calcext:value-type="float">
            <text:p>0.311893969753988</text:p>
          </table:table-cell>
        </table:table-row>
        <table:table-row table:style-name="ro1">
          <table:table-cell table:formula="of:=RAND()*10-5" office:value-type="float" office:value="4.3748080062253" calcext:value-type="float">
            <text:p>4.3748080062253</text:p>
          </table:table-cell>
          <table:table-cell table:formula="of:=1/(1+EXP(-[.A395]*1.5+0.8))" office:value-type="float" office:value="0.996865705674757" calcext:value-type="float">
            <text:p>0.996865705674757</text:p>
          </table:table-cell>
        </table:table-row>
        <table:table-row table:style-name="ro1">
          <table:table-cell table:formula="of:=RAND()*10-5" office:value-type="float" office:value="-2.54039727594456" calcext:value-type="float">
            <text:p>-2.54039727594456</text:p>
          </table:table-cell>
          <table:table-cell table:formula="of:=1/(1+EXP(-[.A396]*1.5+0.8))" office:value-type="float" office:value="0.009847943092232" calcext:value-type="float">
            <text:p>0.009847943092232</text:p>
          </table:table-cell>
        </table:table-row>
        <table:table-row table:style-name="ro1">
          <table:table-cell table:formula="of:=RAND()*10-5" office:value-type="float" office:value="1.72894532815381" calcext:value-type="float">
            <text:p>1.72894532815381</text:p>
          </table:table-cell>
          <table:table-cell table:formula="of:=1/(1+EXP(-[.A397]*1.5+0.8))" office:value-type="float" office:value="0.857345821323938" calcext:value-type="float">
            <text:p>0.857345821323938</text:p>
          </table:table-cell>
        </table:table-row>
        <table:table-row table:style-name="ro1">
          <table:table-cell table:formula="of:=RAND()*10-5" office:value-type="float" office:value="-1.56554868895283" calcext:value-type="float">
            <text:p>-1.56554868895283</text:p>
          </table:table-cell>
          <table:table-cell table:formula="of:=1/(1+EXP(-[.A398]*1.5+0.8))" office:value-type="float" office:value="0.0411574062287519" calcext:value-type="float">
            <text:p>0.041157406228752</text:p>
          </table:table-cell>
        </table:table-row>
        <table:table-row table:style-name="ro1">
          <table:table-cell table:formula="of:=RAND()*10-5" office:value-type="float" office:value="-3.15196809903345" calcext:value-type="float">
            <text:p>-3.15196809903345</text:p>
          </table:table-cell>
          <table:table-cell table:formula="of:=1/(1+EXP(-[.A399]*1.5+0.8))" office:value-type="float" office:value="0.00395838806148522" calcext:value-type="float">
            <text:p>0.003958388061485</text:p>
          </table:table-cell>
        </table:table-row>
        <table:table-row table:style-name="ro1">
          <table:table-cell table:formula="of:=RAND()*10-5" office:value-type="float" office:value="2.98293762791713" calcext:value-type="float">
            <text:p>2.98293762791713</text:p>
          </table:table-cell>
          <table:table-cell table:formula="of:=1/(1+EXP(-[.A400]*1.5+0.8))" office:value-type="float" office:value="0.975262984612015" calcext:value-type="float">
            <text:p>0.975262984612015</text:p>
          </table:table-cell>
        </table:table-row>
        <table:table-row table:style-name="ro1">
          <table:table-cell table:formula="of:=RAND()*10-5" office:value-type="float" office:value="-1.37769530876325" calcext:value-type="float">
            <text:p>-1.37769530876325</text:p>
          </table:table-cell>
          <table:table-cell table:formula="of:=1/(1+EXP(-[.A401]*1.5+0.8))" office:value-type="float" office:value="0.0538324632021165" calcext:value-type="float">
            <text:p>0.053832463202117</text:p>
          </table:table-cell>
        </table:table-row>
        <table:table-row table:style-name="ro1">
          <table:table-cell table:formula="of:=RAND()*10-5" office:value-type="float" office:value="0.13565710622209" calcext:value-type="float">
            <text:p>0.13565710622209</text:p>
          </table:table-cell>
          <table:table-cell table:formula="of:=1/(1+EXP(-[.A402]*1.5+0.8))" office:value-type="float" office:value="0.355141561973675" calcext:value-type="float">
            <text:p>0.355141561973675</text:p>
          </table:table-cell>
        </table:table-row>
        <table:table-row table:style-name="ro1">
          <table:table-cell table:formula="of:=RAND()*10-5" office:value-type="float" office:value="-0.850965263805973" calcext:value-type="float">
            <text:p>-0.850965263805973</text:p>
          </table:table-cell>
          <table:table-cell table:formula="of:=1/(1+EXP(-[.A403]*1.5+0.8))" office:value-type="float" office:value="0.11140712424511" calcext:value-type="float">
            <text:p>0.11140712424511</text:p>
          </table:table-cell>
        </table:table-row>
        <table:table-row table:style-name="ro1">
          <table:table-cell table:formula="of:=RAND()*10-5" office:value-type="float" office:value="-0.113518402954217" calcext:value-type="float">
            <text:p>-0.113518402954217</text:p>
          </table:table-cell>
          <table:table-cell table:formula="of:=1/(1+EXP(-[.A404]*1.5+0.8))" office:value-type="float" office:value="0.274825173216643" calcext:value-type="float">
            <text:p>0.274825173216643</text:p>
          </table:table-cell>
        </table:table-row>
        <table:table-row table:style-name="ro1">
          <table:table-cell table:formula="of:=RAND()*10-5" office:value-type="float" office:value="4.07246179820501" calcext:value-type="float">
            <text:p>4.07246179820501</text:p>
          </table:table-cell>
          <table:table-cell table:formula="of:=1/(1+EXP(-[.A405]*1.5+0.8))" office:value-type="float" office:value="0.995075974469659" calcext:value-type="float">
            <text:p>0.995075974469659</text:p>
          </table:table-cell>
        </table:table-row>
        <table:table-row table:style-name="ro1">
          <table:table-cell table:formula="of:=RAND()*10-5" office:value-type="float" office:value="-2.52836597937585" calcext:value-type="float">
            <text:p>-2.52836597937585</text:p>
          </table:table-cell>
          <table:table-cell table:formula="of:=1/(1+EXP(-[.A406]*1.5+0.8))" office:value-type="float" office:value="0.0100254838113306" calcext:value-type="float">
            <text:p>0.010025483811331</text:p>
          </table:table-cell>
        </table:table-row>
        <table:table-row table:style-name="ro1">
          <table:table-cell table:formula="of:=RAND()*10-5" office:value-type="float" office:value="-0.0997891610317661" calcext:value-type="float">
            <text:p>-0.099789161031766</text:p>
          </table:table-cell>
          <table:table-cell table:formula="of:=1/(1+EXP(-[.A407]*1.5+0.8))" office:value-type="float" office:value="0.278948428554104" calcext:value-type="float">
            <text:p>0.278948428554104</text:p>
          </table:table-cell>
        </table:table-row>
        <table:table-row table:style-name="ro1">
          <table:table-cell table:formula="of:=RAND()*10-5" office:value-type="float" office:value="1.84933755600011" calcext:value-type="float">
            <text:p>1.84933755600011</text:p>
          </table:table-cell>
          <table:table-cell table:formula="of:=1/(1+EXP(-[.A408]*1.5+0.8))" office:value-type="float" office:value="0.878040782306023" calcext:value-type="float">
            <text:p>0.878040782306023</text:p>
          </table:table-cell>
        </table:table-row>
        <table:table-row table:style-name="ro1">
          <table:table-cell table:formula="of:=RAND()*10-5" office:value-type="float" office:value="-4.97366437239832" calcext:value-type="float">
            <text:p>-4.97366437239832</text:p>
          </table:table-cell>
          <table:table-cell table:formula="of:=1/(1+EXP(-[.A409]*1.5+0.8))" office:value-type="float" office:value="0.000258463762972188" calcext:value-type="float">
            <text:p>0.000258463762972</text:p>
          </table:table-cell>
        </table:table-row>
        <table:table-row table:style-name="ro1">
          <table:table-cell table:formula="of:=RAND()*10-5" office:value-type="float" office:value="-4.39036193146875" calcext:value-type="float">
            <text:p>-4.39036193146875</text:p>
          </table:table-cell>
          <table:table-cell table:formula="of:=1/(1+EXP(-[.A410]*1.5+0.8))" office:value-type="float" office:value="0.000619769539891032" calcext:value-type="float">
            <text:p>0.000619769539891</text:p>
          </table:table-cell>
        </table:table-row>
        <table:table-row table:style-name="ro1">
          <table:table-cell table:formula="of:=RAND()*10-5" office:value-type="float" office:value="2.49026387603925" calcext:value-type="float">
            <text:p>2.49026387603925</text:p>
          </table:table-cell>
          <table:table-cell table:formula="of:=1/(1+EXP(-[.A411]*1.5+0.8))" office:value-type="float" office:value="0.949568697443568" calcext:value-type="float">
            <text:p>0.949568697443568</text:p>
          </table:table-cell>
        </table:table-row>
        <table:table-row table:style-name="ro1">
          <table:table-cell table:formula="of:=RAND()*10-5" office:value-type="float" office:value="1.7360759755747" calcext:value-type="float">
            <text:p>1.7360759755747</text:p>
          </table:table-cell>
          <table:table-cell table:formula="of:=1/(1+EXP(-[.A412]*1.5+0.8))" office:value-type="float" office:value="0.858648987657033" calcext:value-type="float">
            <text:p>0.858648987657033</text:p>
          </table:table-cell>
        </table:table-row>
        <table:table-row table:style-name="ro1">
          <table:table-cell table:formula="of:=RAND()*10-5" office:value-type="float" office:value="3.81467792047633" calcext:value-type="float">
            <text:p>3.81467792047633</text:p>
          </table:table-cell>
          <table:table-cell table:formula="of:=1/(1+EXP(-[.A413]*1.5+0.8))" office:value-type="float" office:value="0.992768254892807" calcext:value-type="float">
            <text:p>0.992768254892807</text:p>
          </table:table-cell>
        </table:table-row>
        <table:table-row table:style-name="ro1">
          <table:table-cell table:formula="of:=RAND()*10-5" office:value-type="float" office:value="1.18901712430625" calcext:value-type="float">
            <text:p>1.18901712430625</text:p>
          </table:table-cell>
          <table:table-cell table:formula="of:=1/(1+EXP(-[.A414]*1.5+0.8))" office:value-type="float" office:value="0.727807229167074" calcext:value-type="float">
            <text:p>0.727807229167074</text:p>
          </table:table-cell>
        </table:table-row>
        <table:table-row table:style-name="ro1">
          <table:table-cell table:formula="of:=RAND()*10-5" office:value-type="float" office:value="2.86234796199714" calcext:value-type="float">
            <text:p>2.86234796199714</text:p>
          </table:table-cell>
          <table:table-cell table:formula="of:=1/(1+EXP(-[.A415]*1.5+0.8))" office:value-type="float" office:value="0.970502885848785" calcext:value-type="float">
            <text:p>0.970502885848785</text:p>
          </table:table-cell>
        </table:table-row>
        <table:table-row table:style-name="ro1">
          <table:table-cell table:formula="of:=RAND()*10-5" office:value-type="float" office:value="-1.37100160645706" calcext:value-type="float">
            <text:p>-1.37100160645706</text:p>
          </table:table-cell>
          <table:table-cell table:formula="of:=1/(1+EXP(-[.A416]*1.5+0.8))" office:value-type="float" office:value="0.0543461710413184" calcext:value-type="float">
            <text:p>0.054346171041318</text:p>
          </table:table-cell>
        </table:table-row>
        <table:table-row table:style-name="ro1">
          <table:table-cell table:formula="of:=RAND()*10-5" office:value-type="float" office:value="-1.53499347707233" calcext:value-type="float">
            <text:p>-1.53499347707233</text:p>
          </table:table-cell>
          <table:table-cell table:formula="of:=1/(1+EXP(-[.A417]*1.5+0.8))" office:value-type="float" office:value="0.0430046527786665" calcext:value-type="float">
            <text:p>0.043004652778667</text:p>
          </table:table-cell>
        </table:table-row>
        <table:table-row table:style-name="ro1">
          <table:table-cell table:formula="of:=RAND()*10-5" office:value-type="float" office:value="2.72153639402455" calcext:value-type="float">
            <text:p>2.72153639402455</text:p>
          </table:table-cell>
          <table:table-cell table:formula="of:=1/(1+EXP(-[.A418]*1.5+0.8))" office:value-type="float" office:value="0.963816739971092" calcext:value-type="float">
            <text:p>0.963816739971092</text:p>
          </table:table-cell>
        </table:table-row>
        <table:table-row table:style-name="ro1">
          <table:table-cell table:formula="of:=RAND()*10-5" office:value-type="float" office:value="-0.695707818624452" calcext:value-type="float">
            <text:p>-0.695707818624452</text:p>
          </table:table-cell>
          <table:table-cell table:formula="of:=1/(1+EXP(-[.A419]*1.5+0.8))" office:value-type="float" office:value="0.13663059758355" calcext:value-type="float">
            <text:p>0.13663059758355</text:p>
          </table:table-cell>
        </table:table-row>
        <table:table-row table:style-name="ro1">
          <table:table-cell table:formula="of:=RAND()*10-5" office:value-type="float" office:value="3.21601110437182" calcext:value-type="float">
            <text:p>3.21601110437182</text:p>
          </table:table-cell>
          <table:table-cell table:formula="of:=1/(1+EXP(-[.A420]*1.5+0.8))" office:value-type="float" office:value="0.982433114777574" calcext:value-type="float">
            <text:p>0.982433114777574</text:p>
          </table:table-cell>
        </table:table-row>
        <table:table-row table:style-name="ro1">
          <table:table-cell table:formula="of:=RAND()*10-5" office:value-type="float" office:value="0.901613782105222" calcext:value-type="float">
            <text:p>0.901613782105222</text:p>
          </table:table-cell>
          <table:table-cell table:formula="of:=1/(1+EXP(-[.A421]*1.5+0.8))" office:value-type="float" office:value="0.634697023114896" calcext:value-type="float">
            <text:p>0.634697023114896</text:p>
          </table:table-cell>
        </table:table-row>
        <table:table-row table:style-name="ro1">
          <table:table-cell table:formula="of:=RAND()*10-5" office:value-type="float" office:value="-3.11166846458553" calcext:value-type="float">
            <text:p>-3.11166846458553</text:p>
          </table:table-cell>
          <table:table-cell table:formula="of:=1/(1+EXP(-[.A422]*1.5+0.8))" office:value-type="float" office:value="0.00420401367857636" calcext:value-type="float">
            <text:p>0.004204013678576</text:p>
          </table:table-cell>
        </table:table-row>
        <table:table-row table:style-name="ro1">
          <table:table-cell table:formula="of:=RAND()*10-5" office:value-type="float" office:value="-1.98605048790194" calcext:value-type="float">
            <text:p>-1.98605048790194</text:p>
          </table:table-cell>
          <table:table-cell table:formula="of:=1/(1+EXP(-[.A423]*1.5+0.8))" office:value-type="float" office:value="0.0223336110210806" calcext:value-type="float">
            <text:p>0.022333611021081</text:p>
          </table:table-cell>
        </table:table-row>
        <table:table-row table:style-name="ro1">
          <table:table-cell table:formula="of:=RAND()*10-5" office:value-type="float" office:value="0.738542335313916" calcext:value-type="float">
            <text:p>0.738542335313916</text:p>
          </table:table-cell>
          <table:table-cell table:formula="of:=1/(1+EXP(-[.A424]*1.5+0.8))" office:value-type="float" office:value="0.576351472487276" calcext:value-type="float">
            <text:p>0.576351472487276</text:p>
          </table:table-cell>
        </table:table-row>
        <table:table-row table:style-name="ro1">
          <table:table-cell table:formula="of:=RAND()*10-5" office:value-type="float" office:value="4.75530125404155" calcext:value-type="float">
            <text:p>4.75530125404155</text:p>
          </table:table-cell>
          <table:table-cell table:formula="of:=1/(1+EXP(-[.A425]*1.5+0.8))" office:value-type="float" office:value="0.998226370178378" calcext:value-type="float">
            <text:p>0.998226370178378</text:p>
          </table:table-cell>
        </table:table-row>
        <table:table-row table:style-name="ro1">
          <table:table-cell table:formula="of:=RAND()*10-5" office:value-type="float" office:value="4.59169640824277" calcext:value-type="float">
            <text:p>4.59169640824277</text:p>
          </table:table-cell>
          <table:table-cell table:formula="of:=1/(1+EXP(-[.A426]*1.5+0.8))" office:value-type="float" office:value="0.9977341674499" calcext:value-type="float">
            <text:p>0.9977341674499</text:p>
          </table:table-cell>
        </table:table-row>
        <table:table-row table:style-name="ro1">
          <table:table-cell table:formula="of:=RAND()*10-5" office:value-type="float" office:value="3.40125194499054" calcext:value-type="float">
            <text:p>3.40125194499054</text:p>
          </table:table-cell>
          <table:table-cell table:formula="of:=1/(1+EXP(-[.A427]*1.5+0.8))" office:value-type="float" office:value="0.986637862506594" calcext:value-type="float">
            <text:p>0.986637862506594</text:p>
          </table:table-cell>
        </table:table-row>
        <table:table-row table:style-name="ro1">
          <table:table-cell table:formula="of:=RAND()*10-5" office:value-type="float" office:value="-2.759761234981" calcext:value-type="float">
            <text:p>-2.759761234981</text:p>
          </table:table-cell>
          <table:table-cell table:formula="of:=1/(1+EXP(-[.A428]*1.5+0.8))" office:value-type="float" office:value="0.00710630029596477" calcext:value-type="float">
            <text:p>0.007106300295965</text:p>
          </table:table-cell>
        </table:table-row>
        <table:table-row table:style-name="ro1">
          <table:table-cell table:formula="of:=RAND()*10-5" office:value-type="float" office:value="-1.23510467364079" calcext:value-type="float">
            <text:p>-1.23510467364079</text:p>
          </table:table-cell>
          <table:table-cell table:formula="of:=1/(1+EXP(-[.A429]*1.5+0.8))" office:value-type="float" office:value="0.0658254348118469" calcext:value-type="float">
            <text:p>0.065825434811847</text:p>
          </table:table-cell>
        </table:table-row>
        <table:table-row table:style-name="ro1">
          <table:table-cell table:formula="of:=RAND()*10-5" office:value-type="float" office:value="-2.99216060932974" calcext:value-type="float">
            <text:p>-2.99216060932974</text:p>
          </table:table-cell>
          <table:table-cell table:formula="of:=1/(1+EXP(-[.A430]*1.5+0.8))" office:value-type="float" office:value="0.00502525621003085" calcext:value-type="float">
            <text:p>0.005025256210031</text:p>
          </table:table-cell>
        </table:table-row>
        <table:table-row table:style-name="ro1">
          <table:table-cell table:formula="of:=RAND()*10-5" office:value-type="float" office:value="0.798940120913537" calcext:value-type="float">
            <text:p>0.798940120913537</text:p>
          </table:table-cell>
          <table:table-cell table:formula="of:=1/(1+EXP(-[.A431]*1.5+0.8))" office:value-type="float" office:value="0.598305629244437" calcext:value-type="float">
            <text:p>0.598305629244437</text:p>
          </table:table-cell>
        </table:table-row>
        <table:table-row table:style-name="ro1">
          <table:table-cell table:formula="of:=RAND()*10-5" office:value-type="float" office:value="0.146887904293863" calcext:value-type="float">
            <text:p>0.146887904293863</text:p>
          </table:table-cell>
          <table:table-cell table:formula="of:=1/(1+EXP(-[.A432]*1.5+0.8))" office:value-type="float" office:value="0.359008957402053" calcext:value-type="float">
            <text:p>0.359008957402053</text:p>
          </table:table-cell>
        </table:table-row>
        <table:table-row table:style-name="ro1">
          <table:table-cell table:formula="of:=RAND()*10-5" office:value-type="float" office:value="3.33842400888332" calcext:value-type="float">
            <text:p>3.33842400888332</text:p>
          </table:table-cell>
          <table:table-cell table:formula="of:=1/(1+EXP(-[.A433]*1.5+0.8))" office:value-type="float" office:value="0.985336705441187" calcext:value-type="float">
            <text:p>0.985336705441187</text:p>
          </table:table-cell>
        </table:table-row>
        <table:table-row table:style-name="ro1">
          <table:table-cell table:formula="of:=RAND()*10-5" office:value-type="float" office:value="-1.20961862630238" calcext:value-type="float">
            <text:p>-1.20961862630238</text:p>
          </table:table-cell>
          <table:table-cell table:formula="of:=1/(1+EXP(-[.A434]*1.5+0.8))" office:value-type="float" office:value="0.0682156152742172" calcext:value-type="float">
            <text:p>0.068215615274217</text:p>
          </table:table-cell>
        </table:table-row>
        <table:table-row table:style-name="ro1">
          <table:table-cell table:formula="of:=RAND()*10-5" office:value-type="float" office:value="-2.24377142844691" calcext:value-type="float">
            <text:p>-2.24377142844691</text:p>
          </table:table-cell>
          <table:table-cell table:formula="of:=1/(1+EXP(-[.A435]*1.5+0.8))" office:value-type="float" office:value="0.015282338562" calcext:value-type="float">
            <text:p>0.015282338562</text:p>
          </table:table-cell>
        </table:table-row>
        <table:table-row table:style-name="ro1">
          <table:table-cell table:formula="of:=RAND()*10-5" office:value-type="float" office:value="-2.47445960292676" calcext:value-type="float">
            <text:p>-2.47445960292676</text:p>
          </table:table-cell>
          <table:table-cell table:formula="of:=1/(1+EXP(-[.A436]*1.5+0.8))" office:value-type="float" office:value="0.0108606462596189" calcext:value-type="float">
            <text:p>0.010860646259619</text:p>
          </table:table-cell>
        </table:table-row>
        <table:table-row table:style-name="ro1">
          <table:table-cell table:formula="of:=RAND()*10-5" office:value-type="float" office:value="-1.59531146340017" calcext:value-type="float">
            <text:p>-1.59531146340017</text:p>
          </table:table-cell>
          <table:table-cell table:formula="of:=1/(1+EXP(-[.A437]*1.5+0.8))" office:value-type="float" office:value="0.0394312391186091" calcext:value-type="float">
            <text:p>0.039431239118609</text:p>
          </table:table-cell>
        </table:table-row>
        <table:table-row table:style-name="ro1">
          <table:table-cell table:formula="of:=RAND()*10-5" office:value-type="float" office:value="3.97205783685645" calcext:value-type="float">
            <text:p>3.97205783685645</text:p>
          </table:table-cell>
          <table:table-cell table:formula="of:=1/(1+EXP(-[.A438]*1.5+0.8))" office:value-type="float" office:value="0.994280208739616" calcext:value-type="float">
            <text:p>0.994280208739616</text:p>
          </table:table-cell>
        </table:table-row>
        <table:table-row table:style-name="ro1">
          <table:table-cell table:formula="of:=RAND()*10-5" office:value-type="float" office:value="1.17254216303773" calcext:value-type="float">
            <text:p>1.17254216303773</text:p>
          </table:table-cell>
          <table:table-cell table:formula="of:=1/(1+EXP(-[.A439]*1.5+0.8))" office:value-type="float" office:value="0.722884134007901" calcext:value-type="float">
            <text:p>0.722884134007901</text:p>
          </table:table-cell>
        </table:table-row>
        <table:table-row table:style-name="ro1">
          <table:table-cell table:formula="of:=RAND()*10-5" office:value-type="float" office:value="2.83071641866748" calcext:value-type="float">
            <text:p>2.83071641866748</text:p>
          </table:table-cell>
          <table:table-cell table:formula="of:=1/(1+EXP(-[.A440]*1.5+0.8))" office:value-type="float" office:value="0.969113861796587" calcext:value-type="float">
            <text:p>0.969113861796587</text:p>
          </table:table-cell>
        </table:table-row>
        <table:table-row table:style-name="ro1">
          <table:table-cell table:formula="of:=RAND()*10-5" office:value-type="float" office:value="-4.67077837797273" calcext:value-type="float">
            <text:p>-4.67077837797273</text:p>
          </table:table-cell>
          <table:table-cell table:formula="of:=1/(1+EXP(-[.A441]*1.5+0.8))" office:value-type="float" office:value="0.000407049930877628" calcext:value-type="float">
            <text:p>0.000407049930878</text:p>
          </table:table-cell>
        </table:table-row>
        <table:table-row table:style-name="ro1">
          <table:table-cell table:formula="of:=RAND()*10-5" office:value-type="float" office:value="-1.02546869938977" calcext:value-type="float">
            <text:p>-1.02546869938977</text:p>
          </table:table-cell>
          <table:table-cell table:formula="of:=1/(1+EXP(-[.A442]*1.5+0.8))" office:value-type="float" office:value="0.0880080360848035" calcext:value-type="float">
            <text:p>0.088008036084804</text:p>
          </table:table-cell>
        </table:table-row>
        <table:table-row table:style-name="ro1">
          <table:table-cell table:formula="of:=RAND()*10-5" office:value-type="float" office:value="-1.92667433433198" calcext:value-type="float">
            <text:p>-1.92667433433198</text:p>
          </table:table-cell>
          <table:table-cell table:formula="of:=1/(1+EXP(-[.A443]*1.5+0.8))" office:value-type="float" office:value="0.0243633209260563" calcext:value-type="float">
            <text:p>0.024363320926056</text:p>
          </table:table-cell>
        </table:table-row>
        <table:table-row table:style-name="ro1">
          <table:table-cell table:formula="of:=RAND()*10-5" office:value-type="float" office:value="-0.545423371083079" calcext:value-type="float">
            <text:p>-0.545423371083079</text:p>
          </table:table-cell>
          <table:table-cell table:formula="of:=1/(1+EXP(-[.A444]*1.5+0.8))" office:value-type="float" office:value="0.165462229287384" calcext:value-type="float">
            <text:p>0.165462229287384</text:p>
          </table:table-cell>
        </table:table-row>
        <table:table-row table:style-name="ro1">
          <table:table-cell table:formula="of:=RAND()*10-5" office:value-type="float" office:value="3.10374272754761" calcext:value-type="float">
            <text:p>3.10374272754761</text:p>
          </table:table-cell>
          <table:table-cell table:formula="of:=1/(1+EXP(-[.A445]*1.5+0.8))" office:value-type="float" office:value="0.979277887653841" calcext:value-type="float">
            <text:p>0.979277887653841</text:p>
          </table:table-cell>
        </table:table-row>
        <table:table-row table:style-name="ro1">
          <table:table-cell table:formula="of:=RAND()*10-5" office:value-type="float" office:value="-1.00715847262586" calcext:value-type="float">
            <text:p>-1.00715847262586</text:p>
          </table:table-cell>
          <table:table-cell table:formula="of:=1/(1+EXP(-[.A446]*1.5+0.8))" office:value-type="float" office:value="0.0902375643649103" calcext:value-type="float">
            <text:p>0.09023756436491</text:p>
          </table:table-cell>
        </table:table-row>
        <table:table-row table:style-name="ro1">
          <table:table-cell table:formula="of:=RAND()*10-5" office:value-type="float" office:value="-4.05325753956541" calcext:value-type="float">
            <text:p>-4.05325753956541</text:p>
          </table:table-cell>
          <table:table-cell table:formula="of:=1/(1+EXP(-[.A447]*1.5+0.8))" office:value-type="float" office:value="0.00102720470770581" calcext:value-type="float">
            <text:p>0.001027204707706</text:p>
          </table:table-cell>
        </table:table-row>
        <table:table-row table:style-name="ro1">
          <table:table-cell table:formula="of:=RAND()*10-5" office:value-type="float" office:value="3.87436562441099" calcext:value-type="float">
            <text:p>3.87436562441099</text:p>
          </table:table-cell>
          <table:table-cell table:formula="of:=1/(1+EXP(-[.A448]*1.5+0.8))" office:value-type="float" office:value="0.993383487991203" calcext:value-type="float">
            <text:p>0.993383487991203</text:p>
          </table:table-cell>
        </table:table-row>
        <table:table-row table:style-name="ro1">
          <table:table-cell table:formula="of:=RAND()*10-5" office:value-type="float" office:value="-0.461585271442177" calcext:value-type="float">
            <text:p>-0.461585271442177</text:p>
          </table:table-cell>
          <table:table-cell table:formula="of:=1/(1+EXP(-[.A449]*1.5+0.8))" office:value-type="float" office:value="0.183565084794263" calcext:value-type="float">
            <text:p>0.183565084794263</text:p>
          </table:table-cell>
        </table:table-row>
        <table:table-row table:style-name="ro1">
          <table:table-cell table:formula="of:=RAND()*10-5" office:value-type="float" office:value="-2.5259390980181" calcext:value-type="float">
            <text:p>-2.5259390980181</text:p>
          </table:table-cell>
          <table:table-cell table:formula="of:=1/(1+EXP(-[.A450]*1.5+0.8))" office:value-type="float" office:value="0.0100616784301284" calcext:value-type="float">
            <text:p>0.010061678430128</text:p>
          </table:table-cell>
        </table:table-row>
        <table:table-row table:style-name="ro1">
          <table:table-cell table:formula="of:=RAND()*10-5" office:value-type="float" office:value="-1.81630118772381" calcext:value-type="float">
            <text:p>-1.81630118772381</text:p>
          </table:table-cell>
          <table:table-cell table:formula="of:=1/(1+EXP(-[.A451]*1.5+0.8))" office:value-type="float" office:value="0.0286244536267631" calcext:value-type="float">
            <text:p>0.028624453626763</text:p>
          </table:table-cell>
        </table:table-row>
        <table:table-row table:style-name="ro1">
          <table:table-cell table:formula="of:=RAND()*10-5" office:value-type="float" office:value="-3.34767401508394" calcext:value-type="float">
            <text:p>-3.34767401508394</text:p>
          </table:table-cell>
          <table:table-cell table:formula="of:=1/(1+EXP(-[.A452]*1.5+0.8))" office:value-type="float" office:value="0.00295437024576063" calcext:value-type="float">
            <text:p>0.002954370245761</text:p>
          </table:table-cell>
        </table:table-row>
        <table:table-row table:style-name="ro1">
          <table:table-cell table:formula="of:=RAND()*10-5" office:value-type="float" office:value="2.90544473420239" calcext:value-type="float">
            <text:p>2.90544473420239</text:p>
          </table:table-cell>
          <table:table-cell table:formula="of:=1/(1+EXP(-[.A453]*1.5+0.8))" office:value-type="float" office:value="0.972298252435907" calcext:value-type="float">
            <text:p>0.972298252435907</text:p>
          </table:table-cell>
        </table:table-row>
        <table:table-row table:style-name="ro1">
          <table:table-cell table:formula="of:=RAND()*10-5" office:value-type="float" office:value="-1.96076124984668" calcext:value-type="float">
            <text:p>-1.96076124984668</text:p>
          </table:table-cell>
          <table:table-cell table:formula="of:=1/(1+EXP(-[.A454]*1.5+0.8))" office:value-type="float" office:value="0.0231770721397075" calcext:value-type="float">
            <text:p>0.023177072139708</text:p>
          </table:table-cell>
        </table:table-row>
        <table:table-row table:style-name="ro1">
          <table:table-cell table:formula="of:=RAND()*10-5" office:value-type="float" office:value="2.85708767489487" calcext:value-type="float">
            <text:p>2.85708767489487</text:p>
          </table:table-cell>
          <table:table-cell table:formula="of:=1/(1+EXP(-[.A455]*1.5+0.8))" office:value-type="float" office:value="0.970276165703427" calcext:value-type="float">
            <text:p>0.970276165703427</text:p>
          </table:table-cell>
        </table:table-row>
        <table:table-row table:style-name="ro1">
          <table:table-cell table:formula="of:=RAND()*10-5" office:value-type="float" office:value="3.88058028877571" calcext:value-type="float">
            <text:p>3.88058028877571</text:p>
          </table:table-cell>
          <table:table-cell table:formula="of:=1/(1+EXP(-[.A456]*1.5+0.8))" office:value-type="float" office:value="0.993444478038423" calcext:value-type="float">
            <text:p>0.993444478038423</text:p>
          </table:table-cell>
        </table:table-row>
        <table:table-row table:style-name="ro1">
          <table:table-cell table:formula="of:=RAND()*10-5" office:value-type="float" office:value="-0.843687905624361" calcext:value-type="float">
            <text:p>-0.843687905624361</text:p>
          </table:table-cell>
          <table:table-cell table:formula="of:=1/(1+EXP(-[.A457]*1.5+0.8))" office:value-type="float" office:value="0.112492356315923" calcext:value-type="float">
            <text:p>0.112492356315923</text:p>
          </table:table-cell>
        </table:table-row>
        <table:table-row table:style-name="ro1">
          <table:table-cell table:formula="of:=RAND()*10-5" office:value-type="float" office:value="1.39185230489548" calcext:value-type="float">
            <text:p>1.39185230489548</text:p>
          </table:table-cell>
          <table:table-cell table:formula="of:=1/(1+EXP(-[.A458]*1.5+0.8))" office:value-type="float" office:value="0.783770932679253" calcext:value-type="float">
            <text:p>0.783770932679253</text:p>
          </table:table-cell>
        </table:table-row>
        <table:table-row table:style-name="ro1">
          <table:table-cell table:formula="of:=RAND()*10-5" office:value-type="float" office:value="3.73372631135188" calcext:value-type="float">
            <text:p>3.73372631135188</text:p>
          </table:table-cell>
          <table:table-cell table:formula="of:=1/(1+EXP(-[.A459]*1.5+0.8))" office:value-type="float" office:value="0.991842199755314" calcext:value-type="float">
            <text:p>0.991842199755314</text:p>
          </table:table-cell>
        </table:table-row>
        <table:table-row table:style-name="ro1">
          <table:table-cell table:formula="of:=RAND()*10-5" office:value-type="float" office:value="3.32502468224199" calcext:value-type="float">
            <text:p>3.32502468224199</text:p>
          </table:table-cell>
          <table:table-cell table:formula="of:=1/(1+EXP(-[.A460]*1.5+0.8))" office:value-type="float" office:value="0.98504345887604" calcext:value-type="float">
            <text:p>0.98504345887604</text:p>
          </table:table-cell>
        </table:table-row>
        <table:table-row table:style-name="ro1">
          <table:table-cell table:formula="of:=RAND()*10-5" office:value-type="float" office:value="-2.63212904667719" calcext:value-type="float">
            <text:p>-2.63212904667719</text:p>
          </table:table-cell>
          <table:table-cell table:formula="of:=1/(1+EXP(-[.A461]*1.5+0.8))" office:value-type="float" office:value="0.00859286078046187" calcext:value-type="float">
            <text:p>0.008592860780462</text:p>
          </table:table-cell>
        </table:table-row>
        <table:table-row table:style-name="ro1">
          <table:table-cell table:formula="of:=RAND()*10-5" office:value-type="float" office:value="-0.550971574957854" calcext:value-type="float">
            <text:p>-0.550971574957854</text:p>
          </table:table-cell>
          <table:table-cell table:formula="of:=1/(1+EXP(-[.A462]*1.5+0.8))" office:value-type="float" office:value="0.164316245195179" calcext:value-type="float">
            <text:p>0.164316245195179</text:p>
          </table:table-cell>
        </table:table-row>
        <table:table-row table:style-name="ro1">
          <table:table-cell table:formula="of:=RAND()*10-5" office:value-type="float" office:value="2.92644694211715" calcext:value-type="float">
            <text:p>2.92644694211715</text:p>
          </table:table-cell>
          <table:table-cell table:formula="of:=1/(1+EXP(-[.A463]*1.5+0.8))" office:value-type="float" office:value="0.973134265851853" calcext:value-type="float">
            <text:p>0.973134265851853</text:p>
          </table:table-cell>
        </table:table-row>
        <table:table-row table:style-name="ro1">
          <table:table-cell table:formula="of:=RAND()*10-5" office:value-type="float" office:value="-0.90393625234687" calcext:value-type="float">
            <text:p>-0.90393625234687</text:p>
          </table:table-cell>
          <table:table-cell table:formula="of:=1/(1+EXP(-[.A464]*1.5+0.8))" office:value-type="float" office:value="0.103780768829198" calcext:value-type="float">
            <text:p>0.103780768829198</text:p>
          </table:table-cell>
        </table:table-row>
        <table:table-row table:style-name="ro1">
          <table:table-cell table:formula="of:=RAND()*10-5" office:value-type="float" office:value="-4.13246051878336" calcext:value-type="float">
            <text:p>-4.13246051878336</text:p>
          </table:table-cell>
          <table:table-cell table:formula="of:=1/(1+EXP(-[.A465]*1.5+0.8))" office:value-type="float" office:value="0.000912243654840156" calcext:value-type="float">
            <text:p>0.00091224365484</text:p>
          </table:table-cell>
        </table:table-row>
        <table:table-row table:style-name="ro1">
          <table:table-cell table:formula="of:=RAND()*10-5" office:value-type="float" office:value="-3.7717305925662" calcext:value-type="float">
            <text:p>-3.7717305925662</text:p>
          </table:table-cell>
          <table:table-cell table:formula="of:=1/(1+EXP(-[.A466]*1.5+0.8))" office:value-type="float" office:value="0.00156610564481784" calcext:value-type="float">
            <text:p>0.001566105644818</text:p>
          </table:table-cell>
        </table:table-row>
        <table:table-row table:style-name="ro1">
          <table:table-cell table:formula="of:=RAND()*10-5" office:value-type="float" office:value="2.32100706155682" calcext:value-type="float">
            <text:p>2.32100706155682</text:p>
          </table:table-cell>
          <table:table-cell table:formula="of:=1/(1+EXP(-[.A467]*1.5+0.8))" office:value-type="float" office:value="0.935926770245157" calcext:value-type="float">
            <text:p>0.935926770245157</text:p>
          </table:table-cell>
        </table:table-row>
        <table:table-row table:style-name="ro1">
          <table:table-cell table:formula="of:=RAND()*10-5" office:value-type="float" office:value="-0.614167265358233" calcext:value-type="float">
            <text:p>-0.614167265358233</text:p>
          </table:table-cell>
          <table:table-cell table:formula="of:=1/(1+EXP(-[.A468]*1.5+0.8))" office:value-type="float" office:value="0.151710110247667" calcext:value-type="float">
            <text:p>0.151710110247667</text:p>
          </table:table-cell>
        </table:table-row>
        <table:table-row table:style-name="ro1">
          <table:table-cell table:formula="of:=RAND()*10-5" office:value-type="float" office:value="2.77416041311819" calcext:value-type="float">
            <text:p>2.77416041311819</text:p>
          </table:table-cell>
          <table:table-cell table:formula="of:=1/(1+EXP(-[.A469]*1.5+0.8))" office:value-type="float" office:value="0.966471002030083" calcext:value-type="float">
            <text:p>0.966471002030083</text:p>
          </table:table-cell>
        </table:table-row>
        <table:table-row table:style-name="ro1">
          <table:table-cell table:formula="of:=RAND()*10-5" office:value-type="float" office:value="-0.00983207525722918" calcext:value-type="float">
            <text:p>-0.009832075257229</text:p>
          </table:table-cell>
          <table:table-cell table:formula="of:=1/(1+EXP(-[.A470]*1.5+0.8))" office:value-type="float" office:value="0.3068796255956" calcext:value-type="float">
            <text:p>0.3068796255956</text:p>
          </table:table-cell>
        </table:table-row>
        <table:table-row table:style-name="ro1">
          <table:table-cell table:formula="of:=RAND()*10-5" office:value-type="float" office:value="4.45129930590774" calcext:value-type="float">
            <text:p>4.45129930590774</text:p>
          </table:table-cell>
          <table:table-cell table:formula="of:=1/(1+EXP(-[.A471]*1.5+0.8))" office:value-type="float" office:value="0.997204511362781" calcext:value-type="float">
            <text:p>0.997204511362781</text:p>
          </table:table-cell>
        </table:table-row>
        <table:table-row table:style-name="ro1">
          <table:table-cell table:formula="of:=RAND()*10-5" office:value-type="float" office:value="-0.141172804974405" calcext:value-type="float">
            <text:p>-0.141172804974405</text:p>
          </table:table-cell>
          <table:table-cell table:formula="of:=1/(1+EXP(-[.A472]*1.5+0.8))" office:value-type="float" office:value="0.266635712190244" calcext:value-type="float">
            <text:p>0.266635712190244</text:p>
          </table:table-cell>
        </table:table-row>
        <table:table-row table:style-name="ro1">
          <table:table-cell table:formula="of:=RAND()*10-5" office:value-type="float" office:value="-4.7941711038752" calcext:value-type="float">
            <text:p>-4.7941711038752</text:p>
          </table:table-cell>
          <table:table-cell table:formula="of:=1/(1+EXP(-[.A473]*1.5+0.8))" office:value-type="float" office:value="0.000338294071364442" calcext:value-type="float">
            <text:p>0.000338294071364</text:p>
          </table:table-cell>
        </table:table-row>
        <table:table-row table:style-name="ro1">
          <table:table-cell table:formula="of:=RAND()*10-5" office:value-type="float" office:value="0.941629468308616" calcext:value-type="float">
            <text:p>0.941629468308616</text:p>
          </table:table-cell>
          <table:table-cell table:formula="of:=1/(1+EXP(-[.A474]*1.5+0.8))" office:value-type="float" office:value="0.648498155890718" calcext:value-type="float">
            <text:p>0.648498155890718</text:p>
          </table:table-cell>
        </table:table-row>
        <table:table-row table:style-name="ro1">
          <table:table-cell table:formula="of:=RAND()*10-5" office:value-type="float" office:value="-2.75161027493095" calcext:value-type="float">
            <text:p>-2.75161027493095</text:p>
          </table:table-cell>
          <table:table-cell table:formula="of:=1/(1+EXP(-[.A475]*1.5+0.8))" office:value-type="float" office:value="0.00719308956159988" calcext:value-type="float">
            <text:p>0.0071930895616</text:p>
          </table:table-cell>
        </table:table-row>
        <table:table-row table:style-name="ro1">
          <table:table-cell table:formula="of:=RAND()*10-5" office:value-type="float" office:value="-1.4743144035182" calcext:value-type="float">
            <text:p>-1.4743144035182</text:p>
          </table:table-cell>
          <table:table-cell table:formula="of:=1/(1+EXP(-[.A476]*1.5+0.8))" office:value-type="float" office:value="0.0469103067163949" calcext:value-type="float">
            <text:p>0.046910306716395</text:p>
          </table:table-cell>
        </table:table-row>
        <table:table-row table:style-name="ro1">
          <table:table-cell table:formula="of:=RAND()*10-5" office:value-type="float" office:value="2.57379458129503" calcext:value-type="float">
            <text:p>2.57379458129503</text:p>
          </table:table-cell>
          <table:table-cell table:formula="of:=1/(1+EXP(-[.A477]*1.5+0.8))" office:value-type="float" office:value="0.955241887132298" calcext:value-type="float">
            <text:p>0.955241887132298</text:p>
          </table:table-cell>
        </table:table-row>
        <table:table-row table:style-name="ro1">
          <table:table-cell table:formula="of:=RAND()*10-5" office:value-type="float" office:value="0.828624694529038" calcext:value-type="float">
            <text:p>0.828624694529038</text:p>
          </table:table-cell>
          <table:table-cell table:formula="of:=1/(1+EXP(-[.A478]*1.5+0.8))" office:value-type="float" office:value="0.608958646059473" calcext:value-type="float">
            <text:p>0.608958646059473</text:p>
          </table:table-cell>
        </table:table-row>
        <table:table-row table:style-name="ro1">
          <table:table-cell table:formula="of:=RAND()*10-5" office:value-type="float" office:value="-1.90987508696065" calcext:value-type="float">
            <text:p>-1.90987508696065</text:p>
          </table:table-cell>
          <table:table-cell table:formula="of:=1/(1+EXP(-[.A479]*1.5+0.8))" office:value-type="float" office:value="0.0249695253699456" calcext:value-type="float">
            <text:p>0.024969525369946</text:p>
          </table:table-cell>
        </table:table-row>
        <table:table-row table:style-name="ro1">
          <table:table-cell table:formula="of:=RAND()*10-5" office:value-type="float" office:value="3.76830572989333" calcext:value-type="float">
            <text:p>3.76830572989333</text:p>
          </table:table-cell>
          <table:table-cell table:formula="of:=1/(1+EXP(-[.A480]*1.5+0.8))" office:value-type="float" office:value="0.992251355976176" calcext:value-type="float">
            <text:p>0.992251355976176</text:p>
          </table:table-cell>
        </table:table-row>
        <table:table-row table:style-name="ro1">
          <table:table-cell table:formula="of:=RAND()*10-5" office:value-type="float" office:value="1.28450961554127" calcext:value-type="float">
            <text:p>1.28450961554127</text:p>
          </table:table-cell>
          <table:table-cell table:formula="of:=1/(1+EXP(-[.A481]*1.5+0.8))" office:value-type="float" office:value="0.755241290707638" calcext:value-type="float">
            <text:p>0.755241290707638</text:p>
          </table:table-cell>
        </table:table-row>
        <table:table-row table:style-name="ro1">
          <table:table-cell table:formula="of:=RAND()*10-5" office:value-type="float" office:value="1.07779030722276" calcext:value-type="float">
            <text:p>1.07779030722276</text:p>
          </table:table-cell>
          <table:table-cell table:formula="of:=1/(1+EXP(-[.A482]*1.5+0.8))" office:value-type="float" office:value="0.693532302823433" calcext:value-type="float">
            <text:p>0.693532302823433</text:p>
          </table:table-cell>
        </table:table-row>
        <table:table-row table:style-name="ro1">
          <table:table-cell table:formula="of:=RAND()*10-5" office:value-type="float" office:value="3.79651681019903" calcext:value-type="float">
            <text:p>3.79651681019903</text:p>
          </table:table-cell>
          <table:table-cell table:formula="of:=1/(1+EXP(-[.A483]*1.5+0.8))" office:value-type="float" office:value="0.992570026069757" calcext:value-type="float">
            <text:p>0.992570026069757</text:p>
          </table:table-cell>
        </table:table-row>
        <table:table-row table:style-name="ro1">
          <table:table-cell table:formula="of:=RAND()*10-5" office:value-type="float" office:value="0.758017615506605" calcext:value-type="float">
            <text:p>0.758017615506605</text:p>
          </table:table-cell>
          <table:table-cell table:formula="of:=1/(1+EXP(-[.A484]*1.5+0.8))" office:value-type="float" office:value="0.583468025250864" calcext:value-type="float">
            <text:p>0.583468025250864</text:p>
          </table:table-cell>
        </table:table-row>
        <table:table-row table:style-name="ro1">
          <table:table-cell table:formula="of:=RAND()*10-5" office:value-type="float" office:value="4.4809476904753" calcext:value-type="float">
            <text:p>4.4809476904753</text:p>
          </table:table-cell>
          <table:table-cell table:formula="of:=1/(1+EXP(-[.A485]*1.5+0.8))" office:value-type="float" office:value="0.997325784821755" calcext:value-type="float">
            <text:p>0.997325784821755</text:p>
          </table:table-cell>
        </table:table-row>
        <table:table-row table:style-name="ro1">
          <table:table-cell table:formula="of:=RAND()*10-5" office:value-type="float" office:value="1.30243241164389" calcext:value-type="float">
            <text:p>1.30243241164389</text:p>
          </table:table-cell>
          <table:table-cell table:formula="of:=1/(1+EXP(-[.A486]*1.5+0.8))" office:value-type="float" office:value="0.760176720671231" calcext:value-type="float">
            <text:p>0.760176720671231</text:p>
          </table:table-cell>
        </table:table-row>
        <table:table-row table:style-name="ro1">
          <table:table-cell table:formula="of:=RAND()*10-5" office:value-type="float" office:value="0.265052442963869" calcext:value-type="float">
            <text:p>0.265052442963869</text:p>
          </table:table-cell>
          <table:table-cell table:formula="of:=1/(1+EXP(-[.A487]*1.5+0.8))" office:value-type="float" office:value="0.400730727265557" calcext:value-type="float">
            <text:p>0.400730727265557</text:p>
          </table:table-cell>
        </table:table-row>
        <table:table-row table:style-name="ro1">
          <table:table-cell table:formula="of:=RAND()*10-5" office:value-type="float" office:value="2.14903664189386" calcext:value-type="float">
            <text:p>2.14903664189386</text:p>
          </table:table-cell>
          <table:table-cell table:formula="of:=1/(1+EXP(-[.A488]*1.5+0.8))" office:value-type="float" office:value="0.9186059416435" calcext:value-type="float">
            <text:p>0.9186059416435</text:p>
          </table:table-cell>
        </table:table-row>
        <table:table-row table:style-name="ro1">
          <table:table-cell table:formula="of:=RAND()*10-5" office:value-type="float" office:value="2.72199300817753" calcext:value-type="float">
            <text:p>2.72199300817753</text:p>
          </table:table-cell>
          <table:table-cell table:formula="of:=1/(1+EXP(-[.A489]*1.5+0.8))" office:value-type="float" office:value="0.963840618349209" calcext:value-type="float">
            <text:p>0.963840618349209</text:p>
          </table:table-cell>
        </table:table-row>
        <table:table-row table:style-name="ro1">
          <table:table-cell table:formula="of:=RAND()*10-5" office:value-type="float" office:value="-0.229222173741605" calcext:value-type="float">
            <text:p>-0.229222173741605</text:p>
          </table:table-cell>
          <table:table-cell table:formula="of:=1/(1+EXP(-[.A490]*1.5+0.8))" office:value-type="float" office:value="0.241617265080163" calcext:value-type="float">
            <text:p>0.241617265080163</text:p>
          </table:table-cell>
        </table:table-row>
        <table:table-row table:style-name="ro1">
          <table:table-cell table:formula="of:=RAND()*10-5" office:value-type="float" office:value="4.06238027977854" calcext:value-type="float">
            <text:p>4.06238027977854</text:p>
          </table:table-cell>
          <table:table-cell table:formula="of:=1/(1+EXP(-[.A491]*1.5+0.8))" office:value-type="float" office:value="0.995001321161143" calcext:value-type="float">
            <text:p>0.995001321161143</text:p>
          </table:table-cell>
        </table:table-row>
        <table:table-row table:style-name="ro1">
          <table:table-cell table:formula="of:=RAND()*10-5" office:value-type="float" office:value="-4.9179666933244" calcext:value-type="float">
            <text:p>-4.9179666933244</text:p>
          </table:table-cell>
          <table:table-cell table:formula="of:=1/(1+EXP(-[.A492]*1.5+0.8))" office:value-type="float" office:value="0.000280978878103641" calcext:value-type="float">
            <text:p>0.000280978878104</text:p>
          </table:table-cell>
        </table:table-row>
        <table:table-row table:style-name="ro1">
          <table:table-cell table:formula="of:=RAND()*10-5" office:value-type="float" office:value="0.577788389495764" calcext:value-type="float">
            <text:p>0.577788389495764</text:p>
          </table:table-cell>
          <table:table-cell table:formula="of:=1/(1+EXP(-[.A493]*1.5+0.8))" office:value-type="float" office:value="0.516664471544326" calcext:value-type="float">
            <text:p>0.516664471544326</text:p>
          </table:table-cell>
        </table:table-row>
        <table:table-row table:style-name="ro1">
          <table:table-cell table:formula="of:=RAND()*10-5" office:value-type="float" office:value="-1.11126408896991" calcext:value-type="float">
            <text:p>-1.11126408896991</text:p>
          </table:table-cell>
          <table:table-cell table:formula="of:=1/(1+EXP(-[.A494]*1.5+0.8))" office:value-type="float" office:value="0.0782117145245328" calcext:value-type="float">
            <text:p>0.078211714524533</text:p>
          </table:table-cell>
        </table:table-row>
        <table:table-row table:style-name="ro1">
          <table:table-cell table:formula="of:=RAND()*10-5" office:value-type="float" office:value="2.20501949221609" calcext:value-type="float">
            <text:p>2.20501949221609</text:p>
          </table:table-cell>
          <table:table-cell table:formula="of:=1/(1+EXP(-[.A495]*1.5+0.8))" office:value-type="float" office:value="0.92466796485729" calcext:value-type="float">
            <text:p>0.92466796485729</text:p>
          </table:table-cell>
        </table:table-row>
        <table:table-row table:style-name="ro1">
          <table:table-cell table:formula="of:=RAND()*10-5" office:value-type="float" office:value="2.54659233506126" calcext:value-type="float">
            <text:p>2.54659233506126</text:p>
          </table:table-cell>
          <table:table-cell table:formula="of:=1/(1+EXP(-[.A496]*1.5+0.8))" office:value-type="float" office:value="0.953464578609222" calcext:value-type="float">
            <text:p>0.953464578609222</text:p>
          </table:table-cell>
        </table:table-row>
        <table:table-row table:style-name="ro1">
          <table:table-cell table:formula="of:=RAND()*10-5" office:value-type="float" office:value="1.03075780872727" calcext:value-type="float">
            <text:p>1.03075780872727</text:p>
          </table:table-cell>
          <table:table-cell table:formula="of:=1/(1+EXP(-[.A497]*1.5+0.8))" office:value-type="float" office:value="0.678336326239817" calcext:value-type="float">
            <text:p>0.678336326239817</text:p>
          </table:table-cell>
        </table:table-row>
        <table:table-row table:style-name="ro1">
          <table:table-cell table:formula="of:=RAND()*10-5" office:value-type="float" office:value="4.92731153723239" calcext:value-type="float">
            <text:p>4.92731153723239</text:p>
          </table:table-cell>
          <table:table-cell table:formula="of:=1/(1+EXP(-[.A498]*1.5+0.8))" office:value-type="float" office:value="0.998629170264376" calcext:value-type="float">
            <text:p>0.998629170264376</text:p>
          </table:table-cell>
        </table:table-row>
        <table:table-row table:style-name="ro1">
          <table:table-cell table:formula="of:=RAND()*10-5" office:value-type="float" office:value="0.114548158411024" calcext:value-type="float">
            <text:p>0.114548158411024</text:p>
          </table:table-cell>
          <table:table-cell table:formula="of:=1/(1+EXP(-[.A499]*1.5+0.8))" office:value-type="float" office:value="0.347923839384931" calcext:value-type="float">
            <text:p>0.347923839384931</text:p>
          </table:table-cell>
        </table:table-row>
        <table:table-row table:style-name="ro1">
          <table:table-cell table:formula="of:=RAND()*10-5" office:value-type="float" office:value="-2.45184630181499" calcext:value-type="float">
            <text:p>-2.45184630181499</text:p>
          </table:table-cell>
          <table:table-cell table:formula="of:=1/(1+EXP(-[.A500]*1.5+0.8))" office:value-type="float" office:value="0.0112311495876858" calcext:value-type="float">
            <text:p>0.011231149587686</text:p>
          </table:table-cell>
        </table:table-row>
        <table:table-row table:style-name="ro1">
          <table:table-cell table:formula="of:=RAND()*10-5" office:value-type="float" office:value="1.21311068233683" calcext:value-type="float">
            <text:p>1.21311068233683</text:p>
          </table:table-cell>
          <table:table-cell table:formula="of:=1/(1+EXP(-[.A501]*1.5+0.8))" office:value-type="float" office:value="0.734907539788995" calcext:value-type="float">
            <text:p>0.734907539788995</text:p>
          </table:table-cell>
        </table:table-row>
        <table:table-row table:style-name="ro1">
          <table:table-cell table:formula="of:=RAND()*10-5" office:value-type="float" office:value="-1.82754393441858" calcext:value-type="float">
            <text:p>-1.82754393441858</text:p>
          </table:table-cell>
          <table:table-cell table:formula="of:=1/(1+EXP(-[.A502]*1.5+0.8))" office:value-type="float" office:value="0.028159254229429" calcext:value-type="float">
            <text:p>0.028159254229429</text:p>
          </table:table-cell>
        </table:table-row>
        <table:table-row table:style-name="ro1">
          <table:table-cell table:formula="of:=RAND()*10-5" office:value-type="float" office:value="-1.1641317963264" calcext:value-type="float">
            <text:p>-1.1641317963264</text:p>
          </table:table-cell>
          <table:table-cell table:formula="of:=1/(1+EXP(-[.A503]*1.5+0.8))" office:value-type="float" office:value="0.0726823432847938" calcext:value-type="float">
            <text:p>0.072682343284794</text:p>
          </table:table-cell>
        </table:table-row>
        <table:table-row table:style-name="ro1">
          <table:table-cell table:formula="of:=RAND()*10-5" office:value-type="float" office:value="-3.93892977508715" calcext:value-type="float">
            <text:p>-3.93892977508715</text:p>
          </table:table-cell>
          <table:table-cell table:formula="of:=1/(1+EXP(-[.A504]*1.5+0.8))" office:value-type="float" office:value="0.00121913396100644" calcext:value-type="float">
            <text:p>0.001219133961006</text:p>
          </table:table-cell>
        </table:table-row>
        <table:table-row table:style-name="ro1">
          <table:table-cell table:formula="of:=RAND()*10-5" office:value-type="float" office:value="1.8725201630364" calcext:value-type="float">
            <text:p>1.8725201630364</text:p>
          </table:table-cell>
          <table:table-cell table:formula="of:=1/(1+EXP(-[.A505]*1.5+0.8))" office:value-type="float" office:value="0.881715869460237" calcext:value-type="float">
            <text:p>0.881715869460237</text:p>
          </table:table-cell>
        </table:table-row>
        <table:table-row table:style-name="ro1">
          <table:table-cell table:formula="of:=RAND()*10-5" office:value-type="float" office:value="-4.85736090283104" calcext:value-type="float">
            <text:p>-4.85736090283104</text:p>
          </table:table-cell>
          <table:table-cell table:formula="of:=1/(1+EXP(-[.A506]*1.5+0.8))" office:value-type="float" office:value="0.000307711127528426" calcext:value-type="float">
            <text:p>0.000307711127528</text:p>
          </table:table-cell>
        </table:table-row>
        <table:table-row table:style-name="ro1">
          <table:table-cell table:formula="of:=RAND()*10-5" office:value-type="float" office:value="4.61609077836687" calcext:value-type="float">
            <text:p>4.61609077836687</text:p>
          </table:table-cell>
          <table:table-cell table:formula="of:=1/(1+EXP(-[.A507]*1.5+0.8))" office:value-type="float" office:value="0.997815401359591" calcext:value-type="float">
            <text:p>0.997815401359591</text:p>
          </table:table-cell>
        </table:table-row>
        <table:table-row table:style-name="ro1">
          <table:table-cell table:formula="of:=RAND()*10-5" office:value-type="float" office:value="4.4662081607466" calcext:value-type="float">
            <text:p>4.4662081607466</text:p>
          </table:table-cell>
          <table:table-cell table:formula="of:=1/(1+EXP(-[.A508]*1.5+0.8))" office:value-type="float" office:value="0.997266164798893" calcext:value-type="float">
            <text:p>0.997266164798893</text:p>
          </table:table-cell>
        </table:table-row>
        <table:table-row table:style-name="ro1">
          <table:table-cell table:formula="of:=RAND()*10-5" office:value-type="float" office:value="-3.62549150278672" calcext:value-type="float">
            <text:p>-3.62549150278672</text:p>
          </table:table-cell>
          <table:table-cell table:formula="of:=1/(1+EXP(-[.A509]*1.5+0.8))" office:value-type="float" office:value="0.00194948772775929" calcext:value-type="float">
            <text:p>0.001949487727759</text:p>
          </table:table-cell>
        </table:table-row>
        <table:table-row table:style-name="ro1">
          <table:table-cell table:formula="of:=RAND()*10-5" office:value-type="float" office:value="-2.27957170168817" calcext:value-type="float">
            <text:p>-2.27957170168817</text:p>
          </table:table-cell>
          <table:table-cell table:formula="of:=1/(1+EXP(-[.A510]*1.5+0.8))" office:value-type="float" office:value="0.0144948983667623" calcext:value-type="float">
            <text:p>0.014494898366762</text:p>
          </table:table-cell>
        </table:table-row>
        <table:table-row table:style-name="ro1">
          <table:table-cell table:formula="of:=RAND()*10-5" office:value-type="float" office:value="4.62875426939033" calcext:value-type="float">
            <text:p>4.62875426939033</text:p>
          </table:table-cell>
          <table:table-cell table:formula="of:=1/(1+EXP(-[.A511]*1.5+0.8))" office:value-type="float" office:value="0.997856418576196" calcext:value-type="float">
            <text:p>0.997856418576196</text:p>
          </table:table-cell>
        </table:table-row>
        <table:table-row table:style-name="ro1">
          <table:table-cell table:formula="of:=RAND()*10-5" office:value-type="float" office:value="-1.41683340845877" calcext:value-type="float">
            <text:p>-1.41683340845877</text:p>
          </table:table-cell>
          <table:table-cell table:formula="of:=1/(1+EXP(-[.A512]*1.5+0.8))" office:value-type="float" office:value="0.0509193817997982" calcext:value-type="float">
            <text:p>0.050919381799798</text:p>
          </table:table-cell>
        </table:table-row>
        <table:table-row table:style-name="ro1">
          <table:table-cell table:formula="of:=RAND()*10-5" office:value-type="float" office:value="-4.86599077640866" calcext:value-type="float">
            <text:p>-4.86599077640866</text:p>
          </table:table-cell>
          <table:table-cell table:formula="of:=1/(1+EXP(-[.A513]*1.5+0.8))" office:value-type="float" office:value="0.000303754737873511" calcext:value-type="float">
            <text:p>0.000303754737874</text:p>
          </table:table-cell>
        </table:table-row>
        <table:table-row table:style-name="ro1">
          <table:table-cell table:formula="of:=RAND()*10-5" office:value-type="float" office:value="0.203410631297642" calcext:value-type="float">
            <text:p>0.203410631297642</text:p>
          </table:table-cell>
          <table:table-cell table:formula="of:=1/(1+EXP(-[.A514]*1.5+0.8))" office:value-type="float" office:value="0.378743686383152" calcext:value-type="float">
            <text:p>0.378743686383152</text:p>
          </table:table-cell>
        </table:table-row>
        <table:table-row table:style-name="ro1">
          <table:table-cell table:formula="of:=RAND()*10-5" office:value-type="float" office:value="-2.78259795960691" calcext:value-type="float">
            <text:p>-2.78259795960691</text:p>
          </table:table-cell>
          <table:table-cell table:formula="of:=1/(1+EXP(-[.A515]*1.5+0.8))" office:value-type="float" office:value="0.00686863916372244" calcext:value-type="float">
            <text:p>0.006868639163722</text:p>
          </table:table-cell>
        </table:table-row>
        <table:table-row table:style-name="ro1">
          <table:table-cell table:formula="of:=RAND()*10-5" office:value-type="float" office:value="4.02047396218999" calcext:value-type="float">
            <text:p>4.02047396218999</text:p>
          </table:table-cell>
          <table:table-cell table:formula="of:=1/(1+EXP(-[.A516]*1.5+0.8))" office:value-type="float" office:value="0.994678746616438" calcext:value-type="float">
            <text:p>0.994678746616438</text:p>
          </table:table-cell>
        </table:table-row>
        <table:table-row table:style-name="ro1">
          <table:table-cell table:formula="of:=RAND()*10-5" office:value-type="float" office:value="-4.7463158455523" calcext:value-type="float">
            <text:p>-4.7463158455523</text:p>
          </table:table-cell>
          <table:table-cell table:formula="of:=1/(1+EXP(-[.A517]*1.5+0.8))" office:value-type="float" office:value="0.000363461458370261" calcext:value-type="float">
            <text:p>0.00036346145837</text:p>
          </table:table-cell>
        </table:table-row>
        <table:table-row table:style-name="ro1">
          <table:table-cell table:formula="of:=RAND()*10-5" office:value-type="float" office:value="1.39504348144299" calcext:value-type="float">
            <text:p>1.39504348144299</text:p>
          </table:table-cell>
          <table:table-cell table:formula="of:=1/(1+EXP(-[.A518]*1.5+0.8))" office:value-type="float" office:value="0.784581063153751" calcext:value-type="float">
            <text:p>0.784581063153751</text:p>
          </table:table-cell>
        </table:table-row>
        <table:table-row table:style-name="ro1">
          <table:table-cell table:formula="of:=RAND()*10-5" office:value-type="float" office:value="0.882487328894022" calcext:value-type="float">
            <text:p>0.882487328894022</text:p>
          </table:table-cell>
          <table:table-cell table:formula="of:=1/(1+EXP(-[.A519]*1.5+0.8))" office:value-type="float" office:value="0.62801978265616" calcext:value-type="float">
            <text:p>0.62801978265616</text:p>
          </table:table-cell>
        </table:table-row>
        <table:table-row table:style-name="ro1">
          <table:table-cell table:formula="of:=RAND()*10-5" office:value-type="float" office:value="1.10987281335104" calcext:value-type="float">
            <text:p>1.10987281335104</text:p>
          </table:table-cell>
          <table:table-cell table:formula="of:=1/(1+EXP(-[.A520]*1.5+0.8))" office:value-type="float" office:value="0.703664457955043" calcext:value-type="float">
            <text:p>0.703664457955043</text:p>
          </table:table-cell>
        </table:table-row>
        <table:table-row table:style-name="ro1">
          <table:table-cell table:formula="of:=RAND()*10-5" office:value-type="float" office:value="2.71304812093137" calcext:value-type="float">
            <text:p>2.71304812093137</text:p>
          </table:table-cell>
          <table:table-cell table:formula="of:=1/(1+EXP(-[.A521]*1.5+0.8))" office:value-type="float" office:value="0.963370077781914" calcext:value-type="float">
            <text:p>0.963370077781914</text:p>
          </table:table-cell>
        </table:table-row>
        <table:table-row table:style-name="ro1">
          <table:table-cell table:formula="of:=RAND()*10-5" office:value-type="float" office:value="-4.99142020899268" calcext:value-type="float">
            <text:p>-4.99142020899268</text:p>
          </table:table-cell>
          <table:table-cell table:formula="of:=1/(1+EXP(-[.A522]*1.5+0.8))" office:value-type="float" office:value="0.000251672475136027" calcext:value-type="float">
            <text:p>0.000251672475136</text:p>
          </table:table-cell>
        </table:table-row>
        <table:table-row table:style-name="ro1">
          <table:table-cell table:formula="of:=RAND()*10-5" office:value-type="float" office:value="3.56424570858504" calcext:value-type="float">
            <text:p>3.56424570858504</text:p>
          </table:table-cell>
          <table:table-cell table:formula="of:=1/(1+EXP(-[.A523]*1.5+0.8))" office:value-type="float" office:value="0.989505651090311" calcext:value-type="float">
            <text:p>0.989505651090311</text:p>
          </table:table-cell>
        </table:table-row>
        <table:table-row table:style-name="ro1">
          <table:table-cell table:formula="of:=RAND()*10-5" office:value-type="float" office:value="-3.16917312240488" calcext:value-type="float">
            <text:p>-3.16917312240488</text:p>
          </table:table-cell>
          <table:table-cell table:formula="of:=1/(1+EXP(-[.A524]*1.5+0.8))" office:value-type="float" office:value="0.00385792782546861" calcext:value-type="float">
            <text:p>0.003857927825469</text:p>
          </table:table-cell>
        </table:table-row>
        <table:table-row table:style-name="ro1">
          <table:table-cell table:formula="of:=RAND()*10-5" office:value-type="float" office:value="-1.94817794986963" calcext:value-type="float">
            <text:p>-1.94817794986963</text:p>
          </table:table-cell>
          <table:table-cell table:formula="of:=1/(1+EXP(-[.A525]*1.5+0.8))" office:value-type="float" office:value="0.0236082669898447" calcext:value-type="float">
            <text:p>0.023608266989845</text:p>
          </table:table-cell>
        </table:table-row>
        <table:table-row table:style-name="ro1">
          <table:table-cell table:formula="of:=RAND()*10-5" office:value-type="float" office:value="0.397943951975808" calcext:value-type="float">
            <text:p>0.397943951975808</text:p>
          </table:table-cell>
          <table:table-cell table:formula="of:=1/(1+EXP(-[.A526]*1.5+0.8))" office:value-type="float" office:value="0.449402761655831" calcext:value-type="float">
            <text:p>0.449402761655831</text:p>
          </table:table-cell>
        </table:table-row>
        <table:table-row table:style-name="ro1">
          <table:table-cell table:formula="of:=RAND()*10-5" office:value-type="float" office:value="-4.66112297081148" calcext:value-type="float">
            <text:p>-4.66112297081148</text:p>
          </table:table-cell>
          <table:table-cell table:formula="of:=1/(1+EXP(-[.A527]*1.5+0.8))" office:value-type="float" office:value="0.000412985726040682" calcext:value-type="float">
            <text:p>0.000412985726041</text:p>
          </table:table-cell>
        </table:table-row>
        <table:table-row table:style-name="ro1">
          <table:table-cell table:formula="of:=RAND()*10-5" office:value-type="float" office:value="1.95680354861223" calcext:value-type="float">
            <text:p>1.95680354861223</text:p>
          </table:table-cell>
          <table:table-cell table:formula="of:=1/(1+EXP(-[.A528]*1.5+0.8))" office:value-type="float" office:value="0.894278155201741" calcext:value-type="float">
            <text:p>0.894278155201741</text:p>
          </table:table-cell>
        </table:table-row>
        <table:table-row table:style-name="ro1">
          <table:table-cell table:formula="of:=RAND()*10-5" office:value-type="float" office:value="4.71911720140861" calcext:value-type="float">
            <text:p>4.71911720140861</text:p>
          </table:table-cell>
          <table:table-cell table:formula="of:=1/(1+EXP(-[.A529]*1.5+0.8))" office:value-type="float" office:value="0.99812762935768" calcext:value-type="float">
            <text:p>0.99812762935768</text:p>
          </table:table-cell>
        </table:table-row>
        <table:table-row table:style-name="ro1">
          <table:table-cell table:formula="of:=RAND()*10-5" office:value-type="float" office:value="-4.17180681541213" calcext:value-type="float">
            <text:p>-4.17180681541213</text:p>
          </table:table-cell>
          <table:table-cell table:formula="of:=1/(1+EXP(-[.A530]*1.5+0.8))" office:value-type="float" office:value="0.000860006509425992" calcext:value-type="float">
            <text:p>0.000860006509426</text:p>
          </table:table-cell>
        </table:table-row>
        <table:table-row table:style-name="ro1">
          <table:table-cell table:formula="of:=RAND()*10-5" office:value-type="float" office:value="4.80947682361146" calcext:value-type="float">
            <text:p>4.80947682361146</text:p>
          </table:table-cell>
          <table:table-cell table:formula="of:=1/(1+EXP(-[.A531]*1.5+0.8))" office:value-type="float" office:value="0.998364574068697" calcext:value-type="float">
            <text:p>0.998364574068697</text:p>
          </table:table-cell>
        </table:table-row>
        <table:table-row table:style-name="ro1">
          <table:table-cell table:formula="of:=RAND()*10-5" office:value-type="float" office:value="1.41493637708377" calcext:value-type="float">
            <text:p>1.41493637708377</text:p>
          </table:table-cell>
          <table:table-cell table:formula="of:=1/(1+EXP(-[.A532]*1.5+0.8))" office:value-type="float" office:value="0.789581485399434" calcext:value-type="float">
            <text:p>0.789581485399434</text:p>
          </table:table-cell>
        </table:table-row>
        <table:table-row table:style-name="ro1">
          <table:table-cell table:formula="of:=RAND()*10-5" office:value-type="float" office:value="-0.784256660639687" calcext:value-type="float">
            <text:p>-0.784256660639687</text:p>
          </table:table-cell>
          <table:table-cell table:formula="of:=1/(1+EXP(-[.A533]*1.5+0.8))" office:value-type="float" office:value="0.12170472778124" calcext:value-type="float">
            <text:p>0.12170472778124</text:p>
          </table:table-cell>
        </table:table-row>
        <table:table-row table:style-name="ro1">
          <table:table-cell table:formula="of:=RAND()*10-5" office:value-type="float" office:value="1.66656102502119" calcext:value-type="float">
            <text:p>1.66656102502119</text:p>
          </table:table-cell>
          <table:table-cell table:formula="of:=1/(1+EXP(-[.A534]*1.5+0.8))" office:value-type="float" office:value="0.845514037674218" calcext:value-type="float">
            <text:p>0.845514037674218</text:p>
          </table:table-cell>
        </table:table-row>
        <table:table-row table:style-name="ro1">
          <table:table-cell table:formula="of:=RAND()*10-5" office:value-type="float" office:value="3.94785386963166" calcext:value-type="float">
            <text:p>3.94785386963166</text:p>
          </table:table-cell>
          <table:table-cell table:formula="of:=1/(1+EXP(-[.A535]*1.5+0.8))" office:value-type="float" office:value="0.994069984618852" calcext:value-type="float">
            <text:p>0.994069984618852</text:p>
          </table:table-cell>
        </table:table-row>
        <table:table-row table:style-name="ro1">
          <table:table-cell table:formula="of:=RAND()*10-5" office:value-type="float" office:value="2.89285699188689" calcext:value-type="float">
            <text:p>2.89285699188689</text:p>
          </table:table-cell>
          <table:table-cell table:formula="of:=1/(1+EXP(-[.A536]*1.5+0.8))" office:value-type="float" office:value="0.971785127570974" calcext:value-type="float">
            <text:p>0.971785127570974</text:p>
          </table:table-cell>
        </table:table-row>
        <table:table-row table:style-name="ro1">
          <table:table-cell table:formula="of:=RAND()*10-5" office:value-type="float" office:value="-3.32947046300961" calcext:value-type="float">
            <text:p>-3.32947046300961</text:p>
          </table:table-cell>
          <table:table-cell table:formula="of:=1/(1+EXP(-[.A537]*1.5+0.8))" office:value-type="float" office:value="0.00303590346815898" calcext:value-type="float">
            <text:p>0.003035903468159</text:p>
          </table:table-cell>
        </table:table-row>
        <table:table-row table:style-name="ro1">
          <table:table-cell table:formula="of:=RAND()*10-5" office:value-type="float" office:value="-4.29491170247486" calcext:value-type="float">
            <text:p>-4.29491170247486</text:p>
          </table:table-cell>
          <table:table-cell table:formula="of:=1/(1+EXP(-[.A538]*1.5+0.8))" office:value-type="float" office:value="0.000715103755452994" calcext:value-type="float">
            <text:p>0.000715103755453</text:p>
          </table:table-cell>
        </table:table-row>
        <table:table-row table:style-name="ro1">
          <table:table-cell table:formula="of:=RAND()*10-5" office:value-type="float" office:value="0.394680647599558" calcext:value-type="float">
            <text:p>0.394680647599558</text:p>
          </table:table-cell>
          <table:table-cell table:formula="of:=1/(1+EXP(-[.A539]*1.5+0.8))" office:value-type="float" office:value="0.448191856322037" calcext:value-type="float">
            <text:p>0.448191856322037</text:p>
          </table:table-cell>
        </table:table-row>
        <table:table-row table:style-name="ro1">
          <table:table-cell table:formula="of:=RAND()*10-5" office:value-type="float" office:value="-4.15808393035944" calcext:value-type="float">
            <text:p>-4.15808393035944</text:p>
          </table:table-cell>
          <table:table-cell table:formula="of:=1/(1+EXP(-[.A540]*1.5+0.8))" office:value-type="float" office:value="0.000877876918569595" calcext:value-type="float">
            <text:p>0.00087787691857</text:p>
          </table:table-cell>
        </table:table-row>
        <table:table-row table:style-name="ro1">
          <table:table-cell table:formula="of:=RAND()*10-5" office:value-type="float" office:value="-4.84920336151877" calcext:value-type="float">
            <text:p>-4.84920336151877</text:p>
          </table:table-cell>
          <table:table-cell table:formula="of:=1/(1+EXP(-[.A541]*1.5+0.8))" office:value-type="float" office:value="0.0003114983274381" calcext:value-type="float">
            <text:p>0.000311498327438</text:p>
          </table:table-cell>
        </table:table-row>
        <table:table-row table:style-name="ro1">
          <table:table-cell table:formula="of:=RAND()*10-5" office:value-type="float" office:value="1.06736726541417" calcext:value-type="float">
            <text:p>1.06736726541417</text:p>
          </table:table-cell>
          <table:table-cell table:formula="of:=1/(1+EXP(-[.A542]*1.5+0.8))" office:value-type="float" office:value="0.690199233534689" calcext:value-type="float">
            <text:p>0.690199233534689</text:p>
          </table:table-cell>
        </table:table-row>
        <table:table-row table:style-name="ro1">
          <table:table-cell table:formula="of:=RAND()*10-5" office:value-type="float" office:value="2.09335629832065" calcext:value-type="float">
            <text:p>2.09335629832065</text:p>
          </table:table-cell>
          <table:table-cell table:formula="of:=1/(1+EXP(-[.A543]*1.5+0.8))" office:value-type="float" office:value="0.91213884588516" calcext:value-type="float">
            <text:p>0.91213884588516</text:p>
          </table:table-cell>
        </table:table-row>
        <table:table-row table:style-name="ro1">
          <table:table-cell table:formula="of:=RAND()*10-5" office:value-type="float" office:value="4.20501189779636" calcext:value-type="float">
            <text:p>4.20501189779636</text:p>
          </table:table-cell>
          <table:table-cell table:formula="of:=1/(1+EXP(-[.A544]*1.5+0.8))" office:value-type="float" office:value="0.995960223076784" calcext:value-type="float">
            <text:p>0.995960223076784</text:p>
          </table:table-cell>
        </table:table-row>
        <table:table-row table:style-name="ro1">
          <table:table-cell table:formula="of:=RAND()*10-5" office:value-type="float" office:value="-4.46119565097315" calcext:value-type="float">
            <text:p>-4.46119565097315</text:p>
          </table:table-cell>
          <table:table-cell table:formula="of:=1/(1+EXP(-[.A545]*1.5+0.8))" office:value-type="float" office:value="0.000557331154168217" calcext:value-type="float">
            <text:p>0.000557331154168</text:p>
          </table:table-cell>
        </table:table-row>
        <table:table-row table:style-name="ro1">
          <table:table-cell table:formula="of:=RAND()*10-5" office:value-type="float" office:value="1.25420762823547" calcext:value-type="float">
            <text:p>1.25420762823547</text:p>
          </table:table-cell>
          <table:table-cell table:formula="of:=1/(1+EXP(-[.A546]*1.5+0.8))" office:value-type="float" office:value="0.746742081391415" calcext:value-type="float">
            <text:p>0.746742081391415</text:p>
          </table:table-cell>
        </table:table-row>
        <table:table-row table:style-name="ro1">
          <table:table-cell table:formula="of:=RAND()*10-5" office:value-type="float" office:value="3.96200948323491" calcext:value-type="float">
            <text:p>3.96200948323491</text:p>
          </table:table-cell>
          <table:table-cell table:formula="of:=1/(1+EXP(-[.A547]*1.5+0.8))" office:value-type="float" office:value="0.994193848370443" calcext:value-type="float">
            <text:p>0.994193848370443</text:p>
          </table:table-cell>
        </table:table-row>
        <table:table-row table:style-name="ro1">
          <table:table-cell table:formula="of:=RAND()*10-5" office:value-type="float" office:value="-0.0763205781028304" calcext:value-type="float">
            <text:p>-0.076320578102831</text:p>
          </table:table-cell>
          <table:table-cell table:formula="of:=1/(1+EXP(-[.A548]*1.5+0.8))" office:value-type="float" office:value="0.286083789064146" calcext:value-type="float">
            <text:p>0.286083789064146</text:p>
          </table:table-cell>
        </table:table-row>
        <table:table-row table:style-name="ro1">
          <table:table-cell table:formula="of:=RAND()*10-5" office:value-type="float" office:value="-2.86030314918264" calcext:value-type="float">
            <text:p>-2.86030314918264</text:p>
          </table:table-cell>
          <table:table-cell table:formula="of:=1/(1+EXP(-[.A549]*1.5+0.8))" office:value-type="float" office:value="0.0061175653630213" calcext:value-type="float">
            <text:p>0.006117565363021</text:p>
          </table:table-cell>
        </table:table-row>
        <table:table-row table:style-name="ro1">
          <table:table-cell table:formula="of:=RAND()*10-5" office:value-type="float" office:value="-0.39584988551392" calcext:value-type="float">
            <text:p>-0.39584988551392</text:p>
          </table:table-cell>
          <table:table-cell table:formula="of:=1/(1+EXP(-[.A550]*1.5+0.8))" office:value-type="float" office:value="0.198805810752511" calcext:value-type="float">
            <text:p>0.198805810752511</text:p>
          </table:table-cell>
        </table:table-row>
        <table:table-row table:style-name="ro1">
          <table:table-cell table:formula="of:=RAND()*10-5" office:value-type="float" office:value="-2.36678473040444" calcext:value-type="float">
            <text:p>-2.36678473040444</text:p>
          </table:table-cell>
          <table:table-cell table:formula="of:=1/(1+EXP(-[.A551]*1.5+0.8))" office:value-type="float" office:value="0.0127401217968025" calcext:value-type="float">
            <text:p>0.012740121796803</text:p>
          </table:table-cell>
        </table:table-row>
        <table:table-row table:style-name="ro1">
          <table:table-cell table:formula="of:=RAND()*10-5" office:value-type="float" office:value="-2.68923307286478" calcext:value-type="float">
            <text:p>-2.68923307286478</text:p>
          </table:table-cell>
          <table:table-cell table:formula="of:=1/(1+EXP(-[.A552]*1.5+0.8))" office:value-type="float" office:value="0.00789303965749051" calcext:value-type="float">
            <text:p>0.007893039657491</text:p>
          </table:table-cell>
        </table:table-row>
        <table:table-row table:style-name="ro1">
          <table:table-cell table:formula="of:=RAND()*10-5" office:value-type="float" office:value="2.18221579595375" calcext:value-type="float">
            <text:p>2.18221579595375</text:p>
          </table:table-cell>
          <table:table-cell table:formula="of:=1/(1+EXP(-[.A553]*1.5+0.8))" office:value-type="float" office:value="0.922250423668511" calcext:value-type="float">
            <text:p>0.922250423668511</text:p>
          </table:table-cell>
        </table:table-row>
        <table:table-row table:style-name="ro1">
          <table:table-cell table:formula="of:=RAND()*10-5" office:value-type="float" office:value="-2.39696988449077" calcext:value-type="float">
            <text:p>-2.39696988449077</text:p>
          </table:table-cell>
          <table:table-cell table:formula="of:=1/(1+EXP(-[.A554]*1.5+0.8))" office:value-type="float" office:value="0.0121830131635635" calcext:value-type="float">
            <text:p>0.012183013163564</text:p>
          </table:table-cell>
        </table:table-row>
        <table:table-row table:style-name="ro1">
          <table:table-cell table:formula="of:=RAND()*10-5" office:value-type="float" office:value="2.76397243310913" calcext:value-type="float">
            <text:p>2.76397243310913</text:p>
          </table:table-cell>
          <table:table-cell table:formula="of:=1/(1+EXP(-[.A555]*1.5+0.8))" office:value-type="float" office:value="0.965972247066947" calcext:value-type="float">
            <text:p>0.965972247066947</text:p>
          </table:table-cell>
        </table:table-row>
        <table:table-row table:style-name="ro1">
          <table:table-cell table:formula="of:=RAND()*10-5" office:value-type="float" office:value="1.69335228666799" calcext:value-type="float">
            <text:p>1.69335228666799</text:p>
          </table:table-cell>
          <table:table-cell table:formula="of:=1/(1+EXP(-[.A556]*1.5+0.8))" office:value-type="float" office:value="0.850690676571695" calcext:value-type="float">
            <text:p>0.850690676571695</text:p>
          </table:table-cell>
        </table:table-row>
        <table:table-row table:style-name="ro1">
          <table:table-cell table:formula="of:=RAND()*10-5" office:value-type="float" office:value="2.8198358096958" calcext:value-type="float">
            <text:p>2.8198358096958</text:p>
          </table:table-cell>
          <table:table-cell table:formula="of:=1/(1+EXP(-[.A557]*1.5+0.8))" office:value-type="float" office:value="0.968621583061858" calcext:value-type="float">
            <text:p>0.968621583061858</text:p>
          </table:table-cell>
        </table:table-row>
        <table:table-row table:style-name="ro1">
          <table:table-cell table:formula="of:=RAND()*10-5" office:value-type="float" office:value="-1.02369548572581" calcext:value-type="float">
            <text:p>-1.02369548572581</text:p>
          </table:table-cell>
          <table:table-cell table:formula="of:=1/(1+EXP(-[.A558]*1.5+0.8))" office:value-type="float" office:value="0.0882217543226962" calcext:value-type="float">
            <text:p>0.088221754322696</text:p>
          </table:table-cell>
        </table:table-row>
        <table:table-row table:style-name="ro1">
          <table:table-cell table:formula="of:=RAND()*10-5" office:value-type="float" office:value="-2.99386878419941" calcext:value-type="float">
            <text:p>-2.99386878419941</text:p>
          </table:table-cell>
          <table:table-cell table:formula="of:=1/(1+EXP(-[.A559]*1.5+0.8))" office:value-type="float" office:value="0.00501246112522787" calcext:value-type="float">
            <text:p>0.005012461125228</text:p>
          </table:table-cell>
        </table:table-row>
        <table:table-row table:style-name="ro1">
          <table:table-cell table:formula="of:=RAND()*10-5" office:value-type="float" office:value="-2.39345760251404" calcext:value-type="float">
            <text:p>-2.39345760251404</text:p>
          </table:table-cell>
          <table:table-cell table:formula="of:=1/(1+EXP(-[.A560]*1.5+0.8))" office:value-type="float" office:value="0.0122465796805381" calcext:value-type="float">
            <text:p>0.012246579680538</text:p>
          </table:table-cell>
        </table:table-row>
        <table:table-row table:style-name="ro1">
          <table:table-cell table:formula="of:=RAND()*10-5" office:value-type="float" office:value="1.37122905988144" calcext:value-type="float">
            <text:p>1.37122905988144</text:p>
          </table:table-cell>
          <table:table-cell table:formula="of:=1/(1+EXP(-[.A561]*1.5+0.8))" office:value-type="float" office:value="0.778482270828162" calcext:value-type="float">
            <text:p>0.778482270828162</text:p>
          </table:table-cell>
        </table:table-row>
        <table:table-row table:style-name="ro1">
          <table:table-cell table:formula="of:=RAND()*10-5" office:value-type="float" office:value="-2.10374624436446" calcext:value-type="float">
            <text:p>-2.10374624436446</text:p>
          </table:table-cell>
          <table:table-cell table:formula="of:=1/(1+EXP(-[.A562]*1.5+0.8))" office:value-type="float" office:value="0.0187870931575664" calcext:value-type="float">
            <text:p>0.018787093157566</text:p>
          </table:table-cell>
        </table:table-row>
        <table:table-row table:style-name="ro1">
          <table:table-cell table:formula="of:=RAND()*10-5" office:value-type="float" office:value="0.333495269666924" calcext:value-type="float">
            <text:p>0.333495269666924</text:p>
          </table:table-cell>
          <table:table-cell table:formula="of:=1/(1+EXP(-[.A563]*1.5+0.8))" office:value-type="float" office:value="0.425616864285869" calcext:value-type="float">
            <text:p>0.425616864285869</text:p>
          </table:table-cell>
        </table:table-row>
        <table:table-row table:style-name="ro1">
          <table:table-cell table:formula="of:=RAND()*10-5" office:value-type="float" office:value="3.36049509758232" calcext:value-type="float">
            <text:p>3.36049509758232</text:p>
          </table:table-cell>
          <table:table-cell table:formula="of:=1/(1+EXP(-[.A564]*1.5+0.8))" office:value-type="float" office:value="0.985807432844929" calcext:value-type="float">
            <text:p>0.985807432844929</text:p>
          </table:table-cell>
        </table:table-row>
        <table:table-row table:style-name="ro1">
          <table:table-cell table:formula="of:=RAND()*10-5" office:value-type="float" office:value="0.211133253428838" calcext:value-type="float">
            <text:p>0.211133253428838</text:p>
          </table:table-cell>
          <table:table-cell table:formula="of:=1/(1+EXP(-[.A565]*1.5+0.8))" office:value-type="float" office:value="0.381473153384452" calcext:value-type="float">
            <text:p>0.381473153384452</text:p>
          </table:table-cell>
        </table:table-row>
        <table:table-row table:style-name="ro1">
          <table:table-cell table:formula="of:=RAND()*10-5" office:value-type="float" office:value="-3.51374580473066" calcext:value-type="float">
            <text:p>-3.51374580473066</text:p>
          </table:table-cell>
          <table:table-cell table:formula="of:=1/(1+EXP(-[.A566]*1.5+0.8))" office:value-type="float" office:value="0.00230442109147271" calcext:value-type="float">
            <text:p>0.002304421091473</text:p>
          </table:table-cell>
        </table:table-row>
        <table:table-row table:style-name="ro1">
          <table:table-cell table:formula="of:=RAND()*10-5" office:value-type="float" office:value="3.54429021050635" calcext:value-type="float">
            <text:p>3.54429021050635</text:p>
          </table:table-cell>
          <table:table-cell table:formula="of:=1/(1+EXP(-[.A567]*1.5+0.8))" office:value-type="float" office:value="0.989190219431735" calcext:value-type="float">
            <text:p>0.989190219431735</text:p>
          </table:table-cell>
        </table:table-row>
        <table:table-row table:style-name="ro1">
          <table:table-cell table:formula="of:=RAND()*10-5" office:value-type="float" office:value="-4.24144278236708" calcext:value-type="float">
            <text:p>-4.24144278236708</text:p>
          </table:table-cell>
          <table:table-cell table:formula="of:=1/(1+EXP(-[.A568]*1.5+0.8))" office:value-type="float" office:value="0.000774773950606441" calcext:value-type="float">
            <text:p>0.000774773950606</text:p>
          </table:table-cell>
        </table:table-row>
        <table:table-row table:style-name="ro1">
          <table:table-cell table:formula="of:=RAND()*10-5" office:value-type="float" office:value="4.39503461748694" calcext:value-type="float">
            <text:p>4.39503461748694</text:p>
          </table:table-cell>
          <table:table-cell table:formula="of:=1/(1+EXP(-[.A569]*1.5+0.8))" office:value-type="float" office:value="0.996959086977246" calcext:value-type="float">
            <text:p>0.996959086977246</text:p>
          </table:table-cell>
        </table:table-row>
        <table:table-row table:style-name="ro1">
          <table:table-cell table:formula="of:=RAND()*10-5" office:value-type="float" office:value="-1.19498034431708" calcext:value-type="float">
            <text:p>-1.19498034431708</text:p>
          </table:table-cell>
          <table:table-cell table:formula="of:=1/(1+EXP(-[.A570]*1.5+0.8))" office:value-type="float" office:value="0.0696245799819892" calcext:value-type="float">
            <text:p>0.069624579981989</text:p>
          </table:table-cell>
        </table:table-row>
        <table:table-row table:style-name="ro1">
          <table:table-cell table:formula="of:=RAND()*10-5" office:value-type="float" office:value="2.7735906628977" calcext:value-type="float">
            <text:p>2.7735906628977</text:p>
          </table:table-cell>
          <table:table-cell table:formula="of:=1/(1+EXP(-[.A571]*1.5+0.8))" office:value-type="float" office:value="0.966443297020385" calcext:value-type="float">
            <text:p>0.966443297020385</text:p>
          </table:table-cell>
        </table:table-row>
        <table:table-row table:style-name="ro1">
          <table:table-cell table:formula="of:=RAND()*10-5" office:value-type="float" office:value="-3.86706406734971" calcext:value-type="float">
            <text:p>-3.86706406734971</text:p>
          </table:table-cell>
          <table:table-cell table:formula="of:=1/(1+EXP(-[.A572]*1.5+0.8))" office:value-type="float" office:value="0.00135771147578014" calcext:value-type="float">
            <text:p>0.00135771147578</text:p>
          </table:table-cell>
        </table:table-row>
        <table:table-row table:style-name="ro1">
          <table:table-cell table:formula="of:=RAND()*10-5" office:value-type="float" office:value="-1.8066204538489" calcext:value-type="float">
            <text:p>-1.8066204538489</text:p>
          </table:table-cell>
          <table:table-cell table:formula="of:=1/(1+EXP(-[.A573]*1.5+0.8))" office:value-type="float" office:value="0.0290309897561778" calcext:value-type="float">
            <text:p>0.029030989756178</text:p>
          </table:table-cell>
        </table:table-row>
        <table:table-row table:style-name="ro1">
          <table:table-cell table:formula="of:=RAND()*10-5" office:value-type="float" office:value="-1.05430600325339" calcext:value-type="float">
            <text:p>-1.05430600325339</text:p>
          </table:table-cell>
          <table:table-cell table:formula="of:=1/(1+EXP(-[.A574]*1.5+0.8))" office:value-type="float" office:value="0.084597510766911" calcext:value-type="float">
            <text:p>0.084597510766911</text:p>
          </table:table-cell>
        </table:table-row>
        <table:table-row table:style-name="ro1">
          <table:table-cell table:formula="of:=RAND()*10-5" office:value-type="float" office:value="0.483713549306057" calcext:value-type="float">
            <text:p>0.483713549306057</text:p>
          </table:table-cell>
          <table:table-cell table:formula="of:=1/(1+EXP(-[.A575]*1.5+0.8))" office:value-type="float" office:value="0.481401166312544" calcext:value-type="float">
            <text:p>0.481401166312544</text:p>
          </table:table-cell>
        </table:table-row>
        <table:table-row table:style-name="ro1">
          <table:table-cell table:formula="of:=RAND()*10-5" office:value-type="float" office:value="2.95551354251874" calcext:value-type="float">
            <text:p>2.95551354251874</text:p>
          </table:table-cell>
          <table:table-cell table:formula="of:=1/(1+EXP(-[.A576]*1.5+0.8))" office:value-type="float" office:value="0.974250928116839" calcext:value-type="float">
            <text:p>0.974250928116839</text:p>
          </table:table-cell>
        </table:table-row>
        <table:table-row table:style-name="ro1">
          <table:table-cell table:formula="of:=RAND()*10-5" office:value-type="float" office:value="4.80453973496532" calcext:value-type="float">
            <text:p>4.80453973496532</text:p>
          </table:table-cell>
          <table:table-cell table:formula="of:=1/(1+EXP(-[.A577]*1.5+0.8))" office:value-type="float" office:value="0.998352437775729" calcext:value-type="float">
            <text:p>0.998352437775729</text:p>
          </table:table-cell>
        </table:table-row>
        <table:table-row table:style-name="ro1">
          <table:table-cell table:formula="of:=RAND()*10-5" office:value-type="float" office:value="2.9604804277079" calcext:value-type="float">
            <text:p>2.9604804277079</text:p>
          </table:table-cell>
          <table:table-cell table:formula="of:=1/(1+EXP(-[.A578]*1.5+0.8))" office:value-type="float" office:value="0.974437168556183" calcext:value-type="float">
            <text:p>0.974437168556183</text:p>
          </table:table-cell>
        </table:table-row>
        <table:table-row table:style-name="ro1">
          <table:table-cell table:formula="of:=RAND()*10-5" office:value-type="float" office:value="-1.4322511515375" calcext:value-type="float">
            <text:p>-1.4322511515375</text:p>
          </table:table-cell>
          <table:table-cell table:formula="of:=1/(1+EXP(-[.A579]*1.5+0.8))" office:value-type="float" office:value="0.0498132880556947" calcext:value-type="float">
            <text:p>0.049813288055695</text:p>
          </table:table-cell>
        </table:table-row>
        <table:table-row table:style-name="ro1">
          <table:table-cell table:formula="of:=RAND()*10-5" office:value-type="float" office:value="-1.84783625465034" calcext:value-type="float">
            <text:p>-1.84783625465034</text:p>
          </table:table-cell>
          <table:table-cell table:formula="of:=1/(1+EXP(-[.A580]*1.5+0.8))" office:value-type="float" office:value="0.0273381219154061" calcext:value-type="float">
            <text:p>0.027338121915406</text:p>
          </table:table-cell>
        </table:table-row>
        <table:table-row table:style-name="ro1">
          <table:table-cell table:formula="of:=RAND()*10-5" office:value-type="float" office:value="-0.0241073097649664" calcext:value-type="float">
            <text:p>-0.024107309764967</text:p>
          </table:table-cell>
          <table:table-cell table:formula="of:=1/(1+EXP(-[.A581]*1.5+0.8))" office:value-type="float" office:value="0.30234394473231" calcext:value-type="float">
            <text:p>0.30234394473231</text:p>
          </table:table-cell>
        </table:table-row>
        <table:table-row table:style-name="ro1">
          <table:table-cell table:formula="of:=RAND()*10-5" office:value-type="float" office:value="-1.08886887713586" calcext:value-type="float">
            <text:p>-1.08886887713586</text:p>
          </table:table-cell>
          <table:table-cell table:formula="of:=1/(1+EXP(-[.A582]*1.5+0.8))" office:value-type="float" office:value="0.0806681510933339" calcext:value-type="float">
            <text:p>0.080668151093334</text:p>
          </table:table-cell>
        </table:table-row>
        <table:table-row table:style-name="ro1">
          <table:table-cell table:formula="of:=RAND()*10-5" office:value-type="float" office:value="1.52027981376544" calcext:value-type="float">
            <text:p>1.52027981376544</text:p>
          </table:table-cell>
          <table:table-cell table:formula="of:=1/(1+EXP(-[.A583]*1.5+0.8))" office:value-type="float" office:value="0.814635968660782" calcext:value-type="float">
            <text:p>0.814635968660782</text:p>
          </table:table-cell>
        </table:table-row>
        <table:table-row table:style-name="ro1">
          <table:table-cell table:formula="of:=RAND()*10-5" office:value-type="float" office:value="-3.87283084015048" calcext:value-type="float">
            <text:p>-3.87283084015048</text:p>
          </table:table-cell>
          <table:table-cell table:formula="of:=1/(1+EXP(-[.A584]*1.5+0.8))" office:value-type="float" office:value="0.00134603344497842" calcext:value-type="float">
            <text:p>0.001346033444978</text:p>
          </table:table-cell>
        </table:table-row>
        <table:table-row table:style-name="ro1">
          <table:table-cell table:formula="of:=RAND()*10-5" office:value-type="float" office:value="0.901707820172799" calcext:value-type="float">
            <text:p>0.901707820172799</text:p>
          </table:table-cell>
          <table:table-cell table:formula="of:=1/(1+EXP(-[.A585]*1.5+0.8))" office:value-type="float" office:value="0.63472972752918" calcext:value-type="float">
            <text:p>0.63472972752918</text:p>
          </table:table-cell>
        </table:table-row>
        <table:table-row table:style-name="ro1">
          <table:table-cell table:formula="of:=RAND()*10-5" office:value-type="float" office:value="3.17338292401973" calcext:value-type="float">
            <text:p>3.17338292401973</text:p>
          </table:table-cell>
          <table:table-cell table:formula="of:=1/(1+EXP(-[.A586]*1.5+0.8))" office:value-type="float" office:value="0.981294855469599" calcext:value-type="float">
            <text:p>0.981294855469599</text:p>
          </table:table-cell>
        </table:table-row>
        <table:table-row table:style-name="ro1">
          <table:table-cell table:formula="of:=RAND()*10-5" office:value-type="float" office:value="-4.06684739924404" calcext:value-type="float">
            <text:p>-4.06684739924404</text:p>
          </table:table-cell>
          <table:table-cell table:formula="of:=1/(1+EXP(-[.A587]*1.5+0.8))" office:value-type="float" office:value="0.00100649819732147" calcext:value-type="float">
            <text:p>0.001006498197321</text:p>
          </table:table-cell>
        </table:table-row>
        <table:table-row table:style-name="ro1">
          <table:table-cell table:formula="of:=RAND()*10-5" office:value-type="float" office:value="-3.83127041537424" calcext:value-type="float">
            <text:p>-3.83127041537424</text:p>
          </table:table-cell>
          <table:table-cell table:formula="of:=1/(1+EXP(-[.A588]*1.5+0.8))" office:value-type="float" office:value="0.0014324927895663" calcext:value-type="float">
            <text:p>0.001432492789566</text:p>
          </table:table-cell>
        </table:table-row>
        <table:table-row table:style-name="ro1">
          <table:table-cell table:formula="of:=RAND()*10-5" office:value-type="float" office:value="2.19887824703631" calcext:value-type="float">
            <text:p>2.19887824703631</text:p>
          </table:table-cell>
          <table:table-cell table:formula="of:=1/(1+EXP(-[.A589]*1.5+0.8))" office:value-type="float" office:value="0.924023777184891" calcext:value-type="float">
            <text:p>0.924023777184891</text:p>
          </table:table-cell>
        </table:table-row>
        <table:table-row table:style-name="ro1">
          <table:table-cell table:formula="of:=RAND()*10-5" office:value-type="float" office:value="-0.892761123084092" calcext:value-type="float">
            <text:p>-0.892761123084092</text:p>
          </table:table-cell>
          <table:table-cell table:formula="of:=1/(1+EXP(-[.A590]*1.5+0.8))" office:value-type="float" office:value="0.105350259706328" calcext:value-type="float">
            <text:p>0.105350259706328</text:p>
          </table:table-cell>
        </table:table-row>
        <table:table-row table:style-name="ro1">
          <table:table-cell table:formula="of:=RAND()*10-5" office:value-type="float" office:value="-1.02304463926585" calcext:value-type="float">
            <text:p>-1.02304463926585</text:p>
          </table:table-cell>
          <table:table-cell table:formula="of:=1/(1+EXP(-[.A591]*1.5+0.8))" office:value-type="float" office:value="0.0883003157403219" calcext:value-type="float">
            <text:p>0.088300315740322</text:p>
          </table:table-cell>
        </table:table-row>
        <table:table-row table:style-name="ro1">
          <table:table-cell table:formula="of:=RAND()*10-5" office:value-type="float" office:value="3.44364485760861" calcext:value-type="float">
            <text:p>3.44364485760861</text:p>
          </table:table-cell>
          <table:table-cell table:formula="of:=1/(1+EXP(-[.A592]*1.5+0.8))" office:value-type="float" office:value="0.987450769419555" calcext:value-type="float">
            <text:p>0.987450769419555</text:p>
          </table:table-cell>
        </table:table-row>
        <table:table-row table:style-name="ro1">
          <table:table-cell table:formula="of:=RAND()*10-5" office:value-type="float" office:value="4.41286706223136" calcext:value-type="float">
            <text:p>4.41286706223136</text:p>
          </table:table-cell>
          <table:table-cell table:formula="of:=1/(1+EXP(-[.A593]*1.5+0.8))" office:value-type="float" office:value="0.997039111462155" calcext:value-type="float">
            <text:p>0.997039111462155</text:p>
          </table:table-cell>
        </table:table-row>
        <table:table-row table:style-name="ro1">
          <table:table-cell table:formula="of:=RAND()*10-5" office:value-type="float" office:value="4.85002464881978" calcext:value-type="float">
            <text:p>4.85002464881978</text:p>
          </table:table-cell>
          <table:table-cell table:formula="of:=1/(1+EXP(-[.A594]*1.5+0.8))" office:value-type="float" office:value="0.998460930442163" calcext:value-type="float">
            <text:p>0.998460930442163</text:p>
          </table:table-cell>
        </table:table-row>
        <table:table-row table:style-name="ro1">
          <table:table-cell table:formula="of:=RAND()*10-5" office:value-type="float" office:value="-1.43022847964216" calcext:value-type="float">
            <text:p>-1.43022847964216</text:p>
          </table:table-cell>
          <table:table-cell table:formula="of:=1/(1+EXP(-[.A595]*1.5+0.8))" office:value-type="float" office:value="0.0499570897896814" calcext:value-type="float">
            <text:p>0.049957089789681</text:p>
          </table:table-cell>
        </table:table-row>
        <table:table-row table:style-name="ro1">
          <table:table-cell table:formula="of:=RAND()*10-5" office:value-type="float" office:value="0.0583632275827695" calcext:value-type="float">
            <text:p>0.05836322758277</text:p>
          </table:table-cell>
          <table:table-cell table:formula="of:=1/(1+EXP(-[.A596]*1.5+0.8))" office:value-type="float" office:value="0.329056567022606" calcext:value-type="float">
            <text:p>0.329056567022606</text:p>
          </table:table-cell>
        </table:table-row>
        <table:table-row table:style-name="ro1">
          <table:table-cell table:formula="of:=RAND()*10-5" office:value-type="float" office:value="-4.03906647197586" calcext:value-type="float">
            <text:p>-4.03906647197586</text:p>
          </table:table-cell>
          <table:table-cell table:formula="of:=1/(1+EXP(-[.A597]*1.5+0.8))" office:value-type="float" office:value="0.00104928159896115" calcext:value-type="float">
            <text:p>0.001049281598961</text:p>
          </table:table-cell>
        </table:table-row>
        <table:table-row table:style-name="ro1">
          <table:table-cell table:formula="of:=RAND()*10-5" office:value-type="float" office:value="2.96914442552927" calcext:value-type="float">
            <text:p>2.96914442552927</text:p>
          </table:table-cell>
          <table:table-cell table:formula="of:=1/(1+EXP(-[.A598]*1.5+0.8))" office:value-type="float" office:value="0.974758902417746" calcext:value-type="float">
            <text:p>0.974758902417746</text:p>
          </table:table-cell>
        </table:table-row>
        <table:table-row table:style-name="ro1">
          <table:table-cell table:formula="of:=RAND()*10-5" office:value-type="float" office:value="-4.6010827807485" calcext:value-type="float">
            <text:p>-4.6010827807485</text:p>
          </table:table-cell>
          <table:table-cell table:formula="of:=1/(1+EXP(-[.A599]*1.5+0.8))" office:value-type="float" office:value="0.000451888015895741" calcext:value-type="float">
            <text:p>0.000451888015896</text:p>
          </table:table-cell>
        </table:table-row>
        <table:table-row table:style-name="ro1">
          <table:table-cell table:formula="of:=RAND()*10-5" office:value-type="float" office:value="-2.84726659615483" calcext:value-type="float">
            <text:p>-2.84726659615483</text:p>
          </table:table-cell>
          <table:table-cell table:formula="of:=1/(1+EXP(-[.A600]*1.5+0.8))" office:value-type="float" office:value="0.00623761708754072" calcext:value-type="float">
            <text:p>0.006237617087541</text:p>
          </table:table-cell>
        </table:table-row>
        <table:table-row table:style-name="ro1">
          <table:table-cell table:formula="of:=RAND()*10-5" office:value-type="float" office:value="-4.1866078972015" calcext:value-type="float">
            <text:p>-4.1866078972015</text:p>
          </table:table-cell>
          <table:table-cell table:formula="of:=1/(1+EXP(-[.A601]*1.5+0.8))" office:value-type="float" office:value="0.000841139246633947" calcext:value-type="float">
            <text:p>0.000841139246634</text:p>
          </table:table-cell>
        </table:table-row>
        <table:table-row table:style-name="ro1">
          <table:table-cell table:formula="of:=RAND()*10-5" office:value-type="float" office:value="-0.607991043102674" calcext:value-type="float">
            <text:p>-0.607991043102674</text:p>
          </table:table-cell>
          <table:table-cell table:formula="of:=1/(1+EXP(-[.A602]*1.5+0.8))" office:value-type="float" office:value="0.152906226705193" calcext:value-type="float">
            <text:p>0.152906226705193</text:p>
          </table:table-cell>
        </table:table-row>
        <table:table-row table:style-name="ro1">
          <table:table-cell table:formula="of:=RAND()*10-5" office:value-type="float" office:value="-3.36894175881203" calcext:value-type="float">
            <text:p>-3.36894175881203</text:p>
          </table:table-cell>
          <table:table-cell table:formula="of:=1/(1+EXP(-[.A603]*1.5+0.8))" office:value-type="float" office:value="0.00286187402501189" calcext:value-type="float">
            <text:p>0.002861874025012</text:p>
          </table:table-cell>
        </table:table-row>
        <table:table-row table:style-name="ro1">
          <table:table-cell table:formula="of:=RAND()*10-5" office:value-type="float" office:value="-3.57741666905971" calcext:value-type="float">
            <text:p>-3.57741666905971</text:p>
          </table:table-cell>
          <table:table-cell table:formula="of:=1/(1+EXP(-[.A604]*1.5+0.8))" office:value-type="float" office:value="0.00209495719399789" calcext:value-type="float">
            <text:p>0.002094957193998</text:p>
          </table:table-cell>
        </table:table-row>
        <table:table-row table:style-name="ro1">
          <table:table-cell table:formula="of:=RAND()*10-5" office:value-type="float" office:value="-4.33049543958687" calcext:value-type="float">
            <text:p>-4.33049543958687</text:p>
          </table:table-cell>
          <table:table-cell table:formula="of:=1/(1+EXP(-[.A605]*1.5+0.8))" office:value-type="float" office:value="0.000677960622972253" calcext:value-type="float">
            <text:p>0.000677960622972</text:p>
          </table:table-cell>
        </table:table-row>
        <table:table-row table:style-name="ro1">
          <table:table-cell table:formula="of:=RAND()*10-5" office:value-type="float" office:value="-4.1573013398542" calcext:value-type="float">
            <text:p>-4.1573013398542</text:p>
          </table:table-cell>
          <table:table-cell table:formula="of:=1/(1+EXP(-[.A606]*1.5+0.8))" office:value-type="float" office:value="0.00087890714460927" calcext:value-type="float">
            <text:p>0.000878907144609</text:p>
          </table:table-cell>
        </table:table-row>
        <table:table-row table:style-name="ro1">
          <table:table-cell table:formula="of:=RAND()*10-5" office:value-type="float" office:value="1.07270685293901" calcext:value-type="float">
            <text:p>1.07270685293901</text:p>
          </table:table-cell>
          <table:table-cell table:formula="of:=1/(1+EXP(-[.A607]*1.5+0.8))" office:value-type="float" office:value="0.691909219397446" calcext:value-type="float">
            <text:p>0.691909219397446</text:p>
          </table:table-cell>
        </table:table-row>
        <table:table-row table:style-name="ro1">
          <table:table-cell table:formula="of:=RAND()*10-5" office:value-type="float" office:value="0.34943696611469" calcext:value-type="float">
            <text:p>0.34943696611469</text:p>
          </table:table-cell>
          <table:table-cell table:formula="of:=1/(1+EXP(-[.A608]*1.5+0.8))" office:value-type="float" office:value="0.431472832823968" calcext:value-type="float">
            <text:p>0.431472832823968</text:p>
          </table:table-cell>
        </table:table-row>
        <table:table-row table:style-name="ro1">
          <table:table-cell table:formula="of:=RAND()*10-5" office:value-type="float" office:value="0.0429188104080254" calcext:value-type="float">
            <text:p>0.042918810408025</text:p>
          </table:table-cell>
          <table:table-cell table:formula="of:=1/(1+EXP(-[.A609]*1.5+0.8))" office:value-type="float" office:value="0.323962279923989" calcext:value-type="float">
            <text:p>0.323962279923989</text:p>
          </table:table-cell>
        </table:table-row>
        <table:table-row table:style-name="ro1">
          <table:table-cell table:formula="of:=RAND()*10-5" office:value-type="float" office:value="1.6991281302721" calcext:value-type="float">
            <text:p>1.6991281302721</text:p>
          </table:table-cell>
          <table:table-cell table:formula="of:=1/(1+EXP(-[.A610]*1.5+0.8))" office:value-type="float" office:value="0.851787773651827" calcext:value-type="float">
            <text:p>0.851787773651827</text:p>
          </table:table-cell>
        </table:table-row>
        <table:table-row table:style-name="ro1">
          <table:table-cell table:formula="of:=RAND()*10-5" office:value-type="float" office:value="-1.0180734594555" calcext:value-type="float">
            <text:p>-1.0180734594555</text:p>
          </table:table-cell>
          <table:table-cell table:formula="of:=1/(1+EXP(-[.A611]*1.5+0.8))" office:value-type="float" office:value="0.0889024565836265" calcext:value-type="float">
            <text:p>0.088902456583627</text:p>
          </table:table-cell>
        </table:table-row>
        <table:table-row table:style-name="ro1">
          <table:table-cell table:formula="of:=RAND()*10-5" office:value-type="float" office:value="0.215610652346616" calcext:value-type="float">
            <text:p>0.215610652346616</text:p>
          </table:table-cell>
          <table:table-cell table:formula="of:=1/(1+EXP(-[.A612]*1.5+0.8))" office:value-type="float" office:value="0.38305908260781" calcext:value-type="float">
            <text:p>0.38305908260781</text:p>
          </table:table-cell>
        </table:table-row>
        <table:table-row table:style-name="ro1">
          <table:table-cell table:formula="of:=RAND()*10-5" office:value-type="float" office:value="-4.00908061809932" calcext:value-type="float">
            <text:p>-4.00908061809932</text:p>
          </table:table-cell>
          <table:table-cell table:formula="of:=1/(1+EXP(-[.A613]*1.5+0.8))" office:value-type="float" office:value="0.0010975015163661" calcext:value-type="float">
            <text:p>0.001097501516366</text:p>
          </table:table-cell>
        </table:table-row>
        <table:table-row table:style-name="ro1">
          <table:table-cell table:formula="of:=RAND()*10-5" office:value-type="float" office:value="-3.58586106686806" calcext:value-type="float">
            <text:p>-3.58586106686806</text:p>
          </table:table-cell>
          <table:table-cell table:formula="of:=1/(1+EXP(-[.A614]*1.5+0.8))" office:value-type="float" office:value="0.00206864311628879" calcext:value-type="float">
            <text:p>0.002068643116289</text:p>
          </table:table-cell>
        </table:table-row>
        <table:table-row table:style-name="ro1">
          <table:table-cell table:formula="of:=RAND()*10-5" office:value-type="float" office:value="3.32596491941561" calcext:value-type="float">
            <text:p>3.32596491941561</text:p>
          </table:table-cell>
          <table:table-cell table:formula="of:=1/(1+EXP(-[.A615]*1.5+0.8))" office:value-type="float" office:value="0.985064223218042" calcext:value-type="float">
            <text:p>0.985064223218042</text:p>
          </table:table-cell>
        </table:table-row>
        <table:table-row table:style-name="ro1">
          <table:table-cell table:formula="of:=RAND()*10-5" office:value-type="float" office:value="-0.179967193224405" calcext:value-type="float">
            <text:p>-0.179967193224405</text:p>
          </table:table-cell>
          <table:table-cell table:formula="of:=1/(1+EXP(-[.A616]*1.5+0.8))" office:value-type="float" office:value="0.255412442697523" calcext:value-type="float">
            <text:p>0.255412442697523</text:p>
          </table:table-cell>
        </table:table-row>
        <table:table-row table:style-name="ro1">
          <table:table-cell table:formula="of:=RAND()*10-5" office:value-type="float" office:value="0.917784873844517" calcext:value-type="float">
            <text:p>0.917784873844517</text:p>
          </table:table-cell>
          <table:table-cell table:formula="of:=1/(1+EXP(-[.A617]*1.5+0.8))" office:value-type="float" office:value="0.640302497759253" calcext:value-type="float">
            <text:p>0.640302497759253</text:p>
          </table:table-cell>
        </table:table-row>
        <table:table-row table:style-name="ro1">
          <table:table-cell table:formula="of:=RAND()*10-5" office:value-type="float" office:value="1.01370649794629" calcext:value-type="float">
            <text:p>1.01370649794629</text:p>
          </table:table-cell>
          <table:table-cell table:formula="of:=1/(1+EXP(-[.A618]*1.5+0.8))" office:value-type="float" office:value="0.672730265244589" calcext:value-type="float">
            <text:p>0.672730265244589</text:p>
          </table:table-cell>
        </table:table-row>
        <table:table-row table:style-name="ro1">
          <table:table-cell table:formula="of:=RAND()*10-5" office:value-type="float" office:value="4.65573693686409" calcext:value-type="float">
            <text:p>4.65573693686409</text:p>
          </table:table-cell>
          <table:table-cell table:formula="of:=1/(1+EXP(-[.A619]*1.5+0.8))" office:value-type="float" office:value="0.997941270546991" calcext:value-type="float">
            <text:p>0.997941270546991</text:p>
          </table:table-cell>
        </table:table-row>
        <table:table-row table:style-name="ro1">
          <table:table-cell table:formula="of:=RAND()*10-5" office:value-type="float" office:value="-0.134699233075228" calcext:value-type="float">
            <text:p>-0.134699233075228</text:p>
          </table:table-cell>
          <table:table-cell table:formula="of:=1/(1+EXP(-[.A620]*1.5+0.8))" office:value-type="float" office:value="0.268538783837873" calcext:value-type="float">
            <text:p>0.268538783837873</text:p>
          </table:table-cell>
        </table:table-row>
        <table:table-row table:style-name="ro1">
          <table:table-cell table:formula="of:=RAND()*10-5" office:value-type="float" office:value="4.84504926461703" calcext:value-type="float">
            <text:p>4.84504926461703</text:p>
          </table:table-cell>
          <table:table-cell table:formula="of:=1/(1+EXP(-[.A621]*1.5+0.8))" office:value-type="float" office:value="0.998449419157518" calcext:value-type="float">
            <text:p>0.998449419157518</text:p>
          </table:table-cell>
        </table:table-row>
        <table:table-row table:style-name="ro1">
          <table:table-cell table:formula="of:=RAND()*10-5" office:value-type="float" office:value="-1.46352998110409" calcext:value-type="float">
            <text:p>-1.46352998110409</text:p>
          </table:table-cell>
          <table:table-cell table:formula="of:=1/(1+EXP(-[.A622]*1.5+0.8))" office:value-type="float" office:value="0.0476388838284872" calcext:value-type="float">
            <text:p>0.047638883828487</text:p>
          </table:table-cell>
        </table:table-row>
        <table:table-row table:style-name="ro1">
          <table:table-cell table:formula="of:=RAND()*10-5" office:value-type="float" office:value="-3.808042564187" calcext:value-type="float">
            <text:p>-3.808042564187</text:p>
          </table:table-cell>
          <table:table-cell table:formula="of:=1/(1+EXP(-[.A623]*1.5+0.8))" office:value-type="float" office:value="0.00148320772468303" calcext:value-type="float">
            <text:p>0.001483207724683</text:p>
          </table:table-cell>
        </table:table-row>
        <table:table-row table:style-name="ro1">
          <table:table-cell table:formula="of:=RAND()*10-5" office:value-type="float" office:value="-0.898758456084037" calcext:value-type="float">
            <text:p>-0.898758456084037</text:p>
          </table:table-cell>
          <table:table-cell table:formula="of:=1/(1+EXP(-[.A624]*1.5+0.8))" office:value-type="float" office:value="0.104505377773315" calcext:value-type="float">
            <text:p>0.104505377773315</text:p>
          </table:table-cell>
        </table:table-row>
        <table:table-row table:style-name="ro1">
          <table:table-cell table:formula="of:=RAND()*10-5" office:value-type="float" office:value="-0.882217331211773" calcext:value-type="float">
            <text:p>-0.882217331211773</text:p>
          </table:table-cell>
          <table:table-cell table:formula="of:=1/(1+EXP(-[.A625]*1.5+0.8))" office:value-type="float" office:value="0.10685024443414" calcext:value-type="float">
            <text:p>0.10685024443414</text:p>
          </table:table-cell>
        </table:table-row>
        <table:table-row table:style-name="ro1">
          <table:table-cell table:formula="of:=RAND()*10-5" office:value-type="float" office:value="-3.11880107964547" calcext:value-type="float">
            <text:p>-3.11880107964547</text:p>
          </table:table-cell>
          <table:table-cell table:formula="of:=1/(1+EXP(-[.A626]*1.5+0.8))" office:value-type="float" office:value="0.00415946110488884" calcext:value-type="float">
            <text:p>0.004159461104889</text:p>
          </table:table-cell>
        </table:table-row>
        <table:table-row table:style-name="ro1">
          <table:table-cell table:formula="of:=RAND()*10-5" office:value-type="float" office:value="4.14910752593741" calcext:value-type="float">
            <text:p>4.14910752593741</text:p>
          </table:table-cell>
          <table:table-cell table:formula="of:=1/(1+EXP(-[.A627]*1.5+0.8))" office:value-type="float" office:value="0.99560840396439" calcext:value-type="float">
            <text:p>0.99560840396439</text:p>
          </table:table-cell>
        </table:table-row>
        <table:table-row table:style-name="ro1">
          <table:table-cell table:formula="of:=RAND()*10-5" office:value-type="float" office:value="4.04453294999518" calcext:value-type="float">
            <text:p>4.04453294999518</text:p>
          </table:table-cell>
          <table:table-cell table:formula="of:=1/(1+EXP(-[.A628]*1.5+0.8))" office:value-type="float" office:value="0.99486639047835" calcext:value-type="float">
            <text:p>0.99486639047835</text:p>
          </table:table-cell>
        </table:table-row>
        <table:table-row table:style-name="ro1">
          <table:table-cell table:formula="of:=RAND()*10-5" office:value-type="float" office:value="-2.75451966664637" calcext:value-type="float">
            <text:p>-2.75451966664637</text:p>
          </table:table-cell>
          <table:table-cell table:formula="of:=1/(1+EXP(-[.A629]*1.5+0.8))" office:value-type="float" office:value="0.00716199102058016" calcext:value-type="float">
            <text:p>0.00716199102058</text:p>
          </table:table-cell>
        </table:table-row>
        <table:table-row table:style-name="ro1">
          <table:table-cell table:formula="of:=RAND()*10-5" office:value-type="float" office:value="4.84830886710869" calcext:value-type="float">
            <text:p>4.84830886710869</text:p>
          </table:table-cell>
          <table:table-cell table:formula="of:=1/(1+EXP(-[.A630]*1.5+0.8))" office:value-type="float" office:value="0.998456970399358" calcext:value-type="float">
            <text:p>0.998456970399358</text:p>
          </table:table-cell>
        </table:table-row>
        <table:table-row table:style-name="ro1">
          <table:table-cell table:formula="of:=RAND()*10-5" office:value-type="float" office:value="0.773431517067164" calcext:value-type="float">
            <text:p>0.773431517067164</text:p>
          </table:table-cell>
          <table:table-cell table:formula="of:=1/(1+EXP(-[.A631]*1.5+0.8))" office:value-type="float" office:value="0.589076084861025" calcext:value-type="float">
            <text:p>0.589076084861025</text:p>
          </table:table-cell>
        </table:table-row>
        <table:table-row table:style-name="ro1">
          <table:table-cell table:formula="of:=RAND()*10-5" office:value-type="float" office:value="-2.38662549667362" calcext:value-type="float">
            <text:p>-2.38662549667362</text:p>
          </table:table-cell>
          <table:table-cell table:formula="of:=1/(1+EXP(-[.A632]*1.5+0.8))" office:value-type="float" office:value="0.0123711692475255" calcext:value-type="float">
            <text:p>0.012371169247526</text:p>
          </table:table-cell>
        </table:table-row>
        <table:table-row table:style-name="ro1">
          <table:table-cell table:formula="of:=RAND()*10-5" office:value-type="float" office:value="4.13904791317714" calcext:value-type="float">
            <text:p>4.13904791317714</text:p>
          </table:table-cell>
          <table:table-cell table:formula="of:=1/(1+EXP(-[.A633]*1.5+0.8))" office:value-type="float" office:value="0.995541932505625" calcext:value-type="float">
            <text:p>0.995541932505625</text:p>
          </table:table-cell>
        </table:table-row>
        <table:table-row table:style-name="ro1">
          <table:table-cell table:formula="of:=RAND()*10-5" office:value-type="float" office:value="-1.7950729152462" calcext:value-type="float">
            <text:p>-1.7950729152462</text:p>
          </table:table-cell>
          <table:table-cell table:formula="of:=1/(1+EXP(-[.A634]*1.5+0.8))" office:value-type="float" office:value="0.0295232495474828" calcext:value-type="float">
            <text:p>0.029523249547483</text:p>
          </table:table-cell>
        </table:table-row>
        <table:table-row table:style-name="ro1">
          <table:table-cell table:formula="of:=RAND()*10-5" office:value-type="float" office:value="-1.82579468627256" calcext:value-type="float">
            <text:p>-1.82579468627256</text:p>
          </table:table-cell>
          <table:table-cell table:formula="of:=1/(1+EXP(-[.A635]*1.5+0.8))" office:value-type="float" office:value="0.0282311488995661" calcext:value-type="float">
            <text:p>0.028231148899566</text:p>
          </table:table-cell>
        </table:table-row>
        <table:table-row table:style-name="ro1">
          <table:table-cell table:formula="of:=RAND()*10-5" office:value-type="float" office:value="1.86898810610197" calcext:value-type="float">
            <text:p>1.86898810610197</text:p>
          </table:table-cell>
          <table:table-cell table:formula="of:=1/(1+EXP(-[.A636]*1.5+0.8))" office:value-type="float" office:value="0.881162197835877" calcext:value-type="float">
            <text:p>0.881162197835877</text:p>
          </table:table-cell>
        </table:table-row>
        <table:table-row table:style-name="ro1">
          <table:table-cell table:formula="of:=RAND()*10-5" office:value-type="float" office:value="-4.49437891992421" calcext:value-type="float">
            <text:p>-4.49437891992421</text:p>
          </table:table-cell>
          <table:table-cell table:formula="of:=1/(1+EXP(-[.A637]*1.5+0.8))" office:value-type="float" office:value="0.000530283491908157" calcext:value-type="float">
            <text:p>0.000530283491908</text:p>
          </table:table-cell>
        </table:table-row>
        <table:table-row table:style-name="ro1">
          <table:table-cell table:formula="of:=RAND()*10-5" office:value-type="float" office:value="-4.65607250225877" calcext:value-type="float">
            <text:p>-4.65607250225877</text:p>
          </table:table-cell>
          <table:table-cell table:formula="of:=1/(1+EXP(-[.A638]*1.5+0.8))" office:value-type="float" office:value="0.000416124957188947" calcext:value-type="float">
            <text:p>0.000416124957189</text:p>
          </table:table-cell>
        </table:table-row>
        <table:table-row table:style-name="ro1">
          <table:table-cell table:formula="of:=RAND()*10-5" office:value-type="float" office:value="0.644409463578945" calcext:value-type="float">
            <text:p>0.644409463578945</text:p>
          </table:table-cell>
          <table:table-cell table:formula="of:=1/(1+EXP(-[.A639]*1.5+0.8))" office:value-type="float" office:value="0.541557456039742" calcext:value-type="float">
            <text:p>0.541557456039742</text:p>
          </table:table-cell>
        </table:table-row>
        <table:table-row table:style-name="ro1">
          <table:table-cell table:formula="of:=RAND()*10-5" office:value-type="float" office:value="-4.53996267232936" calcext:value-type="float">
            <text:p>-4.53996267232936</text:p>
          </table:table-cell>
          <table:table-cell table:formula="of:=1/(1+EXP(-[.A640]*1.5+0.8))" office:value-type="float" office:value="0.000495254203209293" calcext:value-type="float">
            <text:p>0.000495254203209</text:p>
          </table:table-cell>
        </table:table-row>
        <table:table-row table:style-name="ro1">
          <table:table-cell table:formula="of:=RAND()*10-5" office:value-type="float" office:value="-1.29346738761562" calcext:value-type="float">
            <text:p>-1.29346738761562</text:p>
          </table:table-cell>
          <table:table-cell table:formula="of:=1/(1+EXP(-[.A641]*1.5+0.8))" office:value-type="float" office:value="0.0606424477121548" calcext:value-type="float">
            <text:p>0.060642447712155</text:p>
          </table:table-cell>
        </table:table-row>
        <table:table-row table:style-name="ro1">
          <table:table-cell table:formula="of:=RAND()*10-5" office:value-type="float" office:value="0.0774812170480441" calcext:value-type="float">
            <text:p>0.077481217048044</text:p>
          </table:table-cell>
          <table:table-cell table:formula="of:=1/(1+EXP(-[.A642]*1.5+0.8))" office:value-type="float" office:value="0.335418575550631" calcext:value-type="float">
            <text:p>0.335418575550631</text:p>
          </table:table-cell>
        </table:table-row>
        <table:table-row table:style-name="ro1">
          <table:table-cell table:formula="of:=RAND()*10-5" office:value-type="float" office:value="-0.25997240951878" calcext:value-type="float">
            <text:p>-0.25997240951878</text:p>
          </table:table-cell>
          <table:table-cell table:formula="of:=1/(1+EXP(-[.A643]*1.5+0.8))" office:value-type="float" office:value="0.233266337656601" calcext:value-type="float">
            <text:p>0.233266337656601</text:p>
          </table:table-cell>
        </table:table-row>
        <table:table-row table:style-name="ro1">
          <table:table-cell table:formula="of:=RAND()*10-5" office:value-type="float" office:value="-2.9791903533107" calcext:value-type="float">
            <text:p>-2.9791903533107</text:p>
          </table:table-cell>
          <table:table-cell table:formula="of:=1/(1+EXP(-[.A644]*1.5+0.8))" office:value-type="float" office:value="0.00512347593914271" calcext:value-type="float">
            <text:p>0.005123475939143</text:p>
          </table:table-cell>
        </table:table-row>
        <table:table-row table:style-name="ro1">
          <table:table-cell table:formula="of:=RAND()*10-5" office:value-type="float" office:value="4.95538310888399" calcext:value-type="float">
            <text:p>4.95538310888399</text:p>
          </table:table-cell>
          <table:table-cell table:formula="of:=1/(1+EXP(-[.A645]*1.5+0.8))" office:value-type="float" office:value="0.998685619606803" calcext:value-type="float">
            <text:p>0.998685619606803</text:p>
          </table:table-cell>
        </table:table-row>
        <table:table-row table:style-name="ro1">
          <table:table-cell table:formula="of:=RAND()*10-5" office:value-type="float" office:value="3.65410250975859" calcext:value-type="float">
            <text:p>3.65410250975859</text:p>
          </table:table-cell>
          <table:table-cell table:formula="of:=1/(1+EXP(-[.A646]*1.5+0.8))" office:value-type="float" office:value="0.99081679853454" calcext:value-type="float">
            <text:p>0.99081679853454</text:p>
          </table:table-cell>
        </table:table-row>
        <table:table-row table:style-name="ro1">
          <table:table-cell table:formula="of:=RAND()*10-5" office:value-type="float" office:value="-0.104471708909919" calcext:value-type="float">
            <text:p>-0.104471708909919</text:p>
          </table:table-cell>
          <table:table-cell table:formula="of:=1/(1+EXP(-[.A647]*1.5+0.8))" office:value-type="float" office:value="0.277537879560162" calcext:value-type="float">
            <text:p>0.277537879560162</text:p>
          </table:table-cell>
        </table:table-row>
        <table:table-row table:style-name="ro1">
          <table:table-cell table:formula="of:=RAND()*10-5" office:value-type="float" office:value="-2.49410182198267" calcext:value-type="float">
            <text:p>-2.49410182198267</text:p>
          </table:table-cell>
          <table:table-cell table:formula="of:=1/(1+EXP(-[.A648]*1.5+0.8))" office:value-type="float" office:value="0.0105486497387047" calcext:value-type="float">
            <text:p>0.010548649738705</text:p>
          </table:table-cell>
        </table:table-row>
        <table:table-row table:style-name="ro1">
          <table:table-cell table:formula="of:=RAND()*10-5" office:value-type="float" office:value="2.77809698861454" calcext:value-type="float">
            <text:p>2.77809698861454</text:p>
          </table:table-cell>
          <table:table-cell table:formula="of:=1/(1+EXP(-[.A649]*1.5+0.8))" office:value-type="float" office:value="0.966661821810223" calcext:value-type="float">
            <text:p>0.966661821810223</text:p>
          </table:table-cell>
        </table:table-row>
        <table:table-row table:style-name="ro1">
          <table:table-cell table:formula="of:=RAND()*10-5" office:value-type="float" office:value="0.662708331250476" calcext:value-type="float">
            <text:p>0.662708331250476</text:p>
          </table:table-cell>
          <table:table-cell table:formula="of:=1/(1+EXP(-[.A650]*1.5+0.8))" office:value-type="float" office:value="0.548363936231814" calcext:value-type="float">
            <text:p>0.548363936231814</text:p>
          </table:table-cell>
        </table:table-row>
        <table:table-row table:style-name="ro1">
          <table:table-cell table:formula="of:=RAND()*10-5" office:value-type="float" office:value="3.03119620580816" calcext:value-type="float">
            <text:p>3.03119620580816</text:p>
          </table:table-cell>
          <table:table-cell table:formula="of:=1/(1+EXP(-[.A651]*1.5+0.8))" office:value-type="float" office:value="0.976950554054664" calcext:value-type="float">
            <text:p>0.976950554054664</text:p>
          </table:table-cell>
        </table:table-row>
        <table:table-row table:style-name="ro1">
          <table:table-cell table:formula="of:=RAND()*10-5" office:value-type="float" office:value="-3.01817219767629" calcext:value-type="float">
            <text:p>-3.01817219767629</text:p>
          </table:table-cell>
          <table:table-cell table:formula="of:=1/(1+EXP(-[.A652]*1.5+0.8))" office:value-type="float" office:value="0.00483388925385743" calcext:value-type="float">
            <text:p>0.004833889253857</text:p>
          </table:table-cell>
        </table:table-row>
        <table:table-row table:style-name="ro1">
          <table:table-cell table:formula="of:=RAND()*10-5" office:value-type="float" office:value="-2.61374605256849" calcext:value-type="float">
            <text:p>-2.61374605256849</text:p>
          </table:table-cell>
          <table:table-cell table:formula="of:=1/(1+EXP(-[.A653]*1.5+0.8))" office:value-type="float" office:value="0.00883098001920786" calcext:value-type="float">
            <text:p>0.008830980019208</text:p>
          </table:table-cell>
        </table:table-row>
        <table:table-row table:style-name="ro1">
          <table:table-cell table:formula="of:=RAND()*10-5" office:value-type="float" office:value="-0.273751923184071" calcext:value-type="float">
            <text:p>-0.273751923184071</text:p>
          </table:table-cell>
          <table:table-cell table:formula="of:=1/(1+EXP(-[.A654]*1.5+0.8))" office:value-type="float" office:value="0.229589972832114" calcext:value-type="float">
            <text:p>0.229589972832114</text:p>
          </table:table-cell>
        </table:table-row>
        <table:table-row table:style-name="ro1">
          <table:table-cell table:formula="of:=RAND()*10-5" office:value-type="float" office:value="0.929302758787943" calcext:value-type="float">
            <text:p>0.929302758787943</text:p>
          </table:table-cell>
          <table:table-cell table:formula="of:=1/(1+EXP(-[.A655]*1.5+0.8))" office:value-type="float" office:value="0.644271893400093" calcext:value-type="float">
            <text:p>0.644271893400093</text:p>
          </table:table-cell>
        </table:table-row>
        <table:table-row table:style-name="ro1">
          <table:table-cell table:formula="of:=RAND()*10-5" office:value-type="float" office:value="-1.14604403754122" calcext:value-type="float">
            <text:p>-1.14604403754122</text:p>
          </table:table-cell>
          <table:table-cell table:formula="of:=1/(1+EXP(-[.A656]*1.5+0.8))" office:value-type="float" office:value="0.0745323404596345" calcext:value-type="float">
            <text:p>0.074532340459635</text:p>
          </table:table-cell>
        </table:table-row>
        <table:table-row table:style-name="ro1">
          <table:table-cell table:formula="of:=RAND()*10-5" office:value-type="float" office:value="3.19769106425959" calcext:value-type="float">
            <text:p>3.19769106425959</text:p>
          </table:table-cell>
          <table:table-cell table:formula="of:=1/(1+EXP(-[.A657]*1.5+0.8))" office:value-type="float" office:value="0.981952514725171" calcext:value-type="float">
            <text:p>0.981952514725171</text:p>
          </table:table-cell>
        </table:table-row>
        <table:table-row table:style-name="ro1">
          <table:table-cell table:formula="of:=RAND()*10-5" office:value-type="float" office:value="2.79980681762055" calcext:value-type="float">
            <text:p>2.79980681762055</text:p>
          </table:table-cell>
          <table:table-cell table:formula="of:=1/(1+EXP(-[.A658]*1.5+0.8))" office:value-type="float" office:value="0.967695477934984" calcext:value-type="float">
            <text:p>0.967695477934984</text:p>
          </table:table-cell>
        </table:table-row>
        <table:table-row table:style-name="ro1">
          <table:table-cell table:formula="of:=RAND()*10-5" office:value-type="float" office:value="-0.498393549614216" calcext:value-type="float">
            <text:p>-0.498393549614216</text:p>
          </table:table-cell>
          <table:table-cell table:formula="of:=1/(1+EXP(-[.A659]*1.5+0.8))" office:value-type="float" office:value="0.175434572710535" calcext:value-type="float">
            <text:p>0.175434572710535</text:p>
          </table:table-cell>
        </table:table-row>
        <table:table-row table:style-name="ro1">
          <table:table-cell table:formula="of:=RAND()*10-5" office:value-type="float" office:value="3.38895309827559" calcext:value-type="float">
            <text:p>3.38895309827559</text:p>
          </table:table-cell>
          <table:table-cell table:formula="of:=1/(1+EXP(-[.A660]*1.5+0.8))" office:value-type="float" office:value="0.986392451818088" calcext:value-type="float">
            <text:p>0.986392451818088</text:p>
          </table:table-cell>
        </table:table-row>
        <table:table-row table:style-name="ro1">
          <table:table-cell table:formula="of:=RAND()*10-5" office:value-type="float" office:value="-2.71365070905108" calcext:value-type="float">
            <text:p>-2.71365070905108</text:p>
          </table:table-cell>
          <table:table-cell table:formula="of:=1/(1+EXP(-[.A661]*1.5+0.8))" office:value-type="float" office:value="0.00761133638085553" calcext:value-type="float">
            <text:p>0.007611336380856</text:p>
          </table:table-cell>
        </table:table-row>
        <table:table-row table:style-name="ro1">
          <table:table-cell table:formula="of:=RAND()*10-5" office:value-type="float" office:value="-1.54581125123362" calcext:value-type="float">
            <text:p>-1.54581125123362</text:p>
          </table:table-cell>
          <table:table-cell table:formula="of:=1/(1+EXP(-[.A662]*1.5+0.8))" office:value-type="float" office:value="0.0423417705896662" calcext:value-type="float">
            <text:p>0.042341770589666</text:p>
          </table:table-cell>
        </table:table-row>
        <table:table-row table:style-name="ro1">
          <table:table-cell table:formula="of:=RAND()*10-5" office:value-type="float" office:value="4.5118416890554" calcext:value-type="float">
            <text:p>4.5118416890554</text:p>
          </table:table-cell>
          <table:table-cell table:formula="of:=1/(1+EXP(-[.A663]*1.5+0.8))" office:value-type="float" office:value="0.997446573829376" calcext:value-type="float">
            <text:p>0.997446573829376</text:p>
          </table:table-cell>
        </table:table-row>
        <table:table-row table:style-name="ro1">
          <table:table-cell table:formula="of:=RAND()*10-5" office:value-type="float" office:value="-1.10482876246747" calcext:value-type="float">
            <text:p>-1.10482876246747</text:p>
          </table:table-cell>
          <table:table-cell table:formula="of:=1/(1+EXP(-[.A664]*1.5+0.8))" office:value-type="float" office:value="0.0789104829897687" calcext:value-type="float">
            <text:p>0.078910482989769</text:p>
          </table:table-cell>
        </table:table-row>
        <table:table-row table:style-name="ro1">
          <table:table-cell table:formula="of:=RAND()*10-5" office:value-type="float" office:value="2.87695523415881" calcext:value-type="float">
            <text:p>2.87695523415881</text:p>
          </table:table-cell>
          <table:table-cell table:formula="of:=1/(1+EXP(-[.A665]*1.5+0.8))" office:value-type="float" office:value="0.97112370521858" calcext:value-type="float">
            <text:p>0.97112370521858</text:p>
          </table:table-cell>
        </table:table-row>
        <table:table-row table:style-name="ro1">
          <table:table-cell table:formula="of:=RAND()*10-5" office:value-type="float" office:value="-4.73558895313764" calcext:value-type="float">
            <text:p>-4.73558895313764</text:p>
          </table:table-cell>
          <table:table-cell table:formula="of:=1/(1+EXP(-[.A666]*1.5+0.8))" office:value-type="float" office:value="0.000369354802043914" calcext:value-type="float">
            <text:p>0.000369354802044</text:p>
          </table:table-cell>
        </table:table-row>
        <table:table-row table:style-name="ro1">
          <table:table-cell table:formula="of:=RAND()*10-5" office:value-type="float" office:value="1.45798296833223" calcext:value-type="float">
            <text:p>1.45798296833223</text:p>
          </table:table-cell>
          <table:table-cell table:formula="of:=1/(1+EXP(-[.A667]*1.5+0.8))" office:value-type="float" office:value="0.800108792419722" calcext:value-type="float">
            <text:p>0.800108792419722</text:p>
          </table:table-cell>
        </table:table-row>
        <table:table-row table:style-name="ro1">
          <table:table-cell table:formula="of:=RAND()*10-5" office:value-type="float" office:value="-4.08349986460509" calcext:value-type="float">
            <text:p>-4.08349986460509</text:p>
          </table:table-cell>
          <table:table-cell table:formula="of:=1/(1+EXP(-[.A668]*1.5+0.8))" office:value-type="float" office:value="0.000981692954587681" calcext:value-type="float">
            <text:p>0.000981692954588</text:p>
          </table:table-cell>
        </table:table-row>
        <table:table-row table:style-name="ro1">
          <table:table-cell table:formula="of:=RAND()*10-5" office:value-type="float" office:value="2.12672239524165" calcext:value-type="float">
            <text:p>2.12672239524165</text:p>
          </table:table-cell>
          <table:table-cell table:formula="of:=1/(1+EXP(-[.A669]*1.5+0.8))" office:value-type="float" office:value="0.91606799556577" calcext:value-type="float">
            <text:p>0.91606799556577</text:p>
          </table:table-cell>
        </table:table-row>
        <table:table-row table:style-name="ro1">
          <table:table-cell table:formula="of:=RAND()*10-5" office:value-type="float" office:value="3.19772355711746" calcext:value-type="float">
            <text:p>3.19772355711746</text:p>
          </table:table-cell>
          <table:table-cell table:formula="of:=1/(1+EXP(-[.A670]*1.5+0.8))" office:value-type="float" office:value="0.981953378451486" calcext:value-type="float">
            <text:p>0.981953378451486</text:p>
          </table:table-cell>
        </table:table-row>
        <table:table-row table:style-name="ro1">
          <table:table-cell table:formula="of:=RAND()*10-5" office:value-type="float" office:value="3.72983886910908" calcext:value-type="float">
            <text:p>3.72983886910908</text:p>
          </table:table-cell>
          <table:table-cell table:formula="of:=1/(1+EXP(-[.A671]*1.5+0.8))" office:value-type="float" office:value="0.991794882780006" calcext:value-type="float">
            <text:p>0.991794882780006</text:p>
          </table:table-cell>
        </table:table-row>
        <table:table-row table:style-name="ro1">
          <table:table-cell table:formula="of:=RAND()*10-5" office:value-type="float" office:value="2.5535723471472" calcext:value-type="float">
            <text:p>2.5535723471472</text:p>
          </table:table-cell>
          <table:table-cell table:formula="of:=1/(1+EXP(-[.A672]*1.5+0.8))" office:value-type="float" office:value="0.95392693263483" calcext:value-type="float">
            <text:p>0.95392693263483</text:p>
          </table:table-cell>
        </table:table-row>
        <table:table-row table:style-name="ro1">
          <table:table-cell table:formula="of:=RAND()*10-5" office:value-type="float" office:value="2.46821785198216" calcext:value-type="float">
            <text:p>2.46821785198216</text:p>
          </table:table-cell>
          <table:table-cell table:formula="of:=1/(1+EXP(-[.A673]*1.5+0.8))" office:value-type="float" office:value="0.947961338077573" calcext:value-type="float">
            <text:p>0.947961338077573</text:p>
          </table:table-cell>
        </table:table-row>
        <table:table-row table:style-name="ro1">
          <table:table-cell table:formula="of:=RAND()*10-5" office:value-type="float" office:value="-2.00393924727115" calcext:value-type="float">
            <text:p>-2.00393924727115</text:p>
          </table:table-cell>
          <table:table-cell table:formula="of:=1/(1+EXP(-[.A674]*1.5+0.8))" office:value-type="float" office:value="0.021755163078804" calcext:value-type="float">
            <text:p>0.021755163078804</text:p>
          </table:table-cell>
        </table:table-row>
        <table:table-row table:style-name="ro1">
          <table:table-cell table:formula="of:=RAND()*10-5" office:value-type="float" office:value="1.50765080310941" calcext:value-type="float">
            <text:p>1.50765080310941</text:p>
          </table:table-cell>
          <table:table-cell table:formula="of:=1/(1+EXP(-[.A675]*1.5+0.8))" office:value-type="float" office:value="0.81175835261336" calcext:value-type="float">
            <text:p>0.81175835261336</text:p>
          </table:table-cell>
        </table:table-row>
        <table:table-row table:style-name="ro1">
          <table:table-cell table:formula="of:=RAND()*10-5" office:value-type="float" office:value="-2.57015483826196" calcext:value-type="float">
            <text:p>-2.57015483826196</text:p>
          </table:table-cell>
          <table:table-cell table:formula="of:=1/(1+EXP(-[.A676]*1.5+0.8))" office:value-type="float" office:value="0.00942208375183215" calcext:value-type="float">
            <text:p>0.009422083751832</text:p>
          </table:table-cell>
        </table:table-row>
        <table:table-row table:style-name="ro1">
          <table:table-cell table:formula="of:=RAND()*10-5" office:value-type="float" office:value="-0.0523393148351286" calcext:value-type="float">
            <text:p>-0.052339314835129</text:p>
          </table:table-cell>
          <table:table-cell table:formula="of:=1/(1+EXP(-[.A677]*1.5+0.8))" office:value-type="float" office:value="0.29348685174243" calcext:value-type="float">
            <text:p>0.29348685174243</text:p>
          </table:table-cell>
        </table:table-row>
        <table:table-row table:style-name="ro1">
          <table:table-cell table:formula="of:=RAND()*10-5" office:value-type="float" office:value="-4.3943372677189" calcext:value-type="float">
            <text:p>-4.3943372677189</text:p>
          </table:table-cell>
          <table:table-cell table:formula="of:=1/(1+EXP(-[.A678]*1.5+0.8))" office:value-type="float" office:value="0.000616087118338456" calcext:value-type="float">
            <text:p>0.000616087118338</text:p>
          </table:table-cell>
        </table:table-row>
        <table:table-row table:style-name="ro1">
          <table:table-cell table:formula="of:=RAND()*10-5" office:value-type="float" office:value="0.811759884495804" calcext:value-type="float">
            <text:p>0.811759884495804</text:p>
          </table:table-cell>
          <table:table-cell table:formula="of:=1/(1+EXP(-[.A679]*1.5+0.8))" office:value-type="float" office:value="0.602918343424289" calcext:value-type="float">
            <text:p>0.602918343424289</text:p>
          </table:table-cell>
        </table:table-row>
        <table:table-row table:style-name="ro1">
          <table:table-cell table:formula="of:=RAND()*10-5" office:value-type="float" office:value="-1.86352447001993" calcext:value-type="float">
            <text:p>-1.86352447001993</text:p>
          </table:table-cell>
          <table:table-cell table:formula="of:=1/(1+EXP(-[.A680]*1.5+0.8))" office:value-type="float" office:value="0.0267192915232684" calcext:value-type="float">
            <text:p>0.026719291523268</text:p>
          </table:table-cell>
        </table:table-row>
        <table:table-row table:style-name="ro1">
          <table:table-cell table:formula="of:=RAND()*10-5" office:value-type="float" office:value="3.84161628202185" calcext:value-type="float">
            <text:p>3.84161628202185</text:p>
          </table:table-cell>
          <table:table-cell table:formula="of:=1/(1+EXP(-[.A681]*1.5+0.8))" office:value-type="float" office:value="0.993052657113962" calcext:value-type="float">
            <text:p>0.993052657113962</text:p>
          </table:table-cell>
        </table:table-row>
        <table:table-row table:style-name="ro1">
          <table:table-cell table:formula="of:=RAND()*10-5" office:value-type="float" office:value="1.96770382605994" calcext:value-type="float">
            <text:p>1.96770382605994</text:p>
          </table:table-cell>
          <table:table-cell table:formula="of:=1/(1+EXP(-[.A682]*1.5+0.8))" office:value-type="float" office:value="0.895814065354008" calcext:value-type="float">
            <text:p>0.895814065354008</text:p>
          </table:table-cell>
        </table:table-row>
        <table:table-row table:style-name="ro1">
          <table:table-cell table:formula="of:=RAND()*10-5" office:value-type="float" office:value="3.33108056695812" calcext:value-type="float">
            <text:p>3.33108056695812</text:p>
          </table:table-cell>
          <table:table-cell table:formula="of:=1/(1+EXP(-[.A683]*1.5+0.8))" office:value-type="float" office:value="0.985176701484244" calcext:value-type="float">
            <text:p>0.985176701484244</text:p>
          </table:table-cell>
        </table:table-row>
        <table:table-row table:style-name="ro1">
          <table:table-cell table:formula="of:=RAND()*10-5" office:value-type="float" office:value="2.39043026793515" calcext:value-type="float">
            <text:p>2.39043026793515</text:p>
          </table:table-cell>
          <table:table-cell table:formula="of:=1/(1+EXP(-[.A684]*1.5+0.8))" office:value-type="float" office:value="0.941895181545156" calcext:value-type="float">
            <text:p>0.941895181545156</text:p>
          </table:table-cell>
        </table:table-row>
        <table:table-row table:style-name="ro1">
          <table:table-cell table:formula="of:=RAND()*10-5" office:value-type="float" office:value="-3.42812777103508" calcext:value-type="float">
            <text:p>-3.42812777103508</text:p>
          </table:table-cell>
          <table:table-cell table:formula="of:=1/(1+EXP(-[.A685]*1.5+0.8))" office:value-type="float" office:value="0.0026193882485281" calcext:value-type="float">
            <text:p>0.002619388248528</text:p>
          </table:table-cell>
        </table:table-row>
        <table:table-row table:style-name="ro1">
          <table:table-cell table:formula="of:=RAND()*10-5" office:value-type="float" office:value="-3.14337047510334" calcext:value-type="float">
            <text:p>-3.14337047510334</text:p>
          </table:table-cell>
          <table:table-cell table:formula="of:=1/(1+EXP(-[.A686]*1.5+0.8))" office:value-type="float" office:value="0.00400956174466367" calcext:value-type="float">
            <text:p>0.004009561744664</text:p>
          </table:table-cell>
        </table:table-row>
        <table:table-row table:style-name="ro1">
          <table:table-cell table:formula="of:=RAND()*10-5" office:value-type="float" office:value="2.23215131645979" calcext:value-type="float">
            <text:p>2.23215131645979</text:p>
          </table:table-cell>
          <table:table-cell table:formula="of:=1/(1+EXP(-[.A687]*1.5+0.8))" office:value-type="float" office:value="0.927454310883909" calcext:value-type="float">
            <text:p>0.927454310883909</text:p>
          </table:table-cell>
        </table:table-row>
        <table:table-row table:style-name="ro1">
          <table:table-cell table:formula="of:=RAND()*10-5" office:value-type="float" office:value="3.63925174960438" calcext:value-type="float">
            <text:p>3.63925174960438</text:p>
          </table:table-cell>
          <table:table-cell table:formula="of:=1/(1+EXP(-[.A688]*1.5+0.8))" office:value-type="float" office:value="0.990611878807509" calcext:value-type="float">
            <text:p>0.990611878807509</text:p>
          </table:table-cell>
        </table:table-row>
        <table:table-row table:style-name="ro1">
          <table:table-cell table:formula="of:=RAND()*10-5" office:value-type="float" office:value="-0.939999166070154" calcext:value-type="float">
            <text:p>-0.939999166070154</text:p>
          </table:table-cell>
          <table:table-cell table:formula="of:=1/(1+EXP(-[.A689]*1.5+0.8))" office:value-type="float" office:value="0.0988561846123719" calcext:value-type="float">
            <text:p>0.098856184612372</text:p>
          </table:table-cell>
        </table:table-row>
        <table:table-row table:style-name="ro1">
          <table:table-cell table:formula="of:=RAND()*10-5" office:value-type="float" office:value="2.34341593889327" calcext:value-type="float">
            <text:p>2.34341593889327</text:p>
          </table:table-cell>
          <table:table-cell table:formula="of:=1/(1+EXP(-[.A690]*1.5+0.8))" office:value-type="float" office:value="0.937913194577885" calcext:value-type="float">
            <text:p>0.937913194577885</text:p>
          </table:table-cell>
        </table:table-row>
        <table:table-row table:style-name="ro1">
          <table:table-cell table:formula="of:=RAND()*10-5" office:value-type="float" office:value="-4.22251907340166" calcext:value-type="float">
            <text:p>-4.22251907340166</text:p>
          </table:table-cell>
          <table:table-cell table:formula="of:=1/(1+EXP(-[.A691]*1.5+0.8))" office:value-type="float" office:value="0.000797063672940166" calcext:value-type="float">
            <text:p>0.00079706367294</text:p>
          </table:table-cell>
        </table:table-row>
        <table:table-row table:style-name="ro1">
          <table:table-cell table:formula="of:=RAND()*10-5" office:value-type="float" office:value="-3.55516285334601" calcext:value-type="float">
            <text:p>-3.55516285334601</text:p>
          </table:table-cell>
          <table:table-cell table:formula="of:=1/(1+EXP(-[.A692]*1.5+0.8))" office:value-type="float" office:value="0.00216591463261789" calcext:value-type="float">
            <text:p>0.002165914632618</text:p>
          </table:table-cell>
        </table:table-row>
        <table:table-row table:style-name="ro1">
          <table:table-cell table:formula="of:=RAND()*10-5" office:value-type="float" office:value="1.24077209159012" calcext:value-type="float">
            <text:p>1.24077209159012</text:p>
          </table:table-cell>
          <table:table-cell table:formula="of:=1/(1+EXP(-[.A693]*1.5+0.8))" office:value-type="float" office:value="0.742911804647796" calcext:value-type="float">
            <text:p>0.742911804647796</text:p>
          </table:table-cell>
        </table:table-row>
        <table:table-row table:style-name="ro1">
          <table:table-cell table:formula="of:=RAND()*10-5" office:value-type="float" office:value="-1.43006103601967" calcext:value-type="float">
            <text:p>-1.43006103601967</text:p>
          </table:table-cell>
          <table:table-cell table:formula="of:=1/(1+EXP(-[.A694]*1.5+0.8))" office:value-type="float" office:value="0.0499690117950601" calcext:value-type="float">
            <text:p>0.04996901179506</text:p>
          </table:table-cell>
        </table:table-row>
        <table:table-row table:style-name="ro1">
          <table:table-cell table:formula="of:=RAND()*10-5" office:value-type="float" office:value="4.73149851915032" calcext:value-type="float">
            <text:p>4.73149851915032</text:p>
          </table:table-cell>
          <table:table-cell table:formula="of:=1/(1+EXP(-[.A695]*1.5+0.8))" office:value-type="float" office:value="0.99816201874033" calcext:value-type="float">
            <text:p>0.99816201874033</text:p>
          </table:table-cell>
        </table:table-row>
        <table:table-row table:style-name="ro1">
          <table:table-cell table:formula="of:=RAND()*10-5" office:value-type="float" office:value="-1.67995022382532" calcext:value-type="float">
            <text:p>-1.67995022382532</text:p>
          </table:table-cell>
          <table:table-cell table:formula="of:=1/(1+EXP(-[.A696]*1.5+0.8))" office:value-type="float" office:value="0.0348939228632715" calcext:value-type="float">
            <text:p>0.034893922863272</text:p>
          </table:table-cell>
        </table:table-row>
        <table:table-row table:style-name="ro1">
          <table:table-cell table:formula="of:=RAND()*10-5" office:value-type="float" office:value="-2.87220882908393" calcext:value-type="float">
            <text:p>-2.87220882908393</text:p>
          </table:table-cell>
          <table:table-cell table:formula="of:=1/(1+EXP(-[.A697]*1.5+0.8))" office:value-type="float" office:value="0.0060099352080686" calcext:value-type="float">
            <text:p>0.006009935208069</text:p>
          </table:table-cell>
        </table:table-row>
        <table:table-row table:style-name="ro1">
          <table:table-cell table:formula="of:=RAND()*10-5" office:value-type="float" office:value="3.54612269129149" calcext:value-type="float">
            <text:p>3.54612269129149</text:p>
          </table:table-cell>
          <table:table-cell table:formula="of:=1/(1+EXP(-[.A698]*1.5+0.8))" office:value-type="float" office:value="0.989219571825608" calcext:value-type="float">
            <text:p>0.989219571825608</text:p>
          </table:table-cell>
        </table:table-row>
        <table:table-row table:style-name="ro1">
          <table:table-cell table:formula="of:=RAND()*10-5" office:value-type="float" office:value="-4.11225341873138" calcext:value-type="float">
            <text:p>-4.11225341873138</text:p>
          </table:table-cell>
          <table:table-cell table:formula="of:=1/(1+EXP(-[.A699]*1.5+0.8))" office:value-type="float" office:value="0.000940291276836152" calcext:value-type="float">
            <text:p>0.000940291276836</text:p>
          </table:table-cell>
        </table:table-row>
        <table:table-row table:style-name="ro1">
          <table:table-cell table:formula="of:=RAND()*10-5" office:value-type="float" office:value="-1.21393084906789" calcext:value-type="float">
            <text:p>-1.21393084906789</text:p>
          </table:table-cell>
          <table:table-cell table:formula="of:=1/(1+EXP(-[.A700]*1.5+0.8))" office:value-type="float" office:value="0.0678056199496158" calcext:value-type="float">
            <text:p>0.067805619949616</text:p>
          </table:table-cell>
        </table:table-row>
      </table:table>
      <table:table table:name="tes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RAND()*10-5" office:value-type="float" office:value="2.98607974449377" calcext:value-type="float">
            <text:p>2.98607974449377</text:p>
          </table:table-cell>
          <table:table-cell table:formula="of:=1/(1+EXP(-[.A2]*1.5+0.8))" office:value-type="float" office:value="0.975376436064547" calcext:value-type="float">
            <text:p>0.975376436064547</text:p>
          </table:table-cell>
        </table:table-row>
        <table:table-row table:style-name="ro1">
          <table:table-cell table:formula="of:=RAND()*10-5" office:value-type="float" office:value="-2.17030286414818" calcext:value-type="float">
            <text:p>-2.17030286414818</text:p>
          </table:table-cell>
          <table:table-cell table:formula="of:=1/(1+EXP(-[.A3]*1.5+0.8))" office:value-type="float" office:value="0.0170324745123645" calcext:value-type="float">
            <text:p>0.017032474512365</text:p>
          </table:table-cell>
        </table:table-row>
        <table:table-row table:style-name="ro1">
          <table:table-cell table:formula="of:=RAND()*10-5" office:value-type="float" office:value="-1.63938545114662" calcext:value-type="float">
            <text:p>-1.63938545114662</text:p>
          </table:table-cell>
          <table:table-cell table:formula="of:=1/(1+EXP(-[.A4]*1.5+0.8))" office:value-type="float" office:value="0.037002042509853" calcext:value-type="float">
            <text:p>0.037002042509853</text:p>
          </table:table-cell>
        </table:table-row>
        <table:table-row table:style-name="ro1">
          <table:table-cell table:formula="of:=RAND()*10-5" office:value-type="float" office:value="-0.106527411903544" calcext:value-type="float">
            <text:p>-0.106527411903544</text:p>
          </table:table-cell>
          <table:table-cell table:formula="of:=1/(1+EXP(-[.A5]*1.5+0.8))" office:value-type="float" office:value="0.276920018510056" calcext:value-type="float">
            <text:p>0.276920018510056</text:p>
          </table:table-cell>
        </table:table-row>
        <table:table-row table:style-name="ro1">
          <table:table-cell table:formula="of:=RAND()*10-5" office:value-type="float" office:value="4.51170646017856" calcext:value-type="float">
            <text:p>4.51170646017856</text:p>
          </table:table-cell>
          <table:table-cell table:formula="of:=1/(1+EXP(-[.A6]*1.5+0.8))" office:value-type="float" office:value="0.997446057154349" calcext:value-type="float">
            <text:p>0.997446057154349</text:p>
          </table:table-cell>
        </table:table-row>
        <table:table-row table:style-name="ro1">
          <table:table-cell table:formula="of:=RAND()*10-5" office:value-type="float" office:value="-3.01924027243284" calcext:value-type="float">
            <text:p>-3.01924027243284</text:p>
          </table:table-cell>
          <table:table-cell table:formula="of:=1/(1+EXP(-[.A7]*1.5+0.8))" office:value-type="float" office:value="0.00482618836780479" calcext:value-type="float">
            <text:p>0.004826188367805</text:p>
          </table:table-cell>
        </table:table-row>
        <table:table-row table:style-name="ro1">
          <table:table-cell table:formula="of:=RAND()*10-5" office:value-type="float" office:value="-2.70707396582427" calcext:value-type="float">
            <text:p>-2.70707396582427</text:p>
          </table:table-cell>
          <table:table-cell table:formula="of:=1/(1+EXP(-[.A8]*1.5+0.8))" office:value-type="float" office:value="0.00768621469008065" calcext:value-type="float">
            <text:p>0.007686214690081</text:p>
          </table:table-cell>
        </table:table-row>
        <table:table-row table:style-name="ro1">
          <table:table-cell table:formula="of:=RAND()*10-5" office:value-type="float" office:value="-2.55599277395808" calcext:value-type="float">
            <text:p>-2.55599277395808</text:p>
          </table:table-cell>
          <table:table-cell table:formula="of:=1/(1+EXP(-[.A9]*1.5+0.8))" office:value-type="float" office:value="0.00962243249480779" calcext:value-type="float">
            <text:p>0.009622432494808</text:p>
          </table:table-cell>
        </table:table-row>
        <table:table-row table:style-name="ro1">
          <table:table-cell table:formula="of:=RAND()*10-5" office:value-type="float" office:value="2.48146230792467" calcext:value-type="float">
            <text:p>2.48146230792467</text:p>
          </table:table-cell>
          <table:table-cell table:formula="of:=1/(1+EXP(-[.A10]*1.5+0.8))" office:value-type="float" office:value="0.94893269773193" calcext:value-type="float">
            <text:p>0.94893269773193</text:p>
          </table:table-cell>
        </table:table-row>
        <table:table-row table:style-name="ro1">
          <table:table-cell table:formula="of:=RAND()*10-5" office:value-type="float" office:value="3.75988127471304" calcext:value-type="float">
            <text:p>3.75988127471304</text:p>
          </table:table-cell>
          <table:table-cell table:formula="of:=1/(1+EXP(-[.A11]*1.5+0.8))" office:value-type="float" office:value="0.992153590704443" calcext:value-type="float">
            <text:p>0.992153590704443</text:p>
          </table:table-cell>
        </table:table-row>
        <table:table-row table:style-name="ro1">
          <table:table-cell table:formula="of:=RAND()*10-5" office:value-type="float" office:value="-1.95919599396339" calcext:value-type="float">
            <text:p>-1.95919599396339</text:p>
          </table:table-cell>
          <table:table-cell table:formula="of:=1/(1+EXP(-[.A12]*1.5+0.8))" office:value-type="float" office:value="0.0232302875355834" calcext:value-type="float">
            <text:p>0.023230287535583</text:p>
          </table:table-cell>
        </table:table-row>
        <table:table-row table:style-name="ro1">
          <table:table-cell table:formula="of:=RAND()*10-5" office:value-type="float" office:value="3.61087556088231" calcext:value-type="float">
            <text:p>3.61087556088231</text:p>
          </table:table-cell>
          <table:table-cell table:formula="of:=1/(1+EXP(-[.A13]*1.5+0.8))" office:value-type="float" office:value="0.990207651370199" calcext:value-type="float">
            <text:p>0.990207651370199</text:p>
          </table:table-cell>
        </table:table-row>
        <table:table-row table:style-name="ro1">
          <table:table-cell table:formula="of:=RAND()*10-5" office:value-type="float" office:value="-0.00489091189165336" calcext:value-type="float">
            <text:p>-0.004890911891653</text:p>
          </table:table-cell>
          <table:table-cell table:formula="of:=1/(1+EXP(-[.A14]*1.5+0.8))" office:value-type="float" office:value="0.308458389826861" calcext:value-type="float">
            <text:p>0.308458389826861</text:p>
          </table:table-cell>
        </table:table-row>
        <table:table-row table:style-name="ro1">
          <table:table-cell table:formula="of:=RAND()*10-5" office:value-type="float" office:value="2.2181983526044" calcext:value-type="float">
            <text:p>2.2181983526044</text:p>
          </table:table-cell>
          <table:table-cell table:formula="of:=1/(1+EXP(-[.A15]*1.5+0.8))" office:value-type="float" office:value="0.926033459300649" calcext:value-type="float">
            <text:p>0.926033459300649</text:p>
          </table:table-cell>
        </table:table-row>
        <table:table-row table:style-name="ro1">
          <table:table-cell table:formula="of:=RAND()*10-5" office:value-type="float" office:value="2.91937961744277" calcext:value-type="float">
            <text:p>2.91937961744277</text:p>
          </table:table-cell>
          <table:table-cell table:formula="of:=1/(1+EXP(-[.A16]*1.5+0.8))" office:value-type="float" office:value="0.972855719509242" calcext:value-type="float">
            <text:p>0.972855719509242</text:p>
          </table:table-cell>
        </table:table-row>
        <table:table-row table:style-name="ro1">
          <table:table-cell table:formula="of:=RAND()*10-5" office:value-type="float" office:value="0.635441686195106" calcext:value-type="float">
            <text:p>0.635441686195106</text:p>
          </table:table-cell>
          <table:table-cell table:formula="of:=1/(1+EXP(-[.A17]*1.5+0.8))" office:value-type="float" office:value="0.538215953275359" calcext:value-type="float">
            <text:p>0.538215953275359</text:p>
          </table:table-cell>
        </table:table-row>
        <table:table-row table:style-name="ro1">
          <table:table-cell table:formula="of:=RAND()*10-5" office:value-type="float" office:value="-2.88311112119872" calcext:value-type="float">
            <text:p>-2.88311112119872</text:p>
          </table:table-cell>
          <table:table-cell table:formula="of:=1/(1+EXP(-[.A18]*1.5+0.8))" office:value-type="float" office:value="0.00591302779930135" calcext:value-type="float">
            <text:p>0.005913027799301</text:p>
          </table:table-cell>
        </table:table-row>
        <table:table-row table:style-name="ro1">
          <table:table-cell table:formula="of:=RAND()*10-5" office:value-type="float" office:value="4.44845672384839" calcext:value-type="float">
            <text:p>4.44845672384839</text:p>
          </table:table-cell>
          <table:table-cell table:formula="of:=1/(1+EXP(-[.A19]*1.5+0.8))" office:value-type="float" office:value="0.997192599840559" calcext:value-type="float">
            <text:p>0.997192599840559</text:p>
          </table:table-cell>
        </table:table-row>
        <table:table-row table:style-name="ro1">
          <table:table-cell table:formula="of:=RAND()*10-5" office:value-type="float" office:value="-2.11479299781023" calcext:value-type="float">
            <text:p>-2.11479299781023</text:p>
          </table:table-cell>
          <table:table-cell table:formula="of:=1/(1+EXP(-[.A20]*1.5+0.8))" office:value-type="float" office:value="0.0184840603313564" calcext:value-type="float">
            <text:p>0.018484060331356</text:p>
          </table:table-cell>
        </table:table-row>
        <table:table-row table:style-name="ro1">
          <table:table-cell table:formula="of:=RAND()*10-5" office:value-type="float" office:value="-0.883358461421549" calcext:value-type="float">
            <text:p>-0.883358461421549</text:p>
          </table:table-cell>
          <table:table-cell table:formula="of:=1/(1+EXP(-[.A21]*1.5+0.8))" office:value-type="float" office:value="0.106687001648048" calcext:value-type="float">
            <text:p>0.106687001648048</text:p>
          </table:table-cell>
        </table:table-row>
        <table:table-row table:style-name="ro1">
          <table:table-cell table:formula="of:=RAND()*10-5" office:value-type="float" office:value="0.108761565735554" calcext:value-type="float">
            <text:p>0.108761565735554</text:p>
          </table:table-cell>
          <table:table-cell table:formula="of:=1/(1+EXP(-[.A22]*1.5+0.8))" office:value-type="float" office:value="0.34595721659921" calcext:value-type="float">
            <text:p>0.34595721659921</text:p>
          </table:table-cell>
        </table:table-row>
        <table:table-row table:style-name="ro1">
          <table:table-cell table:formula="of:=RAND()*10-5" office:value-type="float" office:value="-1.05653531946635" calcext:value-type="float">
            <text:p>-1.05653531946635</text:p>
          </table:table-cell>
          <table:table-cell table:formula="of:=1/(1+EXP(-[.A23]*1.5+0.8))" office:value-type="float" office:value="0.0843389102759602" calcext:value-type="float">
            <text:p>0.08433891027596</text:p>
          </table:table-cell>
        </table:table-row>
        <table:table-row table:style-name="ro1">
          <table:table-cell table:formula="of:=RAND()*10-5" office:value-type="float" office:value="-3.58836050065898" calcext:value-type="float">
            <text:p>-3.58836050065898</text:p>
          </table:table-cell>
          <table:table-cell table:formula="of:=1/(1+EXP(-[.A24]*1.5+0.8))" office:value-type="float" office:value="0.00206091793577922" calcext:value-type="float">
            <text:p>0.002060917935779</text:p>
          </table:table-cell>
        </table:table-row>
        <table:table-row table:style-name="ro1">
          <table:table-cell table:formula="of:=RAND()*10-5" office:value-type="float" office:value="-3.61180220322821" calcext:value-type="float">
            <text:p>-3.61180220322821</text:p>
          </table:table-cell>
          <table:table-cell table:formula="of:=1/(1+EXP(-[.A25]*1.5+0.8))" office:value-type="float" office:value="0.00198985175303987" calcext:value-type="float">
            <text:p>0.00198985175304</text:p>
          </table:table-cell>
        </table:table-row>
        <table:table-row table:style-name="ro1">
          <table:table-cell table:formula="of:=RAND()*10-5" office:value-type="float" office:value="1.37009265824094" calcext:value-type="float">
            <text:p>1.37009265824094</text:p>
          </table:table-cell>
          <table:table-cell table:formula="of:=1/(1+EXP(-[.A26]*1.5+0.8))" office:value-type="float" office:value="0.778188176646764" calcext:value-type="float">
            <text:p>0.778188176646764</text:p>
          </table:table-cell>
        </table:table-row>
        <table:table-row table:style-name="ro1">
          <table:table-cell table:formula="of:=RAND()*10-5" office:value-type="float" office:value="3.53036922036335" calcext:value-type="float">
            <text:p>3.53036922036335</text:p>
          </table:table-cell>
          <table:table-cell table:formula="of:=1/(1+EXP(-[.A27]*1.5+0.8))" office:value-type="float" office:value="0.988964639077748" calcext:value-type="float">
            <text:p>0.988964639077748</text:p>
          </table:table-cell>
        </table:table-row>
        <table:table-row table:style-name="ro1">
          <table:table-cell table:formula="of:=RAND()*10-5" office:value-type="float" office:value="-2.46028744244019" calcext:value-type="float">
            <text:p>-2.46028744244019</text:p>
          </table:table-cell>
          <table:table-cell table:formula="of:=1/(1+EXP(-[.A28]*1.5+0.8))" office:value-type="float" office:value="0.0110914078298793" calcext:value-type="float">
            <text:p>0.011091407829879</text:p>
          </table:table-cell>
        </table:table-row>
        <table:table-row table:style-name="ro1">
          <table:table-cell table:formula="of:=RAND()*10-5" office:value-type="float" office:value="2.69516427800281" calcext:value-type="float">
            <text:p>2.69516427800281</text:p>
          </table:table-cell>
          <table:table-cell table:formula="of:=1/(1+EXP(-[.A29]*1.5+0.8))" office:value-type="float" office:value="0.96241158883531" calcext:value-type="float">
            <text:p>0.96241158883531</text:p>
          </table:table-cell>
        </table:table-row>
        <table:table-row table:style-name="ro1">
          <table:table-cell table:formula="of:=RAND()*10-5" office:value-type="float" office:value="4.62362699340943" calcext:value-type="float">
            <text:p>4.62362699340943</text:p>
          </table:table-cell>
          <table:table-cell table:formula="of:=1/(1+EXP(-[.A30]*1.5+0.8))" office:value-type="float" office:value="0.997839904665289" calcext:value-type="float">
            <text:p>0.997839904665289</text:p>
          </table:table-cell>
        </table:table-row>
        <table:table-row table:style-name="ro1">
          <table:table-cell table:formula="of:=RAND()*10-5" office:value-type="float" office:value="-4.29446837591237" calcext:value-type="float">
            <text:p>-4.29446837591237</text:p>
          </table:table-cell>
          <table:table-cell table:formula="of:=1/(1+EXP(-[.A31]*1.5+0.8))" office:value-type="float" office:value="0.000715579109938869" calcext:value-type="float">
            <text:p>0.000715579109939</text:p>
          </table:table-cell>
        </table:table-row>
        <table:table-row table:style-name="ro1">
          <table:table-cell table:formula="of:=RAND()*10-5" office:value-type="float" office:value="-4.7111172173298" calcext:value-type="float">
            <text:p>-4.7111172173298</text:p>
          </table:table-cell>
          <table:table-cell table:formula="of:=1/(1+EXP(-[.A32]*1.5+0.8))" office:value-type="float" office:value="0.000383159556482601" calcext:value-type="float">
            <text:p>0.000383159556483</text:p>
          </table:table-cell>
        </table:table-row>
        <table:table-row table:style-name="ro1">
          <table:table-cell table:formula="of:=RAND()*10-5" office:value-type="float" office:value="-2.75499630965043" calcext:value-type="float">
            <text:p>-2.75499630965043</text:p>
          </table:table-cell>
          <table:table-cell table:formula="of:=1/(1+EXP(-[.A33]*1.5+0.8))" office:value-type="float" office:value="0.00715690891563491" calcext:value-type="float">
            <text:p>0.007156908915635</text:p>
          </table:table-cell>
        </table:table-row>
        <table:table-row table:style-name="ro1">
          <table:table-cell table:formula="of:=RAND()*10-5" office:value-type="float" office:value="1.60805017379077" calcext:value-type="float">
            <text:p>1.60805017379077</text:p>
          </table:table-cell>
          <table:table-cell table:formula="of:=1/(1+EXP(-[.A34]*1.5+0.8))" office:value-type="float" office:value="0.833699309753784" calcext:value-type="float">
            <text:p>0.833699309753784</text:p>
          </table:table-cell>
        </table:table-row>
        <table:table-row table:style-name="ro1">
          <table:table-cell table:formula="of:=RAND()*10-5" office:value-type="float" office:value="-2.74686578249724" calcext:value-type="float">
            <text:p>-2.74686578249724</text:p>
          </table:table-cell>
          <table:table-cell table:formula="of:=1/(1+EXP(-[.A35]*1.5+0.8))" office:value-type="float" office:value="0.00724409133324691" calcext:value-type="float">
            <text:p>0.007244091333247</text:p>
          </table:table-cell>
        </table:table-row>
        <table:table-row table:style-name="ro1">
          <table:table-cell table:formula="of:=RAND()*10-5" office:value-type="float" office:value="-1.82865366190837" calcext:value-type="float">
            <text:p>-1.82865366190837</text:p>
          </table:table-cell>
          <table:table-cell table:formula="of:=1/(1+EXP(-[.A36]*1.5+0.8))" office:value-type="float" office:value="0.028113736269943" calcext:value-type="float">
            <text:p>0.028113736269943</text:p>
          </table:table-cell>
        </table:table-row>
        <table:table-row table:style-name="ro1">
          <table:table-cell table:formula="of:=RAND()*10-5" office:value-type="float" office:value="-1.59389039685949" calcext:value-type="float">
            <text:p>-1.59389039685949</text:p>
          </table:table-cell>
          <table:table-cell table:formula="of:=1/(1+EXP(-[.A37]*1.5+0.8))" office:value-type="float" office:value="0.0395120557918927" calcext:value-type="float">
            <text:p>0.039512055791893</text:p>
          </table:table-cell>
        </table:table-row>
        <table:table-row table:style-name="ro1">
          <table:table-cell table:formula="of:=RAND()*10-5" office:value-type="float" office:value="3.2589730165843" calcext:value-type="float">
            <text:p>3.2589730165843</text:p>
          </table:table-cell>
          <table:table-cell table:formula="of:=1/(1+EXP(-[.A38]*1.5+0.8))" office:value-type="float" office:value="0.983511392360084" calcext:value-type="float">
            <text:p>0.983511392360084</text:p>
          </table:table-cell>
        </table:table-row>
        <table:table-row table:style-name="ro1">
          <table:table-cell table:formula="of:=RAND()*10-5" office:value-type="float" office:value="1.08365925020689" calcext:value-type="float">
            <text:p>1.08365925020689</text:p>
          </table:table-cell>
          <table:table-cell table:formula="of:=1/(1+EXP(-[.A39]*1.5+0.8))" office:value-type="float" office:value="0.69540023219526" calcext:value-type="float">
            <text:p>0.69540023219526</text:p>
          </table:table-cell>
        </table:table-row>
        <table:table-row table:style-name="ro1">
          <table:table-cell table:formula="of:=RAND()*10-5" office:value-type="float" office:value="1.61354835639274" calcext:value-type="float">
            <text:p>1.61354835639274</text:p>
          </table:table-cell>
          <table:table-cell table:formula="of:=1/(1+EXP(-[.A40]*1.5+0.8))" office:value-type="float" office:value="0.834839606467828" calcext:value-type="float">
            <text:p>0.834839606467828</text:p>
          </table:table-cell>
        </table:table-row>
        <table:table-row table:style-name="ro1">
          <table:table-cell table:formula="of:=RAND()*10-5" office:value-type="float" office:value="3.83550247841311" calcext:value-type="float">
            <text:p>3.83550247841311</text:p>
          </table:table-cell>
          <table:table-cell table:formula="of:=1/(1+EXP(-[.A41]*1.5+0.8))" office:value-type="float" office:value="0.992989100774809" calcext:value-type="float">
            <text:p>0.992989100774809</text:p>
          </table:table-cell>
        </table:table-row>
        <table:table-row table:style-name="ro1">
          <table:table-cell table:formula="of:=RAND()*10-5" office:value-type="float" office:value="-2.75580754947816" calcext:value-type="float">
            <text:p>-2.75580754947816</text:p>
          </table:table-cell>
          <table:table-cell table:formula="of:=1/(1+EXP(-[.A42]*1.5+0.8))" office:value-type="float" office:value="0.0071482674740137" calcext:value-type="float">
            <text:p>0.007148267474014</text:p>
          </table:table-cell>
        </table:table-row>
        <table:table-row table:style-name="ro1">
          <table:table-cell table:formula="of:=RAND()*10-5" office:value-type="float" office:value="-2.88618896511043" calcext:value-type="float">
            <text:p>-2.88618896511043</text:p>
          </table:table-cell>
          <table:table-cell table:formula="of:=1/(1+EXP(-[.A43]*1.5+0.8))" office:value-type="float" office:value="0.00588595196485485" calcext:value-type="float">
            <text:p>0.005885951964855</text:p>
          </table:table-cell>
        </table:table-row>
        <table:table-row table:style-name="ro1">
          <table:table-cell table:formula="of:=RAND()*10-5" office:value-type="float" office:value="0.254291128490354" calcext:value-type="float">
            <text:p>0.254291128490354</text:p>
          </table:table-cell>
          <table:table-cell table:formula="of:=1/(1+EXP(-[.A44]*1.5+0.8))" office:value-type="float" office:value="0.396860589149063" calcext:value-type="float">
            <text:p>0.396860589149063</text:p>
          </table:table-cell>
        </table:table-row>
        <table:table-row table:style-name="ro1">
          <table:table-cell table:formula="of:=RAND()*10-5" office:value-type="float" office:value="3.29501094069174" calcext:value-type="float">
            <text:p>3.29501094069174</text:p>
          </table:table-cell>
          <table:table-cell table:formula="of:=1/(1+EXP(-[.A45]*1.5+0.8))" office:value-type="float" office:value="0.984365486929664" calcext:value-type="float">
            <text:p>0.984365486929664</text:p>
          </table:table-cell>
        </table:table-row>
        <table:table-row table:style-name="ro1">
          <table:table-cell table:formula="of:=RAND()*10-5" office:value-type="float" office:value="-3.59662152225041" calcext:value-type="float">
            <text:p>-3.59662152225041</text:p>
          </table:table-cell>
          <table:table-cell table:formula="of:=1/(1+EXP(-[.A46]*1.5+0.8))" office:value-type="float" office:value="0.00203558924392291" calcext:value-type="float">
            <text:p>0.002035589243923</text:p>
          </table:table-cell>
        </table:table-row>
        <table:table-row table:style-name="ro1">
          <table:table-cell table:formula="of:=RAND()*10-5" office:value-type="float" office:value="4.42932802129581" calcext:value-type="float">
            <text:p>4.42932802129581</text:p>
          </table:table-cell>
          <table:table-cell table:formula="of:=1/(1+EXP(-[.A47]*1.5+0.8))" office:value-type="float" office:value="0.997111116248352" calcext:value-type="float">
            <text:p>0.997111116248352</text:p>
          </table:table-cell>
        </table:table-row>
        <table:table-row table:style-name="ro1">
          <table:table-cell table:formula="of:=RAND()*10-5" office:value-type="float" office:value="-2.63166554656385" calcext:value-type="float">
            <text:p>-2.63166554656385</text:p>
          </table:table-cell>
          <table:table-cell table:formula="of:=1/(1+EXP(-[.A48]*1.5+0.8))" office:value-type="float" office:value="0.00859878565701607" calcext:value-type="float">
            <text:p>0.008598785657016</text:p>
          </table:table-cell>
        </table:table-row>
        <table:table-row table:style-name="ro1">
          <table:table-cell table:formula="of:=RAND()*10-5" office:value-type="float" office:value="4.2475126312331" calcext:value-type="float">
            <text:p>4.2475126312331</text:p>
          </table:table-cell>
          <table:table-cell table:formula="of:=1/(1+EXP(-[.A49]*1.5+0.8))" office:value-type="float" office:value="0.996208779848133" calcext:value-type="float">
            <text:p>0.996208779848133</text:p>
          </table:table-cell>
        </table:table-row>
        <table:table-row table:style-name="ro1">
          <table:table-cell table:formula="of:=RAND()*10-5" office:value-type="float" office:value="-1.31230454342506" calcext:value-type="float">
            <text:p>-1.31230454342506</text:p>
          </table:table-cell>
          <table:table-cell table:formula="of:=1/(1+EXP(-[.A50]*1.5+0.8))" office:value-type="float" office:value="0.0590527029487431" calcext:value-type="float">
            <text:p>0.059052702948743</text:p>
          </table:table-cell>
        </table:table-row>
        <table:table-row table:style-name="ro1">
          <table:table-cell table:formula="of:=RAND()*10-5" office:value-type="float" office:value="1.85636403670569" calcext:value-type="float">
            <text:p>1.85636403670569</text:p>
          </table:table-cell>
          <table:table-cell table:formula="of:=1/(1+EXP(-[.A51]*1.5+0.8))" office:value-type="float" office:value="0.879164940542323" calcext:value-type="float">
            <text:p>0.879164940542323</text:p>
          </table:table-cell>
        </table:table-row>
        <table:table-row table:style-name="ro1">
          <table:table-cell table:formula="of:=RAND()*10-5" office:value-type="float" office:value="-2.60977068757481" calcext:value-type="float">
            <text:p>-2.60977068757481</text:p>
          </table:table-cell>
          <table:table-cell table:formula="of:=1/(1+EXP(-[.A52]*1.5+0.8))" office:value-type="float" office:value="0.00888332770112427" calcext:value-type="float">
            <text:p>0.008883327701124</text:p>
          </table:table-cell>
        </table:table-row>
        <table:table-row table:style-name="ro1">
          <table:table-cell table:formula="of:=RAND()*10-5" office:value-type="float" office:value="-1.27882499992011" calcext:value-type="float">
            <text:p>-1.27882499992011</text:p>
          </table:table-cell>
          <table:table-cell table:formula="of:=1/(1+EXP(-[.A53]*1.5+0.8))" office:value-type="float" office:value="0.0619057416772166" calcext:value-type="float">
            <text:p>0.061905741677217</text:p>
          </table:table-cell>
        </table:table-row>
        <table:table-row table:style-name="ro1">
          <table:table-cell table:formula="of:=RAND()*10-5" office:value-type="float" office:value="-2.96388431109403" calcext:value-type="float">
            <text:p>-2.96388431109403</text:p>
          </table:table-cell>
          <table:table-cell table:formula="of:=1/(1+EXP(-[.A54]*1.5+0.8))" office:value-type="float" office:value="0.00524184314929022" calcext:value-type="float">
            <text:p>0.00524184314929</text:p>
          </table:table-cell>
        </table:table-row>
        <table:table-row table:style-name="ro1">
          <table:table-cell table:formula="of:=RAND()*10-5" office:value-type="float" office:value="3.46726573556668" calcext:value-type="float">
            <text:p>3.46726573556668</text:p>
          </table:table-cell>
          <table:table-cell table:formula="of:=1/(1+EXP(-[.A55]*1.5+0.8))" office:value-type="float" office:value="0.987882326765729" calcext:value-type="float">
            <text:p>0.987882326765729</text:p>
          </table:table-cell>
        </table:table-row>
        <table:table-row table:style-name="ro1">
          <table:table-cell table:formula="of:=RAND()*10-5" office:value-type="float" office:value="-3.22641269838718" calcext:value-type="float">
            <text:p>-3.22641269838718</text:p>
          </table:table-cell>
          <table:table-cell table:formula="of:=1/(1+EXP(-[.A56]*1.5+0.8))" office:value-type="float" office:value="0.0035416343825465" calcext:value-type="float">
            <text:p>0.003541634382547</text:p>
          </table:table-cell>
        </table:table-row>
        <table:table-row table:style-name="ro1">
          <table:table-cell table:formula="of:=RAND()*10-5" office:value-type="float" office:value="-1.10803182740624" calcext:value-type="float">
            <text:p>-1.10803182740624</text:p>
          </table:table-cell>
          <table:table-cell table:formula="of:=1/(1+EXP(-[.A57]*1.5+0.8))" office:value-type="float" office:value="0.0785619732273039" calcext:value-type="float">
            <text:p>0.078561973227304</text:p>
          </table:table-cell>
        </table:table-row>
        <table:table-row table:style-name="ro1">
          <table:table-cell table:formula="of:=RAND()*10-5" office:value-type="float" office:value="4.21332722577813" calcext:value-type="float">
            <text:p>4.21332722577813</text:p>
          </table:table-cell>
          <table:table-cell table:formula="of:=1/(1+EXP(-[.A58]*1.5+0.8))" office:value-type="float" office:value="0.996010098444197" calcext:value-type="float">
            <text:p>0.996010098444197</text:p>
          </table:table-cell>
        </table:table-row>
        <table:table-row table:style-name="ro1">
          <table:table-cell table:formula="of:=RAND()*10-5" office:value-type="float" office:value="3.50156402413679" calcext:value-type="float">
            <text:p>3.50156402413679</text:p>
          </table:table-cell>
          <table:table-cell table:formula="of:=1/(1+EXP(-[.A59]*1.5+0.8))" office:value-type="float" office:value="0.988482986295542" calcext:value-type="float">
            <text:p>0.988482986295542</text:p>
          </table:table-cell>
        </table:table-row>
        <table:table-row table:style-name="ro1">
          <table:table-cell table:formula="of:=RAND()*10-5" office:value-type="float" office:value="4.79293359756323" calcext:value-type="float">
            <text:p>4.79293359756323</text:p>
          </table:table-cell>
          <table:table-cell table:formula="of:=1/(1+EXP(-[.A60]*1.5+0.8))" office:value-type="float" office:value="0.99832355240438" calcext:value-type="float">
            <text:p>0.99832355240438</text:p>
          </table:table-cell>
        </table:table-row>
        <table:table-row table:style-name="ro1">
          <table:table-cell table:formula="of:=RAND()*10-5" office:value-type="float" office:value="-0.870792116961753" calcext:value-type="float">
            <text:p>-0.870792116961753</text:p>
          </table:table-cell>
          <table:table-cell table:formula="of:=1/(1+EXP(-[.A61]*1.5+0.8))" office:value-type="float" office:value="0.108496816622435" calcext:value-type="float">
            <text:p>0.108496816622435</text:p>
          </table:table-cell>
        </table:table-row>
        <table:table-row table:style-name="ro1">
          <table:table-cell table:formula="of:=RAND()*10-5" office:value-type="float" office:value="2.19784647193097" calcext:value-type="float">
            <text:p>2.19784647193097</text:p>
          </table:table-cell>
          <table:table-cell table:formula="of:=1/(1+EXP(-[.A62]*1.5+0.8))" office:value-type="float" office:value="0.923915054001446" calcext:value-type="float">
            <text:p>0.923915054001446</text:p>
          </table:table-cell>
        </table:table-row>
        <table:table-row table:style-name="ro1">
          <table:table-cell table:formula="of:=RAND()*10-5" office:value-type="float" office:value="-0.119868619732511" calcext:value-type="float">
            <text:p>-0.119868619732511</text:p>
          </table:table-cell>
          <table:table-cell table:formula="of:=1/(1+EXP(-[.A63]*1.5+0.8))" office:value-type="float" office:value="0.272930888484115" calcext:value-type="float">
            <text:p>0.272930888484115</text:p>
          </table:table-cell>
        </table:table-row>
        <table:table-row table:style-name="ro1">
          <table:table-cell table:formula="of:=RAND()*10-5" office:value-type="float" office:value="-2.09500394565478" calcext:value-type="float">
            <text:p>-2.09500394565478</text:p>
          </table:table-cell>
          <table:table-cell table:formula="of:=1/(1+EXP(-[.A64]*1.5+0.8))" office:value-type="float" office:value="0.0190303598873233" calcext:value-type="float">
            <text:p>0.019030359887323</text:p>
          </table:table-cell>
        </table:table-row>
        <table:table-row table:style-name="ro1">
          <table:table-cell table:formula="of:=RAND()*10-5" office:value-type="float" office:value="0.355734036933914" calcext:value-type="float">
            <text:p>0.355734036933914</text:p>
          </table:table-cell>
          <table:table-cell table:formula="of:=1/(1+EXP(-[.A65]*1.5+0.8))" office:value-type="float" office:value="0.433791361573379" calcext:value-type="float">
            <text:p>0.433791361573379</text:p>
          </table:table-cell>
        </table:table-row>
        <table:table-row table:style-name="ro1">
          <table:table-cell table:formula="of:=RAND()*10-5" office:value-type="float" office:value="-4.5633706008805" calcext:value-type="float">
            <text:p>-4.5633706008805</text:p>
          </table:table-cell>
          <table:table-cell table:formula="of:=1/(1+EXP(-[.A66]*1.5+0.8))" office:value-type="float" office:value="0.000478174805478172" calcext:value-type="float">
            <text:p>0.000478174805478</text:p>
          </table:table-cell>
        </table:table-row>
        <table:table-row table:style-name="ro1">
          <table:table-cell table:formula="of:=RAND()*10-5" office:value-type="float" office:value="3.4255267000275" calcext:value-type="float">
            <text:p>3.4255267000275</text:p>
          </table:table-cell>
          <table:table-cell table:formula="of:=1/(1+EXP(-[.A67]*1.5+0.8))" office:value-type="float" office:value="0.987109495934199" calcext:value-type="float">
            <text:p>0.987109495934199</text:p>
          </table:table-cell>
        </table:table-row>
        <table:table-row table:style-name="ro1">
          <table:table-cell table:formula="of:=RAND()*10-5" office:value-type="float" office:value="-2.38780444908504" calcext:value-type="float">
            <text:p>-2.38780444908504</text:p>
          </table:table-cell>
          <table:table-cell table:formula="of:=1/(1+EXP(-[.A68]*1.5+0.8))" office:value-type="float" office:value="0.0123495809903981" calcext:value-type="float">
            <text:p>0.012349580990398</text:p>
          </table:table-cell>
        </table:table-row>
        <table:table-row table:style-name="ro1">
          <table:table-cell table:formula="of:=RAND()*10-5" office:value-type="float" office:value="1.19847146013676" calcext:value-type="float">
            <text:p>1.19847146013676</text:p>
          </table:table-cell>
          <table:table-cell table:formula="of:=1/(1+EXP(-[.A69]*1.5+0.8))" office:value-type="float" office:value="0.730607546116254" calcext:value-type="float">
            <text:p>0.730607546116254</text:p>
          </table:table-cell>
        </table:table-row>
        <table:table-row table:style-name="ro1">
          <table:table-cell table:formula="of:=RAND()*10-5" office:value-type="float" office:value="-4.59525997346835" calcext:value-type="float">
            <text:p>-4.59525997346835</text:p>
          </table:table-cell>
          <table:table-cell table:formula="of:=1/(1+EXP(-[.A70]*1.5+0.8))" office:value-type="float" office:value="0.000455850380825745" calcext:value-type="float">
            <text:p>0.000455850380826</text:p>
          </table:table-cell>
        </table:table-row>
        <table:table-row table:style-name="ro1">
          <table:table-cell table:formula="of:=RAND()*10-5" office:value-type="float" office:value="2.78928273533946" calcext:value-type="float">
            <text:p>2.78928273533946</text:p>
          </table:table-cell>
          <table:table-cell table:formula="of:=1/(1+EXP(-[.A71]*1.5+0.8))" office:value-type="float" office:value="0.967198328701524" calcext:value-type="float">
            <text:p>0.967198328701524</text:p>
          </table:table-cell>
        </table:table-row>
        <table:table-row table:style-name="ro1">
          <table:table-cell table:formula="of:=RAND()*10-5" office:value-type="float" office:value="-2.64547696708072" calcext:value-type="float">
            <text:p>-2.64547696708072</text:p>
          </table:table-cell>
          <table:table-cell table:formula="of:=1/(1+EXP(-[.A72]*1.5+0.8))" office:value-type="float" office:value="0.00842396133478201" calcext:value-type="float">
            <text:p>0.008423961334782</text:p>
          </table:table-cell>
        </table:table-row>
        <table:table-row table:style-name="ro1">
          <table:table-cell table:formula="of:=RAND()*10-5" office:value-type="float" office:value="3.92704973117727" calcext:value-type="float">
            <text:p>3.92704973117727</text:p>
          </table:table-cell>
          <table:table-cell table:formula="of:=1/(1+EXP(-[.A73]*1.5+0.8))" office:value-type="float" office:value="0.993883163438494" calcext:value-type="float">
            <text:p>0.993883163438494</text:p>
          </table:table-cell>
        </table:table-row>
        <table:table-row table:style-name="ro1">
          <table:table-cell table:formula="of:=RAND()*10-5" office:value-type="float" office:value="2.99364659846656" calcext:value-type="float">
            <text:p>2.99364659846656</text:p>
          </table:table-cell>
          <table:table-cell table:formula="of:=1/(1+EXP(-[.A74]*1.5+0.8))" office:value-type="float" office:value="0.975647572661523" calcext:value-type="float">
            <text:p>0.975647572661523</text:p>
          </table:table-cell>
        </table:table-row>
        <table:table-row table:style-name="ro1">
          <table:table-cell table:formula="of:=RAND()*10-5" office:value-type="float" office:value="3.03371325353218" calcext:value-type="float">
            <text:p>3.03371325353218</text:p>
          </table:table-cell>
          <table:table-cell table:formula="of:=1/(1+EXP(-[.A75]*1.5+0.8))" office:value-type="float" office:value="0.977035420089405" calcext:value-type="float">
            <text:p>0.977035420089405</text:p>
          </table:table-cell>
        </table:table-row>
        <table:table-row table:style-name="ro1">
          <table:table-cell table:formula="of:=RAND()*10-5" office:value-type="float" office:value="-3.03582948452438" calcext:value-type="float">
            <text:p>-3.03582948452438</text:p>
          </table:table-cell>
          <table:table-cell table:formula="of:=1/(1+EXP(-[.A76]*1.5+0.8))" office:value-type="float" office:value="0.00470813469744409" calcext:value-type="float">
            <text:p>0.004708134697444</text:p>
          </table:table-cell>
        </table:table-row>
        <table:table-row table:style-name="ro1">
          <table:table-cell table:formula="of:=RAND()*10-5" office:value-type="float" office:value="4.8483062095706" calcext:value-type="float">
            <text:p>4.8483062095706</text:p>
          </table:table-cell>
          <table:table-cell table:formula="of:=1/(1+EXP(-[.A77]*1.5+0.8))" office:value-type="float" office:value="0.998456964257847" calcext:value-type="float">
            <text:p>0.998456964257847</text:p>
          </table:table-cell>
        </table:table-row>
        <table:table-row table:style-name="ro1">
          <table:table-cell table:formula="of:=RAND()*10-5" office:value-type="float" office:value="-2.85185194323351" calcext:value-type="float">
            <text:p>-2.85185194323351</text:p>
          </table:table-cell>
          <table:table-cell table:formula="of:=1/(1+EXP(-[.A78]*1.5+0.8))" office:value-type="float" office:value="0.00619512670713893" calcext:value-type="float">
            <text:p>0.006195126707139</text:p>
          </table:table-cell>
        </table:table-row>
        <table:table-row table:style-name="ro1">
          <table:table-cell table:formula="of:=RAND()*10-5" office:value-type="float" office:value="1.32790281390156" calcext:value-type="float">
            <text:p>1.32790281390156</text:p>
          </table:table-cell>
          <table:table-cell table:formula="of:=1/(1+EXP(-[.A79]*1.5+0.8))" office:value-type="float" office:value="0.767072526118265" calcext:value-type="float">
            <text:p>0.767072526118265</text:p>
          </table:table-cell>
        </table:table-row>
        <table:table-row table:style-name="ro1">
          <table:table-cell table:formula="of:=RAND()*10-5" office:value-type="float" office:value="0.970762928455981" calcext:value-type="float">
            <text:p>0.970762928455981</text:p>
          </table:table-cell>
          <table:table-cell table:formula="of:=1/(1+EXP(-[.A80]*1.5+0.8))" office:value-type="float" office:value="0.658393748667565" calcext:value-type="float">
            <text:p>0.658393748667565</text:p>
          </table:table-cell>
        </table:table-row>
        <table:table-row table:style-name="ro1">
          <table:table-cell table:formula="of:=RAND()*10-5" office:value-type="float" office:value="4.0302377075973" calcext:value-type="float">
            <text:p>4.0302377075973</text:p>
          </table:table-cell>
          <table:table-cell table:formula="of:=1/(1+EXP(-[.A81]*1.5+0.8))" office:value-type="float" office:value="0.994755706022922" calcext:value-type="float">
            <text:p>0.994755706022922</text:p>
          </table:table-cell>
        </table:table-row>
        <table:table-row table:style-name="ro1">
          <table:table-cell table:formula="of:=RAND()*10-5" office:value-type="float" office:value="3.4406590311243" calcext:value-type="float">
            <text:p>3.4406590311243</text:p>
          </table:table-cell>
          <table:table-cell table:formula="of:=1/(1+EXP(-[.A82]*1.5+0.8))" office:value-type="float" office:value="0.987395148671928" calcext:value-type="float">
            <text:p>0.987395148671928</text:p>
          </table:table-cell>
        </table:table-row>
        <table:table-row table:style-name="ro1">
          <table:table-cell table:formula="of:=RAND()*10-5" office:value-type="float" office:value="-1.4761277851174" calcext:value-type="float">
            <text:p>-1.4761277851174</text:p>
          </table:table-cell>
          <table:table-cell table:formula="of:=1/(1+EXP(-[.A83]*1.5+0.8))" office:value-type="float" office:value="0.0467888427858041" calcext:value-type="float">
            <text:p>0.046788842785804</text:p>
          </table:table-cell>
        </table:table-row>
        <table:table-row table:style-name="ro1">
          <table:table-cell table:formula="of:=RAND()*10-5" office:value-type="float" office:value="4.03175107834431" calcext:value-type="float">
            <text:p>4.03175107834431</text:p>
          </table:table-cell>
          <table:table-cell table:formula="of:=1/(1+EXP(-[.A84]*1.5+0.8))" office:value-type="float" office:value="0.994767535141436" calcext:value-type="float">
            <text:p>0.994767535141436</text:p>
          </table:table-cell>
        </table:table-row>
        <table:table-row table:style-name="ro1">
          <table:table-cell table:formula="of:=RAND()*10-5" office:value-type="float" office:value="0.0014848522825881" calcext:value-type="float">
            <text:p>0.001484852282588</text:p>
          </table:table-cell>
          <table:table-cell table:formula="of:=1/(1+EXP(-[.A85]*1.5+0.8))" office:value-type="float" office:value="0.310502156804997" calcext:value-type="float">
            <text:p>0.310502156804997</text:p>
          </table:table-cell>
        </table:table-row>
        <table:table-row table:style-name="ro1">
          <table:table-cell table:formula="of:=RAND()*10-5" office:value-type="float" office:value="4.36406179337" calcext:value-type="float">
            <text:p>4.36406179337</text:p>
          </table:table-cell>
          <table:table-cell table:formula="of:=1/(1+EXP(-[.A86]*1.5+0.8))" office:value-type="float" office:value="0.996814935813312" calcext:value-type="float">
            <text:p>0.996814935813312</text:p>
          </table:table-cell>
        </table:table-row>
        <table:table-row table:style-name="ro1">
          <table:table-cell table:formula="of:=RAND()*10-5" office:value-type="float" office:value="-3.15308334348332" calcext:value-type="float">
            <text:p>-3.15308334348332</text:p>
          </table:table-cell>
          <table:table-cell table:formula="of:=1/(1+EXP(-[.A87]*1.5+0.8))" office:value-type="float" office:value="0.00395179788802334" calcext:value-type="float">
            <text:p>0.003951797888023</text:p>
          </table:table-cell>
        </table:table-row>
        <table:table-row table:style-name="ro1">
          <table:table-cell table:formula="of:=RAND()*10-5" office:value-type="float" office:value="-2.70791674967798" calcext:value-type="float">
            <text:p>-2.70791674967798</text:p>
          </table:table-cell>
          <table:table-cell table:formula="of:=1/(1+EXP(-[.A88]*1.5+0.8))" office:value-type="float" office:value="0.00767657864694953" calcext:value-type="float">
            <text:p>0.00767657864695</text:p>
          </table:table-cell>
        </table:table-row>
        <table:table-row table:style-name="ro1">
          <table:table-cell table:formula="of:=RAND()*10-5" office:value-type="float" office:value="-0.902910862517605" calcext:value-type="float">
            <text:p>-0.902910862517605</text:p>
          </table:table-cell>
          <table:table-cell table:formula="of:=1/(1+EXP(-[.A89]*1.5+0.8))" office:value-type="float" office:value="0.103923913791728" calcext:value-type="float">
            <text:p>0.103923913791728</text:p>
          </table:table-cell>
        </table:table-row>
        <table:table-row table:style-name="ro1">
          <table:table-cell table:formula="of:=RAND()*10-5" office:value-type="float" office:value="-2.9299465373693" calcext:value-type="float">
            <text:p>-2.9299465373693</text:p>
          </table:table-cell>
          <table:table-cell table:formula="of:=1/(1+EXP(-[.A90]*1.5+0.8))" office:value-type="float" office:value="0.00551408720144883" calcext:value-type="float">
            <text:p>0.005514087201449</text:p>
          </table:table-cell>
        </table:table-row>
        <table:table-row table:style-name="ro1">
          <table:table-cell table:formula="of:=RAND()*10-5" office:value-type="float" office:value="0.0184885850953709" calcext:value-type="float">
            <text:p>0.018488585095371</text:p>
          </table:table-cell>
          <table:table-cell table:formula="of:=1/(1+EXP(-[.A91]*1.5+0.8))" office:value-type="float" office:value="0.315988886343508" calcext:value-type="float">
            <text:p>0.315988886343508</text:p>
          </table:table-cell>
        </table:table-row>
        <table:table-row table:style-name="ro1">
          <table:table-cell table:formula="of:=RAND()*10-5" office:value-type="float" office:value="3.92547119382871" calcext:value-type="float">
            <text:p>3.92547119382871</text:p>
          </table:table-cell>
          <table:table-cell table:formula="of:=1/(1+EXP(-[.A92]*1.5+0.8))" office:value-type="float" office:value="0.993868751702506" calcext:value-type="float">
            <text:p>0.993868751702506</text:p>
          </table:table-cell>
        </table:table-row>
        <table:table-row table:style-name="ro1">
          <table:table-cell table:formula="of:=RAND()*10-5" office:value-type="float" office:value="-3.23389100255988" calcext:value-type="float">
            <text:p>-3.23389100255988</text:p>
          </table:table-cell>
          <table:table-cell table:formula="of:=1/(1+EXP(-[.A93]*1.5+0.8))" office:value-type="float" office:value="0.00350226660822419" calcext:value-type="float">
            <text:p>0.003502266608224</text:p>
          </table:table-cell>
        </table:table-row>
        <table:table-row table:style-name="ro1">
          <table:table-cell table:formula="of:=RAND()*10-5" office:value-type="float" office:value="3.04375245644745" calcext:value-type="float">
            <text:p>3.04375245644745</text:p>
          </table:table-cell>
          <table:table-cell table:formula="of:=1/(1+EXP(-[.A94]*1.5+0.8))" office:value-type="float" office:value="0.977370881461131" calcext:value-type="float">
            <text:p>0.977370881461131</text:p>
          </table:table-cell>
        </table:table-row>
        <table:table-row table:style-name="ro1">
          <table:table-cell table:formula="of:=RAND()*10-5" office:value-type="float" office:value="-3.91602004892038" calcext:value-type="float">
            <text:p>-3.91602004892038</text:p>
          </table:table-cell>
          <table:table-cell table:formula="of:=1/(1+EXP(-[.A95]*1.5+0.8))" office:value-type="float" office:value="0.00126170339100139" calcext:value-type="float">
            <text:p>0.001261703391001</text:p>
          </table:table-cell>
        </table:table-row>
        <table:table-row table:style-name="ro1">
          <table:table-cell table:formula="of:=RAND()*10-5" office:value-type="float" office:value="3.00040524550776" calcext:value-type="float">
            <text:p>3.00040524550776</text:p>
          </table:table-cell>
          <table:table-cell table:formula="of:=1/(1+EXP(-[.A96]*1.5+0.8))" office:value-type="float" office:value="0.975887286645476" calcext:value-type="float">
            <text:p>0.975887286645476</text:p>
          </table:table-cell>
        </table:table-row>
        <table:table-row table:style-name="ro1">
          <table:table-cell table:formula="of:=RAND()*10-5" office:value-type="float" office:value="1.61000644938284" calcext:value-type="float">
            <text:p>1.61000644938284</text:p>
          </table:table-cell>
          <table:table-cell table:formula="of:=1/(1+EXP(-[.A97]*1.5+0.8))" office:value-type="float" office:value="0.834105752539839" calcext:value-type="float">
            <text:p>0.834105752539839</text:p>
          </table:table-cell>
        </table:table-row>
        <table:table-row table:style-name="ro1">
          <table:table-cell table:formula="of:=RAND()*10-5" office:value-type="float" office:value="4.03884829342916" calcext:value-type="float">
            <text:p>4.03884829342916</text:p>
          </table:table-cell>
          <table:table-cell table:formula="of:=1/(1+EXP(-[.A98]*1.5+0.8))" office:value-type="float" office:value="0.994822656708244" calcext:value-type="float">
            <text:p>0.994822656708244</text:p>
          </table:table-cell>
        </table:table-row>
        <table:table-row table:style-name="ro1">
          <table:table-cell table:formula="of:=RAND()*10-5" office:value-type="float" office:value="-1.12981577716732" calcext:value-type="float">
            <text:p>-1.12981577716732</text:p>
          </table:table-cell>
          <table:table-cell table:formula="of:=1/(1+EXP(-[.A99]*1.5+0.8))" office:value-type="float" office:value="0.0762288994399555" calcext:value-type="float">
            <text:p>0.076228899439956</text:p>
          </table:table-cell>
        </table:table-row>
        <table:table-row table:style-name="ro1">
          <table:table-cell table:formula="of:=RAND()*10-5" office:value-type="float" office:value="4.0511159024998" calcext:value-type="float">
            <text:p>4.0511159024998</text:p>
          </table:table-cell>
          <table:table-cell table:formula="of:=1/(1+EXP(-[.A100]*1.5+0.8))" office:value-type="float" office:value="0.994916576068854" calcext:value-type="float">
            <text:p>0.994916576068854</text:p>
          </table:table-cell>
        </table:table-row>
        <table:table-row table:style-name="ro1">
          <table:table-cell table:formula="of:=RAND()*10-5" office:value-type="float" office:value="-2.1852120572216" calcext:value-type="float">
            <text:p>-2.1852120572216</text:p>
          </table:table-cell>
          <table:table-cell table:formula="of:=1/(1+EXP(-[.A101]*1.5+0.8))" office:value-type="float" office:value="0.0166620678811388" calcext:value-type="float">
            <text:p>0.016662067881139</text:p>
          </table:table-cell>
        </table:table-row>
        <table:table-row table:style-name="ro1">
          <table:table-cell table:formula="of:=RAND()*10-5" office:value-type="float" office:value="-3.97220194126339" calcext:value-type="float">
            <text:p>-3.97220194126339</text:p>
          </table:table-cell>
          <table:table-cell table:formula="of:=1/(1+EXP(-[.A102]*1.5+0.8))" office:value-type="float" office:value="0.00115985134100287" calcext:value-type="float">
            <text:p>0.001159851341003</text:p>
          </table:table-cell>
        </table:table-row>
        <table:table-row table:style-name="ro1">
          <table:table-cell table:formula="of:=RAND()*10-5" office:value-type="float" office:value="4.99502491504799" calcext:value-type="float">
            <text:p>4.99502491504799</text:p>
          </table:table-cell>
          <table:table-cell table:formula="of:=1/(1+EXP(-[.A103]*1.5+0.8))" office:value-type="float" office:value="0.998761403922495" calcext:value-type="float">
            <text:p>0.998761403922495</text:p>
          </table:table-cell>
        </table:table-row>
        <table:table-row table:style-name="ro1">
          <table:table-cell table:formula="of:=RAND()*10-5" office:value-type="float" office:value="-0.555048543592255" calcext:value-type="float">
            <text:p>-0.555048543592255</text:p>
          </table:table-cell>
          <table:table-cell table:formula="of:=1/(1+EXP(-[.A104]*1.5+0.8))" office:value-type="float" office:value="0.163478216075727" calcext:value-type="float">
            <text:p>0.163478216075727</text:p>
          </table:table-cell>
        </table:table-row>
        <table:table-row table:style-name="ro1">
          <table:table-cell table:formula="of:=RAND()*10-5" office:value-type="float" office:value="-1.9078613534882" calcext:value-type="float">
            <text:p>-1.9078613534882</text:p>
          </table:table-cell>
          <table:table-cell table:formula="of:=1/(1+EXP(-[.A105]*1.5+0.8))" office:value-type="float" office:value="0.0250431706640912" calcext:value-type="float">
            <text:p>0.025043170664091</text:p>
          </table:table-cell>
        </table:table-row>
        <table:table-row table:style-name="ro1">
          <table:table-cell table:formula="of:=RAND()*10-5" office:value-type="float" office:value="2.77244899434231" calcext:value-type="float">
            <text:p>2.77244899434231</text:p>
          </table:table-cell>
          <table:table-cell table:formula="of:=1/(1+EXP(-[.A106]*1.5+0.8))" office:value-type="float" office:value="0.96638771505476" calcext:value-type="float">
            <text:p>0.96638771505476</text:p>
          </table:table-cell>
        </table:table-row>
        <table:table-row table:style-name="ro1">
          <table:table-cell table:formula="of:=RAND()*10-5" office:value-type="float" office:value="1.85137693881901" calcext:value-type="float">
            <text:p>1.85137693881901</text:p>
          </table:table-cell>
          <table:table-cell table:formula="of:=1/(1+EXP(-[.A107]*1.5+0.8))" office:value-type="float" office:value="0.878367985129925" calcext:value-type="float">
            <text:p>0.878367985129925</text:p>
          </table:table-cell>
        </table:table-row>
        <table:table-row table:style-name="ro1">
          <table:table-cell table:formula="of:=RAND()*10-5" office:value-type="float" office:value="-0.846912438964547" calcext:value-type="float">
            <text:p>-0.846912438964547</text:p>
          </table:table-cell>
          <table:table-cell table:formula="of:=1/(1+EXP(-[.A108]*1.5+0.8))" office:value-type="float" office:value="0.112010365052116" calcext:value-type="float">
            <text:p>0.112010365052116</text:p>
          </table:table-cell>
        </table:table-row>
        <table:table-row table:style-name="ro1">
          <table:table-cell table:formula="of:=RAND()*10-5" office:value-type="float" office:value="4.73183805420848" calcext:value-type="float">
            <text:p>4.73183805420848</text:p>
          </table:table-cell>
          <table:table-cell table:formula="of:=1/(1+EXP(-[.A109]*1.5+0.8))" office:value-type="float" office:value="0.998162952871404" calcext:value-type="float">
            <text:p>0.998162952871404</text:p>
          </table:table-cell>
        </table:table-row>
        <table:table-row table:style-name="ro1">
          <table:table-cell table:formula="of:=RAND()*10-5" office:value-type="float" office:value="3.92211757937805" calcext:value-type="float">
            <text:p>3.92211757937805</text:p>
          </table:table-cell>
          <table:table-cell table:formula="of:=1/(1+EXP(-[.A110]*1.5+0.8))" office:value-type="float" office:value="0.993838021763138" calcext:value-type="float">
            <text:p>0.993838021763138</text:p>
          </table:table-cell>
        </table:table-row>
        <table:table-row table:style-name="ro1">
          <table:table-cell table:formula="of:=RAND()*10-5" office:value-type="float" office:value="4.57688836309714" calcext:value-type="float">
            <text:p>4.57688836309714</text:p>
          </table:table-cell>
          <table:table-cell table:formula="of:=1/(1+EXP(-[.A111]*1.5+0.8))" office:value-type="float" office:value="0.99768339340523" calcext:value-type="float">
            <text:p>0.99768339340523</text:p>
          </table:table-cell>
        </table:table-row>
        <table:table-row table:style-name="ro1">
          <table:table-cell table:formula="of:=RAND()*10-5" office:value-type="float" office:value="-4.73684222048621" calcext:value-type="float">
            <text:p>-4.73684222048621</text:p>
          </table:table-cell>
          <table:table-cell table:formula="of:=1/(1+EXP(-[.A112]*1.5+0.8))" office:value-type="float" office:value="0.000368661359559784" calcext:value-type="float">
            <text:p>0.00036866135956</text:p>
          </table:table-cell>
        </table:table-row>
        <table:table-row table:style-name="ro1">
          <table:table-cell table:formula="of:=RAND()*10-5" office:value-type="float" office:value="-1.91040655616363" calcext:value-type="float">
            <text:p>-1.91040655616363</text:p>
          </table:table-cell>
          <table:table-cell table:formula="of:=1/(1+EXP(-[.A113]*1.5+0.8))" office:value-type="float" office:value="0.0249501239559858" calcext:value-type="float">
            <text:p>0.024950123955986</text:p>
          </table:table-cell>
        </table:table-row>
        <table:table-row table:style-name="ro1">
          <table:table-cell table:formula="of:=RAND()*10-5" office:value-type="float" office:value="2.42901775815942" calcext:value-type="float">
            <text:p>2.42901775815942</text:p>
          </table:table-cell>
          <table:table-cell table:formula="of:=1/(1+EXP(-[.A114]*1.5+0.8))" office:value-type="float" office:value="0.944983100221703" calcext:value-type="float">
            <text:p>0.944983100221703</text:p>
          </table:table-cell>
        </table:table-row>
        <table:table-row table:style-name="ro1">
          <table:table-cell table:formula="of:=RAND()*10-5" office:value-type="float" office:value="-2.52088760377397" calcext:value-type="float">
            <text:p>-2.52088760377397</text:p>
          </table:table-cell>
          <table:table-cell table:formula="of:=1/(1+EXP(-[.A115]*1.5+0.8))" office:value-type="float" office:value="0.0101374319596445" calcext:value-type="float">
            <text:p>0.010137431959645</text:p>
          </table:table-cell>
        </table:table-row>
        <table:table-row table:style-name="ro1">
          <table:table-cell table:formula="of:=RAND()*10-5" office:value-type="float" office:value="-3.15321089804738" calcext:value-type="float">
            <text:p>-3.15321089804738</text:p>
          </table:table-cell>
          <table:table-cell table:formula="of:=1/(1+EXP(-[.A116]*1.5+0.8))" office:value-type="float" office:value="0.00395104484268505" calcext:value-type="float">
            <text:p>0.003951044842685</text:p>
          </table:table-cell>
        </table:table-row>
        <table:table-row table:style-name="ro1">
          <table:table-cell table:formula="of:=RAND()*10-5" office:value-type="float" office:value="3.49120604411998" calcext:value-type="float">
            <text:p>3.49120604411998</text:p>
          </table:table-cell>
          <table:table-cell table:formula="of:=1/(1+EXP(-[.A117]*1.5+0.8))" office:value-type="float" office:value="0.988304758565296" calcext:value-type="float">
            <text:p>0.988304758565296</text:p>
          </table:table-cell>
        </table:table-row>
        <table:table-row table:style-name="ro1">
          <table:table-cell table:formula="of:=RAND()*10-5" office:value-type="float" office:value="0.510320525563612" calcext:value-type="float">
            <text:p>0.510320525563612</text:p>
          </table:table-cell>
          <table:table-cell table:formula="of:=1/(1+EXP(-[.A118]*1.5+0.8))" office:value-type="float" office:value="0.491371053906409" calcext:value-type="float">
            <text:p>0.491371053906409</text:p>
          </table:table-cell>
        </table:table-row>
        <table:table-row table:style-name="ro1">
          <table:table-cell table:formula="of:=RAND()*10-5" office:value-type="float" office:value="-3.12436011549242" calcext:value-type="float">
            <text:p>-3.12436011549242</text:p>
          </table:table-cell>
          <table:table-cell table:formula="of:=1/(1+EXP(-[.A119]*1.5+0.8))" office:value-type="float" office:value="0.00412506389885576" calcext:value-type="float">
            <text:p>0.004125063898856</text:p>
          </table:table-cell>
        </table:table-row>
        <table:table-row table:style-name="ro1">
          <table:table-cell table:formula="of:=RAND()*10-5" office:value-type="float" office:value="-1.18851969277148" calcext:value-type="float">
            <text:p>-1.18851969277148</text:p>
          </table:table-cell>
          <table:table-cell table:formula="of:=1/(1+EXP(-[.A120]*1.5+0.8))" office:value-type="float" office:value="0.0702549566140269" calcext:value-type="float">
            <text:p>0.070254956614027</text:p>
          </table:table-cell>
        </table:table-row>
        <table:table-row table:style-name="ro1">
          <table:table-cell table:formula="of:=RAND()*10-5" office:value-type="float" office:value="3.75045623633716" calcext:value-type="float">
            <text:p>3.75045623633716</text:p>
          </table:table-cell>
          <table:table-cell table:formula="of:=1/(1+EXP(-[.A121]*1.5+0.8))" office:value-type="float" office:value="0.992042762757923" calcext:value-type="float">
            <text:p>0.992042762757923</text:p>
          </table:table-cell>
        </table:table-row>
        <table:table-row table:style-name="ro1">
          <table:table-cell table:formula="of:=RAND()*10-5" office:value-type="float" office:value="3.31884384425871" calcext:value-type="float">
            <text:p>3.31884384425871</text:p>
          </table:table-cell>
          <table:table-cell table:formula="of:=1/(1+EXP(-[.A122]*1.5+0.8))" office:value-type="float" office:value="0.984906250866141" calcext:value-type="float">
            <text:p>0.984906250866141</text:p>
          </table:table-cell>
        </table:table-row>
        <table:table-row table:style-name="ro1">
          <table:table-cell table:formula="of:=RAND()*10-5" office:value-type="float" office:value="-0.992442554855336" calcext:value-type="float">
            <text:p>-0.992442554855336</text:p>
          </table:table-cell>
          <table:table-cell table:formula="of:=1/(1+EXP(-[.A123]*1.5+0.8))" office:value-type="float" office:value="0.0920661793255096" calcext:value-type="float">
            <text:p>0.09206617932551</text:p>
          </table:table-cell>
        </table:table-row>
        <table:table-row table:style-name="ro1">
          <table:table-cell table:formula="of:=RAND()*10-5" office:value-type="float" office:value="-0.338655446792914" calcext:value-type="float">
            <text:p>-0.338655446792914</text:p>
          </table:table-cell>
          <table:table-cell table:formula="of:=1/(1+EXP(-[.A124]*1.5+0.8))" office:value-type="float" office:value="0.212824528426122" calcext:value-type="float">
            <text:p>0.212824528426122</text:p>
          </table:table-cell>
        </table:table-row>
        <table:table-row table:style-name="ro1">
          <table:table-cell table:formula="of:=RAND()*10-5" office:value-type="float" office:value="-3.45672592361504" calcext:value-type="float">
            <text:p>-3.45672592361504</text:p>
          </table:table-cell>
          <table:table-cell table:formula="of:=1/(1+EXP(-[.A125]*1.5+0.8))" office:value-type="float" office:value="0.00250967575441229" calcext:value-type="float">
            <text:p>0.002509675754412</text:p>
          </table:table-cell>
        </table:table-row>
        <table:table-row table:style-name="ro1">
          <table:table-cell table:formula="of:=RAND()*10-5" office:value-type="float" office:value="1.90831090535298" calcext:value-type="float">
            <text:p>1.90831090535298</text:p>
          </table:table-cell>
          <table:table-cell table:formula="of:=1/(1+EXP(-[.A126]*1.5+0.8))" office:value-type="float" office:value="0.887201227033705" calcext:value-type="float">
            <text:p>0.887201227033705</text:p>
          </table:table-cell>
        </table:table-row>
        <table:table-row table:style-name="ro1">
          <table:table-cell table:formula="of:=RAND()*10-5" office:value-type="float" office:value="-1.57771316586244" calcext:value-type="float">
            <text:p>-1.57771316586244</text:p>
          </table:table-cell>
          <table:table-cell table:formula="of:=1/(1+EXP(-[.A127]*1.5+0.8))" office:value-type="float" office:value="0.0404433258066628" calcext:value-type="float">
            <text:p>0.040443325806663</text:p>
          </table:table-cell>
        </table:table-row>
        <table:table-row table:style-name="ro1">
          <table:table-cell table:formula="of:=RAND()*10-5" office:value-type="float" office:value="2.55160468332449" calcext:value-type="float">
            <text:p>2.55160468332449</text:p>
          </table:table-cell>
          <table:table-cell table:formula="of:=1/(1+EXP(-[.A128]*1.5+0.8))" office:value-type="float" office:value="0.953797039462491" calcext:value-type="float">
            <text:p>0.953797039462491</text:p>
          </table:table-cell>
        </table:table-row>
        <table:table-row table:style-name="ro1">
          <table:table-cell table:formula="of:=RAND()*10-5" office:value-type="float" office:value="4.3121512649758" calcext:value-type="float">
            <text:p>4.3121512649758</text:p>
          </table:table-cell>
          <table:table-cell table:formula="of:=1/(1+EXP(-[.A129]*1.5+0.8))" office:value-type="float" office:value="0.996557904824236" calcext:value-type="float">
            <text:p>0.996557904824236</text:p>
          </table:table-cell>
        </table:table-row>
        <table:table-row table:style-name="ro1">
          <table:table-cell table:formula="of:=RAND()*10-5" office:value-type="float" office:value="1.04895467305257" calcext:value-type="float">
            <text:p>1.04895467305257</text:p>
          </table:table-cell>
          <table:table-cell table:formula="of:=1/(1+EXP(-[.A130]*1.5+0.8))" office:value-type="float" office:value="0.684262838289664" calcext:value-type="float">
            <text:p>0.684262838289664</text:p>
          </table:table-cell>
        </table:table-row>
        <table:table-row table:style-name="ro1">
          <table:table-cell table:formula="of:=RAND()*10-5" office:value-type="float" office:value="2.75010184589895" calcext:value-type="float">
            <text:p>2.75010184589895</text:p>
          </table:table-cell>
          <table:table-cell table:formula="of:=1/(1+EXP(-[.A131]*1.5+0.8))" office:value-type="float" office:value="0.96528169056511" calcext:value-type="float">
            <text:p>0.96528169056511</text:p>
          </table:table-cell>
        </table:table-row>
        <table:table-row table:style-name="ro1">
          <table:table-cell table:formula="of:=RAND()*10-5" office:value-type="float" office:value="-3.66653602987593" calcext:value-type="float">
            <text:p>-3.66653602987593</text:p>
          </table:table-cell>
          <table:table-cell table:formula="of:=1/(1+EXP(-[.A132]*1.5+0.8))" office:value-type="float" office:value="0.00183329749304057" calcext:value-type="float">
            <text:p>0.001833297493041</text:p>
          </table:table-cell>
        </table:table-row>
        <table:table-row table:style-name="ro1">
          <table:table-cell table:formula="of:=RAND()*10-5" office:value-type="float" office:value="3.10800982786799" calcext:value-type="float">
            <text:p>3.10800982786799</text:p>
          </table:table-cell>
          <table:table-cell table:formula="of:=1/(1+EXP(-[.A133]*1.5+0.8))" office:value-type="float" office:value="0.979407376501099" calcext:value-type="float">
            <text:p>0.979407376501099</text:p>
          </table:table-cell>
        </table:table-row>
        <table:table-row table:style-name="ro1">
          <table:table-cell table:formula="of:=RAND()*10-5" office:value-type="float" office:value="-2.07954960486295" calcext:value-type="float">
            <text:p>-2.07954960486295</text:p>
          </table:table-cell>
          <table:table-cell table:formula="of:=1/(1+EXP(-[.A134]*1.5+0.8))" office:value-type="float" office:value="0.0194679767543533" calcext:value-type="float">
            <text:p>0.019467976754353</text:p>
          </table:table-cell>
        </table:table-row>
        <table:table-row table:style-name="ro1">
          <table:table-cell table:formula="of:=RAND()*10-5" office:value-type="float" office:value="-4.54690025740992" calcext:value-type="float">
            <text:p>-4.54690025740992</text:p>
          </table:table-cell>
          <table:table-cell table:formula="of:=1/(1+EXP(-[.A135]*1.5+0.8))" office:value-type="float" office:value="0.000490129637313548" calcext:value-type="float">
            <text:p>0.000490129637314</text:p>
          </table:table-cell>
        </table:table-row>
        <table:table-row table:style-name="ro1">
          <table:table-cell table:formula="of:=RAND()*10-5" office:value-type="float" office:value="0.152586019418624" calcext:value-type="float">
            <text:p>0.152586019418624</text:p>
          </table:table-cell>
          <table:table-cell table:formula="of:=1/(1+EXP(-[.A136]*1.5+0.8))" office:value-type="float" office:value="0.360978206927491" calcext:value-type="float">
            <text:p>0.360978206927491</text:p>
          </table:table-cell>
        </table:table-row>
        <table:table-row table:style-name="ro1">
          <table:table-cell table:formula="of:=RAND()*10-5" office:value-type="float" office:value="-2.91068194969726" calcext:value-type="float">
            <text:p>-2.91068194969726</text:p>
          </table:table-cell>
          <table:table-cell table:formula="of:=1/(1+EXP(-[.A137]*1.5+0.8))" office:value-type="float" office:value="0.00567483425702205" calcext:value-type="float">
            <text:p>0.005674834257022</text:p>
          </table:table-cell>
        </table:table-row>
        <table:table-row table:style-name="ro1">
          <table:table-cell table:formula="of:=RAND()*10-5" office:value-type="float" office:value="3.26220335131742" calcext:value-type="float">
            <text:p>3.26220335131742</text:p>
          </table:table-cell>
          <table:table-cell table:formula="of:=1/(1+EXP(-[.A138]*1.5+0.8))" office:value-type="float" office:value="0.983589786755981" calcext:value-type="float">
            <text:p>0.983589786755981</text:p>
          </table:table-cell>
        </table:table-row>
        <table:table-row table:style-name="ro1">
          <table:table-cell table:formula="of:=RAND()*10-5" office:value-type="float" office:value="-4.32664493059665" calcext:value-type="float">
            <text:p>-4.32664493059665</text:p>
          </table:table-cell>
          <table:table-cell table:formula="of:=1/(1+EXP(-[.A139]*1.5+0.8))" office:value-type="float" office:value="0.00068188501536986" calcext:value-type="float">
            <text:p>0.00068188501537</text:p>
          </table:table-cell>
        </table:table-row>
        <table:table-row table:style-name="ro1">
          <table:table-cell table:formula="of:=RAND()*10-5" office:value-type="float" office:value="-4.91315557245158" calcext:value-type="float">
            <text:p>-4.91315557245158</text:p>
          </table:table-cell>
          <table:table-cell table:formula="of:=1/(1+EXP(-[.A140]*1.5+0.8))" office:value-type="float" office:value="0.00028301337156109" calcext:value-type="float">
            <text:p>0.000283013371561</text:p>
          </table:table-cell>
        </table:table-row>
        <table:table-row table:style-name="ro1">
          <table:table-cell table:formula="of:=RAND()*10-5" office:value-type="float" office:value="-2.17633219906106" calcext:value-type="float">
            <text:p>-2.17633219906106</text:p>
          </table:table-cell>
          <table:table-cell table:formula="of:=1/(1+EXP(-[.A141]*1.5+0.8))" office:value-type="float" office:value="0.0168817160191048" calcext:value-type="float">
            <text:p>0.016881716019105</text:p>
          </table:table-cell>
        </table:table-row>
        <table:table-row table:style-name="ro1">
          <table:table-cell table:formula="of:=RAND()*10-5" office:value-type="float" office:value="1.20816505534619" calcext:value-type="float">
            <text:p>1.20816505534619</text:p>
          </table:table-cell>
          <table:table-cell table:formula="of:=1/(1+EXP(-[.A142]*1.5+0.8))" office:value-type="float" office:value="0.733459774423546" calcext:value-type="float">
            <text:p>0.733459774423546</text:p>
          </table:table-cell>
        </table:table-row>
        <table:table-row table:style-name="ro1">
          <table:table-cell table:formula="of:=RAND()*10-5" office:value-type="float" office:value="-1.15957544917485" calcext:value-type="float">
            <text:p>-1.15957544917485</text:p>
          </table:table-cell>
          <table:table-cell table:formula="of:=1/(1+EXP(-[.A143]*1.5+0.8))" office:value-type="float" office:value="0.0731443348397393" calcext:value-type="float">
            <text:p>0.073144334839739</text:p>
          </table:table-cell>
        </table:table-row>
        <table:table-row table:style-name="ro1">
          <table:table-cell table:formula="of:=RAND()*10-5" office:value-type="float" office:value="-0.0103744826441696" calcext:value-type="float">
            <text:p>-0.01037448264417</text:p>
          </table:table-cell>
          <table:table-cell table:formula="of:=1/(1+EXP(-[.A144]*1.5+0.8))" office:value-type="float" office:value="0.306706594037576" calcext:value-type="float">
            <text:p>0.306706594037576</text:p>
          </table:table-cell>
        </table:table-row>
        <table:table-row table:style-name="ro1">
          <table:table-cell table:formula="of:=RAND()*10-5" office:value-type="float" office:value="-0.869464666685077" calcext:value-type="float">
            <text:p>-0.869464666685077</text:p>
          </table:table-cell>
          <table:table-cell table:formula="of:=1/(1+EXP(-[.A145]*1.5+0.8))" office:value-type="float" office:value="0.108689563769638" calcext:value-type="float">
            <text:p>0.108689563769638</text:p>
          </table:table-cell>
        </table:table-row>
        <table:table-row table:style-name="ro1">
          <table:table-cell table:formula="of:=RAND()*10-5" office:value-type="float" office:value="-2.87782748640393" calcext:value-type="float">
            <text:p>-2.87782748640393</text:p>
          </table:table-cell>
          <table:table-cell table:formula="of:=1/(1+EXP(-[.A146]*1.5+0.8))" office:value-type="float" office:value="0.00595979701073667" calcext:value-type="float">
            <text:p>0.005959797010737</text:p>
          </table:table-cell>
        </table:table-row>
        <table:table-row table:style-name="ro1">
          <table:table-cell table:formula="of:=RAND()*10-5" office:value-type="float" office:value="4.02613010874338" calcext:value-type="float">
            <text:p>4.02613010874338</text:p>
          </table:table-cell>
          <table:table-cell table:formula="of:=1/(1+EXP(-[.A147]*1.5+0.8))" office:value-type="float" office:value="0.994723465112845" calcext:value-type="float">
            <text:p>0.994723465112845</text:p>
          </table:table-cell>
        </table:table-row>
        <table:table-row table:style-name="ro1">
          <table:table-cell table:formula="of:=RAND()*10-5" office:value-type="float" office:value="2.12262732730493" calcext:value-type="float">
            <text:p>2.12262732730493</text:p>
          </table:table-cell>
          <table:table-cell table:formula="of:=1/(1+EXP(-[.A148]*1.5+0.8))" office:value-type="float" office:value="0.915594498086707" calcext:value-type="float">
            <text:p>0.915594498086707</text:p>
          </table:table-cell>
        </table:table-row>
        <table:table-row table:style-name="ro1">
          <table:table-cell table:formula="of:=RAND()*10-5" office:value-type="float" office:value="-4.94592020857188" calcext:value-type="float">
            <text:p>-4.94592020857188</text:p>
          </table:table-cell>
          <table:table-cell table:formula="of:=1/(1+EXP(-[.A149]*1.5+0.8))" office:value-type="float" office:value="0.000269444050709286" calcext:value-type="float">
            <text:p>0.000269444050709</text:p>
          </table:table-cell>
        </table:table-row>
        <table:table-row table:style-name="ro1">
          <table:table-cell table:formula="of:=RAND()*10-5" office:value-type="float" office:value="0.917046627577981" calcext:value-type="float">
            <text:p>0.917046627577981</text:p>
          </table:table-cell>
          <table:table-cell table:formula="of:=1/(1+EXP(-[.A150]*1.5+0.8))" office:value-type="float" office:value="0.640047414138929" calcext:value-type="float">
            <text:p>0.640047414138929</text:p>
          </table:table-cell>
        </table:table-row>
        <table:table-row table:style-name="ro1">
          <table:table-cell table:formula="of:=RAND()*10-5" office:value-type="float" office:value="2.37675662339565" calcext:value-type="float">
            <text:p>2.37675662339565</text:p>
          </table:table-cell>
          <table:table-cell table:formula="of:=1/(1+EXP(-[.A151]*1.5+0.8))" office:value-type="float" office:value="0.940762444590943" calcext:value-type="float">
            <text:p>0.940762444590943</text:p>
          </table:table-cell>
        </table:table-row>
        <table:table-row table:style-name="ro1">
          <table:table-cell table:formula="of:=RAND()*10-5" office:value-type="float" office:value="0.770634120868686" calcext:value-type="float">
            <text:p>0.770634120868686</text:p>
          </table:table-cell>
          <table:table-cell table:formula="of:=1/(1+EXP(-[.A152]*1.5+0.8))" office:value-type="float" office:value="0.588059977100591" calcext:value-type="float">
            <text:p>0.588059977100591</text:p>
          </table:table-cell>
        </table:table-row>
        <table:table-row table:style-name="ro1">
          <table:table-cell table:formula="of:=RAND()*10-5" office:value-type="float" office:value="-4.85033457660753" calcext:value-type="float">
            <text:p>-4.85033457660753</text:p>
          </table:table-cell>
          <table:table-cell table:formula="of:=1/(1+EXP(-[.A153]*1.5+0.8))" office:value-type="float" office:value="0.000310970382432809" calcext:value-type="float">
            <text:p>0.000310970382433</text:p>
          </table:table-cell>
        </table:table-row>
        <table:table-row table:style-name="ro1">
          <table:table-cell table:formula="of:=RAND()*10-5" office:value-type="float" office:value="-3.40192358477518" calcext:value-type="float">
            <text:p>-3.40192358477518</text:p>
          </table:table-cell>
          <table:table-cell table:formula="of:=1/(1+EXP(-[.A154]*1.5+0.8))" office:value-type="float" office:value="0.00272411082972092" calcext:value-type="float">
            <text:p>0.002724110829721</text:p>
          </table:table-cell>
        </table:table-row>
        <table:table-row table:style-name="ro1">
          <table:table-cell table:formula="of:=RAND()*10-5" office:value-type="float" office:value="-1.93855310157073" calcext:value-type="float">
            <text:p>-1.93855310157073</text:p>
          </table:table-cell>
          <table:table-cell table:formula="of:=1/(1+EXP(-[.A155]*1.5+0.8))" office:value-type="float" office:value="0.0239433582239044" calcext:value-type="float">
            <text:p>0.023943358223904</text:p>
          </table:table-cell>
        </table:table-row>
        <table:table-row table:style-name="ro1">
          <table:table-cell table:formula="of:=RAND()*10-5" office:value-type="float" office:value="4.86122493576062" calcext:value-type="float">
            <text:p>4.86122493576062</text:p>
          </table:table-cell>
          <table:table-cell table:formula="of:=1/(1+EXP(-[.A156]*1.5+0.8))" office:value-type="float" office:value="0.998486532672955" calcext:value-type="float">
            <text:p>0.998486532672955</text:p>
          </table:table-cell>
        </table:table-row>
        <table:table-row table:style-name="ro1">
          <table:table-cell table:formula="of:=RAND()*10-5" office:value-type="float" office:value="0.0799080586054748" calcext:value-type="float">
            <text:p>0.079908058605475</text:p>
          </table:table-cell>
          <table:table-cell table:formula="of:=1/(1+EXP(-[.A157]*1.5+0.8))" office:value-type="float" office:value="0.336230522740777" calcext:value-type="float">
            <text:p>0.336230522740777</text:p>
          </table:table-cell>
        </table:table-row>
        <table:table-row table:style-name="ro1">
          <table:table-cell table:formula="of:=RAND()*10-5" office:value-type="float" office:value="4.45245407100033" calcext:value-type="float">
            <text:p>4.45245407100033</text:p>
          </table:table-cell>
          <table:table-cell table:formula="of:=1/(1+EXP(-[.A158]*1.5+0.8))" office:value-type="float" office:value="0.997209335869287" calcext:value-type="float">
            <text:p>0.997209335869287</text:p>
          </table:table-cell>
        </table:table-row>
        <table:table-row table:style-name="ro1">
          <table:table-cell table:formula="of:=RAND()*10-5" office:value-type="float" office:value="1.07586151527664" calcext:value-type="float">
            <text:p>1.07586151527664</text:p>
          </table:table-cell>
          <table:table-cell table:formula="of:=1/(1+EXP(-[.A159]*1.5+0.8))" office:value-type="float" office:value="0.692917025400098" calcext:value-type="float">
            <text:p>0.692917025400098</text:p>
          </table:table-cell>
        </table:table-row>
        <table:table-row table:style-name="ro1">
          <table:table-cell table:formula="of:=RAND()*10-5" office:value-type="float" office:value="1.46544767835225" calcext:value-type="float">
            <text:p>1.46544767835225</text:p>
          </table:table-cell>
          <table:table-cell table:formula="of:=1/(1+EXP(-[.A160]*1.5+0.8))" office:value-type="float" office:value="0.801893575677001" calcext:value-type="float">
            <text:p>0.801893575677001</text:p>
          </table:table-cell>
        </table:table-row>
        <table:table-row table:style-name="ro1">
          <table:table-cell table:formula="of:=RAND()*10-5" office:value-type="float" office:value="0.532557915643208" calcext:value-type="float">
            <text:p>0.532557915643208</text:p>
          </table:table-cell>
          <table:table-cell table:formula="of:=1/(1+EXP(-[.A161]*1.5+0.8))" office:value-type="float" office:value="0.499709218398985" calcext:value-type="float">
            <text:p>0.499709218398985</text:p>
          </table:table-cell>
        </table:table-row>
        <table:table-row table:style-name="ro1">
          <table:table-cell table:formula="of:=RAND()*10-5" office:value-type="float" office:value="2.59633374049763" calcext:value-type="float">
            <text:p>2.59633374049763</text:p>
          </table:table-cell>
          <table:table-cell table:formula="of:=1/(1+EXP(-[.A162]*1.5+0.8))" office:value-type="float" office:value="0.956665329806811" calcext:value-type="float">
            <text:p>0.956665329806811</text:p>
          </table:table-cell>
        </table:table-row>
        <table:table-row table:style-name="ro1">
          <table:table-cell table:formula="of:=RAND()*10-5" office:value-type="float" office:value="-4.17393637934335" calcext:value-type="float">
            <text:p>-4.17393637934335</text:p>
          </table:table-cell>
          <table:table-cell table:formula="of:=1/(1+EXP(-[.A163]*1.5+0.8))" office:value-type="float" office:value="0.000857266085468214" calcext:value-type="float">
            <text:p>0.000857266085468</text:p>
          </table:table-cell>
        </table:table-row>
        <table:table-row table:style-name="ro1">
          <table:table-cell table:formula="of:=RAND()*10-5" office:value-type="float" office:value="3.48460730829362" calcext:value-type="float">
            <text:p>3.48460730829362</text:p>
          </table:table-cell>
          <table:table-cell table:formula="of:=1/(1+EXP(-[.A164]*1.5+0.8))" office:value-type="float" office:value="0.988189796997662" calcext:value-type="float">
            <text:p>0.988189796997662</text:p>
          </table:table-cell>
        </table:table-row>
        <table:table-row table:style-name="ro1">
          <table:table-cell table:formula="of:=RAND()*10-5" office:value-type="float" office:value="0.613830457264227" calcext:value-type="float">
            <text:p>0.613830457264227</text:p>
          </table:table-cell>
          <table:table-cell table:formula="of:=1/(1+EXP(-[.A165]*1.5+0.8))" office:value-type="float" office:value="0.530149799569838" calcext:value-type="float">
            <text:p>0.530149799569838</text:p>
          </table:table-cell>
        </table:table-row>
        <table:table-row table:style-name="ro1">
          <table:table-cell table:formula="of:=RAND()*10-5" office:value-type="float" office:value="-1.45254655271654" calcext:value-type="float">
            <text:p>-1.45254655271654</text:p>
          </table:table-cell>
          <table:table-cell table:formula="of:=1/(1+EXP(-[.A166]*1.5+0.8))" office:value-type="float" office:value="0.0483919468308048" calcext:value-type="float">
            <text:p>0.048391946830805</text:p>
          </table:table-cell>
        </table:table-row>
        <table:table-row table:style-name="ro1">
          <table:table-cell table:formula="of:=RAND()*10-5" office:value-type="float" office:value="0.746632642061625" calcext:value-type="float">
            <text:p>0.746632642061625</text:p>
          </table:table-cell>
          <table:table-cell table:formula="of:=1/(1+EXP(-[.A167]*1.5+0.8))" office:value-type="float" office:value="0.579311814012927" calcext:value-type="float">
            <text:p>0.579311814012927</text:p>
          </table:table-cell>
        </table:table-row>
        <table:table-row table:style-name="ro1">
          <table:table-cell table:formula="of:=RAND()*10-5" office:value-type="float" office:value="2.96993619151984" calcext:value-type="float">
            <text:p>2.96993619151984</text:p>
          </table:table-cell>
          <table:table-cell table:formula="of:=1/(1+EXP(-[.A168]*1.5+0.8))" office:value-type="float" office:value="0.974788106844815" calcext:value-type="float">
            <text:p>0.974788106844815</text:p>
          </table:table-cell>
        </table:table-row>
        <table:table-row table:style-name="ro1">
          <table:table-cell table:formula="of:=RAND()*10-5" office:value-type="float" office:value="4.39174984432627" calcext:value-type="float">
            <text:p>4.39174984432627</text:p>
          </table:table-cell>
          <table:table-cell table:formula="of:=1/(1+EXP(-[.A169]*1.5+0.8))" office:value-type="float" office:value="0.996944112839889" calcext:value-type="float">
            <text:p>0.996944112839889</text:p>
          </table:table-cell>
        </table:table-row>
        <table:table-row table:style-name="ro1">
          <table:table-cell table:formula="of:=RAND()*10-5" office:value-type="float" office:value="-1.45355088226826" calcext:value-type="float">
            <text:p>-1.45355088226826</text:p>
          </table:table-cell>
          <table:table-cell table:formula="of:=1/(1+EXP(-[.A170]*1.5+0.8))" office:value-type="float" office:value="0.0483226196959493" calcext:value-type="float">
            <text:p>0.048322619695949</text:p>
          </table:table-cell>
        </table:table-row>
        <table:table-row table:style-name="ro1">
          <table:table-cell table:formula="of:=RAND()*10-5" office:value-type="float" office:value="2.04825366142364" calcext:value-type="float">
            <text:p>2.04825366142364</text:p>
          </table:table-cell>
          <table:table-cell table:formula="of:=1/(1+EXP(-[.A171]*1.5+0.8))" office:value-type="float" office:value="0.906563625020995" calcext:value-type="float">
            <text:p>0.906563625020995</text:p>
          </table:table-cell>
        </table:table-row>
        <table:table-row table:style-name="ro1">
          <table:table-cell table:formula="of:=RAND()*10-5" office:value-type="float" office:value="-0.870413114711832" calcext:value-type="float">
            <text:p>-0.870413114711832</text:p>
          </table:table-cell>
          <table:table-cell table:formula="of:=1/(1+EXP(-[.A172]*1.5+0.8))" office:value-type="float" office:value="0.108551817497818" calcext:value-type="float">
            <text:p>0.108551817497818</text:p>
          </table:table-cell>
        </table:table-row>
        <table:table-row table:style-name="ro1">
          <table:table-cell table:formula="of:=RAND()*10-5" office:value-type="float" office:value="0.964266718850562" calcext:value-type="float">
            <text:p>0.964266718850562</text:p>
          </table:table-cell>
          <table:table-cell table:formula="of:=1/(1+EXP(-[.A173]*1.5+0.8))" office:value-type="float" office:value="0.656198770627829" calcext:value-type="float">
            <text:p>0.656198770627829</text:p>
          </table:table-cell>
        </table:table-row>
        <table:table-row table:style-name="ro1">
          <table:table-cell table:formula="of:=RAND()*10-5" office:value-type="float" office:value="0.176099645425952" calcext:value-type="float">
            <text:p>0.176099645425952</text:p>
          </table:table-cell>
          <table:table-cell table:formula="of:=1/(1+EXP(-[.A174]*1.5+0.8))" office:value-type="float" office:value="0.369153381167882" calcext:value-type="float">
            <text:p>0.369153381167882</text:p>
          </table:table-cell>
        </table:table-row>
        <table:table-row table:style-name="ro1">
          <table:table-cell table:formula="of:=RAND()*10-5" office:value-type="float" office:value="1.46478071472799" calcext:value-type="float">
            <text:p>1.46478071472799</text:p>
          </table:table-cell>
          <table:table-cell table:formula="of:=1/(1+EXP(-[.A175]*1.5+0.8))" office:value-type="float" office:value="0.801734596643023" calcext:value-type="float">
            <text:p>0.801734596643023</text:p>
          </table:table-cell>
        </table:table-row>
        <table:table-row table:style-name="ro1">
          <table:table-cell table:formula="of:=RAND()*10-5" office:value-type="float" office:value="-2.94853458097543" calcext:value-type="float">
            <text:p>-2.94853458097543</text:p>
          </table:table-cell>
          <table:table-cell table:formula="of:=1/(1+EXP(-[.A176]*1.5+0.8))" office:value-type="float" office:value="0.00536327981477737" calcext:value-type="float">
            <text:p>0.005363279814777</text:p>
          </table:table-cell>
        </table:table-row>
        <table:table-row table:style-name="ro1">
          <table:table-cell table:formula="of:=RAND()*10-5" office:value-type="float" office:value="-4.20339051783106" calcext:value-type="float">
            <text:p>-4.20339051783106</text:p>
          </table:table-cell>
          <table:table-cell table:formula="of:=1/(1+EXP(-[.A177]*1.5+0.8))" office:value-type="float" office:value="0.000820245920800191" calcext:value-type="float">
            <text:p>0.0008202459208</text:p>
          </table:table-cell>
        </table:table-row>
        <table:table-row table:style-name="ro1">
          <table:table-cell table:formula="of:=RAND()*10-5" office:value-type="float" office:value="-2.32158638524937" calcext:value-type="float">
            <text:p>-2.32158638524937</text:p>
          </table:table-cell>
          <table:table-cell table:formula="of:=1/(1+EXP(-[.A178]*1.5+0.8))" office:value-type="float" office:value="0.0136216498183077" calcext:value-type="float">
            <text:p>0.013621649818308</text:p>
          </table:table-cell>
        </table:table-row>
        <table:table-row table:style-name="ro1">
          <table:table-cell table:formula="of:=RAND()*10-5" office:value-type="float" office:value="3.18950600498846" calcext:value-type="float">
            <text:p>3.18950600498846</text:p>
          </table:table-cell>
          <table:table-cell table:formula="of:=1/(1+EXP(-[.A179]*1.5+0.8))" office:value-type="float" office:value="0.981733641705532" calcext:value-type="float">
            <text:p>0.981733641705532</text:p>
          </table:table-cell>
        </table:table-row>
        <table:table-row table:style-name="ro1">
          <table:table-cell table:formula="of:=RAND()*10-5" office:value-type="float" office:value="-4.03898723011059" calcext:value-type="float">
            <text:p>-4.03898723011059</text:p>
          </table:table-cell>
          <table:table-cell table:formula="of:=1/(1+EXP(-[.A180]*1.5+0.8))" office:value-type="float" office:value="0.00104940619603011" calcext:value-type="float">
            <text:p>0.00104940619603</text:p>
          </table:table-cell>
        </table:table-row>
        <table:table-row table:style-name="ro1">
          <table:table-cell table:formula="of:=RAND()*10-5" office:value-type="float" office:value="1.24786551818164" calcext:value-type="float">
            <text:p>1.24786551818164</text:p>
          </table:table-cell>
          <table:table-cell table:formula="of:=1/(1+EXP(-[.A181]*1.5+0.8))" office:value-type="float" office:value="0.744938747992067" calcext:value-type="float">
            <text:p>0.744938747992067</text:p>
          </table:table-cell>
        </table:table-row>
        <table:table-row table:style-name="ro1">
          <table:table-cell table:formula="of:=RAND()*10-5" office:value-type="float" office:value="-4.23136403902636" calcext:value-type="float">
            <text:p>-4.23136403902636</text:p>
          </table:table-cell>
          <table:table-cell table:formula="of:=1/(1+EXP(-[.A182]*1.5+0.8))" office:value-type="float" office:value="0.000786566777190595" calcext:value-type="float">
            <text:p>0.000786566777191</text:p>
          </table:table-cell>
        </table:table-row>
        <table:table-row table:style-name="ro1">
          <table:table-cell table:formula="of:=RAND()*10-5" office:value-type="float" office:value="0.673101471221814" calcext:value-type="float">
            <text:p>0.673101471221814</text:p>
          </table:table-cell>
          <table:table-cell table:formula="of:=1/(1+EXP(-[.A183]*1.5+0.8))" office:value-type="float" office:value="0.552221911321802" calcext:value-type="float">
            <text:p>0.552221911321802</text:p>
          </table:table-cell>
        </table:table-row>
        <table:table-row table:style-name="ro1">
          <table:table-cell table:formula="of:=RAND()*10-5" office:value-type="float" office:value="-1.31987761559001" calcext:value-type="float">
            <text:p>-1.31987761559001</text:p>
          </table:table-cell>
          <table:table-cell table:formula="of:=1/(1+EXP(-[.A184]*1.5+0.8))" office:value-type="float" office:value="0.0584246534961331" calcext:value-type="float">
            <text:p>0.058424653496133</text:p>
          </table:table-cell>
        </table:table-row>
        <table:table-row table:style-name="ro1">
          <table:table-cell table:formula="of:=RAND()*10-5" office:value-type="float" office:value="-4.8834160157146" calcext:value-type="float">
            <text:p>-4.8834160157146</text:p>
          </table:table-cell>
          <table:table-cell table:formula="of:=1/(1+EXP(-[.A185]*1.5+0.8))" office:value-type="float" office:value="0.000295920420992098" calcext:value-type="float">
            <text:p>0.000295920420992</text:p>
          </table:table-cell>
        </table:table-row>
        <table:table-row table:style-name="ro1">
          <table:table-cell table:formula="of:=RAND()*10-5" office:value-type="float" office:value="4.79882629166093" calcext:value-type="float">
            <text:p>4.79882629166093</text:p>
          </table:table-cell>
          <table:table-cell table:formula="of:=1/(1+EXP(-[.A186]*1.5+0.8))" office:value-type="float" office:value="0.998338280781729" calcext:value-type="float">
            <text:p>0.998338280781729</text:p>
          </table:table-cell>
        </table:table-row>
        <table:table-row table:style-name="ro1">
          <table:table-cell table:formula="of:=RAND()*10-5" office:value-type="float" office:value="-3.88870441094331" calcext:value-type="float">
            <text:p>-3.88870441094331</text:p>
          </table:table-cell>
          <table:table-cell table:formula="of:=1/(1+EXP(-[.A187]*1.5+0.8))" office:value-type="float" office:value="0.00131440408273879" calcext:value-type="float">
            <text:p>0.001314404082739</text:p>
          </table:table-cell>
        </table:table-row>
        <table:table-row table:style-name="ro1">
          <table:table-cell table:formula="of:=RAND()*10-5" office:value-type="float" office:value="1.43789845995299" calcext:value-type="float">
            <text:p>1.43789845995299</text:p>
          </table:table-cell>
          <table:table-cell table:formula="of:=1/(1+EXP(-[.A188]*1.5+0.8))" office:value-type="float" office:value="0.795246887052918" calcext:value-type="float">
            <text:p>0.795246887052918</text:p>
          </table:table-cell>
        </table:table-row>
        <table:table-row table:style-name="ro1">
          <table:table-cell table:formula="of:=RAND()*10-5" office:value-type="float" office:value="4.73061079118343" calcext:value-type="float">
            <text:p>4.73061079118343</text:p>
          </table:table-cell>
          <table:table-cell table:formula="of:=1/(1+EXP(-[.A189]*1.5+0.8))" office:value-type="float" office:value="0.998159574176394" calcext:value-type="float">
            <text:p>0.998159574176394</text:p>
          </table:table-cell>
        </table:table-row>
        <table:table-row table:style-name="ro1">
          <table:table-cell table:formula="of:=RAND()*10-5" office:value-type="float" office:value="1.21595245143161" calcext:value-type="float">
            <text:p>1.21595245143161</text:p>
          </table:table-cell>
          <table:table-cell table:formula="of:=1/(1+EXP(-[.A190]*1.5+0.8))" office:value-type="float" office:value="0.735737151384128" calcext:value-type="float">
            <text:p>0.735737151384128</text:p>
          </table:table-cell>
        </table:table-row>
        <table:table-row table:style-name="ro1">
          <table:table-cell table:formula="of:=RAND()*10-5" office:value-type="float" office:value="0.481956332385063" calcext:value-type="float">
            <text:p>0.481956332385063</text:p>
          </table:table-cell>
          <table:table-cell table:formula="of:=1/(1+EXP(-[.A191]*1.5+0.8))" office:value-type="float" office:value="0.480743154381831" calcext:value-type="float">
            <text:p>0.480743154381831</text:p>
          </table:table-cell>
        </table:table-row>
        <table:table-row table:style-name="ro1">
          <table:table-cell table:formula="of:=RAND()*10-5" office:value-type="float" office:value="-4.26540614201977" calcext:value-type="float">
            <text:p>-4.26540614201977</text:p>
          </table:table-cell>
          <table:table-cell table:formula="of:=1/(1+EXP(-[.A192]*1.5+0.8))" office:value-type="float" office:value="0.000747439694508702" calcext:value-type="float">
            <text:p>0.000747439694509</text:p>
          </table:table-cell>
        </table:table-row>
        <table:table-row table:style-name="ro1">
          <table:table-cell table:formula="of:=RAND()*10-5" office:value-type="float" office:value="3.21553708967067" calcext:value-type="float">
            <text:p>3.21553708967067</text:p>
          </table:table-cell>
          <table:table-cell table:formula="of:=1/(1+EXP(-[.A193]*1.5+0.8))" office:value-type="float" office:value="0.982420839542835" calcext:value-type="float">
            <text:p>0.982420839542835</text:p>
          </table:table-cell>
        </table:table-row>
        <table:table-row table:style-name="ro1">
          <table:table-cell table:formula="of:=RAND()*10-5" office:value-type="float" office:value="-0.0631660224470076" calcext:value-type="float">
            <text:p>-0.063166022447008</text:p>
          </table:table-cell>
          <table:table-cell table:formula="of:=1/(1+EXP(-[.A194]*1.5+0.8))" office:value-type="float" office:value="0.290130766689545" calcext:value-type="float">
            <text:p>0.290130766689545</text:p>
          </table:table-cell>
        </table:table-row>
        <table:table-row table:style-name="ro1">
          <table:table-cell table:formula="of:=RAND()*10-5" office:value-type="float" office:value="1.17172670892871" calcext:value-type="float">
            <text:p>1.17172670892871</text:p>
          </table:table-cell>
          <table:table-cell table:formula="of:=1/(1+EXP(-[.A195]*1.5+0.8))" office:value-type="float" office:value="0.72263903631027" calcext:value-type="float">
            <text:p>0.72263903631027</text:p>
          </table:table-cell>
        </table:table-row>
        <table:table-row table:style-name="ro1">
          <table:table-cell table:formula="of:=RAND()*10-5" office:value-type="float" office:value="1.87423512655438" calcext:value-type="float">
            <text:p>1.87423512655438</text:p>
          </table:table-cell>
          <table:table-cell table:formula="of:=1/(1+EXP(-[.A196]*1.5+0.8))" office:value-type="float" office:value="0.881983894149829" calcext:value-type="float">
            <text:p>0.881983894149829</text:p>
          </table:table-cell>
        </table:table-row>
        <table:table-row table:style-name="ro1">
          <table:table-cell table:formula="of:=RAND()*10-5" office:value-type="float" office:value="1.59879337556296" calcext:value-type="float">
            <text:p>1.59879337556296</text:p>
          </table:table-cell>
          <table:table-cell table:formula="of:=1/(1+EXP(-[.A197]*1.5+0.8))" office:value-type="float" office:value="0.831765269487529" calcext:value-type="float">
            <text:p>0.831765269487529</text:p>
          </table:table-cell>
        </table:table-row>
        <table:table-row table:style-name="ro1">
          <table:table-cell table:formula="of:=RAND()*10-5" office:value-type="float" office:value="2.24129685132827" calcext:value-type="float">
            <text:p>2.24129685132827</text:p>
          </table:table-cell>
          <table:table-cell table:formula="of:=1/(1+EXP(-[.A198]*1.5+0.8))" office:value-type="float" office:value="0.92837192162845" calcext:value-type="float">
            <text:p>0.92837192162845</text:p>
          </table:table-cell>
        </table:table-row>
        <table:table-row table:style-name="ro1">
          <table:table-cell table:formula="of:=RAND()*10-5" office:value-type="float" office:value="-1.42494671410721" calcext:value-type="float">
            <text:p>-1.42494671410721</text:p>
          </table:table-cell>
          <table:table-cell table:formula="of:=1/(1+EXP(-[.A199]*1.5+0.8))" office:value-type="float" office:value="0.0503344531302859" calcext:value-type="float">
            <text:p>0.050334453130286</text:p>
          </table:table-cell>
        </table:table-row>
        <table:table-row table:style-name="ro1">
          <table:table-cell table:formula="of:=RAND()*10-5" office:value-type="float" office:value="0.35002248336801" calcext:value-type="float">
            <text:p>0.35002248336801</text:p>
          </table:table-cell>
          <table:table-cell table:formula="of:=1/(1+EXP(-[.A200]*1.5+0.8))" office:value-type="float" office:value="0.431688290388086" calcext:value-type="float">
            <text:p>0.431688290388086</text:p>
          </table:table-cell>
        </table:table-row>
        <table:table-row table:style-name="ro1">
          <table:table-cell table:formula="of:=RAND()*10-5" office:value-type="float" office:value="0.00100898717480558" calcext:value-type="float">
            <text:p>0.001008987174806</text:p>
          </table:table-cell>
          <table:table-cell table:formula="of:=1/(1+EXP(-[.A201]*1.5+0.8))" office:value-type="float" office:value="0.310349360132825" calcext:value-type="float">
            <text:p>0.310349360132825</text:p>
          </table:table-cell>
        </table:table-row>
        <table:table-row table:style-name="ro1">
          <table:table-cell table:formula="of:=RAND()*10-5" office:value-type="float" office:value="-0.108589408393062" calcext:value-type="float">
            <text:p>-0.108589408393062</text:p>
          </table:table-cell>
          <table:table-cell table:formula="of:=1/(1+EXP(-[.A202]*1.5+0.8))" office:value-type="float" office:value="0.276301119238671" calcext:value-type="float">
            <text:p>0.276301119238671</text:p>
          </table:table-cell>
        </table:table-row>
        <table:table-row table:style-name="ro1">
          <table:table-cell table:formula="of:=RAND()*10-5" office:value-type="float" office:value="3.40275099965834" calcext:value-type="float">
            <text:p>3.40275099965834</text:p>
          </table:table-cell>
          <table:table-cell table:formula="of:=1/(1+EXP(-[.A203]*1.5+0.8))" office:value-type="float" office:value="0.986667474476297" calcext:value-type="float">
            <text:p>0.986667474476297</text:p>
          </table:table-cell>
        </table:table-row>
        <table:table-row table:style-name="ro1">
          <table:table-cell table:formula="of:=RAND()*10-5" office:value-type="float" office:value="-1.36047716649281" calcext:value-type="float">
            <text:p>-1.36047716649281</text:p>
          </table:table-cell>
          <table:table-cell table:formula="of:=1/(1+EXP(-[.A204]*1.5+0.8))" office:value-type="float" office:value="0.0551632208549928" calcext:value-type="float">
            <text:p>0.055163220854993</text:p>
          </table:table-cell>
        </table:table-row>
        <table:table-row table:style-name="ro1">
          <table:table-cell table:formula="of:=RAND()*10-5" office:value-type="float" office:value="1.25192445589402" calcext:value-type="float">
            <text:p>1.25192445589402</text:p>
          </table:table-cell>
          <table:table-cell table:formula="of:=1/(1+EXP(-[.A205]*1.5+0.8))" office:value-type="float" office:value="0.746093849585586" calcext:value-type="float">
            <text:p>0.746093849585586</text:p>
          </table:table-cell>
        </table:table-row>
        <table:table-row table:style-name="ro1">
          <table:table-cell table:formula="of:=RAND()*10-5" office:value-type="float" office:value="-3.87586675849764" calcext:value-type="float">
            <text:p>-3.87586675849764</text:p>
          </table:table-cell>
          <table:table-cell table:formula="of:=1/(1+EXP(-[.A206]*1.5+0.8))" office:value-type="float" office:value="0.0013399259038885" calcext:value-type="float">
            <text:p>0.001339925903889</text:p>
          </table:table-cell>
        </table:table-row>
        <table:table-row table:style-name="ro1">
          <table:table-cell table:formula="of:=RAND()*10-5" office:value-type="float" office:value="-2.12453886087129" calcext:value-type="float">
            <text:p>-2.12453886087129</text:p>
          </table:table-cell>
          <table:table-cell table:formula="of:=1/(1+EXP(-[.A207]*1.5+0.8))" office:value-type="float" office:value="0.018220698854367" calcext:value-type="float">
            <text:p>0.018220698854367</text:p>
          </table:table-cell>
        </table:table-row>
        <table:table-row table:style-name="ro1">
          <table:table-cell table:formula="of:=RAND()*10-5" office:value-type="float" office:value="4.37452213291358" calcext:value-type="float">
            <text:p>4.37452213291358</text:p>
          </table:table-cell>
          <table:table-cell table:formula="of:=1/(1+EXP(-[.A208]*1.5+0.8))" office:value-type="float" office:value="0.996864365585153" calcext:value-type="float">
            <text:p>0.996864365585153</text:p>
          </table:table-cell>
        </table:table-row>
        <table:table-row table:style-name="ro1">
          <table:table-cell table:formula="of:=RAND()*10-5" office:value-type="float" office:value="-2.15323153201064" calcext:value-type="float">
            <text:p>-2.15323153201064</text:p>
          </table:table-cell>
          <table:table-cell table:formula="of:=1/(1+EXP(-[.A209]*1.5+0.8))" office:value-type="float" office:value="0.0174665408649894" calcext:value-type="float">
            <text:p>0.017466540864989</text:p>
          </table:table-cell>
        </table:table-row>
        <table:table-row table:style-name="ro1">
          <table:table-cell table:formula="of:=RAND()*10-5" office:value-type="float" office:value="-1.0343102537029" calcext:value-type="float">
            <text:p>-1.0343102537029</text:p>
          </table:table-cell>
          <table:table-cell table:formula="of:=1/(1+EXP(-[.A210]*1.5+0.8))" office:value-type="float" office:value="0.0869493666511979" calcext:value-type="float">
            <text:p>0.086949366651198</text:p>
          </table:table-cell>
        </table:table-row>
        <table:table-row table:style-name="ro1">
          <table:table-cell table:formula="of:=RAND()*10-5" office:value-type="float" office:value="-3.04723740876192" calcext:value-type="float">
            <text:p>-3.04723740876192</text:p>
          </table:table-cell>
          <table:table-cell table:formula="of:=1/(1+EXP(-[.A211]*1.5+0.8))" office:value-type="float" office:value="0.0046286247596631" calcext:value-type="float">
            <text:p>0.004628624759663</text:p>
          </table:table-cell>
        </table:table-row>
        <table:table-row table:style-name="ro1">
          <table:table-cell table:formula="of:=RAND()*10-5" office:value-type="float" office:value="-3.35042519016791" calcext:value-type="float">
            <text:p>-3.35042519016791</text:p>
          </table:table-cell>
          <table:table-cell table:formula="of:=1/(1+EXP(-[.A212]*1.5+0.8))" office:value-type="float" office:value="0.00294223918101076" calcext:value-type="float">
            <text:p>0.002942239181011</text:p>
          </table:table-cell>
        </table:table-row>
        <table:table-row table:style-name="ro1">
          <table:table-cell table:formula="of:=RAND()*10-5" office:value-type="float" office:value="-1.51216881202535" calcext:value-type="float">
            <text:p>-1.51216881202535</text:p>
          </table:table-cell>
          <table:table-cell table:formula="of:=1/(1+EXP(-[.A213]*1.5+0.8))" office:value-type="float" office:value="0.0444359393786087" calcext:value-type="float">
            <text:p>0.044435939378609</text:p>
          </table:table-cell>
        </table:table-row>
        <table:table-row table:style-name="ro1">
          <table:table-cell table:formula="of:=RAND()*10-5" office:value-type="float" office:value="-4.201840030151" calcext:value-type="float">
            <text:p>-4.201840030151</text:p>
          </table:table-cell>
          <table:table-cell table:formula="of:=1/(1+EXP(-[.A214]*1.5+0.8))" office:value-type="float" office:value="0.000822154242453702" calcext:value-type="float">
            <text:p>0.000822154242454</text:p>
          </table:table-cell>
        </table:table-row>
        <table:table-row table:style-name="ro1">
          <table:table-cell table:formula="of:=RAND()*10-5" office:value-type="float" office:value="4.09905040394821" calcext:value-type="float">
            <text:p>4.09905040394821</text:p>
          </table:table-cell>
          <table:table-cell table:formula="of:=1/(1+EXP(-[.A215]*1.5+0.8))" office:value-type="float" office:value="0.995267583202195" calcext:value-type="float">
            <text:p>0.995267583202195</text:p>
          </table:table-cell>
        </table:table-row>
        <table:table-row table:style-name="ro1">
          <table:table-cell table:formula="of:=RAND()*10-5" office:value-type="float" office:value="0.904329855892283" calcext:value-type="float">
            <text:p>0.904329855892283</text:p>
          </table:table-cell>
          <table:table-cell table:formula="of:=1/(1+EXP(-[.A216]*1.5+0.8))" office:value-type="float" office:value="0.635641113626513" calcext:value-type="float">
            <text:p>0.635641113626513</text:p>
          </table:table-cell>
        </table:table-row>
        <table:table-row table:style-name="ro1">
          <table:table-cell table:formula="of:=RAND()*10-5" office:value-type="float" office:value="0.268407272731191" calcext:value-type="float">
            <text:p>0.268407272731191</text:p>
          </table:table-cell>
          <table:table-cell table:formula="of:=1/(1+EXP(-[.A217]*1.5+0.8))" office:value-type="float" office:value="0.40193980017201" calcext:value-type="float">
            <text:p>0.40193980017201</text:p>
          </table:table-cell>
        </table:table-row>
        <table:table-row table:style-name="ro1">
          <table:table-cell table:formula="of:=RAND()*10-5" office:value-type="float" office:value="-0.618635697064414" calcext:value-type="float">
            <text:p>-0.618635697064414</text:p>
          </table:table-cell>
          <table:table-cell table:formula="of:=1/(1+EXP(-[.A218]*1.5+0.8))" office:value-type="float" office:value="0.150849530912834" calcext:value-type="float">
            <text:p>0.150849530912834</text:p>
          </table:table-cell>
        </table:table-row>
        <table:table-row table:style-name="ro1">
          <table:table-cell table:formula="of:=RAND()*10-5" office:value-type="float" office:value="-2.22526119399061" calcext:value-type="float">
            <text:p>-2.22526119399061</text:p>
          </table:table-cell>
          <table:table-cell table:formula="of:=1/(1+EXP(-[.A219]*1.5+0.8))" office:value-type="float" office:value="0.015705845979143" calcext:value-type="float">
            <text:p>0.015705845979143</text:p>
          </table:table-cell>
        </table:table-row>
        <table:table-row table:style-name="ro1">
          <table:table-cell table:formula="of:=RAND()*10-5" office:value-type="float" office:value="-4.31364238696102" calcext:value-type="float">
            <text:p>-4.31364238696102</text:p>
          </table:table-cell>
          <table:table-cell table:formula="of:=1/(1+EXP(-[.A220]*1.5+0.8))" office:value-type="float" office:value="0.000695305578415896" calcext:value-type="float">
            <text:p>0.000695305578416</text:p>
          </table:table-cell>
        </table:table-row>
        <table:table-row table:style-name="ro1">
          <table:table-cell table:formula="of:=RAND()*10-5" office:value-type="float" office:value="-2.99398672537254" calcext:value-type="float">
            <text:p>-2.99398672537254</text:p>
          </table:table-cell>
          <table:table-cell table:formula="of:=1/(1+EXP(-[.A221]*1.5+0.8))" office:value-type="float" office:value="0.00501157888403589" calcext:value-type="float">
            <text:p>0.005011578884036</text:p>
          </table:table-cell>
        </table:table-row>
        <table:table-row table:style-name="ro1">
          <table:table-cell table:formula="of:=RAND()*10-5" office:value-type="float" office:value="4.59772057864503" calcext:value-type="float">
            <text:p>4.59772057864503</text:p>
          </table:table-cell>
          <table:table-cell table:formula="of:=1/(1+EXP(-[.A222]*1.5+0.8))" office:value-type="float" office:value="0.997754504094313" calcext:value-type="float">
            <text:p>0.997754504094313</text:p>
          </table:table-cell>
        </table:table-row>
        <table:table-row table:style-name="ro1">
          <table:table-cell table:formula="of:=RAND()*10-5" office:value-type="float" office:value="0.272759662296844" calcext:value-type="float">
            <text:p>0.272759662296844</text:p>
          </table:table-cell>
          <table:table-cell table:formula="of:=1/(1+EXP(-[.A223]*1.5+0.8))" office:value-type="float" office:value="0.403510168442592" calcext:value-type="float">
            <text:p>0.403510168442592</text:p>
          </table:table-cell>
        </table:table-row>
        <table:table-row table:style-name="ro1">
          <table:table-cell table:formula="of:=RAND()*10-5" office:value-type="float" office:value="-3.18360408304461" calcext:value-type="float">
            <text:p>-3.18360408304461</text:p>
          </table:table-cell>
          <table:table-cell table:formula="of:=1/(1+EXP(-[.A224]*1.5+0.8))" office:value-type="float" office:value="0.00377562669953911" calcext:value-type="float">
            <text:p>0.003775626699539</text:p>
          </table:table-cell>
        </table:table-row>
        <table:table-row table:style-name="ro1">
          <table:table-cell table:formula="of:=RAND()*10-5" office:value-type="float" office:value="2.64558964341407" calcext:value-type="float">
            <text:p>2.64558964341407</text:p>
          </table:table-cell>
          <table:table-cell table:formula="of:=1/(1+EXP(-[.A225]*1.5+0.8))" office:value-type="float" office:value="0.959627040391127" calcext:value-type="float">
            <text:p>0.959627040391127</text:p>
          </table:table-cell>
        </table:table-row>
        <table:table-row table:style-name="ro1">
          <table:table-cell table:formula="of:=RAND()*10-5" office:value-type="float" office:value="4.86794362695674" calcext:value-type="float">
            <text:p>4.86794362695674</text:p>
          </table:table-cell>
          <table:table-cell table:formula="of:=1/(1+EXP(-[.A226]*1.5+0.8))" office:value-type="float" office:value="0.998501686112197" calcext:value-type="float">
            <text:p>0.998501686112197</text:p>
          </table:table-cell>
        </table:table-row>
        <table:table-row table:style-name="ro1">
          <table:table-cell table:formula="of:=RAND()*10-5" office:value-type="float" office:value="-4.98936162767481" calcext:value-type="float">
            <text:p>-4.98936162767481</text:p>
          </table:table-cell>
          <table:table-cell table:formula="of:=1/(1+EXP(-[.A227]*1.5+0.8))" office:value-type="float" office:value="0.00025245061210717" calcext:value-type="float">
            <text:p>0.000252450612107</text:p>
          </table:table-cell>
        </table:table-row>
        <table:table-row table:style-name="ro1">
          <table:table-cell table:formula="of:=RAND()*10-5" office:value-type="float" office:value="3.36583426820548" calcext:value-type="float">
            <text:p>3.36583426820548</text:p>
          </table:table-cell>
          <table:table-cell table:formula="of:=1/(1+EXP(-[.A228]*1.5+0.8))" office:value-type="float" office:value="0.985919049590629" calcext:value-type="float">
            <text:p>0.985919049590629</text:p>
          </table:table-cell>
        </table:table-row>
        <table:table-row table:style-name="ro1">
          <table:table-cell table:formula="of:=RAND()*10-5" office:value-type="float" office:value="4.23559068447213" calcext:value-type="float">
            <text:p>4.23559068447213</text:p>
          </table:table-cell>
          <table:table-cell table:formula="of:=1/(1+EXP(-[.A229]*1.5+0.8))" office:value-type="float" office:value="0.996140635928301" calcext:value-type="float">
            <text:p>0.996140635928301</text:p>
          </table:table-cell>
        </table:table-row>
        <table:table-row table:style-name="ro1">
          <table:table-cell table:formula="of:=RAND()*10-5" office:value-type="float" office:value="0.685233318236872" calcext:value-type="float">
            <text:p>0.685233318236872</text:p>
          </table:table-cell>
          <table:table-cell table:formula="of:=1/(1+EXP(-[.A230]*1.5+0.8))" office:value-type="float" office:value="0.556717330148035" calcext:value-type="float">
            <text:p>0.556717330148035</text:p>
          </table:table-cell>
        </table:table-row>
        <table:table-row table:style-name="ro1">
          <table:table-cell table:formula="of:=RAND()*10-5" office:value-type="float" office:value="-3.54811791218486" calcext:value-type="float">
            <text:p>-3.54811791218486</text:p>
          </table:table-cell>
          <table:table-cell table:formula="of:=1/(1+EXP(-[.A231]*1.5+0.8))" office:value-type="float" office:value="0.0021888737406719" calcext:value-type="float">
            <text:p>0.002188873740672</text:p>
          </table:table-cell>
        </table:table-row>
        <table:table-row table:style-name="ro1">
          <table:table-cell table:formula="of:=RAND()*10-5" office:value-type="float" office:value="1.73648990436081" calcext:value-type="float">
            <text:p>1.73648990436081</text:p>
          </table:table-cell>
          <table:table-cell table:formula="of:=1/(1+EXP(-[.A232]*1.5+0.8))" office:value-type="float" office:value="0.858724329243572" calcext:value-type="float">
            <text:p>0.858724329243572</text:p>
          </table:table-cell>
        </table:table-row>
        <table:table-row table:style-name="ro1">
          <table:table-cell table:formula="of:=RAND()*10-5" office:value-type="float" office:value="1.51515694650243" calcext:value-type="float">
            <text:p>1.51515694650243</text:p>
          </table:table-cell>
          <table:table-cell table:formula="of:=1/(1+EXP(-[.A233]*1.5+0.8))" office:value-type="float" office:value="0.813472800360903" calcext:value-type="float">
            <text:p>0.813472800360903</text:p>
          </table:table-cell>
        </table:table-row>
        <table:table-row table:style-name="ro1">
          <table:table-cell table:formula="of:=RAND()*10-5" office:value-type="float" office:value="0.882820416037644" calcext:value-type="float">
            <text:p>0.882820416037644</text:p>
          </table:table-cell>
          <table:table-cell table:formula="of:=1/(1+EXP(-[.A234]*1.5+0.8))" office:value-type="float" office:value="0.628136494387255" calcext:value-type="float">
            <text:p>0.628136494387255</text:p>
          </table:table-cell>
        </table:table-row>
        <table:table-row table:style-name="ro1">
          <table:table-cell table:formula="of:=RAND()*10-5" office:value-type="float" office:value="3.921297111129" calcext:value-type="float">
            <text:p>3.921297111129</text:p>
          </table:table-cell>
          <table:table-cell table:formula="of:=1/(1+EXP(-[.A235]*1.5+0.8))" office:value-type="float" office:value="0.99383048034916" calcext:value-type="float">
            <text:p>0.99383048034916</text:p>
          </table:table-cell>
        </table:table-row>
        <table:table-row table:style-name="ro1">
          <table:table-cell table:formula="of:=RAND()*10-5" office:value-type="float" office:value="0.853296594106546" calcext:value-type="float">
            <text:p>0.853296594106546</text:p>
          </table:table-cell>
          <table:table-cell table:formula="of:=1/(1+EXP(-[.A236]*1.5+0.8))" office:value-type="float" office:value="0.617734861534697" calcext:value-type="float">
            <text:p>0.617734861534697</text:p>
          </table:table-cell>
        </table:table-row>
        <table:table-row table:style-name="ro1">
          <table:table-cell table:formula="of:=RAND()*10-5" office:value-type="float" office:value="-4.15418918727928" calcext:value-type="float">
            <text:p>-4.15418918727928</text:p>
          </table:table-cell>
          <table:table-cell table:formula="of:=1/(1+EXP(-[.A237]*1.5+0.8))" office:value-type="float" office:value="0.000883016044528218" calcext:value-type="float">
            <text:p>0.000883016044528</text:p>
          </table:table-cell>
        </table:table-row>
        <table:table-row table:style-name="ro1">
          <table:table-cell table:formula="of:=RAND()*10-5" office:value-type="float" office:value="-0.827655006273673" calcext:value-type="float">
            <text:p>-0.827655006273673</text:p>
          </table:table-cell>
          <table:table-cell table:formula="of:=1/(1+EXP(-[.A238]*1.5+0.8))" office:value-type="float" office:value="0.1149158596057" calcext:value-type="float">
            <text:p>0.1149158596057</text:p>
          </table:table-cell>
        </table:table-row>
        <table:table-row table:style-name="ro1">
          <table:table-cell table:formula="of:=RAND()*10-5" office:value-type="float" office:value="-3.93861117616813" calcext:value-type="float">
            <text:p>-3.93861117616813</text:p>
          </table:table-cell>
          <table:table-cell table:formula="of:=1/(1+EXP(-[.A239]*1.5+0.8))" office:value-type="float" office:value="0.0012197160115855" calcext:value-type="float">
            <text:p>0.001219716011586</text:p>
          </table:table-cell>
        </table:table-row>
        <table:table-row table:style-name="ro1">
          <table:table-cell table:formula="of:=RAND()*10-5" office:value-type="float" office:value="-0.00453631394499165" calcext:value-type="float">
            <text:p>-0.004536313944992</text:p>
          </table:table-cell>
          <table:table-cell table:formula="of:=1/(1+EXP(-[.A240]*1.5+0.8))" office:value-type="float" office:value="0.308571861280275" calcext:value-type="float">
            <text:p>0.308571861280275</text:p>
          </table:table-cell>
        </table:table-row>
        <table:table-row table:style-name="ro1">
          <table:table-cell table:formula="of:=RAND()*10-5" office:value-type="float" office:value="3.98383153408798" calcext:value-type="float">
            <text:p>3.98383153408798</text:p>
          </table:table-cell>
          <table:table-cell table:formula="of:=1/(1+EXP(-[.A241]*1.5+0.8))" office:value-type="float" office:value="0.994379773875183" calcext:value-type="float">
            <text:p>0.994379773875183</text:p>
          </table:table-cell>
        </table:table-row>
        <table:table-row table:style-name="ro1">
          <table:table-cell table:formula="of:=RAND()*10-5" office:value-type="float" office:value="-0.317630003976188" calcext:value-type="float">
            <text:p>-0.317630003976188</text:p>
          </table:table-cell>
          <table:table-cell table:formula="of:=1/(1+EXP(-[.A242]*1.5+0.8))" office:value-type="float" office:value="0.218155969807983" calcext:value-type="float">
            <text:p>0.218155969807983</text:p>
          </table:table-cell>
        </table:table-row>
        <table:table-row table:style-name="ro1">
          <table:table-cell table:formula="of:=RAND()*10-5" office:value-type="float" office:value="-3.90757473720038" calcext:value-type="float">
            <text:p>-3.90757473720038</text:p>
          </table:table-cell>
          <table:table-cell table:formula="of:=1/(1+EXP(-[.A243]*1.5+0.8))" office:value-type="float" office:value="0.00127776772219836" calcext:value-type="float">
            <text:p>0.001277767722198</text:p>
          </table:table-cell>
        </table:table-row>
        <table:table-row table:style-name="ro1">
          <table:table-cell table:formula="of:=RAND()*10-5" office:value-type="float" office:value="-0.187710350008109" calcext:value-type="float">
            <text:p>-0.187710350008109</text:p>
          </table:table-cell>
          <table:table-cell table:formula="of:=1/(1+EXP(-[.A244]*1.5+0.8))" office:value-type="float" office:value="0.253209869929128" calcext:value-type="float">
            <text:p>0.253209869929128</text:p>
          </table:table-cell>
        </table:table-row>
        <table:table-row table:style-name="ro1">
          <table:table-cell table:formula="of:=RAND()*10-5" office:value-type="float" office:value="-2.24481362961794" calcext:value-type="float">
            <text:p>-2.24481362961794</text:p>
          </table:table-cell>
          <table:table-cell table:formula="of:=1/(1+EXP(-[.A245]*1.5+0.8))" office:value-type="float" office:value="0.0152588305824005" calcext:value-type="float">
            <text:p>0.015258830582401</text:p>
          </table:table-cell>
        </table:table-row>
        <table:table-row table:style-name="ro1">
          <table:table-cell table:formula="of:=RAND()*10-5" office:value-type="float" office:value="-3.96052039233648" calcext:value-type="float">
            <text:p>-3.96052039233648</text:p>
          </table:table-cell>
          <table:table-cell table:formula="of:=1/(1+EXP(-[.A246]*1.5+0.8))" office:value-type="float" office:value="0.00118032953189459" calcext:value-type="float">
            <text:p>0.001180329531895</text:p>
          </table:table-cell>
        </table:table-row>
        <table:table-row table:style-name="ro1">
          <table:table-cell table:formula="of:=RAND()*10-5" office:value-type="float" office:value="-3.89502033930149" calcext:value-type="float">
            <text:p>-3.89502033930149</text:p>
          </table:table-cell>
          <table:table-cell table:formula="of:=1/(1+EXP(-[.A247]*1.5+0.8))" office:value-type="float" office:value="0.001302026497757" calcext:value-type="float">
            <text:p>0.001302026497757</text:p>
          </table:table-cell>
        </table:table-row>
        <table:table-row table:style-name="ro1">
          <table:table-cell table:formula="of:=RAND()*10-5" office:value-type="float" office:value="-1.09062243916469" calcext:value-type="float">
            <text:p>-1.09062243916469</text:p>
          </table:table-cell>
          <table:table-cell table:formula="of:=1/(1+EXP(-[.A248]*1.5+0.8))" office:value-type="float" office:value="0.0804732977806167" calcext:value-type="float">
            <text:p>0.080473297780617</text:p>
          </table:table-cell>
        </table:table-row>
        <table:table-row table:style-name="ro1">
          <table:table-cell table:formula="of:=RAND()*10-5" office:value-type="float" office:value="-4.58203840855021" calcext:value-type="float">
            <text:p>-4.58203840855021</text:p>
          </table:table-cell>
          <table:table-cell table:formula="of:=1/(1+EXP(-[.A249]*1.5+0.8))" office:value-type="float" office:value="0.000464976961892021" calcext:value-type="float">
            <text:p>0.000464976961892</text:p>
          </table:table-cell>
        </table:table-row>
        <table:table-row table:style-name="ro1">
          <table:table-cell table:formula="of:=RAND()*10-5" office:value-type="float" office:value="-0.317101182297081" calcext:value-type="float">
            <text:p>-0.317101182297081</text:p>
          </table:table-cell>
          <table:table-cell table:formula="of:=1/(1+EXP(-[.A250]*1.5+0.8))" office:value-type="float" office:value="0.218291296921496" calcext:value-type="float">
            <text:p>0.218291296921496</text:p>
          </table:table-cell>
        </table:table-row>
        <table:table-row table:style-name="ro1">
          <table:table-cell table:formula="of:=RAND()*10-5" office:value-type="float" office:value="4.16367419701465" calcext:value-type="float">
            <text:p>4.16367419701465</text:p>
          </table:table-cell>
          <table:table-cell table:formula="of:=1/(1+EXP(-[.A251]*1.5+0.8))" office:value-type="float" office:value="0.99570291177556" calcext:value-type="float">
            <text:p>0.99570291177556</text:p>
          </table:table-cell>
        </table:table-row>
        <table:table-row table:style-name="ro1">
          <table:table-cell table:formula="of:=RAND()*10-5" office:value-type="float" office:value="0.836853895796928" calcext:value-type="float">
            <text:p>0.836853895796928</text:p>
          </table:table-cell>
          <table:table-cell table:formula="of:=1/(1+EXP(-[.A252]*1.5+0.8))" office:value-type="float" office:value="0.611894065778824" calcext:value-type="float">
            <text:p>0.611894065778824</text:p>
          </table:table-cell>
        </table:table-row>
        <table:table-row table:style-name="ro1">
          <table:table-cell table:formula="of:=RAND()*10-5" office:value-type="float" office:value="-2.99683584317634" calcext:value-type="float">
            <text:p>-2.99683584317634</text:p>
          </table:table-cell>
          <table:table-cell table:formula="of:=1/(1+EXP(-[.A253]*1.5+0.8))" office:value-type="float" office:value="0.00499031337130298" calcext:value-type="float">
            <text:p>0.004990313371303</text:p>
          </table:table-cell>
        </table:table-row>
        <table:table-row table:style-name="ro1">
          <table:table-cell table:formula="of:=RAND()*10-5" office:value-type="float" office:value="1.20679540097263" calcext:value-type="float">
            <text:p>1.20679540097263</text:p>
          </table:table-cell>
          <table:table-cell table:formula="of:=1/(1+EXP(-[.A254]*1.5+0.8))" office:value-type="float" office:value="0.733057937804803" calcext:value-type="float">
            <text:p>0.733057937804803</text:p>
          </table:table-cell>
        </table:table-row>
        <table:table-row table:style-name="ro1">
          <table:table-cell table:formula="of:=RAND()*10-5" office:value-type="float" office:value="-4.90173045140649" calcext:value-type="float">
            <text:p>-4.90173045140649</text:p>
          </table:table-cell>
          <table:table-cell table:formula="of:=1/(1+EXP(-[.A255]*1.5+0.8))" office:value-type="float" office:value="0.000287903955148126" calcext:value-type="float">
            <text:p>0.000287903955148</text:p>
          </table:table-cell>
        </table:table-row>
        <table:table-row table:style-name="ro1">
          <table:table-cell table:formula="of:=RAND()*10-5" office:value-type="float" office:value="4.04087549983099" calcext:value-type="float">
            <text:p>4.04087549983099</text:p>
          </table:table-cell>
          <table:table-cell table:formula="of:=1/(1+EXP(-[.A256]*1.5+0.8))" office:value-type="float" office:value="0.994838294972551" calcext:value-type="float">
            <text:p>0.994838294972551</text:p>
          </table:table-cell>
        </table:table-row>
        <table:table-row table:style-name="ro1">
          <table:table-cell table:formula="of:=RAND()*10-5" office:value-type="float" office:value="3.78864785958187" calcext:value-type="float">
            <text:p>3.78864785958187</text:p>
          </table:table-cell>
          <table:table-cell table:formula="of:=1/(1+EXP(-[.A257]*1.5+0.8))" office:value-type="float" office:value="0.992482470492404" calcext:value-type="float">
            <text:p>0.992482470492404</text:p>
          </table:table-cell>
        </table:table-row>
        <table:table-row table:style-name="ro1">
          <table:table-cell table:formula="of:=RAND()*10-5" office:value-type="float" office:value="-3.9810583439638" calcext:value-type="float">
            <text:p>-3.9810583439638</text:p>
          </table:table-cell>
          <table:table-cell table:formula="of:=1/(1+EXP(-[.A258]*1.5+0.8))" office:value-type="float" office:value="0.00114456258815108" calcext:value-type="float">
            <text:p>0.001144562588151</text:p>
          </table:table-cell>
        </table:table-row>
        <table:table-row table:style-name="ro1">
          <table:table-cell table:formula="of:=RAND()*10-5" office:value-type="float" office:value="4.40359273092557" calcext:value-type="float">
            <text:p>4.40359273092557</text:p>
          </table:table-cell>
          <table:table-cell table:formula="of:=1/(1+EXP(-[.A259]*1.5+0.8))" office:value-type="float" office:value="0.996997757754741" calcext:value-type="float">
            <text:p>0.996997757754741</text:p>
          </table:table-cell>
        </table:table-row>
        <table:table-row table:style-name="ro1">
          <table:table-cell table:formula="of:=RAND()*10-5" office:value-type="float" office:value="-1.48136919888133" calcext:value-type="float">
            <text:p>-1.48136919888133</text:p>
          </table:table-cell>
          <table:table-cell table:formula="of:=1/(1+EXP(-[.A260]*1.5+0.8))" office:value-type="float" office:value="0.0464394417662908" calcext:value-type="float">
            <text:p>0.046439441766291</text:p>
          </table:table-cell>
        </table:table-row>
        <table:table-row table:style-name="ro1">
          <table:table-cell table:formula="of:=RAND()*10-5" office:value-type="float" office:value="1.32014074917875" calcext:value-type="float">
            <text:p>1.32014074917875</text:p>
          </table:table-cell>
          <table:table-cell table:formula="of:=1/(1+EXP(-[.A261]*1.5+0.8))" office:value-type="float" office:value="0.764985762255716" calcext:value-type="float">
            <text:p>0.764985762255716</text:p>
          </table:table-cell>
        </table:table-row>
        <table:table-row table:style-name="ro1">
          <table:table-cell table:formula="of:=RAND()*10-5" office:value-type="float" office:value="4.59970985827891" calcext:value-type="float">
            <text:p>4.59970985827891</text:p>
          </table:table-cell>
          <table:table-cell table:formula="of:=1/(1+EXP(-[.A262]*1.5+0.8))" office:value-type="float" office:value="0.997761179507876" calcext:value-type="float">
            <text:p>0.997761179507876</text:p>
          </table:table-cell>
        </table:table-row>
        <table:table-row table:style-name="ro1">
          <table:table-cell table:formula="of:=RAND()*10-5" office:value-type="float" office:value="1.60920516296146" calcext:value-type="float">
            <text:p>1.60920516296146</text:p>
          </table:table-cell>
          <table:table-cell table:formula="of:=1/(1+EXP(-[.A263]*1.5+0.8))" office:value-type="float" office:value="0.833939370720666" calcext:value-type="float">
            <text:p>0.833939370720666</text:p>
          </table:table-cell>
        </table:table-row>
        <table:table-row table:style-name="ro1">
          <table:table-cell table:formula="of:=RAND()*10-5" office:value-type="float" office:value="0.449866865849243" calcext:value-type="float">
            <text:p>0.449866865849243</text:p>
          </table:table-cell>
          <table:table-cell table:formula="of:=1/(1+EXP(-[.A264]*1.5+0.8))" office:value-type="float" office:value="0.468740896143807" calcext:value-type="float">
            <text:p>0.468740896143807</text:p>
          </table:table-cell>
        </table:table-row>
        <table:table-row table:style-name="ro1">
          <table:table-cell table:formula="of:=RAND()*10-5" office:value-type="float" office:value="-0.108292424026598" calcext:value-type="float">
            <text:p>-0.108292424026598</text:p>
          </table:table-cell>
          <table:table-cell table:formula="of:=1/(1+EXP(-[.A265]*1.5+0.8))" office:value-type="float" office:value="0.276390205075926" calcext:value-type="float">
            <text:p>0.276390205075926</text:p>
          </table:table-cell>
        </table:table-row>
        <table:table-row table:style-name="ro1">
          <table:table-cell table:formula="of:=RAND()*10-5" office:value-type="float" office:value="-0.567845204202476" calcext:value-type="float">
            <text:p>-0.567845204202476</text:p>
          </table:table-cell>
          <table:table-cell table:formula="of:=1/(1+EXP(-[.A266]*1.5+0.8))" office:value-type="float" office:value="0.160870168620245" calcext:value-type="float">
            <text:p>0.160870168620245</text:p>
          </table:table-cell>
        </table:table-row>
        <table:table-row table:style-name="ro1">
          <table:table-cell table:formula="of:=RAND()*10-5" office:value-type="float" office:value="-4.46765038929105" calcext:value-type="float">
            <text:p>-4.46765038929105</text:p>
          </table:table-cell>
          <table:table-cell table:formula="of:=1/(1+EXP(-[.A267]*1.5+0.8))" office:value-type="float" office:value="0.000551964017035486" calcext:value-type="float">
            <text:p>0.000551964017035</text:p>
          </table:table-cell>
        </table:table-row>
        <table:table-row table:style-name="ro1">
          <table:table-cell table:formula="of:=RAND()*10-5" office:value-type="float" office:value="-2.08095935834453" calcext:value-type="float">
            <text:p>-2.08095935834453</text:p>
          </table:table-cell>
          <table:table-cell table:formula="of:=1/(1+EXP(-[.A268]*1.5+0.8))" office:value-type="float" office:value="0.0194276516229849" calcext:value-type="float">
            <text:p>0.019427651622985</text:p>
          </table:table-cell>
        </table:table-row>
        <table:table-row table:style-name="ro1">
          <table:table-cell table:formula="of:=RAND()*10-5" office:value-type="float" office:value="-2.41468492391667" calcext:value-type="float">
            <text:p>-2.41468492391667</text:p>
          </table:table-cell>
          <table:table-cell table:formula="of:=1/(1+EXP(-[.A269]*1.5+0.8))" office:value-type="float" office:value="0.0118673339603955" calcext:value-type="float">
            <text:p>0.011867333960396</text:p>
          </table:table-cell>
        </table:table-row>
        <table:table-row table:style-name="ro1">
          <table:table-cell table:formula="of:=RAND()*10-5" office:value-type="float" office:value="-2.21895348815824" calcext:value-type="float">
            <text:p>-2.21895348815824</text:p>
          </table:table-cell>
          <table:table-cell table:formula="of:=1/(1+EXP(-[.A270]*1.5+0.8))" office:value-type="float" office:value="0.0158527860561754" calcext:value-type="float">
            <text:p>0.015852786056175</text:p>
          </table:table-cell>
        </table:table-row>
        <table:table-row table:style-name="ro1">
          <table:table-cell table:formula="of:=RAND()*10-5" office:value-type="float" office:value="-4.21904400769068" calcext:value-type="float">
            <text:p>-4.21904400769068</text:p>
          </table:table-cell>
          <table:table-cell table:formula="of:=1/(1+EXP(-[.A271]*1.5+0.8))" office:value-type="float" office:value="0.000801225955717303" calcext:value-type="float">
            <text:p>0.000801225955717</text:p>
          </table:table-cell>
        </table:table-row>
        <table:table-row table:style-name="ro1">
          <table:table-cell table:formula="of:=RAND()*10-5" office:value-type="float" office:value="-4.95791729637847" calcext:value-type="float">
            <text:p>-4.95791729637847</text:p>
          </table:table-cell>
          <table:table-cell table:formula="of:=1/(1+EXP(-[.A272]*1.5+0.8))" office:value-type="float" office:value="0.000264639874736177" calcext:value-type="float">
            <text:p>0.000264639874736</text:p>
          </table:table-cell>
        </table:table-row>
        <table:table-row table:style-name="ro1">
          <table:table-cell table:formula="of:=RAND()*10-5" office:value-type="float" office:value="1.04196148347858" calcext:value-type="float">
            <text:p>1.04196148347858</text:p>
          </table:table-cell>
          <table:table-cell table:formula="of:=1/(1+EXP(-[.A273]*1.5+0.8))" office:value-type="float" office:value="0.681992181602429" calcext:value-type="float">
            <text:p>0.681992181602429</text:p>
          </table:table-cell>
        </table:table-row>
        <table:table-row table:style-name="ro1">
          <table:table-cell table:formula="of:=RAND()*10-5" office:value-type="float" office:value="1.4852431064185" calcext:value-type="float">
            <text:p>1.4852431064185</text:p>
          </table:table-cell>
          <table:table-cell table:formula="of:=1/(1+EXP(-[.A274]*1.5+0.8))" office:value-type="float" office:value="0.806568386949805" calcext:value-type="float">
            <text:p>0.806568386949805</text:p>
          </table:table-cell>
        </table:table-row>
        <table:table-row table:style-name="ro1">
          <table:table-cell table:formula="of:=RAND()*10-5" office:value-type="float" office:value="2.62528092055804" calcext:value-type="float">
            <text:p>2.62528092055804</text:p>
          </table:table-cell>
          <table:table-cell table:formula="of:=1/(1+EXP(-[.A275]*1.5+0.8))" office:value-type="float" office:value="0.958430143632331" calcext:value-type="float">
            <text:p>0.958430143632331</text:p>
          </table:table-cell>
        </table:table-row>
        <table:table-row table:style-name="ro1">
          <table:table-cell table:formula="of:=RAND()*10-5" office:value-type="float" office:value="-0.732291804315415" calcext:value-type="float">
            <text:p>-0.732291804315415</text:p>
          </table:table-cell>
          <table:table-cell table:formula="of:=1/(1+EXP(-[.A276]*1.5+0.8))" office:value-type="float" office:value="0.130285397353532" calcext:value-type="float">
            <text:p>0.130285397353532</text:p>
          </table:table-cell>
        </table:table-row>
        <table:table-row table:style-name="ro1">
          <table:table-cell table:formula="of:=RAND()*10-5" office:value-type="float" office:value="3.29299424629481" calcext:value-type="float">
            <text:p>3.29299424629481</text:p>
          </table:table-cell>
          <table:table-cell table:formula="of:=1/(1+EXP(-[.A277]*1.5+0.8))" office:value-type="float" office:value="0.984318863033437" calcext:value-type="float">
            <text:p>0.984318863033437</text:p>
          </table:table-cell>
        </table:table-row>
        <table:table-row table:style-name="ro1">
          <table:table-cell table:formula="of:=RAND()*10-5" office:value-type="float" office:value="3.6672011728105" calcext:value-type="float">
            <text:p>3.6672011728105</text:p>
          </table:table-cell>
          <table:table-cell table:formula="of:=1/(1+EXP(-[.A278]*1.5+0.8))" office:value-type="float" office:value="0.990993859889485" calcext:value-type="float">
            <text:p>0.990993859889485</text:p>
          </table:table-cell>
        </table:table-row>
        <table:table-row table:style-name="ro1">
          <table:table-cell table:formula="of:=RAND()*10-5" office:value-type="float" office:value="-0.349132741414005" calcext:value-type="float">
            <text:p>-0.349132741414005</text:p>
          </table:table-cell>
          <table:table-cell table:formula="of:=1/(1+EXP(-[.A279]*1.5+0.8))" office:value-type="float" office:value="0.210203515955507" calcext:value-type="float">
            <text:p>0.210203515955507</text:p>
          </table:table-cell>
        </table:table-row>
        <table:table-row table:style-name="ro1">
          <table:table-cell table:formula="of:=RAND()*10-5" office:value-type="float" office:value="-2.828540233863" calcext:value-type="float">
            <text:p>-2.828540233863</text:p>
          </table:table-cell>
          <table:table-cell table:formula="of:=1/(1+EXP(-[.A280]*1.5+0.8))" office:value-type="float" office:value="0.00641417314553514" calcext:value-type="float">
            <text:p>0.006414173145535</text:p>
          </table:table-cell>
        </table:table-row>
        <table:table-row table:style-name="ro1">
          <table:table-cell table:formula="of:=RAND()*10-5" office:value-type="float" office:value="-4.18661810724973" calcext:value-type="float">
            <text:p>-4.18661810724973</text:p>
          </table:table-cell>
          <table:table-cell table:formula="of:=1/(1+EXP(-[.A281]*1.5+0.8))" office:value-type="float" office:value="0.000841126375459583" calcext:value-type="float">
            <text:p>0.00084112637546</text:p>
          </table:table-cell>
        </table:table-row>
        <table:table-row table:style-name="ro1">
          <table:table-cell table:formula="of:=RAND()*10-5" office:value-type="float" office:value="3.49124505633534" calcext:value-type="float">
            <text:p>3.49124505633534</text:p>
          </table:table-cell>
          <table:table-cell table:formula="of:=1/(1+EXP(-[.A282]*1.5+0.8))" office:value-type="float" office:value="0.988305434927826" calcext:value-type="float">
            <text:p>0.988305434927826</text:p>
          </table:table-cell>
        </table:table-row>
        <table:table-row table:style-name="ro1">
          <table:table-cell table:formula="of:=RAND()*10-5" office:value-type="float" office:value="0.452813793043606" calcext:value-type="float">
            <text:p>0.452813793043606</text:p>
          </table:table-cell>
          <table:table-cell table:formula="of:=1/(1+EXP(-[.A283]*1.5+0.8))" office:value-type="float" office:value="0.469841824869146" calcext:value-type="float">
            <text:p>0.469841824869146</text:p>
          </table:table-cell>
        </table:table-row>
        <table:table-row table:style-name="ro1">
          <table:table-cell table:formula="of:=RAND()*10-5" office:value-type="float" office:value="0.16232584295663" calcext:value-type="float">
            <text:p>0.16232584295663</text:p>
          </table:table-cell>
          <table:table-cell table:formula="of:=1/(1+EXP(-[.A284]*1.5+0.8))" office:value-type="float" office:value="0.364355076137617" calcext:value-type="float">
            <text:p>0.364355076137617</text:p>
          </table:table-cell>
        </table:table-row>
        <table:table-row table:style-name="ro1">
          <table:table-cell table:formula="of:=RAND()*10-5" office:value-type="float" office:value="-3.9204566906337" calcext:value-type="float">
            <text:p>-3.9204566906337</text:p>
          </table:table-cell>
          <table:table-cell table:formula="of:=1/(1+EXP(-[.A285]*1.5+0.8))" office:value-type="float" office:value="0.00125334516866009" calcext:value-type="float">
            <text:p>0.00125334516866</text:p>
          </table:table-cell>
        </table:table-row>
        <table:table-row table:style-name="ro1">
          <table:table-cell table:formula="of:=RAND()*10-5" office:value-type="float" office:value="-4.67730960405519" calcext:value-type="float">
            <text:p>-4.67730960405519</text:p>
          </table:table-cell>
          <table:table-cell table:formula="of:=1/(1+EXP(-[.A286]*1.5+0.8))" office:value-type="float" office:value="0.000403083198053991" calcext:value-type="float">
            <text:p>0.000403083198054</text:p>
          </table:table-cell>
        </table:table-row>
        <table:table-row table:style-name="ro1">
          <table:table-cell table:formula="of:=RAND()*10-5" office:value-type="float" office:value="-3.63153288866272" calcext:value-type="float">
            <text:p>-3.63153288866272</text:p>
          </table:table-cell>
          <table:table-cell table:formula="of:=1/(1+EXP(-[.A287]*1.5+0.8))" office:value-type="float" office:value="0.00193193509845896" calcext:value-type="float">
            <text:p>0.001931935098459</text:p>
          </table:table-cell>
        </table:table-row>
        <table:table-row table:style-name="ro1">
          <table:table-cell table:formula="of:=RAND()*10-5" office:value-type="float" office:value="-3.55940844683327" calcext:value-type="float">
            <text:p>-3.55940844683327</text:p>
          </table:table-cell>
          <table:table-cell table:formula="of:=1/(1+EXP(-[.A288]*1.5+0.8))" office:value-type="float" office:value="0.00215219466252115" calcext:value-type="float">
            <text:p>0.002152194662521</text:p>
          </table:table-cell>
        </table:table-row>
        <table:table-row table:style-name="ro1">
          <table:table-cell table:formula="of:=RAND()*10-5" office:value-type="float" office:value="-1.89499730883922" calcext:value-type="float">
            <text:p>-1.89499730883922</text:p>
          </table:table-cell>
          <table:table-cell table:formula="of:=1/(1+EXP(-[.A289]*1.5+0.8))" office:value-type="float" office:value="0.025518646520928" calcext:value-type="float">
            <text:p>0.025518646520928</text:p>
          </table:table-cell>
        </table:table-row>
        <table:table-row table:style-name="ro1">
          <table:table-cell table:formula="of:=RAND()*10-5" office:value-type="float" office:value="-3.06673229272368" calcext:value-type="float">
            <text:p>-3.06673229272368</text:p>
          </table:table-cell>
          <table:table-cell table:formula="of:=1/(1+EXP(-[.A290]*1.5+0.8))" office:value-type="float" office:value="0.0044958325635054" calcext:value-type="float">
            <text:p>0.004495832563505</text:p>
          </table:table-cell>
        </table:table-row>
        <table:table-row table:style-name="ro1">
          <table:table-cell table:formula="of:=RAND()*10-5" office:value-type="float" office:value="-4.85506396858631" calcext:value-type="float">
            <text:p>-4.85506396858631</text:p>
          </table:table-cell>
          <table:table-cell table:formula="of:=1/(1+EXP(-[.A291]*1.5+0.8))" office:value-type="float" office:value="0.000308772816432488" calcext:value-type="float">
            <text:p>0.000308772816432</text:p>
          </table:table-cell>
        </table:table-row>
        <table:table-row table:style-name="ro1">
          <table:table-cell table:formula="of:=RAND()*10-5" office:value-type="float" office:value="-2.22907557085355" calcext:value-type="float">
            <text:p>-2.22907557085355</text:p>
          </table:table-cell>
          <table:table-cell table:formula="of:=1/(1+EXP(-[.A292]*1.5+0.8))" office:value-type="float" office:value="0.0156176399674514" calcext:value-type="float">
            <text:p>0.015617639967452</text:p>
          </table:table-cell>
        </table:table-row>
        <table:table-row table:style-name="ro1">
          <table:table-cell table:formula="of:=RAND()*10-5" office:value-type="float" office:value="-3.20496303929474" calcext:value-type="float">
            <text:p>-3.20496303929474</text:p>
          </table:table-cell>
          <table:table-cell table:formula="of:=1/(1+EXP(-[.A293]*1.5+0.8))" office:value-type="float" office:value="0.00365701412892059" calcext:value-type="float">
            <text:p>0.003657014128921</text:p>
          </table:table-cell>
        </table:table-row>
        <table:table-row table:style-name="ro1">
          <table:table-cell table:formula="of:=RAND()*10-5" office:value-type="float" office:value="-2.6626042073705" calcext:value-type="float">
            <text:p>-2.6626042073705</text:p>
          </table:table-cell>
          <table:table-cell table:formula="of:=1/(1+EXP(-[.A294]*1.5+0.8))" office:value-type="float" office:value="0.00821205346561163" calcext:value-type="float">
            <text:p>0.008212053465612</text:p>
          </table:table-cell>
        </table:table-row>
        <table:table-row table:style-name="ro1">
          <table:table-cell table:formula="of:=RAND()*10-5" office:value-type="float" office:value="-4.41034937834134" calcext:value-type="float">
            <text:p>-4.41034937834134</text:p>
          </table:table-cell>
          <table:table-cell table:formula="of:=1/(1+EXP(-[.A295]*1.5+0.8))" office:value-type="float" office:value="0.000601474917468602" calcext:value-type="float">
            <text:p>0.000601474917469</text:p>
          </table:table-cell>
        </table:table-row>
        <table:table-row table:style-name="ro1">
          <table:table-cell table:formula="of:=RAND()*10-5" office:value-type="float" office:value="1.70513018602204" calcext:value-type="float">
            <text:p>1.70513018602204</text:p>
          </table:table-cell>
          <table:table-cell table:formula="of:=1/(1+EXP(-[.A296]*1.5+0.8))" office:value-type="float" office:value="0.852920775139265" calcext:value-type="float">
            <text:p>0.852920775139265</text:p>
          </table:table-cell>
        </table:table-row>
        <table:table-row table:style-name="ro1">
          <table:table-cell table:formula="of:=RAND()*10-5" office:value-type="float" office:value="-4.62078641965214" calcext:value-type="float">
            <text:p>-4.62078641965214</text:p>
          </table:table-cell>
          <table:table-cell table:formula="of:=1/(1+EXP(-[.A297]*1.5+0.8))" office:value-type="float" office:value="0.000438733469950753" calcext:value-type="float">
            <text:p>0.000438733469951</text:p>
          </table:table-cell>
        </table:table-row>
        <table:table-row table:style-name="ro1">
          <table:table-cell table:formula="of:=RAND()*10-5" office:value-type="float" office:value="-4.33878764856402" calcext:value-type="float">
            <text:p>-4.33878764856402</text:p>
          </table:table-cell>
          <table:table-cell table:formula="of:=1/(1+EXP(-[.A298]*1.5+0.8))" office:value-type="float" office:value="0.000669585775098533" calcext:value-type="float">
            <text:p>0.000669585775099</text:p>
          </table:table-cell>
        </table:table-row>
        <table:table-row table:style-name="ro1">
          <table:table-cell table:formula="of:=RAND()*10-5" office:value-type="float" office:value="1.95851943307843" calcext:value-type="float">
            <text:p>1.95851943307843</text:p>
          </table:table-cell>
          <table:table-cell table:formula="of:=1/(1+EXP(-[.A299]*1.5+0.8))" office:value-type="float" office:value="0.894521250140558" calcext:value-type="float">
            <text:p>0.894521250140558</text:p>
          </table:table-cell>
        </table:table-row>
        <table:table-row table:style-name="ro1">
          <table:table-cell table:formula="of:=RAND()*10-5" office:value-type="float" office:value="-1.78583959492247" calcext:value-type="float">
            <text:p>-1.78583959492247</text:p>
          </table:table-cell>
          <table:table-cell table:formula="of:=1/(1+EXP(-[.A300]*1.5+0.8))" office:value-type="float" office:value="0.02992267030458" calcext:value-type="float">
            <text:p>0.02992267030458</text:p>
          </table:table-cell>
        </table:table-row>
        <table:table-row table:style-name="ro1">
          <table:table-cell table:formula="of:=RAND()*10-5" office:value-type="float" office:value="2.84943622328465" calcext:value-type="float">
            <text:p>2.84943622328465</text:p>
          </table:table-cell>
          <table:table-cell table:formula="of:=1/(1+EXP(-[.A301]*1.5+0.8))" office:value-type="float" office:value="0.969943367536614" calcext:value-type="float">
            <text:p>0.969943367536614</text:p>
          </table:table-cell>
        </table:table-row>
        <table:table-row table:style-name="ro1">
          <table:table-cell table:formula="of:=RAND()*10-5" office:value-type="float" office:value="3.68886766840963" calcext:value-type="float">
            <text:p>3.68886766840963</text:p>
          </table:table-cell>
          <table:table-cell table:formula="of:=1/(1+EXP(-[.A302]*1.5+0.8))" office:value-type="float" office:value="0.991279340468904" calcext:value-type="float">
            <text:p>0.991279340468904</text:p>
          </table:table-cell>
        </table:table-row>
        <table:table-row table:style-name="ro1">
          <table:table-cell table:formula="of:=RAND()*10-5" office:value-type="float" office:value="-0.185084577380809" calcext:value-type="float">
            <text:p>-0.185084577380809</text:p>
          </table:table-cell>
          <table:table-cell table:formula="of:=1/(1+EXP(-[.A303]*1.5+0.8))" office:value-type="float" office:value="0.253955372872582" calcext:value-type="float">
            <text:p>0.253955372872582</text:p>
          </table:table-cell>
        </table:table-row>
        <table:table-row table:style-name="ro1">
          <table:table-cell table:formula="of:=RAND()*10-5" office:value-type="float" office:value="3.45739173280003" calcext:value-type="float">
            <text:p>3.45739173280003</text:p>
          </table:table-cell>
          <table:table-cell table:formula="of:=1/(1+EXP(-[.A304]*1.5+0.8))" office:value-type="float" office:value="0.987703739463417" calcext:value-type="float">
            <text:p>0.987703739463417</text:p>
          </table:table-cell>
        </table:table-row>
        <table:table-row table:style-name="ro1">
          <table:table-cell table:formula="of:=RAND()*10-5" office:value-type="float" office:value="-3.24013003285664" calcext:value-type="float">
            <text:p>-3.24013003285664</text:p>
          </table:table-cell>
          <table:table-cell table:formula="of:=1/(1+EXP(-[.A305]*1.5+0.8))" office:value-type="float" office:value="0.00346975657276941" calcext:value-type="float">
            <text:p>0.003469756572769</text:p>
          </table:table-cell>
        </table:table-row>
        <table:table-row table:style-name="ro1">
          <table:table-cell table:formula="of:=RAND()*10-5" office:value-type="float" office:value="2.38198889390986" calcext:value-type="float">
            <text:p>2.38198889390986</text:p>
          </table:table-cell>
          <table:table-cell table:formula="of:=1/(1+EXP(-[.A306]*1.5+0.8))" office:value-type="float" office:value="0.941198314182983" calcext:value-type="float">
            <text:p>0.941198314182983</text:p>
          </table:table-cell>
        </table:table-row>
        <table:table-row table:style-name="ro1">
          <table:table-cell table:formula="of:=RAND()*10-5" office:value-type="float" office:value="-4.64797986241525" calcext:value-type="float">
            <text:p>-4.64797986241525</text:p>
          </table:table-cell>
          <table:table-cell table:formula="of:=1/(1+EXP(-[.A307]*1.5+0.8))" office:value-type="float" office:value="0.000421204924036143" calcext:value-type="float">
            <text:p>0.000421204924036</text:p>
          </table:table-cell>
        </table:table-row>
        <table:table-row table:style-name="ro1">
          <table:table-cell table:formula="of:=RAND()*10-5" office:value-type="float" office:value="3.76567459514015" calcext:value-type="float">
            <text:p>3.76567459514015</text:p>
          </table:table-cell>
          <table:table-cell table:formula="of:=1/(1+EXP(-[.A308]*1.5+0.8))" office:value-type="float" office:value="0.992220952324336" calcext:value-type="float">
            <text:p>0.992220952324336</text:p>
          </table:table-cell>
        </table:table-row>
        <table:table-row table:style-name="ro1">
          <table:table-cell table:formula="of:=RAND()*10-5" office:value-type="float" office:value="0.753103944529467" calcext:value-type="float">
            <text:p>0.753103944529467</text:p>
          </table:table-cell>
          <table:table-cell table:formula="of:=1/(1+EXP(-[.A309]*1.5+0.8))" office:value-type="float" office:value="0.58167565374303" calcext:value-type="float">
            <text:p>0.58167565374303</text:p>
          </table:table-cell>
        </table:table-row>
        <table:table-row table:style-name="ro1">
          <table:table-cell table:formula="of:=RAND()*10-5" office:value-type="float" office:value="4.50217914166555" calcext:value-type="float">
            <text:p>4.50217914166555</text:p>
          </table:table-cell>
          <table:table-cell table:formula="of:=1/(1+EXP(-[.A310]*1.5+0.8))" office:value-type="float" office:value="0.997409392000374" calcext:value-type="float">
            <text:p>0.997409392000374</text:p>
          </table:table-cell>
        </table:table-row>
        <table:table-row table:style-name="ro1">
          <table:table-cell table:formula="of:=RAND()*10-5" office:value-type="float" office:value="2.22455029424675" calcext:value-type="float">
            <text:p>2.22455029424675</text:p>
          </table:table-cell>
          <table:table-cell table:formula="of:=1/(1+EXP(-[.A311]*1.5+0.8))" office:value-type="float" office:value="0.926683435043509" calcext:value-type="float">
            <text:p>0.926683435043509</text:p>
          </table:table-cell>
        </table:table-row>
        <table:table-row table:style-name="ro1">
          <table:table-cell table:formula="of:=RAND()*10-5" office:value-type="float" office:value="2.69118451888587" calcext:value-type="float">
            <text:p>2.69118451888587</text:p>
          </table:table-cell>
          <table:table-cell table:formula="of:=1/(1+EXP(-[.A312]*1.5+0.8))" office:value-type="float" office:value="0.962195036903652" calcext:value-type="float">
            <text:p>0.962195036903652</text:p>
          </table:table-cell>
        </table:table-row>
        <table:table-row table:style-name="ro1">
          <table:table-cell table:formula="of:=RAND()*10-5" office:value-type="float" office:value="3.29209271979724" calcext:value-type="float">
            <text:p>3.29209271979724</text:p>
          </table:table-cell>
          <table:table-cell table:formula="of:=1/(1+EXP(-[.A313]*1.5+0.8))" office:value-type="float" office:value="0.984297976441857" calcext:value-type="float">
            <text:p>0.984297976441857</text:p>
          </table:table-cell>
        </table:table-row>
        <table:table-row table:style-name="ro1">
          <table:table-cell table:formula="of:=RAND()*10-5" office:value-type="float" office:value="1.11394869173281" calcext:value-type="float">
            <text:p>1.11394869173281</text:p>
          </table:table-cell>
          <table:table-cell table:formula="of:=1/(1+EXP(-[.A314]*1.5+0.8))" office:value-type="float" office:value="0.704937726617787" calcext:value-type="float">
            <text:p>0.704937726617787</text:p>
          </table:table-cell>
        </table:table-row>
        <table:table-row table:style-name="ro1">
          <table:table-cell table:formula="of:=RAND()*10-5" office:value-type="float" office:value="-3.95809019533233" calcext:value-type="float">
            <text:p>-3.95809019533233</text:p>
          </table:table-cell>
          <table:table-cell table:formula="of:=1/(1+EXP(-[.A315]*1.5+0.8))" office:value-type="float" office:value="0.0011846349272152" calcext:value-type="float">
            <text:p>0.001184634927215</text:p>
          </table:table-cell>
        </table:table-row>
        <table:table-row table:style-name="ro1">
          <table:table-cell table:formula="of:=RAND()*10-5" office:value-type="float" office:value="0.489204358663853" calcext:value-type="float">
            <text:p>0.489204358663853</text:p>
          </table:table-cell>
          <table:table-cell table:formula="of:=1/(1+EXP(-[.A316]*1.5+0.8))" office:value-type="float" office:value="0.483457674177199" calcext:value-type="float">
            <text:p>0.483457674177199</text:p>
          </table:table-cell>
        </table:table-row>
        <table:table-row table:style-name="ro1">
          <table:table-cell table:formula="of:=RAND()*10-5" office:value-type="float" office:value="1.79538638295006" calcext:value-type="float">
            <text:p>1.79538638295006</text:p>
          </table:table-cell>
          <table:table-cell table:formula="of:=1/(1+EXP(-[.A317]*1.5+0.8))" office:value-type="float" office:value="0.869106263089842" calcext:value-type="float">
            <text:p>0.869106263089842</text:p>
          </table:table-cell>
        </table:table-row>
        <table:table-row table:style-name="ro1">
          <table:table-cell table:formula="of:=RAND()*10-5" office:value-type="float" office:value="2.64519251643061" calcext:value-type="float">
            <text:p>2.64519251643061</text:p>
          </table:table-cell>
          <table:table-cell table:formula="of:=1/(1+EXP(-[.A318]*1.5+0.8))" office:value-type="float" office:value="0.959603955244807" calcext:value-type="float">
            <text:p>0.959603955244807</text:p>
          </table:table-cell>
        </table:table-row>
        <table:table-row table:style-name="ro1">
          <table:table-cell table:formula="of:=RAND()*10-5" office:value-type="float" office:value="3.6583587926909" calcext:value-type="float">
            <text:p>3.6583587926909</text:p>
          </table:table-cell>
          <table:table-cell table:formula="of:=1/(1+EXP(-[.A319]*1.5+0.8))" office:value-type="float" office:value="0.990874707923366" calcext:value-type="float">
            <text:p>0.990874707923366</text:p>
          </table:table-cell>
        </table:table-row>
        <table:table-row table:style-name="ro1">
          <table:table-cell table:formula="of:=RAND()*10-5" office:value-type="float" office:value="-1.61557975603033" calcext:value-type="float">
            <text:p>-1.61557975603033</text:p>
          </table:table-cell>
          <table:table-cell table:formula="of:=1/(1+EXP(-[.A320]*1.5+0.8))" office:value-type="float" office:value="0.0382956915502384" calcext:value-type="float">
            <text:p>0.038295691550238</text:p>
          </table:table-cell>
        </table:table-row>
        <table:table-row table:style-name="ro1">
          <table:table-cell table:formula="of:=RAND()*10-5" office:value-type="float" office:value="3.20021646347327" calcext:value-type="float">
            <text:p>3.20021646347327</text:p>
          </table:table-cell>
          <table:table-cell table:formula="of:=1/(1+EXP(-[.A321]*1.5+0.8))" office:value-type="float" office:value="0.98201952413653" calcext:value-type="float">
            <text:p>0.98201952413653</text:p>
          </table:table-cell>
        </table:table-row>
        <table:table-row table:style-name="ro1">
          <table:table-cell table:formula="of:=RAND()*10-5" office:value-type="float" office:value="0.724971616553783" calcext:value-type="float">
            <text:p>0.724971616553783</text:p>
          </table:table-cell>
          <table:table-cell table:formula="of:=1/(1+EXP(-[.A322]*1.5+0.8))" office:value-type="float" office:value="0.571373554802047" calcext:value-type="float">
            <text:p>0.571373554802047</text:p>
          </table:table-cell>
        </table:table-row>
        <table:table-row table:style-name="ro1">
          <table:table-cell table:formula="of:=RAND()*10-5" office:value-type="float" office:value="3.42564879584475" calcext:value-type="float">
            <text:p>3.42564879584475</text:p>
          </table:table-cell>
          <table:table-cell table:formula="of:=1/(1+EXP(-[.A323]*1.5+0.8))" office:value-type="float" office:value="0.987111826109163" calcext:value-type="float">
            <text:p>0.987111826109163</text:p>
          </table:table-cell>
        </table:table-row>
        <table:table-row table:style-name="ro1">
          <table:table-cell table:formula="of:=RAND()*10-5" office:value-type="float" office:value="-0.793825108355039" calcext:value-type="float">
            <text:p>-0.793825108355039</text:p>
          </table:table-cell>
          <table:table-cell table:formula="of:=1/(1+EXP(-[.A324]*1.5+0.8))" office:value-type="float" office:value="0.120178843208311" calcext:value-type="float">
            <text:p>0.120178843208311</text:p>
          </table:table-cell>
        </table:table-row>
        <table:table-row table:style-name="ro1">
          <table:table-cell table:formula="of:=RAND()*10-5" office:value-type="float" office:value="-1.90906658550603" calcext:value-type="float">
            <text:p>-1.90906658550603</text:p>
          </table:table-cell>
          <table:table-cell table:formula="of:=1/(1+EXP(-[.A325]*1.5+0.8))" office:value-type="float" office:value="0.0249990681087692" calcext:value-type="float">
            <text:p>0.024999068108769</text:p>
          </table:table-cell>
        </table:table-row>
        <table:table-row table:style-name="ro1">
          <table:table-cell table:formula="of:=RAND()*10-5" office:value-type="float" office:value="4.82400563144681" calcext:value-type="float">
            <text:p>4.82400563144681</text:p>
          </table:table-cell>
          <table:table-cell table:formula="of:=1/(1+EXP(-[.A326]*1.5+0.8))" office:value-type="float" office:value="0.998399773273363" calcext:value-type="float">
            <text:p>0.998399773273363</text:p>
          </table:table-cell>
        </table:table-row>
        <table:table-row table:style-name="ro1">
          <table:table-cell table:formula="of:=RAND()*10-5" office:value-type="float" office:value="-2.52893007498396" calcext:value-type="float">
            <text:p>-2.52893007498396</text:p>
          </table:table-cell>
          <table:table-cell table:formula="of:=1/(1+EXP(-[.A327]*1.5+0.8))" office:value-type="float" office:value="0.0100170893411531" calcext:value-type="float">
            <text:p>0.010017089341153</text:p>
          </table:table-cell>
        </table:table-row>
        <table:table-row table:style-name="ro1">
          <table:table-cell table:formula="of:=RAND()*10-5" office:value-type="float" office:value="0.487559785091927" calcext:value-type="float">
            <text:p>0.487559785091927</text:p>
          </table:table-cell>
          <table:table-cell table:formula="of:=1/(1+EXP(-[.A328]*1.5+0.8))" office:value-type="float" office:value="0.482841659590944" calcext:value-type="float">
            <text:p>0.482841659590944</text:p>
          </table:table-cell>
        </table:table-row>
        <table:table-row table:style-name="ro1">
          <table:table-cell table:formula="of:=RAND()*10-5" office:value-type="float" office:value="0.480094248733564" calcext:value-type="float">
            <text:p>0.480094248733564</text:p>
          </table:table-cell>
          <table:table-cell table:formula="of:=1/(1+EXP(-[.A329]*1.5+0.8))" office:value-type="float" office:value="0.480045946730189" calcext:value-type="float">
            <text:p>0.480045946730189</text:p>
          </table:table-cell>
        </table:table-row>
        <table:table-row table:style-name="ro1">
          <table:table-cell table:formula="of:=RAND()*10-5" office:value-type="float" office:value="2.61574882304151" calcext:value-type="float">
            <text:p>2.61574882304151</text:p>
          </table:table-cell>
          <table:table-cell table:formula="of:=1/(1+EXP(-[.A330]*1.5+0.8))" office:value-type="float" office:value="0.95785673091917" calcext:value-type="float">
            <text:p>0.95785673091917</text:p>
          </table:table-cell>
        </table:table-row>
        <table:table-row table:style-name="ro1">
          <table:table-cell table:formula="of:=RAND()*10-5" office:value-type="float" office:value="4.09285207758662" calcext:value-type="float">
            <text:p>4.09285207758662</text:p>
          </table:table-cell>
          <table:table-cell table:formula="of:=1/(1+EXP(-[.A331]*1.5+0.8))" office:value-type="float" office:value="0.995223589568372" calcext:value-type="float">
            <text:p>0.995223589568372</text:p>
          </table:table-cell>
        </table:table-row>
        <table:table-row table:style-name="ro1">
          <table:table-cell table:formula="of:=RAND()*10-5" office:value-type="float" office:value="-4.90894940717573" calcext:value-type="float">
            <text:p>-4.90894940717573</text:p>
          </table:table-cell>
          <table:table-cell table:formula="of:=1/(1+EXP(-[.A332]*1.5+0.8))" office:value-type="float" office:value="0.000284804107697394" calcext:value-type="float">
            <text:p>0.000284804107697</text:p>
          </table:table-cell>
        </table:table-row>
        <table:table-row table:style-name="ro1">
          <table:table-cell table:formula="of:=RAND()*10-5" office:value-type="float" office:value="0.219718947571597" calcext:value-type="float">
            <text:p>0.219718947571597</text:p>
          </table:table-cell>
          <table:table-cell table:formula="of:=1/(1+EXP(-[.A333]*1.5+0.8))" office:value-type="float" office:value="0.384516466452976" calcext:value-type="float">
            <text:p>0.384516466452976</text:p>
          </table:table-cell>
        </table:table-row>
        <table:table-row table:style-name="ro1">
          <table:table-cell table:formula="of:=RAND()*10-5" office:value-type="float" office:value="-4.75307055327005" calcext:value-type="float">
            <text:p>-4.75307055327005</text:p>
          </table:table-cell>
          <table:table-cell table:formula="of:=1/(1+EXP(-[.A334]*1.5+0.8))" office:value-type="float" office:value="0.000359798756189192" calcext:value-type="float">
            <text:p>0.000359798756189</text:p>
          </table:table-cell>
        </table:table-row>
        <table:table-row table:style-name="ro1">
          <table:table-cell table:formula="of:=RAND()*10-5" office:value-type="float" office:value="-4.86743810403578" calcext:value-type="float">
            <text:p>-4.86743810403578</text:p>
          </table:table-cell>
          <table:table-cell table:formula="of:=1/(1+EXP(-[.A335]*1.5+0.8))" office:value-type="float" office:value="0.000303096203908442" calcext:value-type="float">
            <text:p>0.000303096203908</text:p>
          </table:table-cell>
        </table:table-row>
        <table:table-row table:style-name="ro1">
          <table:table-cell table:formula="of:=RAND()*10-5" office:value-type="float" office:value="3.92581284342448" calcext:value-type="float">
            <text:p>3.92581284342448</text:p>
          </table:table-cell>
          <table:table-cell table:formula="of:=1/(1+EXP(-[.A336]*1.5+0.8))" office:value-type="float" office:value="0.993871873754972" calcext:value-type="float">
            <text:p>0.993871873754972</text:p>
          </table:table-cell>
        </table:table-row>
        <table:table-row table:style-name="ro1">
          <table:table-cell table:formula="of:=RAND()*10-5" office:value-type="float" office:value="-3.66486301797172" calcext:value-type="float">
            <text:p>-3.66486301797172</text:p>
          </table:table-cell>
          <table:table-cell table:formula="of:=1/(1+EXP(-[.A337]*1.5+0.8))" office:value-type="float" office:value="0.00183789549721647" calcext:value-type="float">
            <text:p>0.001837895497216</text:p>
          </table:table-cell>
        </table:table-row>
        <table:table-row table:style-name="ro1">
          <table:table-cell table:formula="of:=RAND()*10-5" office:value-type="float" office:value="-1.15239025165313" calcext:value-type="float">
            <text:p>-1.15239025165313</text:p>
          </table:table-cell>
          <table:table-cell table:formula="of:=1/(1+EXP(-[.A338]*1.5+0.8))" office:value-type="float" office:value="0.0738783772628034" calcext:value-type="float">
            <text:p>0.073878377262803</text:p>
          </table:table-cell>
        </table:table-row>
        <table:table-row table:style-name="ro1">
          <table:table-cell table:formula="of:=RAND()*10-5" office:value-type="float" office:value="4.54771206120523" calcext:value-type="float">
            <text:p>4.54771206120523</text:p>
          </table:table-cell>
          <table:table-cell table:formula="of:=1/(1+EXP(-[.A339]*1.5+0.8))" office:value-type="float" office:value="0.997580007932687" calcext:value-type="float">
            <text:p>0.997580007932687</text:p>
          </table:table-cell>
        </table:table-row>
        <table:table-row table:style-name="ro1">
          <table:table-cell table:formula="of:=RAND()*10-5" office:value-type="float" office:value="0.876692097032057" calcext:value-type="float">
            <text:p>0.876692097032057</text:p>
          </table:table-cell>
          <table:table-cell table:formula="of:=1/(1+EXP(-[.A340]*1.5+0.8))" office:value-type="float" office:value="0.625986788724812" calcext:value-type="float">
            <text:p>0.625986788724812</text:p>
          </table:table-cell>
        </table:table-row>
        <table:table-row table:style-name="ro1">
          <table:table-cell table:formula="of:=RAND()*10-5" office:value-type="float" office:value="3.07258082797014" calcext:value-type="float">
            <text:p>3.07258082797014</text:p>
          </table:table-cell>
          <table:table-cell table:formula="of:=1/(1+EXP(-[.A341]*1.5+0.8))" office:value-type="float" office:value="0.978307792496755" calcext:value-type="float">
            <text:p>0.978307792496755</text:p>
          </table:table-cell>
        </table:table-row>
        <table:table-row table:style-name="ro1">
          <table:table-cell table:formula="of:=RAND()*10-5" office:value-type="float" office:value="3.83146715908365" calcext:value-type="float">
            <text:p>3.83146715908365</text:p>
          </table:table-cell>
          <table:table-cell table:formula="of:=1/(1+EXP(-[.A342]*1.5+0.8))" office:value-type="float" office:value="0.992946835476546" calcext:value-type="float">
            <text:p>0.992946835476546</text:p>
          </table:table-cell>
        </table:table-row>
        <table:table-row table:style-name="ro1">
          <table:table-cell table:formula="of:=RAND()*10-5" office:value-type="float" office:value="2.3291757614142" calcext:value-type="float">
            <text:p>2.3291757614142</text:p>
          </table:table-cell>
          <table:table-cell table:formula="of:=1/(1+EXP(-[.A343]*1.5+0.8))" office:value-type="float" office:value="0.936657646239806" calcext:value-type="float">
            <text:p>0.936657646239806</text:p>
          </table:table-cell>
        </table:table-row>
        <table:table-row table:style-name="ro1">
          <table:table-cell table:formula="of:=RAND()*10-5" office:value-type="float" office:value="1.02865738483916" calcext:value-type="float">
            <text:p>1.02865738483916</text:p>
          </table:table-cell>
          <table:table-cell table:formula="of:=1/(1+EXP(-[.A344]*1.5+0.8))" office:value-type="float" office:value="0.677648483705207" calcext:value-type="float">
            <text:p>0.677648483705207</text:p>
          </table:table-cell>
        </table:table-row>
        <table:table-row table:style-name="ro1">
          <table:table-cell table:formula="of:=RAND()*10-5" office:value-type="float" office:value="4.6001022987576" calcext:value-type="float">
            <text:p>4.6001022987576</text:p>
          </table:table-cell>
          <table:table-cell table:formula="of:=1/(1+EXP(-[.A345]*1.5+0.8))" office:value-type="float" office:value="0.997762494077777" calcext:value-type="float">
            <text:p>0.997762494077777</text:p>
          </table:table-cell>
        </table:table-row>
        <table:table-row table:style-name="ro1">
          <table:table-cell table:formula="of:=RAND()*10-5" office:value-type="float" office:value="4.51571727012625" calcext:value-type="float">
            <text:p>4.51571727012625</text:p>
          </table:table-cell>
          <table:table-cell table:formula="of:=1/(1+EXP(-[.A346]*1.5+0.8))" office:value-type="float" office:value="0.997461337206549" calcext:value-type="float">
            <text:p>0.997461337206549</text:p>
          </table:table-cell>
        </table:table-row>
        <table:table-row table:style-name="ro1">
          <table:table-cell table:formula="of:=RAND()*10-5" office:value-type="float" office:value="0.789322456966065" calcext:value-type="float">
            <text:p>0.789322456966065</text:p>
          </table:table-cell>
          <table:table-cell table:formula="of:=1/(1+EXP(-[.A347]*1.5+0.8))" office:value-type="float" office:value="0.594833558981819" calcext:value-type="float">
            <text:p>0.594833558981819</text:p>
          </table:table-cell>
        </table:table-row>
        <table:table-row table:style-name="ro1">
          <table:table-cell table:formula="of:=RAND()*10-5" office:value-type="float" office:value="3.10528481424637" calcext:value-type="float">
            <text:p>3.10528481424637</text:p>
          </table:table-cell>
          <table:table-cell table:formula="of:=1/(1+EXP(-[.A348]*1.5+0.8))" office:value-type="float" office:value="0.979324775320709" calcext:value-type="float">
            <text:p>0.979324775320709</text:p>
          </table:table-cell>
        </table:table-row>
        <table:table-row table:style-name="ro1">
          <table:table-cell table:formula="of:=RAND()*10-5" office:value-type="float" office:value="-1.19304568938832" calcext:value-type="float">
            <text:p>-1.19304568938832</text:p>
          </table:table-cell>
          <table:table-cell table:formula="of:=1/(1+EXP(-[.A349]*1.5+0.8))" office:value-type="float" office:value="0.0698127966287799" calcext:value-type="float">
            <text:p>0.06981279662878</text:p>
          </table:table-cell>
        </table:table-row>
        <table:table-row table:style-name="ro1">
          <table:table-cell table:formula="of:=RAND()*10-5" office:value-type="float" office:value="-1.01928046403299" calcext:value-type="float">
            <text:p>-1.01928046403299</text:p>
          </table:table-cell>
          <table:table-cell table:formula="of:=1/(1+EXP(-[.A350]*1.5+0.8))" office:value-type="float" office:value="0.0887559167911839" calcext:value-type="float">
            <text:p>0.088755916791184</text:p>
          </table:table-cell>
        </table:table-row>
        <table:table-row table:style-name="ro1">
          <table:table-cell table:formula="of:=RAND()*10-5" office:value-type="float" office:value="2.44020264154877" calcext:value-type="float">
            <text:p>2.44020264154877</text:p>
          </table:table-cell>
          <table:table-cell table:formula="of:=1/(1+EXP(-[.A351]*1.5+0.8))" office:value-type="float" office:value="0.945848870209661" calcext:value-type="float">
            <text:p>0.945848870209661</text:p>
          </table:table-cell>
        </table:table-row>
        <table:table-row table:style-name="ro1">
          <table:table-cell table:formula="of:=RAND()*10-5" office:value-type="float" office:value="2.87303074014845" calcext:value-type="float">
            <text:p>2.87303074014845</text:p>
          </table:table-cell>
          <table:table-cell table:formula="of:=1/(1+EXP(-[.A352]*1.5+0.8))" office:value-type="float" office:value="0.970958167931902" calcext:value-type="float">
            <text:p>0.970958167931902</text:p>
          </table:table-cell>
        </table:table-row>
        <table:table-row table:style-name="ro1">
          <table:table-cell table:formula="of:=RAND()*10-5" office:value-type="float" office:value="3.4866611375424" calcext:value-type="float">
            <text:p>3.4866611375424</text:p>
          </table:table-cell>
          <table:table-cell table:formula="of:=1/(1+EXP(-[.A353]*1.5+0.8))" office:value-type="float" office:value="0.988225697481009" calcext:value-type="float">
            <text:p>0.988225697481009</text:p>
          </table:table-cell>
        </table:table-row>
        <table:table-row table:style-name="ro1">
          <table:table-cell table:formula="of:=RAND()*10-5" office:value-type="float" office:value="-0.683068811312634" calcext:value-type="float">
            <text:p>-0.683068811312634</text:p>
          </table:table-cell>
          <table:table-cell table:formula="of:=1/(1+EXP(-[.A354]*1.5+0.8))" office:value-type="float" office:value="0.138882439660868" calcext:value-type="float">
            <text:p>0.138882439660868</text:p>
          </table:table-cell>
        </table:table-row>
        <table:table-row table:style-name="ro1">
          <table:table-cell table:formula="of:=RAND()*10-5" office:value-type="float" office:value="0.669829525441586" calcext:value-type="float">
            <text:p>0.669829525441586</text:p>
          </table:table-cell>
          <table:table-cell table:formula="of:=1/(1+EXP(-[.A355]*1.5+0.8))" office:value-type="float" office:value="0.55100800748879" calcext:value-type="float">
            <text:p>0.55100800748879</text:p>
          </table:table-cell>
        </table:table-row>
        <table:table-row table:style-name="ro1">
          <table:table-cell table:formula="of:=RAND()*10-5" office:value-type="float" office:value="-4.36686688950571" calcext:value-type="float">
            <text:p>-4.36686688950571</text:p>
          </table:table-cell>
          <table:table-cell table:formula="of:=1/(1+EXP(-[.A356]*1.5+0.8))" office:value-type="float" office:value="0.000641986984781878" calcext:value-type="float">
            <text:p>0.000641986984782</text:p>
          </table:table-cell>
        </table:table-row>
        <table:table-row table:style-name="ro1">
          <table:table-cell table:formula="of:=RAND()*10-5" office:value-type="float" office:value="-2.30551538857645" calcext:value-type="float">
            <text:p>-2.30551538857645</text:p>
          </table:table-cell>
          <table:table-cell table:formula="of:=1/(1+EXP(-[.A357]*1.5+0.8))" office:value-type="float" office:value="0.0139493737598268" calcext:value-type="float">
            <text:p>0.013949373759827</text:p>
          </table:table-cell>
        </table:table-row>
        <table:table-row table:style-name="ro1">
          <table:table-cell table:formula="of:=RAND()*10-5" office:value-type="float" office:value="-0.586620289985914" calcext:value-type="float">
            <text:p>-0.586620289985914</text:p>
          </table:table-cell>
          <table:table-cell table:formula="of:=1/(1+EXP(-[.A358]*1.5+0.8))" office:value-type="float" office:value="0.157104680660594" calcext:value-type="float">
            <text:p>0.157104680660594</text:p>
          </table:table-cell>
        </table:table-row>
        <table:table-row table:style-name="ro1">
          <table:table-cell table:formula="of:=RAND()*10-5" office:value-type="float" office:value="4.21827572000314" calcext:value-type="float">
            <text:p>4.21827572000314</text:p>
          </table:table-cell>
          <table:table-cell table:formula="of:=1/(1+EXP(-[.A359]*1.5+0.8))" office:value-type="float" office:value="0.996039487946578" calcext:value-type="float">
            <text:p>0.996039487946578</text:p>
          </table:table-cell>
        </table:table-row>
        <table:table-row table:style-name="ro1">
          <table:table-cell table:formula="of:=RAND()*10-5" office:value-type="float" office:value="4.23945095886579" calcext:value-type="float">
            <text:p>4.23945095886579</text:p>
          </table:table-cell>
          <table:table-cell table:formula="of:=1/(1+EXP(-[.A360]*1.5+0.8))" office:value-type="float" office:value="0.996162833156845" calcext:value-type="float">
            <text:p>0.996162833156845</text:p>
          </table:table-cell>
        </table:table-row>
        <table:table-row table:style-name="ro1">
          <table:table-cell table:formula="of:=RAND()*10-5" office:value-type="float" office:value="-0.319636328242941" calcext:value-type="float">
            <text:p>-0.319636328242941</text:p>
          </table:table-cell>
          <table:table-cell table:formula="of:=1/(1+EXP(-[.A361]*1.5+0.8))" office:value-type="float" office:value="0.217643095352407" calcext:value-type="float">
            <text:p>0.217643095352407</text:p>
          </table:table-cell>
        </table:table-row>
        <table:table-row table:style-name="ro1">
          <table:table-cell table:formula="of:=RAND()*10-5" office:value-type="float" office:value="-2.58078370714501" calcext:value-type="float">
            <text:p>-2.58078370714501</text:p>
          </table:table-cell>
          <table:table-cell table:formula="of:=1/(1+EXP(-[.A362]*1.5+0.8))" office:value-type="float" office:value="0.00927443791933543" calcext:value-type="float">
            <text:p>0.009274437919335</text:p>
          </table:table-cell>
        </table:table-row>
        <table:table-row table:style-name="ro1">
          <table:table-cell table:formula="of:=RAND()*10-5" office:value-type="float" office:value="2.30279164929254" calcext:value-type="float">
            <text:p>2.30279164929254</text:p>
          </table:table-cell>
          <table:table-cell table:formula="of:=1/(1+EXP(-[.A363]*1.5+0.8))" office:value-type="float" office:value="0.934268614619243" calcext:value-type="float">
            <text:p>0.934268614619243</text:p>
          </table:table-cell>
        </table:table-row>
        <table:table-row table:style-name="ro1">
          <table:table-cell table:formula="of:=RAND()*10-5" office:value-type="float" office:value="2.89742708425332" calcext:value-type="float">
            <text:p>2.89742708425332</text:p>
          </table:table-cell>
          <table:table-cell table:formula="of:=1/(1+EXP(-[.A364]*1.5+0.8))" office:value-type="float" office:value="0.971972480536879" calcext:value-type="float">
            <text:p>0.971972480536879</text:p>
          </table:table-cell>
        </table:table-row>
        <table:table-row table:style-name="ro1">
          <table:table-cell table:formula="of:=RAND()*10-5" office:value-type="float" office:value="-1.15117720437291" calcext:value-type="float">
            <text:p>-1.15117720437291</text:p>
          </table:table-cell>
          <table:table-cell table:formula="of:=1/(1+EXP(-[.A365]*1.5+0.8))" office:value-type="float" office:value="0.0740029695343174" calcext:value-type="float">
            <text:p>0.074002969534318</text:p>
          </table:table-cell>
        </table:table-row>
        <table:table-row table:style-name="ro1">
          <table:table-cell table:formula="of:=RAND()*10-5" office:value-type="float" office:value="2.71558255578149" calcext:value-type="float">
            <text:p>2.71558255578149</text:p>
          </table:table-cell>
          <table:table-cell table:formula="of:=1/(1+EXP(-[.A366]*1.5+0.8))" office:value-type="float" office:value="0.963503995071323" calcext:value-type="float">
            <text:p>0.963503995071323</text:p>
          </table:table-cell>
        </table:table-row>
        <table:table-row table:style-name="ro1">
          <table:table-cell table:formula="of:=RAND()*10-5" office:value-type="float" office:value="2.33318425538526" calcext:value-type="float">
            <text:p>2.33318425538526</text:p>
          </table:table-cell>
          <table:table-cell table:formula="of:=1/(1+EXP(-[.A367]*1.5+0.8))" office:value-type="float" office:value="0.937013447530372" calcext:value-type="float">
            <text:p>0.937013447530372</text:p>
          </table:table-cell>
        </table:table-row>
        <table:table-row table:style-name="ro1">
          <table:table-cell table:formula="of:=RAND()*10-5" office:value-type="float" office:value="3.00518858406437" calcext:value-type="float">
            <text:p>3.00518858406437</text:p>
          </table:table-cell>
          <table:table-cell table:formula="of:=1/(1+EXP(-[.A368]*1.5+0.8))" office:value-type="float" office:value="0.976055548587114" calcext:value-type="float">
            <text:p>0.976055548587114</text:p>
          </table:table-cell>
        </table:table-row>
        <table:table-row table:style-name="ro1">
          <table:table-cell table:formula="of:=RAND()*10-5" office:value-type="float" office:value="2.79645493254145" calcext:value-type="float">
            <text:p>2.79645493254145</text:p>
          </table:table-cell>
          <table:table-cell table:formula="of:=1/(1+EXP(-[.A369]*1.5+0.8))" office:value-type="float" office:value="0.967537933184496" calcext:value-type="float">
            <text:p>0.967537933184496</text:p>
          </table:table-cell>
        </table:table-row>
        <table:table-row table:style-name="ro1">
          <table:table-cell table:formula="of:=RAND()*10-5" office:value-type="float" office:value="3.02413108787848" calcext:value-type="float">
            <text:p>3.02413108787848</text:p>
          </table:table-cell>
          <table:table-cell table:formula="of:=1/(1+EXP(-[.A370]*1.5+0.8))" office:value-type="float" office:value="0.9767107036803" calcext:value-type="float">
            <text:p>0.9767107036803</text:p>
          </table:table-cell>
        </table:table-row>
        <table:table-row table:style-name="ro1">
          <table:table-cell table:formula="of:=RAND()*10-5" office:value-type="float" office:value="-4.20263019763492" calcext:value-type="float">
            <text:p>-4.20263019763492</text:p>
          </table:table-cell>
          <table:table-cell table:formula="of:=1/(1+EXP(-[.A371]*1.5+0.8))" office:value-type="float" office:value="0.000821181160125039" calcext:value-type="float">
            <text:p>0.000821181160125</text:p>
          </table:table-cell>
        </table:table-row>
        <table:table-row table:style-name="ro1">
          <table:table-cell table:formula="of:=RAND()*10-5" office:value-type="float" office:value="3.52636665286851" calcext:value-type="float">
            <text:p>3.52636665286851</text:p>
          </table:table-cell>
          <table:table-cell table:formula="of:=1/(1+EXP(-[.A372]*1.5+0.8))" office:value-type="float" office:value="0.988898922832641" calcext:value-type="float">
            <text:p>0.988898922832641</text:p>
          </table:table-cell>
        </table:table-row>
        <table:table-row table:style-name="ro1">
          <table:table-cell table:formula="of:=RAND()*10-5" office:value-type="float" office:value="-2.41655019277746" calcext:value-type="float">
            <text:p>-2.41655019277746</text:p>
          </table:table-cell>
          <table:table-cell table:formula="of:=1/(1+EXP(-[.A373]*1.5+0.8))" office:value-type="float" office:value="0.0118345691163803" calcext:value-type="float">
            <text:p>0.01183456911638</text:p>
          </table:table-cell>
        </table:table-row>
        <table:table-row table:style-name="ro1">
          <table:table-cell table:formula="of:=RAND()*10-5" office:value-type="float" office:value="-1.38662132853155" calcext:value-type="float">
            <text:p>-1.38662132853155</text:p>
          </table:table-cell>
          <table:table-cell table:formula="of:=1/(1+EXP(-[.A374]*1.5+0.8))" office:value-type="float" office:value="0.0531545590388856" calcext:value-type="float">
            <text:p>0.053154559038886</text:p>
          </table:table-cell>
        </table:table-row>
        <table:table-row table:style-name="ro1">
          <table:table-cell table:formula="of:=RAND()*10-5" office:value-type="float" office:value="4.66940607026547" calcext:value-type="float">
            <text:p>4.66940607026547</text:p>
          </table:table-cell>
          <table:table-cell table:formula="of:=1/(1+EXP(-[.A375]*1.5+0.8))" office:value-type="float" office:value="0.997982968038965" calcext:value-type="float">
            <text:p>0.997982968038965</text:p>
          </table:table-cell>
        </table:table-row>
        <table:table-row table:style-name="ro1">
          <table:table-cell table:formula="of:=RAND()*10-5" office:value-type="float" office:value="4.84736958242086" calcext:value-type="float">
            <text:p>4.84736958242086</text:p>
          </table:table-cell>
          <table:table-cell table:formula="of:=1/(1+EXP(-[.A376]*1.5+0.8))" office:value-type="float" office:value="0.998454798212669" calcext:value-type="float">
            <text:p>0.998454798212669</text:p>
          </table:table-cell>
        </table:table-row>
        <table:table-row table:style-name="ro1">
          <table:table-cell table:formula="of:=RAND()*10-5" office:value-type="float" office:value="3.516238071762" calcext:value-type="float">
            <text:p>3.516238071762</text:p>
          </table:table-cell>
          <table:table-cell table:formula="of:=1/(1+EXP(-[.A377]*1.5+0.8))" office:value-type="float" office:value="0.988730893012785" calcext:value-type="float">
            <text:p>0.988730893012785</text:p>
          </table:table-cell>
        </table:table-row>
        <table:table-row table:style-name="ro1">
          <table:table-cell table:formula="of:=RAND()*10-5" office:value-type="float" office:value="4.74471263985222" calcext:value-type="float">
            <text:p>4.74471263985222</text:p>
          </table:table-cell>
          <table:table-cell table:formula="of:=1/(1+EXP(-[.A378]*1.5+0.8))" office:value-type="float" office:value="0.998198026019738" calcext:value-type="float">
            <text:p>0.998198026019738</text:p>
          </table:table-cell>
        </table:table-row>
        <table:table-row table:style-name="ro1">
          <table:table-cell table:formula="of:=RAND()*10-5" office:value-type="float" office:value="-4.62566839318748" calcext:value-type="float">
            <text:p>-4.62566839318748</text:p>
          </table:table-cell>
          <table:table-cell table:formula="of:=1/(1+EXP(-[.A379]*1.5+0.8))" office:value-type="float" office:value="0.0004355337713933" calcext:value-type="float">
            <text:p>0.000435533771393</text:p>
          </table:table-cell>
        </table:table-row>
        <table:table-row table:style-name="ro1">
          <table:table-cell table:formula="of:=RAND()*10-5" office:value-type="float" office:value="-4.52608516991555" calcext:value-type="float">
            <text:p>-4.52608516991555</text:p>
          </table:table-cell>
          <table:table-cell table:formula="of:=1/(1+EXP(-[.A380]*1.5+0.8))" office:value-type="float" office:value="0.000505666321901375" calcext:value-type="float">
            <text:p>0.000505666321901</text:p>
          </table:table-cell>
        </table:table-row>
        <table:table-row table:style-name="ro1">
          <table:table-cell table:formula="of:=RAND()*10-5" office:value-type="float" office:value="-4.10597202588456" calcext:value-type="float">
            <text:p>-4.10597202588456</text:p>
          </table:table-cell>
          <table:table-cell table:formula="of:=1/(1+EXP(-[.A381]*1.5+0.8))" office:value-type="float" office:value="0.000949184205073382" calcext:value-type="float">
            <text:p>0.000949184205073</text:p>
          </table:table-cell>
        </table:table-row>
        <table:table-row table:style-name="ro1">
          <table:table-cell table:formula="of:=RAND()*10-5" office:value-type="float" office:value="1.92849230451371" calcext:value-type="float">
            <text:p>1.92849230451371</text:p>
          </table:table-cell>
          <table:table-cell table:formula="of:=1/(1+EXP(-[.A382]*1.5+0.8))" office:value-type="float" office:value="0.890195389260627" calcext:value-type="float">
            <text:p>0.890195389260627</text:p>
          </table:table-cell>
        </table:table-row>
        <table:table-row table:style-name="ro1">
          <table:table-cell table:formula="of:=RAND()*10-5" office:value-type="float" office:value="4.65606687836156" calcext:value-type="float">
            <text:p>4.65606687836156</text:p>
          </table:table-cell>
          <table:table-cell table:formula="of:=1/(1+EXP(-[.A383]*1.5+0.8))" office:value-type="float" office:value="0.997942287089254" calcext:value-type="float">
            <text:p>0.997942287089254</text:p>
          </table:table-cell>
        </table:table-row>
        <table:table-row table:style-name="ro1">
          <table:table-cell table:formula="of:=RAND()*10-5" office:value-type="float" office:value="3.9895743833892" calcext:value-type="float">
            <text:p>3.9895743833892</text:p>
          </table:table-cell>
          <table:table-cell table:formula="of:=1/(1+EXP(-[.A384]*1.5+0.8))" office:value-type="float" office:value="0.994427711494654" calcext:value-type="float">
            <text:p>0.994427711494654</text:p>
          </table:table-cell>
        </table:table-row>
        <table:table-row table:style-name="ro1">
          <table:table-cell table:formula="of:=RAND()*10-5" office:value-type="float" office:value="-1.82809721127881" calcext:value-type="float">
            <text:p>-1.82809721127881</text:p>
          </table:table-cell>
          <table:table-cell table:formula="of:=1/(1+EXP(-[.A385]*1.5+0.8))" office:value-type="float" office:value="0.0281365514012509" calcext:value-type="float">
            <text:p>0.028136551401251</text:p>
          </table:table-cell>
        </table:table-row>
        <table:table-row table:style-name="ro1">
          <table:table-cell table:formula="of:=RAND()*10-5" office:value-type="float" office:value="-0.750169318740497" calcext:value-type="float">
            <text:p>-0.750169318740497</text:p>
          </table:table-cell>
          <table:table-cell table:formula="of:=1/(1+EXP(-[.A386]*1.5+0.8))" office:value-type="float" office:value="0.127276824167811" calcext:value-type="float">
            <text:p>0.127276824167811</text:p>
          </table:table-cell>
        </table:table-row>
        <table:table-row table:style-name="ro1">
          <table:table-cell table:formula="of:=RAND()*10-5" office:value-type="float" office:value="1.89135113329667" calcext:value-type="float">
            <text:p>1.89135113329667</text:p>
          </table:table-cell>
          <table:table-cell table:formula="of:=1/(1+EXP(-[.A387]*1.5+0.8))" office:value-type="float" office:value="0.884630160886072" calcext:value-type="float">
            <text:p>0.884630160886072</text:p>
          </table:table-cell>
        </table:table-row>
        <table:table-row table:style-name="ro1">
          <table:table-cell table:formula="of:=RAND()*10-5" office:value-type="float" office:value="-1.77717185466566" calcext:value-type="float">
            <text:p>-1.77717185466566</text:p>
          </table:table-cell>
          <table:table-cell table:formula="of:=1/(1+EXP(-[.A388]*1.5+0.8))" office:value-type="float" office:value="0.0303023873947057" calcext:value-type="float">
            <text:p>0.030302387394706</text:p>
          </table:table-cell>
        </table:table-row>
        <table:table-row table:style-name="ro1">
          <table:table-cell table:formula="of:=RAND()*10-5" office:value-type="float" office:value="-1.09374697081513" calcext:value-type="float">
            <text:p>-1.09374697081513</text:p>
          </table:table-cell>
          <table:table-cell table:formula="of:=1/(1+EXP(-[.A389]*1.5+0.8))" office:value-type="float" office:value="0.0801271684114488" calcext:value-type="float">
            <text:p>0.080127168411449</text:p>
          </table:table-cell>
        </table:table-row>
        <table:table-row table:style-name="ro1">
          <table:table-cell table:formula="of:=RAND()*10-5" office:value-type="float" office:value="-2.63578106270876" calcext:value-type="float">
            <text:p>-2.63578106270876</text:p>
          </table:table-cell>
          <table:table-cell table:formula="of:=1/(1+EXP(-[.A390]*1.5+0.8))" office:value-type="float" office:value="0.00854631876943301" calcext:value-type="float">
            <text:p>0.008546318769433</text:p>
          </table:table-cell>
        </table:table-row>
        <table:table-row table:style-name="ro1">
          <table:table-cell table:formula="of:=RAND()*10-5" office:value-type="float" office:value="4.31331180789001" calcext:value-type="float">
            <text:p>4.31331180789001</text:p>
          </table:table-cell>
          <table:table-cell table:formula="of:=1/(1+EXP(-[.A391]*1.5+0.8))" office:value-type="float" office:value="0.996563871088947" calcext:value-type="float">
            <text:p>0.996563871088947</text:p>
          </table:table-cell>
        </table:table-row>
        <table:table-row table:style-name="ro1">
          <table:table-cell table:formula="of:=RAND()*10-5" office:value-type="float" office:value="-3.11632822513187" calcext:value-type="float">
            <text:p>-3.11632822513187</text:p>
          </table:table-cell>
          <table:table-cell table:formula="of:=1/(1+EXP(-[.A392]*1.5+0.8))" office:value-type="float" office:value="0.00417485383627493" calcext:value-type="float">
            <text:p>0.004174853836275</text:p>
          </table:table-cell>
        </table:table-row>
        <table:table-row table:style-name="ro1">
          <table:table-cell table:formula="of:=RAND()*10-5" office:value-type="float" office:value="0.0825477060063289" calcext:value-type="float">
            <text:p>0.082547706006329</text:p>
          </table:table-cell>
          <table:table-cell table:formula="of:=1/(1+EXP(-[.A393]*1.5+0.8))" office:value-type="float" office:value="0.337114767977546" calcext:value-type="float">
            <text:p>0.337114767977546</text:p>
          </table:table-cell>
        </table:table-row>
        <table:table-row table:style-name="ro1">
          <table:table-cell table:formula="of:=RAND()*10-5" office:value-type="float" office:value="2.33156008486055" calcext:value-type="float">
            <text:p>2.33156008486055</text:p>
          </table:table-cell>
          <table:table-cell table:formula="of:=1/(1+EXP(-[.A394]*1.5+0.8))" office:value-type="float" office:value="0.936869508371654" calcext:value-type="float">
            <text:p>0.936869508371654</text:p>
          </table:table-cell>
        </table:table-row>
        <table:table-row table:style-name="ro1">
          <table:table-cell table:formula="of:=RAND()*10-5" office:value-type="float" office:value="0.265721569314304" calcext:value-type="float">
            <text:p>0.265721569314304</text:p>
          </table:table-cell>
          <table:table-cell table:formula="of:=1/(1+EXP(-[.A395]*1.5+0.8))" office:value-type="float" office:value="0.400971782897911" calcext:value-type="float">
            <text:p>0.400971782897911</text:p>
          </table:table-cell>
        </table:table-row>
        <table:table-row table:style-name="ro1">
          <table:table-cell table:formula="of:=RAND()*10-5" office:value-type="float" office:value="-2.37922768123997" calcext:value-type="float">
            <text:p>-2.37922768123997</text:p>
          </table:table-cell>
          <table:table-cell table:formula="of:=1/(1+EXP(-[.A396]*1.5+0.8))" office:value-type="float" office:value="0.0125074866061388" calcext:value-type="float">
            <text:p>0.012507486606139</text:p>
          </table:table-cell>
        </table:table-row>
        <table:table-row table:style-name="ro1">
          <table:table-cell table:formula="of:=RAND()*10-5" office:value-type="float" office:value="-3.03256580330344" calcext:value-type="float">
            <text:p>-3.03256580330344</text:p>
          </table:table-cell>
          <table:table-cell table:formula="of:=1/(1+EXP(-[.A397]*1.5+0.8))" office:value-type="float" office:value="0.00473113066958345" calcext:value-type="float">
            <text:p>0.004731130669583</text:p>
          </table:table-cell>
        </table:table-row>
        <table:table-row table:style-name="ro1">
          <table:table-cell table:formula="of:=RAND()*10-5" office:value-type="float" office:value="3.64115513205832" calcext:value-type="float">
            <text:p>3.64115513205832</text:p>
          </table:table-cell>
          <table:table-cell table:formula="of:=1/(1+EXP(-[.A398]*1.5+0.8))" office:value-type="float" office:value="0.990638393789702" calcext:value-type="float">
            <text:p>0.990638393789702</text:p>
          </table:table-cell>
        </table:table-row>
        <table:table-row table:style-name="ro1">
          <table:table-cell table:formula="of:=RAND()*10-5" office:value-type="float" office:value="-1.58544251247675" calcext:value-type="float">
            <text:p>-1.58544251247675</text:p>
          </table:table-cell>
          <table:table-cell table:formula="of:=1/(1+EXP(-[.A399]*1.5+0.8))" office:value-type="float" office:value="0.0399957785801889" calcext:value-type="float">
            <text:p>0.039995778580189</text:p>
          </table:table-cell>
        </table:table-row>
        <table:table-row table:style-name="ro1">
          <table:table-cell table:formula="of:=RAND()*10-5" office:value-type="float" office:value="-2.30529140280036" calcext:value-type="float">
            <text:p>-2.30529140280036</text:p>
          </table:table-cell>
          <table:table-cell table:formula="of:=1/(1+EXP(-[.A400]*1.5+0.8))" office:value-type="float" office:value="0.0139539958301231" calcext:value-type="float">
            <text:p>0.013953995830123</text:p>
          </table:table-cell>
        </table:table-row>
        <table:table-row table:style-name="ro1">
          <table:table-cell table:formula="of:=RAND()*10-5" office:value-type="float" office:value="-3.16998401546155" calcext:value-type="float">
            <text:p>-3.16998401546155</text:p>
          </table:table-cell>
          <table:table-cell table:formula="of:=1/(1+EXP(-[.A401]*1.5+0.8))" office:value-type="float" office:value="0.00385325619845547" calcext:value-type="float">
            <text:p>0.003853256198455</text:p>
          </table:table-cell>
        </table:table-row>
        <table:table-row table:style-name="ro1">
          <table:table-cell table:formula="of:=RAND()*10-5" office:value-type="float" office:value="2.1855819716603" calcext:value-type="float">
            <text:p>2.1855819716603</text:p>
          </table:table-cell>
          <table:table-cell table:formula="of:=1/(1+EXP(-[.A402]*1.5+0.8))" office:value-type="float" office:value="0.922611707944873" calcext:value-type="float">
            <text:p>0.922611707944873</text:p>
          </table:table-cell>
        </table:table-row>
        <table:table-row table:style-name="ro1">
          <table:table-cell table:formula="of:=RAND()*10-5" office:value-type="float" office:value="0.292913845869976" calcext:value-type="float">
            <text:p>0.292913845869976</text:p>
          </table:table-cell>
          <table:table-cell table:formula="of:=1/(1+EXP(-[.A403]*1.5+0.8))" office:value-type="float" office:value="0.410807255351176" calcext:value-type="float">
            <text:p>0.410807255351176</text:p>
          </table:table-cell>
        </table:table-row>
        <table:table-row table:style-name="ro1">
          <table:table-cell table:formula="of:=RAND()*10-5" office:value-type="float" office:value="-1.24239687583126" calcext:value-type="float">
            <text:p>-1.24239687583126</text:p>
          </table:table-cell>
          <table:table-cell table:formula="of:=1/(1+EXP(-[.A404]*1.5+0.8))" office:value-type="float" office:value="0.0651559976979713" calcext:value-type="float">
            <text:p>0.065155997697971</text:p>
          </table:table-cell>
        </table:table-row>
        <table:table-row table:style-name="ro1">
          <table:table-cell table:formula="of:=RAND()*10-5" office:value-type="float" office:value="-4.5608713667088" calcext:value-type="float">
            <text:p>-4.5608713667088</text:p>
          </table:table-cell>
          <table:table-cell table:formula="of:=1/(1+EXP(-[.A405]*1.5+0.8))" office:value-type="float" office:value="0.000479969913997024" calcext:value-type="float">
            <text:p>0.000479969913997</text:p>
          </table:table-cell>
        </table:table-row>
        <table:table-row table:style-name="ro1">
          <table:table-cell table:formula="of:=RAND()*10-5" office:value-type="float" office:value="3.05115147246297" calcext:value-type="float">
            <text:p>3.05115147246297</text:p>
          </table:table-cell>
          <table:table-cell table:formula="of:=1/(1+EXP(-[.A406]*1.5+0.8))" office:value-type="float" office:value="0.977615051829555" calcext:value-type="float">
            <text:p>0.977615051829555</text:p>
          </table:table-cell>
        </table:table-row>
        <table:table-row table:style-name="ro1">
          <table:table-cell table:formula="of:=RAND()*10-5" office:value-type="float" office:value="-1.80859854163418" calcext:value-type="float">
            <text:p>-1.80859854163418</text:p>
          </table:table-cell>
          <table:table-cell table:formula="of:=1/(1+EXP(-[.A407]*1.5+0.8))" office:value-type="float" office:value="0.0289474684567618" calcext:value-type="float">
            <text:p>0.028947468456762</text:p>
          </table:table-cell>
        </table:table-row>
        <table:table-row table:style-name="ro1">
          <table:table-cell table:formula="of:=RAND()*10-5" office:value-type="float" office:value="4.92760273883886" calcext:value-type="float">
            <text:p>4.92760273883886</text:p>
          </table:table-cell>
          <table:table-cell table:formula="of:=1/(1+EXP(-[.A408]*1.5+0.8))" office:value-type="float" office:value="0.998629768095061" calcext:value-type="float">
            <text:p>0.998629768095061</text:p>
          </table:table-cell>
        </table:table-row>
        <table:table-row table:style-name="ro1">
          <table:table-cell table:formula="of:=RAND()*10-5" office:value-type="float" office:value="0.0852676668712196" calcext:value-type="float">
            <text:p>0.08526766687122</text:p>
          </table:table-cell>
          <table:table-cell table:formula="of:=1/(1+EXP(-[.A409]*1.5+0.8))" office:value-type="float" office:value="0.3380271109793" calcext:value-type="float">
            <text:p>0.3380271109793</text:p>
          </table:table-cell>
        </table:table-row>
        <table:table-row table:style-name="ro1">
          <table:table-cell table:formula="of:=RAND()*10-5" office:value-type="float" office:value="-0.146850439235648" calcext:value-type="float">
            <text:p>-0.146850439235648</text:p>
          </table:table-cell>
          <table:table-cell table:formula="of:=1/(1+EXP(-[.A410]*1.5+0.8))" office:value-type="float" office:value="0.264973709008561" calcext:value-type="float">
            <text:p>0.264973709008561</text:p>
          </table:table-cell>
        </table:table-row>
        <table:table-row table:style-name="ro1">
          <table:table-cell table:formula="of:=RAND()*10-5" office:value-type="float" office:value="-2.61095632260698" calcext:value-type="float">
            <text:p>-2.61095632260698</text:p>
          </table:table-cell>
          <table:table-cell table:formula="of:=1/(1+EXP(-[.A411]*1.5+0.8))" office:value-type="float" office:value="0.00886768313679144" calcext:value-type="float">
            <text:p>0.008867683136791</text:p>
          </table:table-cell>
        </table:table-row>
        <table:table-row table:style-name="ro1">
          <table:table-cell table:formula="of:=RAND()*10-5" office:value-type="float" office:value="-2.78812248550715" calcext:value-type="float">
            <text:p>-2.78812248550715</text:p>
          </table:table-cell>
          <table:table-cell table:formula="of:=1/(1+EXP(-[.A412]*1.5+0.8))" office:value-type="float" office:value="0.00681234153813046" calcext:value-type="float">
            <text:p>0.00681234153813</text:p>
          </table:table-cell>
        </table:table-row>
        <table:table-row table:style-name="ro1">
          <table:table-cell table:formula="of:=RAND()*10-5" office:value-type="float" office:value="0.960490397702757" calcext:value-type="float">
            <text:p>0.960490397702757</text:p>
          </table:table-cell>
          <table:table-cell table:formula="of:=1/(1+EXP(-[.A413]*1.5+0.8))" office:value-type="float" office:value="0.654919724278216" calcext:value-type="float">
            <text:p>0.654919724278216</text:p>
          </table:table-cell>
        </table:table-row>
        <table:table-row table:style-name="ro1">
          <table:table-cell table:formula="of:=RAND()*10-5" office:value-type="float" office:value="2.41419850117639" calcext:value-type="float">
            <text:p>2.41419850117639</text:p>
          </table:table-cell>
          <table:table-cell table:formula="of:=1/(1+EXP(-[.A414]*1.5+0.8))" office:value-type="float" office:value="0.943815922512582" calcext:value-type="float">
            <text:p>0.943815922512582</text:p>
          </table:table-cell>
        </table:table-row>
        <table:table-row table:style-name="ro1">
          <table:table-cell table:formula="of:=RAND()*10-5" office:value-type="float" office:value="4.5544176216697" calcext:value-type="float">
            <text:p>4.5544176216697</text:p>
          </table:table-cell>
          <table:table-cell table:formula="of:=1/(1+EXP(-[.A415]*1.5+0.8))" office:value-type="float" office:value="0.997604169006357" calcext:value-type="float">
            <text:p>0.997604169006357</text:p>
          </table:table-cell>
        </table:table-row>
        <table:table-row table:style-name="ro1">
          <table:table-cell table:formula="of:=RAND()*10-5" office:value-type="float" office:value="2.9628386934888" calcext:value-type="float">
            <text:p>2.9628386934888</text:p>
          </table:table-cell>
          <table:table-cell table:formula="of:=1/(1+EXP(-[.A416]*1.5+0.8))" office:value-type="float" office:value="0.97452513521563" calcext:value-type="float">
            <text:p>0.97452513521563</text:p>
          </table:table-cell>
        </table:table-row>
        <table:table-row table:style-name="ro1">
          <table:table-cell table:formula="of:=RAND()*10-5" office:value-type="float" office:value="1.21500708199496" calcext:value-type="float">
            <text:p>1.21500708199496</text:p>
          </table:table-cell>
          <table:table-cell table:formula="of:=1/(1+EXP(-[.A417]*1.5+0.8))" office:value-type="float" office:value="0.735461349806373" calcext:value-type="float">
            <text:p>0.735461349806373</text:p>
          </table:table-cell>
        </table:table-row>
        <table:table-row table:style-name="ro1">
          <table:table-cell table:formula="of:=RAND()*10-5" office:value-type="float" office:value="1.0704568675561" calcext:value-type="float">
            <text:p>1.0704568675561</text:p>
          </table:table-cell>
          <table:table-cell table:formula="of:=1/(1+EXP(-[.A418]*1.5+0.8))" office:value-type="float" office:value="0.691189306851121" calcext:value-type="float">
            <text:p>0.691189306851121</text:p>
          </table:table-cell>
        </table:table-row>
        <table:table-row table:style-name="ro1">
          <table:table-cell table:formula="of:=RAND()*10-5" office:value-type="float" office:value="3.92148676945035" calcext:value-type="float">
            <text:p>3.92148676945035</text:p>
          </table:table-cell>
          <table:table-cell table:formula="of:=1/(1+EXP(-[.A419]*1.5+0.8))" office:value-type="float" office:value="0.993832224426796" calcext:value-type="float">
            <text:p>0.993832224426796</text:p>
          </table:table-cell>
        </table:table-row>
        <table:table-row table:style-name="ro1">
          <table:table-cell table:formula="of:=RAND()*10-5" office:value-type="float" office:value="-0.928882954233262" calcext:value-type="float">
            <text:p>-0.928882954233262</text:p>
          </table:table-cell>
          <table:table-cell table:formula="of:=1/(1+EXP(-[.A420]*1.5+0.8))" office:value-type="float" office:value="0.100351561149054" calcext:value-type="float">
            <text:p>0.100351561149054</text:p>
          </table:table-cell>
        </table:table-row>
        <table:table-row table:style-name="ro1">
          <table:table-cell table:formula="of:=RAND()*10-5" office:value-type="float" office:value="-3.36849591321644" calcext:value-type="float">
            <text:p>-3.36849591321644</text:p>
          </table:table-cell>
          <table:table-cell table:formula="of:=1/(1+EXP(-[.A421]*1.5+0.8))" office:value-type="float" office:value="0.00286378311312042" calcext:value-type="float">
            <text:p>0.00286378311312</text:p>
          </table:table-cell>
        </table:table-row>
        <table:table-row table:style-name="ro1">
          <table:table-cell table:formula="of:=RAND()*10-5" office:value-type="float" office:value="1.70709114776099" calcext:value-type="float">
            <text:p>1.70709114776099</text:p>
          </table:table-cell>
          <table:table-cell table:formula="of:=1/(1+EXP(-[.A422]*1.5+0.8))" office:value-type="float" office:value="0.853289387153389" calcext:value-type="float">
            <text:p>0.853289387153389</text:p>
          </table:table-cell>
        </table:table-row>
        <table:table-row table:style-name="ro1">
          <table:table-cell table:formula="of:=RAND()*10-5" office:value-type="float" office:value="-1.52744145405514" calcext:value-type="float">
            <text:p>-1.52744145405514</text:p>
          </table:table-cell>
          <table:table-cell table:formula="of:=1/(1+EXP(-[.A423]*1.5+0.8))" office:value-type="float" office:value="0.0434732819168796" calcext:value-type="float">
            <text:p>0.04347328191688</text:p>
          </table:table-cell>
        </table:table-row>
        <table:table-row table:style-name="ro1">
          <table:table-cell table:formula="of:=RAND()*10-5" office:value-type="float" office:value="-4.58052440154182" calcext:value-type="float">
            <text:p>-4.58052440154182</text:p>
          </table:table-cell>
          <table:table-cell table:formula="of:=1/(1+EXP(-[.A424]*1.5+0.8))" office:value-type="float" office:value="0.000466033636749883" calcext:value-type="float">
            <text:p>0.00046603363675</text:p>
          </table:table-cell>
        </table:table-row>
        <table:table-row table:style-name="ro1">
          <table:table-cell table:formula="of:=RAND()*10-5" office:value-type="float" office:value="0.0574252894171758" calcext:value-type="float">
            <text:p>0.057425289417176</text:p>
          </table:table-cell>
          <table:table-cell table:formula="of:=1/(1+EXP(-[.A425]*1.5+0.8))" office:value-type="float" office:value="0.328746027108498" calcext:value-type="float">
            <text:p>0.328746027108498</text:p>
          </table:table-cell>
        </table:table-row>
        <table:table-row table:style-name="ro1">
          <table:table-cell table:formula="of:=RAND()*10-5" office:value-type="float" office:value="0.412124527897953" calcext:value-type="float">
            <text:p>0.412124527897953</text:p>
          </table:table-cell>
          <table:table-cell table:formula="of:=1/(1+EXP(-[.A426]*1.5+0.8))" office:value-type="float" office:value="0.454671494308222" calcext:value-type="float">
            <text:p>0.454671494308222</text:p>
          </table:table-cell>
        </table:table-row>
        <table:table-row table:style-name="ro1">
          <table:table-cell table:formula="of:=RAND()*10-5" office:value-type="float" office:value="-1.50344072474016" calcext:value-type="float">
            <text:p>-1.50344072474016</text:p>
          </table:table-cell>
          <table:table-cell table:formula="of:=1/(1+EXP(-[.A427]*1.5+0.8))" office:value-type="float" office:value="0.0449951768870267" calcext:value-type="float">
            <text:p>0.044995176887027</text:p>
          </table:table-cell>
        </table:table-row>
        <table:table-row table:style-name="ro1">
          <table:table-cell table:formula="of:=RAND()*10-5" office:value-type="float" office:value="-3.2228541486002" calcext:value-type="float">
            <text:p>-3.2228541486002</text:p>
          </table:table-cell>
          <table:table-cell table:formula="of:=1/(1+EXP(-[.A428]*1.5+0.8))" office:value-type="float" office:value="0.00356052206034428" calcext:value-type="float">
            <text:p>0.003560522060344</text:p>
          </table:table-cell>
        </table:table-row>
        <table:table-row table:style-name="ro1">
          <table:table-cell table:formula="of:=RAND()*10-5" office:value-type="float" office:value="4.26664881467503" calcext:value-type="float">
            <text:p>4.26664881467503</text:p>
          </table:table-cell>
          <table:table-cell table:formula="of:=1/(1+EXP(-[.A429]*1.5+0.8))" office:value-type="float" office:value="0.996315661806202" calcext:value-type="float">
            <text:p>0.996315661806202</text:p>
          </table:table-cell>
        </table:table-row>
        <table:table-row table:style-name="ro1">
          <table:table-cell table:formula="of:=RAND()*10-5" office:value-type="float" office:value="-4.1642625527214" calcext:value-type="float">
            <text:p>-4.1642625527214</text:p>
          </table:table-cell>
          <table:table-cell table:formula="of:=1/(1+EXP(-[.A430]*1.5+0.8))" office:value-type="float" office:value="0.000869785443837852" calcext:value-type="float">
            <text:p>0.000869785443838</text:p>
          </table:table-cell>
        </table:table-row>
        <table:table-row table:style-name="ro1">
          <table:table-cell table:formula="of:=RAND()*10-5" office:value-type="float" office:value="4.34582887032665" calcext:value-type="float">
            <text:p>4.34582887032665</text:p>
          </table:table-cell>
          <table:table-cell table:formula="of:=1/(1+EXP(-[.A431]*1.5+0.8))" office:value-type="float" office:value="0.996726913189407" calcext:value-type="float">
            <text:p>0.996726913189407</text:p>
          </table:table-cell>
        </table:table-row>
        <table:table-row table:style-name="ro1">
          <table:table-cell table:formula="of:=RAND()*10-5" office:value-type="float" office:value="2.20491865052097" calcext:value-type="float">
            <text:p>2.20491865052097</text:p>
          </table:table-cell>
          <table:table-cell table:formula="of:=1/(1+EXP(-[.A432]*1.5+0.8))" office:value-type="float" office:value="0.92465742766741" calcext:value-type="float">
            <text:p>0.92465742766741</text:p>
          </table:table-cell>
        </table:table-row>
        <table:table-row table:style-name="ro1">
          <table:table-cell table:formula="of:=RAND()*10-5" office:value-type="float" office:value="-2.16985225507701" calcext:value-type="float">
            <text:p>-2.16985225507701</text:p>
          </table:table-cell>
          <table:table-cell table:formula="of:=1/(1+EXP(-[.A433]*1.5+0.8))" office:value-type="float" office:value="0.0170437946025484" calcext:value-type="float">
            <text:p>0.017043794602548</text:p>
          </table:table-cell>
        </table:table-row>
        <table:table-row table:style-name="ro1">
          <table:table-cell table:formula="of:=RAND()*10-5" office:value-type="float" office:value="3.15922429234832" calcext:value-type="float">
            <text:p>3.15922429234832</text:p>
          </table:table-cell>
          <table:table-cell table:formula="of:=1/(1+EXP(-[.A434]*1.5+0.8))" office:value-type="float" office:value="0.980901016470037" calcext:value-type="float">
            <text:p>0.980901016470037</text:p>
          </table:table-cell>
        </table:table-row>
        <table:table-row table:style-name="ro1">
          <table:table-cell table:formula="of:=RAND()*10-5" office:value-type="float" office:value="2.56142515322633" calcext:value-type="float">
            <text:p>2.56142515322633</text:p>
          </table:table-cell>
          <table:table-cell table:formula="of:=1/(1+EXP(-[.A435]*1.5+0.8))" office:value-type="float" office:value="0.954441873586618" calcext:value-type="float">
            <text:p>0.954441873586618</text:p>
          </table:table-cell>
        </table:table-row>
        <table:table-row table:style-name="ro1">
          <table:table-cell table:formula="of:=RAND()*10-5" office:value-type="float" office:value="3.40789648111193" calcext:value-type="float">
            <text:p>3.40789648111193</text:p>
          </table:table-cell>
          <table:table-cell table:formula="of:=1/(1+EXP(-[.A436]*1.5+0.8))" office:value-type="float" office:value="0.986768625462136" calcext:value-type="float">
            <text:p>0.986768625462136</text:p>
          </table:table-cell>
        </table:table-row>
        <table:table-row table:style-name="ro1">
          <table:table-cell table:formula="of:=RAND()*10-5" office:value-type="float" office:value="4.87788692200586" calcext:value-type="float">
            <text:p>4.87788692200586</text:p>
          </table:table-cell>
          <table:table-cell table:formula="of:=1/(1+EXP(-[.A437]*1.5+0.8))" office:value-type="float" office:value="0.998523834805699" calcext:value-type="float">
            <text:p>0.998523834805699</text:p>
          </table:table-cell>
        </table:table-row>
        <table:table-row table:style-name="ro1">
          <table:table-cell table:formula="of:=RAND()*10-5" office:value-type="float" office:value="-3.82790099833491" calcext:value-type="float">
            <text:p>-3.82790099833491</text:p>
          </table:table-cell>
          <table:table-cell table:formula="of:=1/(1+EXP(-[.A438]*1.5+0.8))" office:value-type="float" office:value="0.00143974066467398" calcext:value-type="float">
            <text:p>0.001439740664674</text:p>
          </table:table-cell>
        </table:table-row>
        <table:table-row table:style-name="ro1">
          <table:table-cell table:formula="of:=RAND()*10-5" office:value-type="float" office:value="-0.428707453241938" calcext:value-type="float">
            <text:p>-0.428707453241938</text:p>
          </table:table-cell>
          <table:table-cell table:formula="of:=1/(1+EXP(-[.A439]*1.5+0.8))" office:value-type="float" office:value="0.19107175487888" calcext:value-type="float">
            <text:p>0.19107175487888</text:p>
          </table:table-cell>
        </table:table-row>
        <table:table-row table:style-name="ro1">
          <table:table-cell table:formula="of:=RAND()*10-5" office:value-type="float" office:value="4.73488960039418" calcext:value-type="float">
            <text:p>4.73488960039418</text:p>
          </table:table-cell>
          <table:table-cell table:formula="of:=1/(1+EXP(-[.A440]*1.5+0.8))" office:value-type="float" office:value="0.998171327065484" calcext:value-type="float">
            <text:p>0.998171327065484</text:p>
          </table:table-cell>
        </table:table-row>
        <table:table-row table:style-name="ro1">
          <table:table-cell table:formula="of:=RAND()*10-5" office:value-type="float" office:value="2.14285236656165" calcext:value-type="float">
            <text:p>2.14285236656165</text:p>
          </table:table-cell>
          <table:table-cell table:formula="of:=1/(1+EXP(-[.A441]*1.5+0.8))" office:value-type="float" office:value="0.917909654107343" calcext:value-type="float">
            <text:p>0.917909654107343</text:p>
          </table:table-cell>
        </table:table-row>
        <table:table-row table:style-name="ro1">
          <table:table-cell table:formula="of:=RAND()*10-5" office:value-type="float" office:value="-4.30690315163122" calcext:value-type="float">
            <text:p>-4.30690315163122</text:p>
          </table:table-cell>
          <table:table-cell table:formula="of:=1/(1+EXP(-[.A442]*1.5+0.8))" office:value-type="float" office:value="0.000702365004787727" calcext:value-type="float">
            <text:p>0.000702365004788</text:p>
          </table:table-cell>
        </table:table-row>
        <table:table-row table:style-name="ro1">
          <table:table-cell table:formula="of:=RAND()*10-5" office:value-type="float" office:value="0.457966112132363" calcext:value-type="float">
            <text:p>0.457966112132363</text:p>
          </table:table-cell>
          <table:table-cell table:formula="of:=1/(1+EXP(-[.A443]*1.5+0.8))" office:value-type="float" office:value="0.47176735456822" calcext:value-type="float">
            <text:p>0.47176735456822</text:p>
          </table:table-cell>
        </table:table-row>
        <table:table-row table:style-name="ro1">
          <table:table-cell table:formula="of:=RAND()*10-5" office:value-type="float" office:value="1.24608928343828" calcext:value-type="float">
            <text:p>1.24608928343828</text:p>
          </table:table-cell>
          <table:table-cell table:formula="of:=1/(1+EXP(-[.A444]*1.5+0.8))" office:value-type="float" office:value="0.744432177452701" calcext:value-type="float">
            <text:p>0.744432177452701</text:p>
          </table:table-cell>
        </table:table-row>
        <table:table-row table:style-name="ro1">
          <table:table-cell table:formula="of:=RAND()*10-5" office:value-type="float" office:value="-1.9458150214749" calcext:value-type="float">
            <text:p>-1.9458150214749</text:p>
          </table:table-cell>
          <table:table-cell table:formula="of:=1/(1+EXP(-[.A445]*1.5+0.8))" office:value-type="float" office:value="0.0236901065903766" calcext:value-type="float">
            <text:p>0.023690106590377</text:p>
          </table:table-cell>
        </table:table-row>
        <table:table-row table:style-name="ro1">
          <table:table-cell table:formula="of:=RAND()*10-5" office:value-type="float" office:value="-0.828606428671027" calcext:value-type="float">
            <text:p>-0.828606428671027</text:p>
          </table:table-cell>
          <table:table-cell table:formula="of:=1/(1+EXP(-[.A446]*1.5+0.8))" office:value-type="float" office:value="0.114770785307945" calcext:value-type="float">
            <text:p>0.114770785307945</text:p>
          </table:table-cell>
        </table:table-row>
        <table:table-row table:style-name="ro1">
          <table:table-cell table:formula="of:=RAND()*10-5" office:value-type="float" office:value="4.27348269717102" calcext:value-type="float">
            <text:p>4.27348269717102</text:p>
          </table:table-cell>
          <table:table-cell table:formula="of:=1/(1+EXP(-[.A447]*1.5+0.8))" office:value-type="float" office:value="0.996353099362593" calcext:value-type="float">
            <text:p>0.996353099362593</text:p>
          </table:table-cell>
        </table:table-row>
        <table:table-row table:style-name="ro1">
          <table:table-cell table:formula="of:=RAND()*10-5" office:value-type="float" office:value="4.61029415973668" calcext:value-type="float">
            <text:p>4.61029415973668</text:p>
          </table:table-cell>
          <table:table-cell table:formula="of:=1/(1+EXP(-[.A448]*1.5+0.8))" office:value-type="float" office:value="0.997796365652575" calcext:value-type="float">
            <text:p>0.997796365652575</text:p>
          </table:table-cell>
        </table:table-row>
        <table:table-row table:style-name="ro1">
          <table:table-cell table:formula="of:=RAND()*10-5" office:value-type="float" office:value="-2.89492112514965" calcext:value-type="float">
            <text:p>-2.89492112514965</text:p>
          </table:table-cell>
          <table:table-cell table:formula="of:=1/(1+EXP(-[.A449]*1.5+0.8))" office:value-type="float" office:value="0.00580980405393396" calcext:value-type="float">
            <text:p>0.005809804053934</text:p>
          </table:table-cell>
        </table:table-row>
        <table:table-row table:style-name="ro1">
          <table:table-cell table:formula="of:=RAND()*10-5" office:value-type="float" office:value="3.61252059810177" calcext:value-type="float">
            <text:p>3.61252059810177</text:p>
          </table:table-cell>
          <table:table-cell table:formula="of:=1/(1+EXP(-[.A450]*1.5+0.8))" office:value-type="float" office:value="0.990231549003932" calcext:value-type="float">
            <text:p>0.990231549003932</text:p>
          </table:table-cell>
        </table:table-row>
        <table:table-row table:style-name="ro1">
          <table:table-cell table:formula="of:=RAND()*10-5" office:value-type="float" office:value="0.702381787324272" calcext:value-type="float">
            <text:p>0.702381787324272</text:p>
          </table:table-cell>
          <table:table-cell table:formula="of:=1/(1+EXP(-[.A451]*1.5+0.8))" office:value-type="float" office:value="0.563055663213854" calcext:value-type="float">
            <text:p>0.563055663213854</text:p>
          </table:table-cell>
        </table:table-row>
        <table:table-row table:style-name="ro1">
          <table:table-cell table:formula="of:=RAND()*10-5" office:value-type="float" office:value="-2.90533785136134" calcext:value-type="float">
            <text:p>-2.90533785136134</text:p>
          </table:table-cell>
          <table:table-cell table:formula="of:=1/(1+EXP(-[.A452]*1.5+0.8))" office:value-type="float" office:value="0.00572024612064953" calcext:value-type="float">
            <text:p>0.00572024612065</text:p>
          </table:table-cell>
        </table:table-row>
        <table:table-row table:style-name="ro1">
          <table:table-cell table:formula="of:=RAND()*10-5" office:value-type="float" office:value="-4.71411765370397" calcext:value-type="float">
            <text:p>-4.71411765370397</text:p>
          </table:table-cell>
          <table:table-cell table:formula="of:=1/(1+EXP(-[.A453]*1.5+0.8))" office:value-type="float" office:value="0.000381439618783718" calcext:value-type="float">
            <text:p>0.000381439618784</text:p>
          </table:table-cell>
        </table:table-row>
        <table:table-row table:style-name="ro1">
          <table:table-cell table:formula="of:=RAND()*10-5" office:value-type="float" office:value="-1.22725693470771" calcext:value-type="float">
            <text:p>-1.22725693470771</text:p>
          </table:table-cell>
          <table:table-cell table:formula="of:=1/(1+EXP(-[.A454]*1.5+0.8))" office:value-type="float" office:value="0.0665530100031257" calcext:value-type="float">
            <text:p>0.066553010003126</text:p>
          </table:table-cell>
        </table:table-row>
        <table:table-row table:style-name="ro1">
          <table:table-cell table:formula="of:=RAND()*10-5" office:value-type="float" office:value="3.65474436902371" calcext:value-type="float">
            <text:p>3.65474436902371</text:p>
          </table:table-cell>
          <table:table-cell table:formula="of:=1/(1+EXP(-[.A455]*1.5+0.8))" office:value-type="float" office:value="0.990825554687401" calcext:value-type="float">
            <text:p>0.990825554687401</text:p>
          </table:table-cell>
        </table:table-row>
        <table:table-row table:style-name="ro1">
          <table:table-cell table:formula="of:=RAND()*10-5" office:value-type="float" office:value="1.33127163337235" calcext:value-type="float">
            <text:p>1.33127163337235</text:p>
          </table:table-cell>
          <table:table-cell table:formula="of:=1/(1+EXP(-[.A456]*1.5+0.8))" office:value-type="float" office:value="0.767974179259588" calcext:value-type="float">
            <text:p>0.767974179259588</text:p>
          </table:table-cell>
        </table:table-row>
        <table:table-row table:style-name="ro1">
          <table:table-cell table:formula="of:=RAND()*10-5" office:value-type="float" office:value="-1.46728417254418" calcext:value-type="float">
            <text:p>-1.46728417254418</text:p>
          </table:table-cell>
          <table:table-cell table:formula="of:=1/(1+EXP(-[.A457]*1.5+0.8))" office:value-type="float" office:value="0.0473840454354141" calcext:value-type="float">
            <text:p>0.047384045435414</text:p>
          </table:table-cell>
        </table:table-row>
        <table:table-row table:style-name="ro1">
          <table:table-cell table:formula="of:=RAND()*10-5" office:value-type="float" office:value="0.222967091246742" calcext:value-type="float">
            <text:p>0.222967091246742</text:p>
          </table:table-cell>
          <table:table-cell table:formula="of:=1/(1+EXP(-[.A458]*1.5+0.8))" office:value-type="float" office:value="0.385670189161617" calcext:value-type="float">
            <text:p>0.385670189161617</text:p>
          </table:table-cell>
        </table:table-row>
        <table:table-row table:style-name="ro1">
          <table:table-cell table:formula="of:=RAND()*10-5" office:value-type="float" office:value="-2.4037574504649" calcext:value-type="float">
            <text:p>-2.4037574504649</text:p>
          </table:table-cell>
          <table:table-cell table:formula="of:=1/(1+EXP(-[.A459]*1.5+0.8))" office:value-type="float" office:value="0.0120610914240829" calcext:value-type="float">
            <text:p>0.012061091424083</text:p>
          </table:table-cell>
        </table:table-row>
        <table:table-row table:style-name="ro1">
          <table:table-cell table:formula="of:=RAND()*10-5" office:value-type="float" office:value="4.84384101979462" calcext:value-type="float">
            <text:p>4.84384101979462</text:p>
          </table:table-cell>
          <table:table-cell table:formula="of:=1/(1+EXP(-[.A460]*1.5+0.8))" office:value-type="float" office:value="0.998446610756817" calcext:value-type="float">
            <text:p>0.998446610756817</text:p>
          </table:table-cell>
        </table:table-row>
        <table:table-row table:style-name="ro1">
          <table:table-cell table:formula="of:=RAND()*10-5" office:value-type="float" office:value="4.23276075238194" calcext:value-type="float">
            <text:p>4.23276075238194</text:p>
          </table:table-cell>
          <table:table-cell table:formula="of:=1/(1+EXP(-[.A461]*1.5+0.8))" office:value-type="float" office:value="0.996124282129766" calcext:value-type="float">
            <text:p>0.996124282129766</text:p>
          </table:table-cell>
        </table:table-row>
        <table:table-row table:style-name="ro1">
          <table:table-cell table:formula="of:=RAND()*10-5" office:value-type="float" office:value="2.86528001589047" calcext:value-type="float">
            <text:p>2.86528001589047</text:p>
          </table:table-cell>
          <table:table-cell table:formula="of:=1/(1+EXP(-[.A462]*1.5+0.8))" office:value-type="float" office:value="0.970628529661827" calcext:value-type="float">
            <text:p>0.970628529661827</text:p>
          </table:table-cell>
        </table:table-row>
        <table:table-row table:style-name="ro1">
          <table:table-cell table:formula="of:=RAND()*10-5" office:value-type="float" office:value="3.89245698481163" calcext:value-type="float">
            <text:p>3.89245698481163</text:p>
          </table:table-cell>
          <table:table-cell table:formula="of:=1/(1+EXP(-[.A463]*1.5+0.8))" office:value-type="float" office:value="0.993559485311625" calcext:value-type="float">
            <text:p>0.993559485311625</text:p>
          </table:table-cell>
        </table:table-row>
        <table:table-row table:style-name="ro1">
          <table:table-cell table:formula="of:=RAND()*10-5" office:value-type="float" office:value="1.28985323817068" calcext:value-type="float">
            <text:p>1.28985323817068</text:p>
          </table:table-cell>
          <table:table-cell table:formula="of:=1/(1+EXP(-[.A464]*1.5+0.8))" office:value-type="float" office:value="0.756719925758264" calcext:value-type="float">
            <text:p>0.756719925758264</text:p>
          </table:table-cell>
        </table:table-row>
        <table:table-row table:style-name="ro1">
          <table:table-cell table:formula="of:=RAND()*10-5" office:value-type="float" office:value="-0.0575429623491042" calcext:value-type="float">
            <text:p>-0.057542962349104</text:p>
          </table:table-cell>
          <table:table-cell table:formula="of:=1/(1+EXP(-[.A465]*1.5+0.8))" office:value-type="float" office:value="0.291870982045591" calcext:value-type="float">
            <text:p>0.291870982045591</text:p>
          </table:table-cell>
        </table:table-row>
        <table:table-row table:style-name="ro1">
          <table:table-cell table:formula="of:=RAND()*10-5" office:value-type="float" office:value="2.89275132256367" calcext:value-type="float">
            <text:p>2.89275132256367</text:p>
          </table:table-cell>
          <table:table-cell table:formula="of:=1/(1+EXP(-[.A466]*1.5+0.8))" office:value-type="float" office:value="0.971780781257953" calcext:value-type="float">
            <text:p>0.971780781257953</text:p>
          </table:table-cell>
        </table:table-row>
        <table:table-row table:style-name="ro1">
          <table:table-cell table:formula="of:=RAND()*10-5" office:value-type="float" office:value="-1.88078169399047" calcext:value-type="float">
            <text:p>-1.88078169399047</text:p>
          </table:table-cell>
          <table:table-cell table:formula="of:=1/(1+EXP(-[.A467]*1.5+0.8))" office:value-type="float" office:value="0.026054304817796" calcext:value-type="float">
            <text:p>0.026054304817796</text:p>
          </table:table-cell>
        </table:table-row>
        <table:table-row table:style-name="ro1">
          <table:table-cell table:formula="of:=RAND()*10-5" office:value-type="float" office:value="0.526188812253471" calcext:value-type="float">
            <text:p>0.526188812253471</text:p>
          </table:table-cell>
          <table:table-cell table:formula="of:=1/(1+EXP(-[.A468]*1.5+0.8))" office:value-type="float" office:value="0.497320830236758" calcext:value-type="float">
            <text:p>0.497320830236758</text:p>
          </table:table-cell>
        </table:table-row>
        <table:table-row table:style-name="ro1">
          <table:table-cell table:formula="of:=RAND()*10-5" office:value-type="float" office:value="1.56017978890171" calcext:value-type="float">
            <text:p>1.56017978890171</text:p>
          </table:table-cell>
          <table:table-cell table:formula="of:=1/(1+EXP(-[.A469]*1.5+0.8))" office:value-type="float" office:value="0.823503925824154" calcext:value-type="float">
            <text:p>0.823503925824154</text:p>
          </table:table-cell>
        </table:table-row>
        <table:table-row table:style-name="ro1">
          <table:table-cell table:formula="of:=RAND()*10-5" office:value-type="float" office:value="-2.67739665674586" calcext:value-type="float">
            <text:p>-2.67739665674586</text:p>
          </table:table-cell>
          <table:table-cell table:formula="of:=1/(1+EXP(-[.A470]*1.5+0.8))" office:value-type="float" office:value="0.00803329323142821" calcext:value-type="float">
            <text:p>0.008033293231428</text:p>
          </table:table-cell>
        </table:table-row>
        <table:table-row table:style-name="ro1">
          <table:table-cell table:formula="of:=RAND()*10-5" office:value-type="float" office:value="0.656227369620678" calcext:value-type="float">
            <text:p>0.656227369620678</text:p>
          </table:table-cell>
          <table:table-cell table:formula="of:=1/(1+EXP(-[.A471]*1.5+0.8))" office:value-type="float" office:value="0.545955201220007" calcext:value-type="float">
            <text:p>0.545955201220007</text:p>
          </table:table-cell>
        </table:table-row>
        <table:table-row table:style-name="ro1">
          <table:table-cell table:formula="of:=RAND()*10-5" office:value-type="float" office:value="-1.99935979915615" calcext:value-type="float">
            <text:p>-1.99935979915615</text:p>
          </table:table-cell>
          <table:table-cell table:formula="of:=1/(1+EXP(-[.A472]*1.5+0.8))" office:value-type="float" office:value="0.0219018332049864" calcext:value-type="float">
            <text:p>0.021901833204987</text:p>
          </table:table-cell>
        </table:table-row>
        <table:table-row table:style-name="ro1">
          <table:table-cell table:formula="of:=RAND()*10-5" office:value-type="float" office:value="3.75825301163706" calcext:value-type="float">
            <text:p>3.75825301163706</text:p>
          </table:table-cell>
          <table:table-cell table:formula="of:=1/(1+EXP(-[.A473]*1.5+0.8))" office:value-type="float" office:value="0.992134554172364" calcext:value-type="float">
            <text:p>0.992134554172364</text:p>
          </table:table-cell>
        </table:table-row>
        <table:table-row table:style-name="ro1">
          <table:table-cell table:formula="of:=RAND()*10-5" office:value-type="float" office:value="-1.59839998147942" calcext:value-type="float">
            <text:p>-1.59839998147942</text:p>
          </table:table-cell>
          <table:table-cell table:formula="of:=1/(1+EXP(-[.A474]*1.5+0.8))" office:value-type="float" office:value="0.0392561400471388" calcext:value-type="float">
            <text:p>0.039256140047139</text:p>
          </table:table-cell>
        </table:table-row>
        <table:table-row table:style-name="ro1">
          <table:table-cell table:formula="of:=RAND()*10-5" office:value-type="float" office:value="4.64946415216792" calcext:value-type="float">
            <text:p>4.64946415216792</text:p>
          </table:table-cell>
          <table:table-cell table:formula="of:=1/(1+EXP(-[.A475]*1.5+0.8))" office:value-type="float" office:value="0.997921848623981" calcext:value-type="float">
            <text:p>0.997921848623981</text:p>
          </table:table-cell>
        </table:table-row>
        <table:table-row table:style-name="ro1">
          <table:table-cell table:formula="of:=RAND()*10-5" office:value-type="float" office:value="-4.88586725983398" calcext:value-type="float">
            <text:p>-4.88586725983398</text:p>
          </table:table-cell>
          <table:table-cell table:formula="of:=1/(1+EXP(-[.A476]*1.5+0.8))" office:value-type="float" office:value="0.000294834679288897" calcext:value-type="float">
            <text:p>0.000294834679289</text:p>
          </table:table-cell>
        </table:table-row>
        <table:table-row table:style-name="ro1">
          <table:table-cell table:formula="of:=RAND()*10-5" office:value-type="float" office:value="-4.91869599922884" calcext:value-type="float">
            <text:p>-4.91869599922884</text:p>
          </table:table-cell>
          <table:table-cell table:formula="of:=1/(1+EXP(-[.A477]*1.5+0.8))" office:value-type="float" office:value="0.000280671753065807" calcext:value-type="float">
            <text:p>0.000280671753066</text:p>
          </table:table-cell>
        </table:table-row>
        <table:table-row table:style-name="ro1">
          <table:table-cell table:formula="of:=RAND()*10-5" office:value-type="float" office:value="2.15464255022093" calcext:value-type="float">
            <text:p>2.15464255022093</text:p>
          </table:table-cell>
          <table:table-cell table:formula="of:=1/(1+EXP(-[.A478]*1.5+0.8))" office:value-type="float" office:value="0.919232455414831" calcext:value-type="float">
            <text:p>0.919232455414831</text:p>
          </table:table-cell>
        </table:table-row>
        <table:table-row table:style-name="ro1">
          <table:table-cell table:formula="of:=RAND()*10-5" office:value-type="float" office:value="-1.50516560982904" calcext:value-type="float">
            <text:p>-1.50516560982904</text:p>
          </table:table-cell>
          <table:table-cell table:formula="of:=1/(1+EXP(-[.A479]*1.5+0.8))" office:value-type="float" office:value="0.0448841286310366" calcext:value-type="float">
            <text:p>0.044884128631037</text:p>
          </table:table-cell>
        </table:table-row>
        <table:table-row table:style-name="ro1">
          <table:table-cell table:formula="of:=RAND()*10-5" office:value-type="float" office:value="2.16834624778159" calcext:value-type="float">
            <text:p>2.16834624778159</text:p>
          </table:table-cell>
          <table:table-cell table:formula="of:=1/(1+EXP(-[.A480]*1.5+0.8))" office:value-type="float" office:value="0.920745492495359" calcext:value-type="float">
            <text:p>0.920745492495359</text:p>
          </table:table-cell>
        </table:table-row>
        <table:table-row table:style-name="ro1">
          <table:table-cell table:formula="of:=RAND()*10-5" office:value-type="float" office:value="3.45962587733275" calcext:value-type="float">
            <text:p>3.45962587733275</text:p>
          </table:table-cell>
          <table:table-cell table:formula="of:=1/(1+EXP(-[.A481]*1.5+0.8))" office:value-type="float" office:value="0.987744373750191" calcext:value-type="float">
            <text:p>0.987744373750191</text:p>
          </table:table-cell>
        </table:table-row>
        <table:table-row table:style-name="ro1">
          <table:table-cell table:formula="of:=RAND()*10-5" office:value-type="float" office:value="2.74230905395303" calcext:value-type="float">
            <text:p>2.74230905395303</text:p>
          </table:table-cell>
          <table:table-cell table:formula="of:=1/(1+EXP(-[.A482]*1.5+0.8))" office:value-type="float" office:value="0.964887813694311" calcext:value-type="float">
            <text:p>0.964887813694311</text:p>
          </table:table-cell>
        </table:table-row>
        <table:table-row table:style-name="ro1">
          <table:table-cell table:formula="of:=RAND()*10-5" office:value-type="float" office:value="-1.38679019350766" calcext:value-type="float">
            <text:p>-1.38679019350766</text:p>
          </table:table-cell>
          <table:table-cell table:formula="of:=1/(1+EXP(-[.A483]*1.5+0.8))" office:value-type="float" office:value="0.0531418122351511" calcext:value-type="float">
            <text:p>0.053141812235151</text:p>
          </table:table-cell>
        </table:table-row>
        <table:table-row table:style-name="ro1">
          <table:table-cell table:formula="of:=RAND()*10-5" office:value-type="float" office:value="3.30502705007084" calcext:value-type="float">
            <text:p>3.30502705007084</text:p>
          </table:table-cell>
          <table:table-cell table:formula="of:=1/(1+EXP(-[.A484]*1.5+0.8))" office:value-type="float" office:value="0.984595035159385" calcext:value-type="float">
            <text:p>0.984595035159385</text:p>
          </table:table-cell>
        </table:table-row>
        <table:table-row table:style-name="ro1">
          <table:table-cell table:formula="of:=RAND()*10-5" office:value-type="float" office:value="-0.417430350267379" calcext:value-type="float">
            <text:p>-0.417430350267379</text:p>
          </table:table-cell>
          <table:table-cell table:formula="of:=1/(1+EXP(-[.A485]*1.5+0.8))" office:value-type="float" office:value="0.193699966558199" calcext:value-type="float">
            <text:p>0.193699966558199</text:p>
          </table:table-cell>
        </table:table-row>
        <table:table-row table:style-name="ro1">
          <table:table-cell table:formula="of:=RAND()*10-5" office:value-type="float" office:value="-0.719629553716382" calcext:value-type="float">
            <text:p>-0.719629553716382</text:p>
          </table:table-cell>
          <table:table-cell table:formula="of:=1/(1+EXP(-[.A486]*1.5+0.8))" office:value-type="float" office:value="0.132452711915423" calcext:value-type="float">
            <text:p>0.132452711915423</text:p>
          </table:table-cell>
        </table:table-row>
        <table:table-row table:style-name="ro1">
          <table:table-cell table:formula="of:=RAND()*10-5" office:value-type="float" office:value="3.25470916565569" calcext:value-type="float">
            <text:p>3.25470916565569</text:p>
          </table:table-cell>
          <table:table-cell table:formula="of:=1/(1+EXP(-[.A487]*1.5+0.8))" office:value-type="float" office:value="0.983407352377275" calcext:value-type="float">
            <text:p>0.983407352377275</text:p>
          </table:table-cell>
        </table:table-row>
        <table:table-row table:style-name="ro1">
          <table:table-cell table:formula="of:=RAND()*10-5" office:value-type="float" office:value="2.3818097576286" calcext:value-type="float">
            <text:p>2.3818097576286</text:p>
          </table:table-cell>
          <table:table-cell table:formula="of:=1/(1+EXP(-[.A488]*1.5+0.8))" office:value-type="float" office:value="0.941183441229551" calcext:value-type="float">
            <text:p>0.941183441229551</text:p>
          </table:table-cell>
        </table:table-row>
        <table:table-row table:style-name="ro1">
          <table:table-cell table:formula="of:=RAND()*10-5" office:value-type="float" office:value="2.86114924532868" calcext:value-type="float">
            <text:p>2.86114924532868</text:p>
          </table:table-cell>
          <table:table-cell table:formula="of:=1/(1+EXP(-[.A489]*1.5+0.8))" office:value-type="float" office:value="0.970451368724235" calcext:value-type="float">
            <text:p>0.970451368724235</text:p>
          </table:table-cell>
        </table:table-row>
        <table:table-row table:style-name="ro1">
          <table:table-cell table:formula="of:=RAND()*10-5" office:value-type="float" office:value="4.72474062476102" calcext:value-type="float">
            <text:p>4.72474062476102</text:p>
          </table:table-cell>
          <table:table-cell table:formula="of:=1/(1+EXP(-[.A490]*1.5+0.8))" office:value-type="float" office:value="0.998143327432375" calcext:value-type="float">
            <text:p>0.998143327432375</text:p>
          </table:table-cell>
        </table:table-row>
        <table:table-row table:style-name="ro1">
          <table:table-cell table:formula="of:=RAND()*10-5" office:value-type="float" office:value="-0.464121479190492" calcext:value-type="float">
            <text:p>-0.464121479190492</text:p>
          </table:table-cell>
          <table:table-cell table:formula="of:=1/(1+EXP(-[.A491]*1.5+0.8))" office:value-type="float" office:value="0.182995622841889" calcext:value-type="float">
            <text:p>0.182995622841889</text:p>
          </table:table-cell>
        </table:table-row>
        <table:table-row table:style-name="ro1">
          <table:table-cell table:formula="of:=RAND()*10-5" office:value-type="float" office:value="1.43946361560155" calcext:value-type="float">
            <text:p>1.43946361560155</text:p>
          </table:table-cell>
          <table:table-cell table:formula="of:=1/(1+EXP(-[.A492]*1.5+0.8))" office:value-type="float" office:value="0.795628901820598" calcext:value-type="float">
            <text:p>0.795628901820598</text:p>
          </table:table-cell>
        </table:table-row>
        <table:table-row table:style-name="ro1">
          <table:table-cell table:formula="of:=RAND()*10-5" office:value-type="float" office:value="1.70463191349455" calcext:value-type="float">
            <text:p>1.70463191349455</text:p>
          </table:table-cell>
          <table:table-cell table:formula="of:=1/(1+EXP(-[.A493]*1.5+0.8))" office:value-type="float" office:value="0.852826990269744" calcext:value-type="float">
            <text:p>0.852826990269744</text:p>
          </table:table-cell>
        </table:table-row>
        <table:table-row table:style-name="ro1">
          <table:table-cell table:formula="of:=RAND()*10-5" office:value-type="float" office:value="-0.292563622652429" calcext:value-type="float">
            <text:p>-0.292563622652429</text:p>
          </table:table-cell>
          <table:table-cell table:formula="of:=1/(1+EXP(-[.A494]*1.5+0.8))" office:value-type="float" office:value="0.224637018595829" calcext:value-type="float">
            <text:p>0.224637018595829</text:p>
          </table:table-cell>
        </table:table-row>
        <table:table-row table:style-name="ro1">
          <table:table-cell table:formula="of:=RAND()*10-5" office:value-type="float" office:value="-0.971068324245286" calcext:value-type="float">
            <text:p>-0.971068324245286</text:p>
          </table:table-cell>
          <table:table-cell table:formula="of:=1/(1+EXP(-[.A495]*1.5+0.8))" office:value-type="float" office:value="0.0947814675784226" calcext:value-type="float">
            <text:p>0.094781467578423</text:p>
          </table:table-cell>
        </table:table-row>
        <table:table-row table:style-name="ro1">
          <table:table-cell table:formula="of:=RAND()*10-5" office:value-type="float" office:value="-0.945398279756526" calcext:value-type="float">
            <text:p>-0.945398279756526</text:p>
          </table:table-cell>
          <table:table-cell table:formula="of:=1/(1+EXP(-[.A496]*1.5+0.8))" office:value-type="float" office:value="0.0981370657222369" calcext:value-type="float">
            <text:p>0.098137065722237</text:p>
          </table:table-cell>
        </table:table-row>
        <table:table-row table:style-name="ro1">
          <table:table-cell table:formula="of:=RAND()*10-5" office:value-type="float" office:value="1.50499346925425" calcext:value-type="float">
            <text:p>1.50499346925425</text:p>
          </table:table-cell>
          <table:table-cell table:formula="of:=1/(1+EXP(-[.A497]*1.5+0.8))" office:value-type="float" office:value="0.811148507841893" calcext:value-type="float">
            <text:p>0.811148507841893</text:p>
          </table:table-cell>
        </table:table-row>
        <table:table-row table:style-name="ro1">
          <table:table-cell table:formula="of:=RAND()*10-5" office:value-type="float" office:value="4.97753609118674" calcext:value-type="float">
            <text:p>4.97753609118674</text:p>
          </table:table-cell>
          <table:table-cell table:formula="of:=1/(1+EXP(-[.A498]*1.5+0.8))" office:value-type="float" office:value="0.998728523457982" calcext:value-type="float">
            <text:p>0.998728523457982</text:p>
          </table:table-cell>
        </table:table-row>
        <table:table-row table:style-name="ro1">
          <table:table-cell table:formula="of:=RAND()*10-5" office:value-type="float" office:value="-2.30865835862513" calcext:value-type="float">
            <text:p>-2.30865835862513</text:p>
          </table:table-cell>
          <table:table-cell table:formula="of:=1/(1+EXP(-[.A499]*1.5+0.8))" office:value-type="float" office:value="0.0138846757991823" calcext:value-type="float">
            <text:p>0.013884675799182</text:p>
          </table:table-cell>
        </table:table-row>
        <table:table-row table:style-name="ro1">
          <table:table-cell table:formula="of:=RAND()*10-5" office:value-type="float" office:value="-0.00591989655184744" calcext:value-type="float">
            <text:p>-0.005919896551847</text:p>
          </table:table-cell>
          <table:table-cell table:formula="of:=1/(1+EXP(-[.A500]*1.5+0.8))" office:value-type="float" office:value="0.308129245327588" calcext:value-type="float">
            <text:p>0.308129245327588</text:p>
          </table:table-cell>
        </table:table-row>
        <table:table-row table:style-name="ro1">
          <table:table-cell table:formula="of:=RAND()*10-5" office:value-type="float" office:value="-1.67571643172095" calcext:value-type="float">
            <text:p>-1.67571643172095</text:p>
          </table:table-cell>
          <table:table-cell table:formula="of:=1/(1+EXP(-[.A501]*1.5+0.8))" office:value-type="float" office:value="0.035108423637257" calcext:value-type="float">
            <text:p>0.035108423637257</text:p>
          </table:table-cell>
        </table:table-row>
        <table:table-row table:style-name="ro1">
          <table:table-cell table:formula="of:=RAND()*10-5" office:value-type="float" office:value="0.917943454163979" calcext:value-type="float">
            <text:p>0.917943454163979</text:p>
          </table:table-cell>
          <table:table-cell table:formula="of:=1/(1+EXP(-[.A502]*1.5+0.8))" office:value-type="float" office:value="0.640357281119824" calcext:value-type="float">
            <text:p>0.640357281119824</text:p>
          </table:table-cell>
        </table:table-row>
        <table:table-row table:style-name="ro1">
          <table:table-cell table:formula="of:=RAND()*10-5" office:value-type="float" office:value="-1.10150776482782" calcext:value-type="float">
            <text:p>-1.10150776482782</text:p>
          </table:table-cell>
          <table:table-cell table:formula="of:=1/(1+EXP(-[.A503]*1.5+0.8))" office:value-type="float" office:value="0.0792733165284143" calcext:value-type="float">
            <text:p>0.079273316528414</text:p>
          </table:table-cell>
        </table:table-row>
        <table:table-row table:style-name="ro1">
          <table:table-cell table:formula="of:=RAND()*10-5" office:value-type="float" office:value="-3.44197143488929" calcext:value-type="float">
            <text:p>-3.44197143488929</text:p>
          </table:table-cell>
          <table:table-cell table:formula="of:=1/(1+EXP(-[.A504]*1.5+0.8))" office:value-type="float" office:value="0.00256569432829817" calcext:value-type="float">
            <text:p>0.002565694328298</text:p>
          </table:table-cell>
        </table:table-row>
        <table:table-row table:style-name="ro1">
          <table:table-cell table:formula="of:=RAND()*10-5" office:value-type="float" office:value="-3.88625476957756" calcext:value-type="float">
            <text:p>-3.88625476957756</text:p>
          </table:table-cell>
          <table:table-cell table:formula="of:=1/(1+EXP(-[.A505]*1.5+0.8))" office:value-type="float" office:value="0.00131923631158876" calcext:value-type="float">
            <text:p>0.001319236311589</text:p>
          </table:table-cell>
        </table:table-row>
        <table:table-row table:style-name="ro1">
          <table:table-cell table:formula="of:=RAND()*10-5" office:value-type="float" office:value="-0.342810765710636" calcext:value-type="float">
            <text:p>-0.342810765710636</text:p>
          </table:table-cell>
          <table:table-cell table:formula="of:=1/(1+EXP(-[.A506]*1.5+0.8))" office:value-type="float" office:value="0.211782185135458" calcext:value-type="float">
            <text:p>0.211782185135458</text:p>
          </table:table-cell>
        </table:table-row>
        <table:table-row table:style-name="ro1">
          <table:table-cell table:formula="of:=RAND()*10-5" office:value-type="float" office:value="-1.99849310787653" calcext:value-type="float">
            <text:p>-1.99849310787653</text:p>
          </table:table-cell>
          <table:table-cell table:formula="of:=1/(1+EXP(-[.A507]*1.5+0.8))" office:value-type="float" office:value="0.02192970009827" calcext:value-type="float">
            <text:p>0.02192970009827</text:p>
          </table:table-cell>
        </table:table-row>
        <table:table-row table:style-name="ro1">
          <table:table-cell table:formula="of:=RAND()*10-5" office:value-type="float" office:value="-0.656516735821043" calcext:value-type="float">
            <text:p>-0.656516735821043</text:p>
          </table:table-cell>
          <table:table-cell table:formula="of:=1/(1+EXP(-[.A508]*1.5+0.8))" office:value-type="float" office:value="0.143714506421613" calcext:value-type="float">
            <text:p>0.143714506421613</text:p>
          </table:table-cell>
        </table:table-row>
        <table:table-row table:style-name="ro1">
          <table:table-cell table:formula="of:=RAND()*10-5" office:value-type="float" office:value="-3.27605845395992" calcext:value-type="float">
            <text:p>-3.27605845395992</text:p>
          </table:table-cell>
          <table:table-cell table:formula="of:=1/(1+EXP(-[.A509]*1.5+0.8))" office:value-type="float" office:value="0.00328831037586791" calcext:value-type="float">
            <text:p>0.003288310375868</text:p>
          </table:table-cell>
        </table:table-row>
        <table:table-row table:style-name="ro1">
          <table:table-cell table:formula="of:=RAND()*10-5" office:value-type="float" office:value="2.56579506024313" calcext:value-type="float">
            <text:p>2.56579506024313</text:p>
          </table:table-cell>
          <table:table-cell table:formula="of:=1/(1+EXP(-[.A510]*1.5+0.8))" office:value-type="float" office:value="0.954726048338816" calcext:value-type="float">
            <text:p>0.954726048338816</text:p>
          </table:table-cell>
        </table:table-row>
        <table:table-row table:style-name="ro1">
          <table:table-cell table:formula="of:=RAND()*10-5" office:value-type="float" office:value="1.01636713038838" calcext:value-type="float">
            <text:p>1.01636713038838</text:p>
          </table:table-cell>
          <table:table-cell table:formula="of:=1/(1+EXP(-[.A511]*1.5+0.8))" office:value-type="float" office:value="0.673608323024347" calcext:value-type="float">
            <text:p>0.673608323024347</text:p>
          </table:table-cell>
        </table:table-row>
        <table:table-row table:style-name="ro1">
          <table:table-cell table:formula="of:=RAND()*10-5" office:value-type="float" office:value="1.6770353209148" calcext:value-type="float">
            <text:p>1.6770353209148</text:p>
          </table:table-cell>
          <table:table-cell table:formula="of:=1/(1+EXP(-[.A512]*1.5+0.8))" office:value-type="float" office:value="0.84755514506234" calcext:value-type="float">
            <text:p>0.84755514506234</text:p>
          </table:table-cell>
        </table:table-row>
        <table:table-row table:style-name="ro1">
          <table:table-cell table:formula="of:=RAND()*10-5" office:value-type="float" office:value="-0.591878730159858" calcext:value-type="float">
            <text:p>-0.591878730159858</text:p>
          </table:table-cell>
          <table:table-cell table:formula="of:=1/(1+EXP(-[.A513]*1.5+0.8))" office:value-type="float" office:value="0.15606299738441" calcext:value-type="float">
            <text:p>0.15606299738441</text:p>
          </table:table-cell>
        </table:table-row>
        <table:table-row table:style-name="ro1">
          <table:table-cell table:formula="of:=RAND()*10-5" office:value-type="float" office:value="1.68505389720222" calcext:value-type="float">
            <text:p>1.68505389720222</text:p>
          </table:table-cell>
          <table:table-cell table:formula="of:=1/(1+EXP(-[.A514]*1.5+0.8))" office:value-type="float" office:value="0.849102722285844" calcext:value-type="float">
            <text:p>0.849102722285844</text:p>
          </table:table-cell>
        </table:table-row>
        <table:table-row table:style-name="ro1">
          <table:table-cell table:formula="of:=RAND()*10-5" office:value-type="float" office:value="-0.100654521560657" calcext:value-type="float">
            <text:p>-0.100654521560657</text:p>
          </table:table-cell>
          <table:table-cell table:formula="of:=1/(1+EXP(-[.A515]*1.5+0.8))" office:value-type="float" office:value="0.278687420486629" calcext:value-type="float">
            <text:p>0.278687420486629</text:p>
          </table:table-cell>
        </table:table-row>
        <table:table-row table:style-name="ro1">
          <table:table-cell table:formula="of:=RAND()*10-5" office:value-type="float" office:value="-4.66258168349272" calcext:value-type="float">
            <text:p>-4.66258168349272</text:p>
          </table:table-cell>
          <table:table-cell table:formula="of:=1/(1+EXP(-[.A516]*1.5+0.8))" office:value-type="float" office:value="0.000412083444629656" calcext:value-type="float">
            <text:p>0.00041208344463</text:p>
          </table:table-cell>
        </table:table-row>
        <table:table-row table:style-name="ro1">
          <table:table-cell table:formula="of:=RAND()*10-5" office:value-type="float" office:value="3.63065559438049" calcext:value-type="float">
            <text:p>3.63065559438049</text:p>
          </table:table-cell>
          <table:table-cell table:formula="of:=1/(1+EXP(-[.A517]*1.5+0.8))" office:value-type="float" office:value="0.99049120089949" calcext:value-type="float">
            <text:p>0.99049120089949</text:p>
          </table:table-cell>
        </table:table-row>
        <table:table-row table:style-name="ro1">
          <table:table-cell table:formula="of:=RAND()*10-5" office:value-type="float" office:value="2.7420613289022" calcext:value-type="float">
            <text:p>2.7420613289022</text:p>
          </table:table-cell>
          <table:table-cell table:formula="of:=1/(1+EXP(-[.A518]*1.5+0.8))" office:value-type="float" office:value="0.964875222384695" calcext:value-type="float">
            <text:p>0.964875222384695</text:p>
          </table:table-cell>
        </table:table-row>
        <table:table-row table:style-name="ro1">
          <table:table-cell table:formula="of:=RAND()*10-5" office:value-type="float" office:value="-3.62510889561571" calcext:value-type="float">
            <text:p>-3.62510889561571</text:p>
          </table:table-cell>
          <table:table-cell table:formula="of:=1/(1+EXP(-[.A519]*1.5+0.8))" office:value-type="float" office:value="0.00195060469782695" calcext:value-type="float">
            <text:p>0.001950604697827</text:p>
          </table:table-cell>
        </table:table-row>
        <table:table-row table:style-name="ro1">
          <table:table-cell table:formula="of:=RAND()*10-5" office:value-type="float" office:value="-4.94892968512449" calcext:value-type="float">
            <text:p>-4.94892968512449</text:p>
          </table:table-cell>
          <table:table-cell table:formula="of:=1/(1+EXP(-[.A520]*1.5+0.8))" office:value-type="float" office:value="0.000268230789158692" calcext:value-type="float">
            <text:p>0.000268230789159</text:p>
          </table:table-cell>
        </table:table-row>
        <table:table-row table:style-name="ro1">
          <table:table-cell table:formula="of:=RAND()*10-5" office:value-type="float" office:value="-0.0583051468286469" calcext:value-type="float">
            <text:p>-0.058305146828647</text:p>
          </table:table-cell>
          <table:table-cell table:formula="of:=1/(1+EXP(-[.A521]*1.5+0.8))" office:value-type="float" office:value="0.29163474320866" calcext:value-type="float">
            <text:p>0.29163474320866</text:p>
          </table:table-cell>
        </table:table-row>
        <table:table-row table:style-name="ro1">
          <table:table-cell table:formula="of:=RAND()*10-5" office:value-type="float" office:value="0.359239843601821" calcext:value-type="float">
            <text:p>0.359239843601821</text:p>
          </table:table-cell>
          <table:table-cell table:formula="of:=1/(1+EXP(-[.A522]*1.5+0.8))" office:value-type="float" office:value="0.435083433963742" calcext:value-type="float">
            <text:p>0.435083433963742</text:p>
          </table:table-cell>
        </table:table-row>
        <table:table-row table:style-name="ro1">
          <table:table-cell table:formula="of:=RAND()*10-5" office:value-type="float" office:value="-0.0619181595451277" calcext:value-type="float">
            <text:p>-0.061918159545128</text:p>
          </table:table-cell>
          <table:table-cell table:formula="of:=1/(1+EXP(-[.A523]*1.5+0.8))" office:value-type="float" office:value="0.290516423303168" calcext:value-type="float">
            <text:p>0.290516423303168</text:p>
          </table:table-cell>
        </table:table-row>
        <table:table-row table:style-name="ro1">
          <table:table-cell table:formula="of:=RAND()*10-5" office:value-type="float" office:value="-2.18443131130883" calcext:value-type="float">
            <text:p>-2.18443131130883</text:p>
          </table:table-cell>
          <table:table-cell table:formula="of:=1/(1+EXP(-[.A524]*1.5+0.8))" office:value-type="float" office:value="0.0166812668772598" calcext:value-type="float">
            <text:p>0.01668126687726</text:p>
          </table:table-cell>
        </table:table-row>
        <table:table-row table:style-name="ro1">
          <table:table-cell table:formula="of:=RAND()*10-5" office:value-type="float" office:value="-0.800472284247339" calcext:value-type="float">
            <text:p>-0.800472284247339</text:p>
          </table:table-cell>
          <table:table-cell table:formula="of:=1/(1+EXP(-[.A525]*1.5+0.8))" office:value-type="float" office:value="0.119128561860436" calcext:value-type="float">
            <text:p>0.119128561860436</text:p>
          </table:table-cell>
        </table:table-row>
        <table:table-row table:style-name="ro1">
          <table:table-cell table:formula="of:=RAND()*10-5" office:value-type="float" office:value="-0.54930742243582" calcext:value-type="float">
            <text:p>-0.54930742243582</text:p>
          </table:table-cell>
          <table:table-cell table:formula="of:=1/(1+EXP(-[.A526]*1.5+0.8))" office:value-type="float" office:value="0.164659305674224" calcext:value-type="float">
            <text:p>0.164659305674224</text:p>
          </table:table-cell>
        </table:table-row>
        <table:table-row table:style-name="ro1">
          <table:table-cell table:formula="of:=RAND()*10-5" office:value-type="float" office:value="0.220121963372549" calcext:value-type="float">
            <text:p>0.220121963372549</text:p>
          </table:table-cell>
          <table:table-cell table:formula="of:=1/(1+EXP(-[.A527]*1.5+0.8))" office:value-type="float" office:value="0.384659545164648" calcext:value-type="float">
            <text:p>0.384659545164648</text:p>
          </table:table-cell>
        </table:table-row>
        <table:table-row table:style-name="ro1">
          <table:table-cell table:formula="of:=RAND()*10-5" office:value-type="float" office:value="-2.83783896108783" calcext:value-type="float">
            <text:p>-2.83783896108783</text:p>
          </table:table-cell>
          <table:table-cell table:formula="of:=1/(1+EXP(-[.A528]*1.5+0.8))" office:value-type="float" office:value="0.00632589074140597" calcext:value-type="float">
            <text:p>0.006325890741406</text:p>
          </table:table-cell>
        </table:table-row>
        <table:table-row table:style-name="ro1">
          <table:table-cell table:formula="of:=RAND()*10-5" office:value-type="float" office:value="4.03221138548136" calcext:value-type="float">
            <text:p>4.03221138548136</text:p>
          </table:table-cell>
          <table:table-cell table:formula="of:=1/(1+EXP(-[.A529]*1.5+0.8))" office:value-type="float" office:value="0.99477112782144" calcext:value-type="float">
            <text:p>0.99477112782144</text:p>
          </table:table-cell>
        </table:table-row>
        <table:table-row table:style-name="ro1">
          <table:table-cell table:formula="of:=RAND()*10-5" office:value-type="float" office:value="1.64894278744954" calcext:value-type="float">
            <text:p>1.64894278744954</text:p>
          </table:table-cell>
          <table:table-cell table:formula="of:=1/(1+EXP(-[.A530]*1.5+0.8))" office:value-type="float" office:value="0.842030489455648" calcext:value-type="float">
            <text:p>0.842030489455648</text:p>
          </table:table-cell>
        </table:table-row>
        <table:table-row table:style-name="ro1">
          <table:table-cell table:formula="of:=RAND()*10-5" office:value-type="float" office:value="1.25758494837888" calcext:value-type="float">
            <text:p>1.25758494837888</text:p>
          </table:table-cell>
          <table:table-cell table:formula="of:=1/(1+EXP(-[.A531]*1.5+0.8))" office:value-type="float" office:value="0.747698953059935" calcext:value-type="float">
            <text:p>0.747698953059935</text:p>
          </table:table-cell>
        </table:table-row>
        <table:table-row table:style-name="ro1">
          <table:table-cell table:formula="of:=RAND()*10-5" office:value-type="float" office:value="-3.05499656634699" calcext:value-type="float">
            <text:p>-3.05499656634699</text:p>
          </table:table-cell>
          <table:table-cell table:formula="of:=1/(1+EXP(-[.A532]*1.5+0.8))" office:value-type="float" office:value="0.00457531075010795" calcext:value-type="float">
            <text:p>0.004575310750108</text:p>
          </table:table-cell>
        </table:table-row>
        <table:table-row table:style-name="ro1">
          <table:table-cell table:formula="of:=RAND()*10-5" office:value-type="float" office:value="-2.80320766877433" calcext:value-type="float">
            <text:p>-2.80320766877433</text:p>
          </table:table-cell>
          <table:table-cell table:formula="of:=1/(1+EXP(-[.A533]*1.5+0.8))" office:value-type="float" office:value="0.0066609395832879" calcext:value-type="float">
            <text:p>0.006660939583288</text:p>
          </table:table-cell>
        </table:table-row>
        <table:table-row table:style-name="ro1">
          <table:table-cell table:formula="of:=RAND()*10-5" office:value-type="float" office:value="3.79600011996572" calcext:value-type="float">
            <text:p>3.79600011996572</text:p>
          </table:table-cell>
          <table:table-cell table:formula="of:=1/(1+EXP(-[.A534]*1.5+0.8))" office:value-type="float" office:value="0.99256430818019" calcext:value-type="float">
            <text:p>0.99256430818019</text:p>
          </table:table-cell>
        </table:table-row>
        <table:table-row table:style-name="ro1">
          <table:table-cell table:formula="of:=RAND()*10-5" office:value-type="float" office:value="-0.412540358151075" calcext:value-type="float">
            <text:p>-0.412540358151075</text:p>
          </table:table-cell>
          <table:table-cell table:formula="of:=1/(1+EXP(-[.A535]*1.5+0.8))" office:value-type="float" office:value="0.194848121555121" calcext:value-type="float">
            <text:p>0.194848121555121</text:p>
          </table:table-cell>
        </table:table-row>
        <table:table-row table:style-name="ro1">
          <table:table-cell table:formula="of:=RAND()*10-5" office:value-type="float" office:value="-0.223643724827942" calcext:value-type="float">
            <text:p>-0.223643724827942</text:p>
          </table:table-cell>
          <table:table-cell table:formula="of:=1/(1+EXP(-[.A536]*1.5+0.8))" office:value-type="float" office:value="0.243153857086747" calcext:value-type="float">
            <text:p>0.243153857086747</text:p>
          </table:table-cell>
        </table:table-row>
        <table:table-row table:style-name="ro1">
          <table:table-cell table:formula="of:=RAND()*10-5" office:value-type="float" office:value="2.03384682724336" calcext:value-type="float">
            <text:p>2.03384682724336</text:p>
          </table:table-cell>
          <table:table-cell table:formula="of:=1/(1+EXP(-[.A537]*1.5+0.8))" office:value-type="float" office:value="0.904716953790082" calcext:value-type="float">
            <text:p>0.904716953790082</text:p>
          </table:table-cell>
        </table:table-row>
        <table:table-row table:style-name="ro1">
          <table:table-cell table:formula="of:=RAND()*10-5" office:value-type="float" office:value="3.19204651296907" calcext:value-type="float">
            <text:p>3.19204651296907</text:p>
          </table:table-cell>
          <table:table-cell table:formula="of:=1/(1+EXP(-[.A538]*1.5+0.8))" office:value-type="float" office:value="0.981801853646682" calcext:value-type="float">
            <text:p>0.981801853646682</text:p>
          </table:table-cell>
        </table:table-row>
        <table:table-row table:style-name="ro1">
          <table:table-cell table:formula="of:=RAND()*10-5" office:value-type="float" office:value="3.96812223745291" calcext:value-type="float">
            <text:p>3.96812223745291</text:p>
          </table:table-cell>
          <table:table-cell table:formula="of:=1/(1+EXP(-[.A539]*1.5+0.8))" office:value-type="float" office:value="0.994246537512073" calcext:value-type="float">
            <text:p>0.994246537512073</text:p>
          </table:table-cell>
        </table:table-row>
        <table:table-row table:style-name="ro1">
          <table:table-cell table:formula="of:=RAND()*10-5" office:value-type="float" office:value="2.01669095065974" calcext:value-type="float">
            <text:p>2.01669095065974</text:p>
          </table:table-cell>
          <table:table-cell table:formula="of:=1/(1+EXP(-[.A540]*1.5+0.8))" office:value-type="float" office:value="0.902475368987864" calcext:value-type="float">
            <text:p>0.902475368987864</text:p>
          </table:table-cell>
        </table:table-row>
        <table:table-row table:style-name="ro1">
          <table:table-cell table:formula="of:=RAND()*10-5" office:value-type="float" office:value="1.83337560582229" calcext:value-type="float">
            <text:p>1.83337560582229</text:p>
          </table:table-cell>
          <table:table-cell table:formula="of:=1/(1+EXP(-[.A541]*1.5+0.8))" office:value-type="float" office:value="0.87545355572481" calcext:value-type="float">
            <text:p>0.87545355572481</text:p>
          </table:table-cell>
        </table:table-row>
        <table:table-row table:style-name="ro1">
          <table:table-cell table:formula="of:=RAND()*10-5" office:value-type="float" office:value="-0.545805034311904" calcext:value-type="float">
            <text:p>-0.545805034311904</text:p>
          </table:table-cell>
          <table:table-cell table:formula="of:=1/(1+EXP(-[.A542]*1.5+0.8))" office:value-type="float" office:value="0.165383191774186" calcext:value-type="float">
            <text:p>0.165383191774186</text:p>
          </table:table-cell>
        </table:table-row>
        <table:table-row table:style-name="ro1">
          <table:table-cell table:formula="of:=RAND()*10-5" office:value-type="float" office:value="-4.27388967637495" calcext:value-type="float">
            <text:p>-4.27388967637495</text:p>
          </table:table-cell>
          <table:table-cell table:formula="of:=1/(1+EXP(-[.A543]*1.5+0.8))" office:value-type="float" office:value="0.000737995535713428" calcext:value-type="float">
            <text:p>0.000737995535713</text:p>
          </table:table-cell>
        </table:table-row>
        <table:table-row table:style-name="ro1">
          <table:table-cell table:formula="of:=RAND()*10-5" office:value-type="float" office:value="3.67831932981307" calcext:value-type="float">
            <text:p>3.67831932981307</text:p>
          </table:table-cell>
          <table:table-cell table:formula="of:=1/(1+EXP(-[.A544]*1.5+0.8))" office:value-type="float" office:value="0.991141492410324" calcext:value-type="float">
            <text:p>0.991141492410324</text:p>
          </table:table-cell>
        </table:table-row>
        <table:table-row table:style-name="ro1">
          <table:table-cell table:formula="of:=RAND()*10-5" office:value-type="float" office:value="-4.51163039987099" calcext:value-type="float">
            <text:p>-4.51163039987099</text:p>
          </table:table-cell>
          <table:table-cell table:formula="of:=1/(1+EXP(-[.A545]*1.5+0.8))" office:value-type="float" office:value="0.000516744254693248" calcext:value-type="float">
            <text:p>0.000516744254693</text:p>
          </table:table-cell>
        </table:table-row>
        <table:table-row table:style-name="ro1">
          <table:table-cell table:formula="of:=RAND()*10-5" office:value-type="float" office:value="-1.87778632421338" calcext:value-type="float">
            <text:p>-1.87778632421338</text:p>
          </table:table-cell>
          <table:table-cell table:formula="of:=1/(1+EXP(-[.A546]*1.5+0.8))" office:value-type="float" office:value="0.0261685613406282" calcext:value-type="float">
            <text:p>0.026168561340628</text:p>
          </table:table-cell>
        </table:table-row>
        <table:table-row table:style-name="ro1">
          <table:table-cell table:formula="of:=RAND()*10-5" office:value-type="float" office:value="-2.09459401652464" calcext:value-type="float">
            <text:p>-2.09459401652464</text:p>
          </table:table-cell>
          <table:table-cell table:formula="of:=1/(1+EXP(-[.A547]*1.5+0.8))" office:value-type="float" office:value="0.0190418422445473" calcext:value-type="float">
            <text:p>0.019041842244547</text:p>
          </table:table-cell>
        </table:table-row>
        <table:table-row table:style-name="ro1">
          <table:table-cell table:formula="of:=RAND()*10-5" office:value-type="float" office:value="-0.170224055967394" calcext:value-type="float">
            <text:p>-0.170224055967394</text:p>
          </table:table-cell>
          <table:table-cell table:formula="of:=1/(1+EXP(-[.A548]*1.5+0.8))" office:value-type="float" office:value="0.258201743467532" calcext:value-type="float">
            <text:p>0.258201743467532</text:p>
          </table:table-cell>
        </table:table-row>
        <table:table-row table:style-name="ro1">
          <table:table-cell table:formula="of:=RAND()*10-5" office:value-type="float" office:value="1.79780668682913" calcext:value-type="float">
            <text:p>1.79780668682913</text:p>
          </table:table-cell>
          <table:table-cell table:formula="of:=1/(1+EXP(-[.A549]*1.5+0.8))" office:value-type="float" office:value="0.869518712655271" calcext:value-type="float">
            <text:p>0.869518712655271</text:p>
          </table:table-cell>
        </table:table-row>
        <table:table-row table:style-name="ro1">
          <table:table-cell table:formula="of:=RAND()*10-5" office:value-type="float" office:value="1.95866168002017" calcext:value-type="float">
            <text:p>1.95866168002017</text:p>
          </table:table-cell>
          <table:table-cell table:formula="of:=1/(1+EXP(-[.A550]*1.5+0.8))" office:value-type="float" office:value="0.894541380580871" calcext:value-type="float">
            <text:p>0.894541380580871</text:p>
          </table:table-cell>
        </table:table-row>
        <table:table-row table:style-name="ro1">
          <table:table-cell table:formula="of:=RAND()*10-5" office:value-type="float" office:value="4.55612479667614" calcext:value-type="float">
            <text:p>4.55612479667614</text:p>
          </table:table-cell>
          <table:table-cell table:formula="of:=1/(1+EXP(-[.A551]*1.5+0.8))" office:value-type="float" office:value="0.997610281669375" calcext:value-type="float">
            <text:p>0.997610281669375</text:p>
          </table:table-cell>
        </table:table-row>
        <table:table-row table:style-name="ro1">
          <table:table-cell table:formula="of:=RAND()*10-5" office:value-type="float" office:value="-1.11225306703224" calcext:value-type="float">
            <text:p>-1.11225306703224</text:p>
          </table:table-cell>
          <table:table-cell table:formula="of:=1/(1+EXP(-[.A552]*1.5+0.8))" office:value-type="float" office:value="0.0781048313925023" calcext:value-type="float">
            <text:p>0.078104831392502</text:p>
          </table:table-cell>
        </table:table-row>
        <table:table-row table:style-name="ro1">
          <table:table-cell table:formula="of:=RAND()*10-5" office:value-type="float" office:value="4.18967336477569" calcext:value-type="float">
            <text:p>4.18967336477569</text:p>
          </table:table-cell>
          <table:table-cell table:formula="of:=1/(1+EXP(-[.A553]*1.5+0.8))" office:value-type="float" office:value="0.995866587845069" calcext:value-type="float">
            <text:p>0.995866587845069</text:p>
          </table:table-cell>
        </table:table-row>
        <table:table-row table:style-name="ro1">
          <table:table-cell table:formula="of:=RAND()*10-5" office:value-type="float" office:value="1.50878835882168" calcext:value-type="float">
            <text:p>1.50878835882168</text:p>
          </table:table-cell>
          <table:table-cell table:formula="of:=1/(1+EXP(-[.A554]*1.5+0.8))" office:value-type="float" office:value="0.812018953172234" calcext:value-type="float">
            <text:p>0.812018953172234</text:p>
          </table:table-cell>
        </table:table-row>
        <table:table-row table:style-name="ro1">
          <table:table-cell table:formula="of:=RAND()*10-5" office:value-type="float" office:value="4.2249720021124" calcext:value-type="float">
            <text:p>4.2249720021124</text:p>
          </table:table-cell>
          <table:table-cell table:formula="of:=1/(1+EXP(-[.A555]*1.5+0.8))" office:value-type="float" office:value="0.996078914679785" calcext:value-type="float">
            <text:p>0.996078914679785</text:p>
          </table:table-cell>
        </table:table-row>
        <table:table-row table:style-name="ro1">
          <table:table-cell table:formula="of:=RAND()*10-5" office:value-type="float" office:value="-4.52867715618099" calcext:value-type="float">
            <text:p>-4.52867715618099</text:p>
          </table:table-cell>
          <table:table-cell table:formula="of:=1/(1+EXP(-[.A556]*1.5+0.8))" office:value-type="float" office:value="0.000503705107006013" calcext:value-type="float">
            <text:p>0.000503705107006</text:p>
          </table:table-cell>
        </table:table-row>
        <table:table-row table:style-name="ro1">
          <table:table-cell table:formula="of:=RAND()*10-5" office:value-type="float" office:value="2.18224185526941" calcext:value-type="float">
            <text:p>2.18224185526941</text:p>
          </table:table-cell>
          <table:table-cell table:formula="of:=1/(1+EXP(-[.A557]*1.5+0.8))" office:value-type="float" office:value="0.922253226480665" calcext:value-type="float">
            <text:p>0.922253226480665</text:p>
          </table:table-cell>
        </table:table-row>
        <table:table-row table:style-name="ro1">
          <table:table-cell table:formula="of:=RAND()*10-5" office:value-type="float" office:value="3.17091554525663" calcext:value-type="float">
            <text:p>3.17091554525663</text:p>
          </table:table-cell>
          <table:table-cell table:formula="of:=1/(1+EXP(-[.A558]*1.5+0.8))" office:value-type="float" office:value="0.981226800244327" calcext:value-type="float">
            <text:p>0.981226800244327</text:p>
          </table:table-cell>
        </table:table-row>
        <table:table-row table:style-name="ro1">
          <table:table-cell table:formula="of:=RAND()*10-5" office:value-type="float" office:value="-0.890038752775703" calcext:value-type="float">
            <text:p>-0.890038752775703</text:p>
          </table:table-cell>
          <table:table-cell table:formula="of:=1/(1+EXP(-[.A559]*1.5+0.8))" office:value-type="float" office:value="0.105735762000659" calcext:value-type="float">
            <text:p>0.105735762000659</text:p>
          </table:table-cell>
        </table:table-row>
        <table:table-row table:style-name="ro1">
          <table:table-cell table:formula="of:=RAND()*10-5" office:value-type="float" office:value="2.56821047417739" calcext:value-type="float">
            <text:p>2.56821047417739</text:p>
          </table:table-cell>
          <table:table-cell table:formula="of:=1/(1+EXP(-[.A560]*1.5+0.8))" office:value-type="float" office:value="0.954882397157228" calcext:value-type="float">
            <text:p>0.954882397157228</text:p>
          </table:table-cell>
        </table:table-row>
        <table:table-row table:style-name="ro1">
          <table:table-cell table:formula="of:=RAND()*10-5" office:value-type="float" office:value="3.39681122590825" calcext:value-type="float">
            <text:p>3.39681122590825</text:p>
          </table:table-cell>
          <table:table-cell table:formula="of:=1/(1+EXP(-[.A561]*1.5+0.8))" office:value-type="float" office:value="0.986549760311481" calcext:value-type="float">
            <text:p>0.986549760311481</text:p>
          </table:table-cell>
        </table:table-row>
        <table:table-row table:style-name="ro1">
          <table:table-cell table:formula="of:=RAND()*10-5" office:value-type="float" office:value="1.3319816318885" calcext:value-type="float">
            <text:p>1.3319816318885</text:p>
          </table:table-cell>
          <table:table-cell table:formula="of:=1/(1+EXP(-[.A562]*1.5+0.8))" office:value-type="float" office:value="0.768163896879975" calcext:value-type="float">
            <text:p>0.768163896879975</text:p>
          </table:table-cell>
        </table:table-row>
        <table:table-row table:style-name="ro1">
          <table:table-cell table:formula="of:=RAND()*10-5" office:value-type="float" office:value="-1.77979573045791" calcext:value-type="float">
            <text:p>-1.77979573045791</text:p>
          </table:table-cell>
          <table:table-cell table:formula="of:=1/(1+EXP(-[.A563]*1.5+0.8))" office:value-type="float" office:value="0.0301869503949729" calcext:value-type="float">
            <text:p>0.030186950394973</text:p>
          </table:table-cell>
        </table:table-row>
        <table:table-row table:style-name="ro1">
          <table:table-cell table:formula="of:=RAND()*10-5" office:value-type="float" office:value="-2.15890983334858" calcext:value-type="float">
            <text:p>-2.15890983334858</text:p>
          </table:table-cell>
          <table:table-cell table:formula="of:=1/(1+EXP(-[.A564]*1.5+0.8))" office:value-type="float" office:value="0.0173209681236988" calcext:value-type="float">
            <text:p>0.017320968123699</text:p>
          </table:table-cell>
        </table:table-row>
        <table:table-row table:style-name="ro1">
          <table:table-cell table:formula="of:=RAND()*10-5" office:value-type="float" office:value="4.6657903260031" calcext:value-type="float">
            <text:p>4.6657903260031</text:p>
          </table:table-cell>
          <table:table-cell table:formula="of:=1/(1+EXP(-[.A565]*1.5+0.8))" office:value-type="float" office:value="0.997972020957098" calcext:value-type="float">
            <text:p>0.997972020957098</text:p>
          </table:table-cell>
        </table:table-row>
        <table:table-row table:style-name="ro1">
          <table:table-cell table:formula="of:=RAND()*10-5" office:value-type="float" office:value="3.29973566004309" calcext:value-type="float">
            <text:p>3.29973566004309</text:p>
          </table:table-cell>
          <table:table-cell table:formula="of:=1/(1+EXP(-[.A566]*1.5+0.8))" office:value-type="float" office:value="0.984474184024486" calcext:value-type="float">
            <text:p>0.984474184024486</text:p>
          </table:table-cell>
        </table:table-row>
        <table:table-row table:style-name="ro1">
          <table:table-cell table:formula="of:=RAND()*10-5" office:value-type="float" office:value="3.91081186194191" calcext:value-type="float">
            <text:p>3.91081186194191</text:p>
          </table:table-cell>
          <table:table-cell table:formula="of:=1/(1+EXP(-[.A567]*1.5+0.8))" office:value-type="float" office:value="0.993733292728972" calcext:value-type="float">
            <text:p>0.993733292728972</text:p>
          </table:table-cell>
        </table:table-row>
        <table:table-row table:style-name="ro1">
          <table:table-cell table:formula="of:=RAND()*10-5" office:value-type="float" office:value="3.13716715597552" calcext:value-type="float">
            <text:p>3.13716715597552</text:p>
          </table:table-cell>
          <table:table-cell table:formula="of:=1/(1+EXP(-[.A568]*1.5+0.8))" office:value-type="float" office:value="0.980271218623788" calcext:value-type="float">
            <text:p>0.980271218623788</text:p>
          </table:table-cell>
        </table:table-row>
        <table:table-row table:style-name="ro1">
          <table:table-cell table:formula="of:=RAND()*10-5" office:value-type="float" office:value="-3.25100788729704" calcext:value-type="float">
            <text:p>-3.25100788729704</text:p>
          </table:table-cell>
          <table:table-cell table:formula="of:=1/(1+EXP(-[.A569]*1.5+0.8))" office:value-type="float" office:value="0.00341379240430147" calcext:value-type="float">
            <text:p>0.003413792404301</text:p>
          </table:table-cell>
        </table:table-row>
        <table:table-row table:style-name="ro1">
          <table:table-cell table:formula="of:=RAND()*10-5" office:value-type="float" office:value="0.854812495464693" calcext:value-type="float">
            <text:p>0.854812495464693</text:p>
          </table:table-cell>
          <table:table-cell table:formula="of:=1/(1+EXP(-[.A570]*1.5+0.8))" office:value-type="float" office:value="0.618271661610473" calcext:value-type="float">
            <text:p>0.618271661610473</text:p>
          </table:table-cell>
        </table:table-row>
        <table:table-row table:style-name="ro1">
          <table:table-cell table:formula="of:=RAND()*10-5" office:value-type="float" office:value="0.83780029526889" calcext:value-type="float">
            <text:p>0.83780029526889</text:p>
          </table:table-cell>
          <table:table-cell table:formula="of:=1/(1+EXP(-[.A571]*1.5+0.8))" office:value-type="float" office:value="0.612231138199677" calcext:value-type="float">
            <text:p>0.612231138199677</text:p>
          </table:table-cell>
        </table:table-row>
        <table:table-row table:style-name="ro1">
          <table:table-cell table:formula="of:=RAND()*10-5" office:value-type="float" office:value="1.09051788361604" calcext:value-type="float">
            <text:p>1.09051788361604</text:p>
          </table:table-cell>
          <table:table-cell table:formula="of:=1/(1+EXP(-[.A572]*1.5+0.8))" office:value-type="float" office:value="0.69757502182916" calcext:value-type="float">
            <text:p>0.69757502182916</text:p>
          </table:table-cell>
        </table:table-row>
        <table:table-row table:style-name="ro1">
          <table:table-cell table:formula="of:=RAND()*10-5" office:value-type="float" office:value="-0.523795549781656" calcext:value-type="float">
            <text:p>-0.523795549781656</text:p>
          </table:table-cell>
          <table:table-cell table:formula="of:=1/(1+EXP(-[.A573]*1.5+0.8))" office:value-type="float" office:value="0.169990679005682" calcext:value-type="float">
            <text:p>0.169990679005682</text:p>
          </table:table-cell>
        </table:table-row>
        <table:table-row table:style-name="ro1">
          <table:table-cell table:formula="of:=RAND()*10-5" office:value-type="float" office:value="-0.177563558769904" calcext:value-type="float">
            <text:p>-0.177563558769904</text:p>
          </table:table-cell>
          <table:table-cell table:formula="of:=1/(1+EXP(-[.A574]*1.5+0.8))" office:value-type="float" office:value="0.256098720868161" calcext:value-type="float">
            <text:p>0.256098720868161</text:p>
          </table:table-cell>
        </table:table-row>
        <table:table-row table:style-name="ro1">
          <table:table-cell table:formula="of:=RAND()*10-5" office:value-type="float" office:value="2.54851128075466" calcext:value-type="float">
            <text:p>2.54851128075466</text:p>
          </table:table-cell>
          <table:table-cell table:formula="of:=1/(1+EXP(-[.A575]*1.5+0.8))" office:value-type="float" office:value="0.953592127110639" calcext:value-type="float">
            <text:p>0.953592127110639</text:p>
          </table:table-cell>
        </table:table-row>
        <table:table-row table:style-name="ro1">
          <table:table-cell table:formula="of:=RAND()*10-5" office:value-type="float" office:value="4.75158807898061" calcext:value-type="float">
            <text:p>4.75158807898061</text:p>
          </table:table-cell>
          <table:table-cell table:formula="of:=1/(1+EXP(-[.A576]*1.5+0.8))" office:value-type="float" office:value="0.998216481587195" calcext:value-type="float">
            <text:p>0.998216481587195</text:p>
          </table:table-cell>
        </table:table-row>
        <table:table-row table:style-name="ro1">
          <table:table-cell table:formula="of:=RAND()*10-5" office:value-type="float" office:value="4.10371809999639" calcext:value-type="float">
            <text:p>4.10371809999639</text:p>
          </table:table-cell>
          <table:table-cell table:formula="of:=1/(1+EXP(-[.A577]*1.5+0.8))" office:value-type="float" office:value="0.995300446529643" calcext:value-type="float">
            <text:p>0.995300446529643</text:p>
          </table:table-cell>
        </table:table-row>
        <table:table-row table:style-name="ro1">
          <table:table-cell table:formula="of:=RAND()*10-5" office:value-type="float" office:value="-4.1675678318572" calcext:value-type="float">
            <text:p>-4.1675678318572</text:p>
          </table:table-cell>
          <table:table-cell table:formula="of:=1/(1+EXP(-[.A578]*1.5+0.8))" office:value-type="float" office:value="0.000865487513779377" calcext:value-type="float">
            <text:p>0.000865487513779</text:p>
          </table:table-cell>
        </table:table-row>
        <table:table-row table:style-name="ro1">
          <table:table-cell table:formula="of:=RAND()*10-5" office:value-type="float" office:value="2.68308486856738" calcext:value-type="float">
            <text:p>2.68308486856738</text:p>
          </table:table-cell>
          <table:table-cell table:formula="of:=1/(1+EXP(-[.A579]*1.5+0.8))" office:value-type="float" office:value="0.961750600413152" calcext:value-type="float">
            <text:p>0.961750600413152</text:p>
          </table:table-cell>
        </table:table-row>
        <table:table-row table:style-name="ro1">
          <table:table-cell table:formula="of:=RAND()*10-5" office:value-type="float" office:value="4.73612794903696" calcext:value-type="float">
            <text:p>4.73612794903696</text:p>
          </table:table-cell>
          <table:table-cell table:formula="of:=1/(1+EXP(-[.A580]*1.5+0.8))" office:value-type="float" office:value="0.998174714520209" calcext:value-type="float">
            <text:p>0.998174714520209</text:p>
          </table:table-cell>
        </table:table-row>
        <table:table-row table:style-name="ro1">
          <table:table-cell table:formula="of:=RAND()*10-5" office:value-type="float" office:value="-0.301651747229385" calcext:value-type="float">
            <text:p>-0.301651747229385</text:p>
          </table:table-cell>
          <table:table-cell table:formula="of:=1/(1+EXP(-[.A581]*1.5+0.8))" office:value-type="float" office:value="0.222271545478545" calcext:value-type="float">
            <text:p>0.222271545478545</text:p>
          </table:table-cell>
        </table:table-row>
        <table:table-row table:style-name="ro1">
          <table:table-cell table:formula="of:=RAND()*10-5" office:value-type="float" office:value="3.47748341895265" calcext:value-type="float">
            <text:p>3.47748341895265</text:p>
          </table:table-cell>
          <table:table-cell table:formula="of:=1/(1+EXP(-[.A582]*1.5+0.8))" office:value-type="float" office:value="0.988064432802044" calcext:value-type="float">
            <text:p>0.988064432802044</text:p>
          </table:table-cell>
        </table:table-row>
        <table:table-row table:style-name="ro1">
          <table:table-cell table:formula="of:=RAND()*10-5" office:value-type="float" office:value="0.321045193732761" calcext:value-type="float">
            <text:p>0.321045193732761</text:p>
          </table:table-cell>
          <table:table-cell table:formula="of:=1/(1+EXP(-[.A583]*1.5+0.8))" office:value-type="float" office:value="0.421057877879151" calcext:value-type="float">
            <text:p>0.421057877879151</text:p>
          </table:table-cell>
        </table:table-row>
        <table:table-row table:style-name="ro1">
          <table:table-cell table:formula="of:=RAND()*10-5" office:value-type="float" office:value="-0.695604644074569" calcext:value-type="float">
            <text:p>-0.695604644074569</text:p>
          </table:table-cell>
          <table:table-cell table:formula="of:=1/(1+EXP(-[.A584]*1.5+0.8))" office:value-type="float" office:value="0.136648854729431" calcext:value-type="float">
            <text:p>0.136648854729431</text:p>
          </table:table-cell>
        </table:table-row>
        <table:table-row table:style-name="ro1">
          <table:table-cell table:formula="of:=RAND()*10-5" office:value-type="float" office:value="0.89113044892413" calcext:value-type="float">
            <text:p>0.89113044892413</text:p>
          </table:table-cell>
          <table:table-cell table:formula="of:=1/(1+EXP(-[.A585]*1.5+0.8))" office:value-type="float" office:value="0.631043412908575" calcext:value-type="float">
            <text:p>0.631043412908575</text:p>
          </table:table-cell>
        </table:table-row>
        <table:table-row table:style-name="ro1">
          <table:table-cell table:formula="of:=RAND()*10-5" office:value-type="float" office:value="-0.501411551473463" calcext:value-type="float">
            <text:p>-0.501411551473463</text:p>
          </table:table-cell>
          <table:table-cell table:formula="of:=1/(1+EXP(-[.A586]*1.5+0.8))" office:value-type="float" office:value="0.174780670685722" calcext:value-type="float">
            <text:p>0.174780670685722</text:p>
          </table:table-cell>
        </table:table-row>
        <table:table-row table:style-name="ro1">
          <table:table-cell table:formula="of:=RAND()*10-5" office:value-type="float" office:value="-2.83247318753985" calcext:value-type="float">
            <text:p>-2.83247318753985</text:p>
          </table:table-cell>
          <table:table-cell table:formula="of:=1/(1+EXP(-[.A587]*1.5+0.8))" office:value-type="float" office:value="0.00637668515793181" calcext:value-type="float">
            <text:p>0.006376685157932</text:p>
          </table:table-cell>
        </table:table-row>
        <table:table-row table:style-name="ro1">
          <table:table-cell table:formula="of:=RAND()*10-5" office:value-type="float" office:value="-1.93785616892041" calcext:value-type="float">
            <text:p>-1.93785616892041</text:p>
          </table:table-cell>
          <table:table-cell table:formula="of:=1/(1+EXP(-[.A588]*1.5+0.8))" office:value-type="float" office:value="0.0239678014375405" calcext:value-type="float">
            <text:p>0.023967801437541</text:p>
          </table:table-cell>
        </table:table-row>
        <table:table-row table:style-name="ro1">
          <table:table-cell table:formula="of:=RAND()*10-5" office:value-type="float" office:value="2.71196369263102" calcext:value-type="float">
            <text:p>2.71196369263102</text:p>
          </table:table-cell>
          <table:table-cell table:formula="of:=1/(1+EXP(-[.A589]*1.5+0.8))" office:value-type="float" office:value="0.963312633259516" calcext:value-type="float">
            <text:p>0.963312633259516</text:p>
          </table:table-cell>
        </table:table-row>
        <table:table-row table:style-name="ro1">
          <table:table-cell table:formula="of:=RAND()*10-5" office:value-type="float" office:value="-0.844748112560565" calcext:value-type="float">
            <text:p>-0.844748112560565</text:p>
          </table:table-cell>
          <table:table-cell table:formula="of:=1/(1+EXP(-[.A590]*1.5+0.8))" office:value-type="float" office:value="0.112333681000639" calcext:value-type="float">
            <text:p>0.112333681000639</text:p>
          </table:table-cell>
        </table:table-row>
        <table:table-row table:style-name="ro1">
          <table:table-cell table:formula="of:=RAND()*10-5" office:value-type="float" office:value="-0.880939609042129" calcext:value-type="float">
            <text:p>-0.880939609042129</text:p>
          </table:table-cell>
          <table:table-cell table:formula="of:=1/(1+EXP(-[.A591]*1.5+0.8))" office:value-type="float" office:value="0.107033288108917" calcext:value-type="float">
            <text:p>0.107033288108917</text:p>
          </table:table-cell>
        </table:table-row>
        <table:table-row table:style-name="ro1">
          <table:table-cell table:formula="of:=RAND()*10-5" office:value-type="float" office:value="-3.21043326013081" calcext:value-type="float">
            <text:p>-3.21043326013081</text:p>
          </table:table-cell>
          <table:table-cell table:formula="of:=1/(1+EXP(-[.A592]*1.5+0.8))" office:value-type="float" office:value="0.00362723828656161" calcext:value-type="float">
            <text:p>0.003627238286562</text:p>
          </table:table-cell>
        </table:table-row>
        <table:table-row table:style-name="ro1">
          <table:table-cell table:formula="of:=RAND()*10-5" office:value-type="float" office:value="-1.52501478777038" calcext:value-type="float">
            <text:p>-1.52501478777038</text:p>
          </table:table-cell>
          <table:table-cell table:formula="of:=1/(1+EXP(-[.A593]*1.5+0.8))" office:value-type="float" office:value="0.043624897087887" calcext:value-type="float">
            <text:p>0.043624897087887</text:p>
          </table:table-cell>
        </table:table-row>
        <table:table-row table:style-name="ro1">
          <table:table-cell table:formula="of:=RAND()*10-5" office:value-type="float" office:value="-2.06069120674961" calcext:value-type="float">
            <text:p>-2.06069120674961</text:p>
          </table:table-cell>
          <table:table-cell table:formula="of:=1/(1+EXP(-[.A594]*1.5+0.8))" office:value-type="float" office:value="0.0200153621410492" calcext:value-type="float">
            <text:p>0.020015362141049</text:p>
          </table:table-cell>
        </table:table-row>
        <table:table-row table:style-name="ro1">
          <table:table-cell table:formula="of:=RAND()*10-5" office:value-type="float" office:value="4.3143150763669" calcext:value-type="float">
            <text:p>4.3143150763669</text:p>
          </table:table-cell>
          <table:table-cell table:formula="of:=1/(1+EXP(-[.A595]*1.5+0.8))" office:value-type="float" office:value="0.996569020511283" calcext:value-type="float">
            <text:p>0.996569020511283</text:p>
          </table:table-cell>
        </table:table-row>
        <table:table-row table:style-name="ro1">
          <table:table-cell table:formula="of:=RAND()*10-5" office:value-type="float" office:value="4.92184848910273" calcext:value-type="float">
            <text:p>4.92184848910273</text:p>
          </table:table-cell>
          <table:table-cell table:formula="of:=1/(1+EXP(-[.A596]*1.5+0.8))" office:value-type="float" office:value="0.998617906338205" calcext:value-type="float">
            <text:p>0.998617906338205</text:p>
          </table:table-cell>
        </table:table-row>
        <table:table-row table:style-name="ro1">
          <table:table-cell table:formula="of:=RAND()*10-5" office:value-type="float" office:value="4.22716037612634" calcext:value-type="float">
            <text:p>4.22716037612634</text:p>
          </table:table-cell>
          <table:table-cell table:formula="of:=1/(1+EXP(-[.A597]*1.5+0.8))" office:value-type="float" office:value="0.996091714557602" calcext:value-type="float">
            <text:p>0.996091714557602</text:p>
          </table:table-cell>
        </table:table-row>
        <table:table-row table:style-name="ro1">
          <table:table-cell table:formula="of:=RAND()*10-5" office:value-type="float" office:value="2.63105181987517" calcext:value-type="float">
            <text:p>2.63105181987517</text:p>
          </table:table-cell>
          <table:table-cell table:formula="of:=1/(1+EXP(-[.A598]*1.5+0.8))" office:value-type="float" office:value="0.958773662843367" calcext:value-type="float">
            <text:p>0.958773662843367</text:p>
          </table:table-cell>
        </table:table-row>
        <table:table-row table:style-name="ro1">
          <table:table-cell table:formula="of:=RAND()*10-5" office:value-type="float" office:value="4.86556734302097" calcext:value-type="float">
            <text:p>4.86556734302097</text:p>
          </table:table-cell>
          <table:table-cell table:formula="of:=1/(1+EXP(-[.A599]*1.5+0.8))" office:value-type="float" office:value="0.998496343998704" calcext:value-type="float">
            <text:p>0.998496343998704</text:p>
          </table:table-cell>
        </table:table-row>
        <table:table-row table:style-name="ro1">
          <table:table-cell table:formula="of:=RAND()*10-5" office:value-type="float" office:value="-0.852705477857133" calcext:value-type="float">
            <text:p>-0.852705477857133</text:p>
          </table:table-cell>
          <table:table-cell table:formula="of:=1/(1+EXP(-[.A600]*1.5+0.8))" office:value-type="float" office:value="0.111148976004001" calcext:value-type="float">
            <text:p>0.111148976004001</text:p>
          </table:table-cell>
        </table:table-row>
        <table:table-row table:style-name="ro1">
          <table:table-cell table:formula="of:=RAND()*10-5" office:value-type="float" office:value="1.84102727649262" calcext:value-type="float">
            <text:p>1.84102727649262</text:p>
          </table:table-cell>
          <table:table-cell table:formula="of:=1/(1+EXP(-[.A601]*1.5+0.8))" office:value-type="float" office:value="0.876699618018322" calcext:value-type="float">
            <text:p>0.876699618018322</text:p>
          </table:table-cell>
        </table:table-row>
        <table:table-row table:style-name="ro1">
          <table:table-cell table:formula="of:=RAND()*10-5" office:value-type="float" office:value="0.585624039859538" calcext:value-type="float">
            <text:p>0.585624039859538</text:p>
          </table:table-cell>
          <table:table-cell table:formula="of:=1/(1+EXP(-[.A602]*1.5+0.8))" office:value-type="float" office:value="0.519598967888014" calcext:value-type="float">
            <text:p>0.519598967888014</text:p>
          </table:table-cell>
        </table:table-row>
        <table:table-row table:style-name="ro1">
          <table:table-cell table:formula="of:=RAND()*10-5" office:value-type="float" office:value="3.33440550652253" calcext:value-type="float">
            <text:p>3.33440550652253</text:p>
          </table:table-cell>
          <table:table-cell table:formula="of:=1/(1+EXP(-[.A603]*1.5+0.8))" office:value-type="float" office:value="0.985249359490838" calcext:value-type="float">
            <text:p>0.985249359490838</text:p>
          </table:table-cell>
        </table:table-row>
        <table:table-row table:style-name="ro1">
          <table:table-cell table:formula="of:=RAND()*10-5" office:value-type="float" office:value="-0.120711285013053" calcext:value-type="float">
            <text:p>-0.120711285013053</text:p>
          </table:table-cell>
          <table:table-cell table:formula="of:=1/(1+EXP(-[.A604]*1.5+0.8))" office:value-type="float" office:value="0.272680133222682" calcext:value-type="float">
            <text:p>0.272680133222682</text:p>
          </table:table-cell>
        </table:table-row>
        <table:table-row table:style-name="ro1">
          <table:table-cell table:formula="of:=RAND()*10-5" office:value-type="float" office:value="-1.47468127792393" calcext:value-type="float">
            <text:p>-1.47468127792393</text:p>
          </table:table-cell>
          <table:table-cell table:formula="of:=1/(1+EXP(-[.A605]*1.5+0.8))" office:value-type="float" office:value="0.0468857085669829" calcext:value-type="float">
            <text:p>0.046885708566983</text:p>
          </table:table-cell>
        </table:table-row>
        <table:table-row table:style-name="ro1">
          <table:table-cell table:formula="of:=RAND()*10-5" office:value-type="float" office:value="-3.85394328310457" calcext:value-type="float">
            <text:p>-3.85394328310457</text:p>
          </table:table-cell>
          <table:table-cell table:formula="of:=1/(1+EXP(-[.A606]*1.5+0.8))" office:value-type="float" office:value="0.00138466015577986" calcext:value-type="float">
            <text:p>0.00138466015578</text:p>
          </table:table-cell>
        </table:table-row>
        <table:table-row table:style-name="ro1">
          <table:table-cell table:formula="of:=RAND()*10-5" office:value-type="float" office:value="1.27912470327525" calcext:value-type="float">
            <text:p>1.27912470327525</text:p>
          </table:table-cell>
          <table:table-cell table:formula="of:=1/(1+EXP(-[.A607]*1.5+0.8))" office:value-type="float" office:value="0.753745097411284" calcext:value-type="float">
            <text:p>0.753745097411284</text:p>
          </table:table-cell>
        </table:table-row>
        <table:table-row table:style-name="ro1">
          <table:table-cell table:formula="of:=RAND()*10-5" office:value-type="float" office:value="3.07896665773858" calcext:value-type="float">
            <text:p>3.07896665773858</text:p>
          </table:table-cell>
          <table:table-cell table:formula="of:=1/(1+EXP(-[.A608]*1.5+0.8))" office:value-type="float" office:value="0.978510140693935" calcext:value-type="float">
            <text:p>0.978510140693935</text:p>
          </table:table-cell>
        </table:table-row>
        <table:table-row table:style-name="ro1">
          <table:table-cell table:formula="of:=RAND()*10-5" office:value-type="float" office:value="-0.400283629830303" calcext:value-type="float">
            <text:p>-0.400283629830303</text:p>
          </table:table-cell>
          <table:table-cell table:formula="of:=1/(1+EXP(-[.A609]*1.5+0.8))" office:value-type="float" office:value="0.197748608464968" calcext:value-type="float">
            <text:p>0.197748608464968</text:p>
          </table:table-cell>
        </table:table-row>
        <table:table-row table:style-name="ro1">
          <table:table-cell table:formula="of:=RAND()*10-5" office:value-type="float" office:value="-4.60985991799305" calcext:value-type="float">
            <text:p>-4.60985991799305</text:p>
          </table:table-cell>
          <table:table-cell table:formula="of:=1/(1+EXP(-[.A610]*1.5+0.8))" office:value-type="float" office:value="0.000445980220006749" calcext:value-type="float">
            <text:p>0.000445980220007</text:p>
          </table:table-cell>
        </table:table-row>
        <table:table-row table:style-name="ro1">
          <table:table-cell table:formula="of:=RAND()*10-5" office:value-type="float" office:value="2.70850984605326" calcext:value-type="float">
            <text:p>2.70850984605326</text:p>
          </table:table-cell>
          <table:table-cell table:formula="of:=1/(1+EXP(-[.A611]*1.5+0.8))" office:value-type="float" office:value="0.963129097445883" calcext:value-type="float">
            <text:p>0.963129097445883</text:p>
          </table:table-cell>
        </table:table-row>
        <table:table-row table:style-name="ro1">
          <table:table-cell table:formula="of:=RAND()*10-5" office:value-type="float" office:value="3.11671357380254" calcext:value-type="float">
            <text:p>3.11671357380254</text:p>
          </table:table-cell>
          <table:table-cell table:formula="of:=1/(1+EXP(-[.A612]*1.5+0.8))" office:value-type="float" office:value="0.979669048121295" calcext:value-type="float">
            <text:p>0.979669048121295</text:p>
          </table:table-cell>
        </table:table-row>
        <table:table-row table:style-name="ro1">
          <table:table-cell table:formula="of:=RAND()*10-5" office:value-type="float" office:value="3.13177975141653" calcext:value-type="float">
            <text:p>3.13177975141653</text:p>
          </table:table-cell>
          <table:table-cell table:formula="of:=1/(1+EXP(-[.A613]*1.5+0.8))" office:value-type="float" office:value="0.980114325533434" calcext:value-type="float">
            <text:p>0.980114325533434</text:p>
          </table:table-cell>
        </table:table-row>
        <table:table-row table:style-name="ro1">
          <table:table-cell table:formula="of:=RAND()*10-5" office:value-type="float" office:value="-2.21939616213756" calcext:value-type="float">
            <text:p>-2.21939616213756</text:p>
          </table:table-cell>
          <table:table-cell table:formula="of:=1/(1+EXP(-[.A614]*1.5+0.8))" office:value-type="float" office:value="0.0158424298351788" calcext:value-type="float">
            <text:p>0.015842429835179</text:p>
          </table:table-cell>
        </table:table-row>
        <table:table-row table:style-name="ro1">
          <table:table-cell table:formula="of:=RAND()*10-5" office:value-type="float" office:value="1.25545618612624" calcext:value-type="float">
            <text:p>1.25545618612624</text:p>
          </table:table-cell>
          <table:table-cell table:formula="of:=1/(1+EXP(-[.A615]*1.5+0.8))" office:value-type="float" office:value="0.747096105494103" calcext:value-type="float">
            <text:p>0.747096105494103</text:p>
          </table:table-cell>
        </table:table-row>
        <table:table-row table:style-name="ro1">
          <table:table-cell table:formula="of:=RAND()*10-5" office:value-type="float" office:value="2.58504318262504" calcext:value-type="float">
            <text:p>2.58504318262504</text:p>
          </table:table-cell>
          <table:table-cell table:formula="of:=1/(1+EXP(-[.A616]*1.5+0.8))" office:value-type="float" office:value="0.955957769236268" calcext:value-type="float">
            <text:p>0.955957769236268</text:p>
          </table:table-cell>
        </table:table-row>
        <table:table-row table:style-name="ro1">
          <table:table-cell table:formula="of:=RAND()*10-5" office:value-type="float" office:value="-2.96084465426424" calcext:value-type="float">
            <text:p>-2.96084465426424</text:p>
          </table:table-cell>
          <table:table-cell table:formula="of:=1/(1+EXP(-[.A617]*1.5+0.8))" office:value-type="float" office:value="0.00526567168732325" calcext:value-type="float">
            <text:p>0.005265671687323</text:p>
          </table:table-cell>
        </table:table-row>
        <table:table-row table:style-name="ro1">
          <table:table-cell table:formula="of:=RAND()*10-5" office:value-type="float" office:value="-2.27723754550704" calcext:value-type="float">
            <text:p>-2.27723754550704</text:p>
          </table:table-cell>
          <table:table-cell table:formula="of:=1/(1+EXP(-[.A618]*1.5+0.8))" office:value-type="float" office:value="0.0145449978964535" calcext:value-type="float">
            <text:p>0.014544997896454</text:p>
          </table:table-cell>
        </table:table-row>
        <table:table-row table:style-name="ro1">
          <table:table-cell table:formula="of:=RAND()*10-5" office:value-type="float" office:value="1.75747159782846" calcext:value-type="float">
            <text:p>1.75747159782846</text:p>
          </table:table-cell>
          <table:table-cell table:formula="of:=1/(1+EXP(-[.A619]*1.5+0.8))" office:value-type="float" office:value="0.862499545185672" calcext:value-type="float">
            <text:p>0.862499545185672</text:p>
          </table:table-cell>
        </table:table-row>
        <table:table-row table:style-name="ro1">
          <table:table-cell table:formula="of:=RAND()*10-5" office:value-type="float" office:value="-4.48492336910838" calcext:value-type="float">
            <text:p>-4.48492336910838</text:p>
          </table:table-cell>
          <table:table-cell table:formula="of:=1/(1+EXP(-[.A620]*1.5+0.8))" office:value-type="float" office:value="0.000537854192307491" calcext:value-type="float">
            <text:p>0.000537854192307</text:p>
          </table:table-cell>
        </table:table-row>
        <table:table-row table:style-name="ro1">
          <table:table-cell table:formula="of:=RAND()*10-5" office:value-type="float" office:value="-0.212780618998019" calcext:value-type="float">
            <text:p>-0.212780618998019</text:p>
          </table:table-cell>
          <table:table-cell table:formula="of:=1/(1+EXP(-[.A621]*1.5+0.8))" office:value-type="float" office:value="0.246165100182975" calcext:value-type="float">
            <text:p>0.246165100182975</text:p>
          </table:table-cell>
        </table:table-row>
        <table:table-row table:style-name="ro1">
          <table:table-cell table:formula="of:=RAND()*10-5" office:value-type="float" office:value="1.42678373315129" calcext:value-type="float">
            <text:p>1.42678373315129</text:p>
          </table:table-cell>
          <table:table-cell table:formula="of:=1/(1+EXP(-[.A622]*1.5+0.8))" office:value-type="float" office:value="0.792518817268046" calcext:value-type="float">
            <text:p>0.792518817268046</text:p>
          </table:table-cell>
        </table:table-row>
        <table:table-row table:style-name="ro1">
          <table:table-cell table:formula="of:=RAND()*10-5" office:value-type="float" office:value="3.4766787720655" calcext:value-type="float">
            <text:p>3.4766787720655</text:p>
          </table:table-cell>
          <table:table-cell table:formula="of:=1/(1+EXP(-[.A623]*1.5+0.8))" office:value-type="float" office:value="0.988050190480723" calcext:value-type="float">
            <text:p>0.988050190480723</text:p>
          </table:table-cell>
        </table:table-row>
        <table:table-row table:style-name="ro1">
          <table:table-cell table:formula="of:=RAND()*10-5" office:value-type="float" office:value="-4.23600220806803" calcext:value-type="float">
            <text:p>-4.23600220806803</text:p>
          </table:table-cell>
          <table:table-cell table:formula="of:=1/(1+EXP(-[.A624]*1.5+0.8))" office:value-type="float" office:value="0.000781117684561991" calcext:value-type="float">
            <text:p>0.000781117684562</text:p>
          </table:table-cell>
        </table:table-row>
        <table:table-row table:style-name="ro1">
          <table:table-cell table:formula="of:=RAND()*10-5" office:value-type="float" office:value="-2.17294090288218" calcext:value-type="float">
            <text:p>-2.17294090288218</text:p>
          </table:table-cell>
          <table:table-cell table:formula="of:=1/(1+EXP(-[.A625]*1.5+0.8))" office:value-type="float" office:value="0.0169663504422135" calcext:value-type="float">
            <text:p>0.016966350442214</text:p>
          </table:table-cell>
        </table:table-row>
        <table:table-row table:style-name="ro1">
          <table:table-cell table:formula="of:=RAND()*10-5" office:value-type="float" office:value="-1.95804477138342" calcext:value-type="float">
            <text:p>-1.95804477138342</text:p>
          </table:table-cell>
          <table:table-cell table:formula="of:=1/(1+EXP(-[.A626]*1.5+0.8))" office:value-type="float" office:value="0.0232695027797185" calcext:value-type="float">
            <text:p>0.023269502779719</text:p>
          </table:table-cell>
        </table:table-row>
        <table:table-row table:style-name="ro1">
          <table:table-cell table:formula="of:=RAND()*10-5" office:value-type="float" office:value="-4.55231370335667" calcext:value-type="float">
            <text:p>-4.55231370335667</text:p>
          </table:table-cell>
          <table:table-cell table:formula="of:=1/(1+EXP(-[.A627]*1.5+0.8))" office:value-type="float" office:value="0.000486167744172448" calcext:value-type="float">
            <text:p>0.000486167744172</text:p>
          </table:table-cell>
        </table:table-row>
        <table:table-row table:style-name="ro1">
          <table:table-cell table:formula="of:=RAND()*10-5" office:value-type="float" office:value="0.689374367022876" calcext:value-type="float">
            <text:p>0.689374367022876</text:p>
          </table:table-cell>
          <table:table-cell table:formula="of:=1/(1+EXP(-[.A628]*1.5+0.8))" office:value-type="float" office:value="0.558249696923468" calcext:value-type="float">
            <text:p>0.558249696923468</text:p>
          </table:table-cell>
        </table:table-row>
        <table:table-row table:style-name="ro1">
          <table:table-cell table:formula="of:=RAND()*10-5" office:value-type="float" office:value="-1.7182639337523" calcext:value-type="float">
            <text:p>-1.7182639337523</text:p>
          </table:table-cell>
          <table:table-cell table:formula="of:=1/(1+EXP(-[.A629]*1.5+0.8))" office:value-type="float" office:value="0.033009416106787" calcext:value-type="float">
            <text:p>0.033009416106787</text:p>
          </table:table-cell>
        </table:table-row>
        <table:table-row table:style-name="ro1">
          <table:table-cell table:formula="of:=RAND()*10-5" office:value-type="float" office:value="1.99571348759045" calcext:value-type="float">
            <text:p>1.99571348759045</text:p>
          </table:table-cell>
          <table:table-cell table:formula="of:=1/(1+EXP(-[.A630]*1.5+0.8))" office:value-type="float" office:value="0.899670627774971" calcext:value-type="float">
            <text:p>0.899670627774971</text:p>
          </table:table-cell>
        </table:table-row>
        <table:table-row table:style-name="ro1">
          <table:table-cell table:formula="of:=RAND()*10-5" office:value-type="float" office:value="-0.0713163249514901" calcext:value-type="float">
            <text:p>-0.07131632495149</text:p>
          </table:table-cell>
          <table:table-cell table:formula="of:=1/(1+EXP(-[.A631]*1.5+0.8))" office:value-type="float" office:value="0.28761934946381" calcext:value-type="float">
            <text:p>0.28761934946381</text:p>
          </table:table-cell>
        </table:table-row>
        <table:table-row table:style-name="ro1">
          <table:table-cell table:formula="of:=RAND()*10-5" office:value-type="float" office:value="0.288753498370195" calcext:value-type="float">
            <text:p>0.288753498370195</text:p>
          </table:table-cell>
          <table:table-cell table:formula="of:=1/(1+EXP(-[.A632]*1.5+0.8))" office:value-type="float" office:value="0.409297615721263" calcext:value-type="float">
            <text:p>0.409297615721263</text:p>
          </table:table-cell>
        </table:table-row>
        <table:table-row table:style-name="ro1">
          <table:table-cell table:formula="of:=RAND()*10-5" office:value-type="float" office:value="3.20692452326221" calcext:value-type="float">
            <text:p>3.20692452326221</text:p>
          </table:table-cell>
          <table:table-cell table:formula="of:=1/(1+EXP(-[.A633]*1.5+0.8))" office:value-type="float" office:value="0.982196333211016" calcext:value-type="float">
            <text:p>0.982196333211016</text:p>
          </table:table-cell>
        </table:table-row>
        <table:table-row table:style-name="ro1">
          <table:table-cell table:formula="of:=RAND()*10-5" office:value-type="float" office:value="0.388789917563008" calcext:value-type="float">
            <text:p>0.388789917563008</text:p>
          </table:table-cell>
          <table:table-cell table:formula="of:=1/(1+EXP(-[.A634]*1.5+0.8))" office:value-type="float" office:value="0.44600756351855" calcext:value-type="float">
            <text:p>0.44600756351855</text:p>
          </table:table-cell>
        </table:table-row>
        <table:table-row table:style-name="ro1">
          <table:table-cell table:formula="of:=RAND()*10-5" office:value-type="float" office:value="4.52081878509622" calcext:value-type="float">
            <text:p>4.52081878509622</text:p>
          </table:table-cell>
          <table:table-cell table:formula="of:=1/(1+EXP(-[.A635]*1.5+0.8))" office:value-type="float" office:value="0.997480640850916" calcext:value-type="float">
            <text:p>0.997480640850916</text:p>
          </table:table-cell>
        </table:table-row>
        <table:table-row table:style-name="ro1">
          <table:table-cell table:formula="of:=RAND()*10-5" office:value-type="float" office:value="-3.95371551116926" calcext:value-type="float">
            <text:p>-3.95371551116926</text:p>
          </table:table-cell>
          <table:table-cell table:formula="of:=1/(1+EXP(-[.A636]*1.5+0.8))" office:value-type="float" office:value="0.00119242479396021" calcext:value-type="float">
            <text:p>0.00119242479396</text:p>
          </table:table-cell>
        </table:table-row>
        <table:table-row table:style-name="ro1">
          <table:table-cell table:formula="of:=RAND()*10-5" office:value-type="float" office:value="-1.70049270687741" calcext:value-type="float">
            <text:p>-1.70049270687741</text:p>
          </table:table-cell>
          <table:table-cell table:formula="of:=1/(1+EXP(-[.A637]*1.5+0.8))" office:value-type="float" office:value="0.0338709710167923" calcext:value-type="float">
            <text:p>0.033870971016792</text:p>
          </table:table-cell>
        </table:table-row>
        <table:table-row table:style-name="ro1">
          <table:table-cell table:formula="of:=RAND()*10-5" office:value-type="float" office:value="-0.373396480003829" calcext:value-type="float">
            <text:p>-0.373396480003829</text:p>
          </table:table-cell>
          <table:table-cell table:formula="of:=1/(1+EXP(-[.A638]*1.5+0.8))" office:value-type="float" office:value="0.204224908232646" calcext:value-type="float">
            <text:p>0.204224908232646</text:p>
          </table:table-cell>
        </table:table-row>
        <table:table-row table:style-name="ro1">
          <table:table-cell table:formula="of:=RAND()*10-5" office:value-type="float" office:value="-1.36370495255886" calcext:value-type="float">
            <text:p>-1.36370495255886</text:p>
          </table:table-cell>
          <table:table-cell table:formula="of:=1/(1+EXP(-[.A639]*1.5+0.8))" office:value-type="float" office:value="0.054911414200963" calcext:value-type="float">
            <text:p>0.054911414200963</text:p>
          </table:table-cell>
        </table:table-row>
        <table:table-row table:style-name="ro1">
          <table:table-cell table:formula="of:=RAND()*10-5" office:value-type="float" office:value="2.71604456419039" calcext:value-type="float">
            <text:p>2.71604456419039</text:p>
          </table:table-cell>
          <table:table-cell table:formula="of:=1/(1+EXP(-[.A640]*1.5+0.8))" office:value-type="float" office:value="0.963528356372951" calcext:value-type="float">
            <text:p>0.963528356372951</text:p>
          </table:table-cell>
        </table:table-row>
        <table:table-row table:style-name="ro1">
          <table:table-cell table:formula="of:=RAND()*10-5" office:value-type="float" office:value="-3.60602964744622" calcext:value-type="float">
            <text:p>-3.60602964744622</text:p>
          </table:table-cell>
          <table:table-cell table:formula="of:=1/(1+EXP(-[.A641]*1.5+0.8))" office:value-type="float" office:value="0.00200712162668901" calcext:value-type="float">
            <text:p>0.002007121626689</text:p>
          </table:table-cell>
        </table:table-row>
        <table:table-row table:style-name="ro1">
          <table:table-cell table:formula="of:=RAND()*10-5" office:value-type="float" office:value="2.57179377481103" calcext:value-type="float">
            <text:p>2.57179377481103</text:p>
          </table:table-cell>
          <table:table-cell table:formula="of:=1/(1+EXP(-[.A642]*1.5+0.8))" office:value-type="float" office:value="0.955113395479411" calcext:value-type="float">
            <text:p>0.955113395479411</text:p>
          </table:table-cell>
        </table:table-row>
        <table:table-row table:style-name="ro1">
          <table:table-cell table:formula="of:=RAND()*10-5" office:value-type="float" office:value="0.562587634317525" calcext:value-type="float">
            <text:p>0.562587634317525</text:p>
          </table:table-cell>
          <table:table-cell table:formula="of:=1/(1+EXP(-[.A643]*1.5+0.8))" office:value-type="float" office:value="0.510968602847069" calcext:value-type="float">
            <text:p>0.510968602847069</text:p>
          </table:table-cell>
        </table:table-row>
        <table:table-row table:style-name="ro1">
          <table:table-cell table:formula="of:=RAND()*10-5" office:value-type="float" office:value="-0.85038985244439" calcext:value-type="float">
            <text:p>-0.85038985244439</text:p>
          </table:table-cell>
          <table:table-cell table:formula="of:=1/(1+EXP(-[.A644]*1.5+0.8))" office:value-type="float" office:value="0.111492597677242" calcext:value-type="float">
            <text:p>0.111492597677242</text:p>
          </table:table-cell>
        </table:table-row>
        <table:table-row table:style-name="ro1">
          <table:table-cell table:formula="of:=RAND()*10-5" office:value-type="float" office:value="-2.63640015818086" calcext:value-type="float">
            <text:p>-2.63640015818086</text:p>
          </table:table-cell>
          <table:table-cell table:formula="of:=1/(1+EXP(-[.A645]*1.5+0.8))" office:value-type="float" office:value="0.00853845370631162" calcext:value-type="float">
            <text:p>0.008538453706312</text:p>
          </table:table-cell>
        </table:table-row>
        <table:table-row table:style-name="ro1">
          <table:table-cell table:formula="of:=RAND()*10-5" office:value-type="float" office:value="-2.74157037483879" calcext:value-type="float">
            <text:p>-2.74157037483879</text:p>
          </table:table-cell>
          <table:table-cell table:formula="of:=1/(1+EXP(-[.A646]*1.5+0.8))" office:value-type="float" office:value="0.00730143928803134" calcext:value-type="float">
            <text:p>0.007301439288031</text:p>
          </table:table-cell>
        </table:table-row>
        <table:table-row table:style-name="ro1">
          <table:table-cell table:formula="of:=RAND()*10-5" office:value-type="float" office:value="3.95277042453347" calcext:value-type="float">
            <text:p>3.95277042453347</text:p>
          </table:table-cell>
          <table:table-cell table:formula="of:=1/(1+EXP(-[.A647]*1.5+0.8))" office:value-type="float" office:value="0.994113300127234" calcext:value-type="float">
            <text:p>0.994113300127234</text:p>
          </table:table-cell>
        </table:table-row>
        <table:table-row table:style-name="ro1">
          <table:table-cell table:formula="of:=RAND()*10-5" office:value-type="float" office:value="4.97249534471781" calcext:value-type="float">
            <text:p>4.97249534471781</text:p>
          </table:table-cell>
          <table:table-cell table:formula="of:=1/(1+EXP(-[.A648]*1.5+0.8))" office:value-type="float" office:value="0.998718885597416" calcext:value-type="float">
            <text:p>0.998718885597416</text:p>
          </table:table-cell>
        </table:table-row>
        <table:table-row table:style-name="ro1">
          <table:table-cell table:formula="of:=RAND()*10-5" office:value-type="float" office:value="-2.71685105777588" calcext:value-type="float">
            <text:p>-2.71685105777588</text:p>
          </table:table-cell>
          <table:table-cell table:formula="of:=1/(1+EXP(-[.A649]*1.5+0.8))" office:value-type="float" office:value="0.007575161667336" calcext:value-type="float">
            <text:p>0.007575161667336</text:p>
          </table:table-cell>
        </table:table-row>
        <table:table-row table:style-name="ro1">
          <table:table-cell table:formula="of:=RAND()*10-5" office:value-type="float" office:value="-2.80288769780634" calcext:value-type="float">
            <text:p>-2.80288769780634</text:p>
          </table:table-cell>
          <table:table-cell table:formula="of:=1/(1+EXP(-[.A650]*1.5+0.8))" office:value-type="float" office:value="0.00666411600150892" calcext:value-type="float">
            <text:p>0.006664116001509</text:p>
          </table:table-cell>
        </table:table-row>
        <table:table-row table:style-name="ro1">
          <table:table-cell table:formula="of:=RAND()*10-5" office:value-type="float" office:value="3.01571018779191" calcext:value-type="float">
            <text:p>3.01571018779191</text:p>
          </table:table-cell>
          <table:table-cell table:formula="of:=1/(1+EXP(-[.A651]*1.5+0.8))" office:value-type="float" office:value="0.976421642822335" calcext:value-type="float">
            <text:p>0.976421642822335</text:p>
          </table:table-cell>
        </table:table-row>
        <table:table-row table:style-name="ro1">
          <table:table-cell table:formula="of:=RAND()*10-5" office:value-type="float" office:value="-4.04818530523676" calcext:value-type="float">
            <text:p>-4.04818530523676</text:p>
          </table:table-cell>
          <table:table-cell table:formula="of:=1/(1+EXP(-[.A652]*1.5+0.8))" office:value-type="float" office:value="0.0010350417285796" calcext:value-type="float">
            <text:p>0.00103504172858</text:p>
          </table:table-cell>
        </table:table-row>
        <table:table-row table:style-name="ro1">
          <table:table-cell table:formula="of:=RAND()*10-5" office:value-type="float" office:value="1.62138364860874" calcext:value-type="float">
            <text:p>1.62138364860874</text:p>
          </table:table-cell>
          <table:table-cell table:formula="of:=1/(1+EXP(-[.A653]*1.5+0.8))" office:value-type="float" office:value="0.836453759420889" calcext:value-type="float">
            <text:p>0.836453759420889</text:p>
          </table:table-cell>
        </table:table-row>
        <table:table-row table:style-name="ro1">
          <table:table-cell table:formula="of:=RAND()*10-5" office:value-type="float" office:value="3.78798122950505" calcext:value-type="float">
            <text:p>3.78798122950505</text:p>
          </table:table-cell>
          <table:table-cell table:formula="of:=1/(1+EXP(-[.A654]*1.5+0.8))" office:value-type="float" office:value="0.992475006210438" calcext:value-type="float">
            <text:p>0.992475006210438</text:p>
          </table:table-cell>
        </table:table-row>
        <table:table-row table:style-name="ro1">
          <table:table-cell table:formula="of:=RAND()*10-5" office:value-type="float" office:value="3.96186640571784" calcext:value-type="float">
            <text:p>3.96186640571784</text:p>
          </table:table-cell>
          <table:table-cell table:formula="of:=1/(1+EXP(-[.A655]*1.5+0.8))" office:value-type="float" office:value="0.994192609379414" calcext:value-type="float">
            <text:p>0.994192609379414</text:p>
          </table:table-cell>
        </table:table-row>
        <table:table-row table:style-name="ro1">
          <table:table-cell table:formula="of:=RAND()*10-5" office:value-type="float" office:value="2.37619312706901" calcext:value-type="float">
            <text:p>2.37619312706901</text:p>
          </table:table-cell>
          <table:table-cell table:formula="of:=1/(1+EXP(-[.A656]*1.5+0.8))" office:value-type="float" office:value="0.940715322858415" calcext:value-type="float">
            <text:p>0.940715322858415</text:p>
          </table:table-cell>
        </table:table-row>
        <table:table-row table:style-name="ro1">
          <table:table-cell table:formula="of:=RAND()*10-5" office:value-type="float" office:value="-4.11031975911635" calcext:value-type="float">
            <text:p>-4.11031975911635</text:p>
          </table:table-cell>
          <table:table-cell table:formula="of:=1/(1+EXP(-[.A657]*1.5+0.8))" office:value-type="float" office:value="0.00094301996518861" calcext:value-type="float">
            <text:p>0.000943019965189</text:p>
          </table:table-cell>
        </table:table-row>
        <table:table-row table:style-name="ro1">
          <table:table-cell table:formula="of:=RAND()*10-5" office:value-type="float" office:value="2.49535091999413" calcext:value-type="float">
            <text:p>2.49535091999413</text:p>
          </table:table-cell>
          <table:table-cell table:formula="of:=1/(1+EXP(-[.A658]*1.5+0.8))" office:value-type="float" office:value="0.949932858870764" calcext:value-type="float">
            <text:p>0.949932858870764</text:p>
          </table:table-cell>
        </table:table-row>
        <table:table-row table:style-name="ro1">
          <table:table-cell table:formula="of:=RAND()*10-5" office:value-type="float" office:value="4.86671157387199" calcext:value-type="float">
            <text:p>4.86671157387199</text:p>
          </table:table-cell>
          <table:table-cell table:formula="of:=1/(1+EXP(-[.A659]*1.5+0.8))" office:value-type="float" office:value="0.998498918708921" calcext:value-type="float">
            <text:p>0.998498918708921</text:p>
          </table:table-cell>
        </table:table-row>
        <table:table-row table:style-name="ro1">
          <table:table-cell table:formula="of:=RAND()*10-5" office:value-type="float" office:value="-0.83213836851725" calcext:value-type="float">
            <text:p>-0.83213836851725</text:p>
          </table:table-cell>
          <table:table-cell table:formula="of:=1/(1+EXP(-[.A660]*1.5+0.8))" office:value-type="float" office:value="0.114233623431019" calcext:value-type="float">
            <text:p>0.114233623431019</text:p>
          </table:table-cell>
        </table:table-row>
        <table:table-row table:style-name="ro1">
          <table:table-cell table:formula="of:=RAND()*10-5" office:value-type="float" office:value="-2.2954140738477" calcext:value-type="float">
            <text:p>-2.2954140738477</text:p>
          </table:table-cell>
          <table:table-cell table:formula="of:=1/(1+EXP(-[.A661]*1.5+0.8))" office:value-type="float" office:value="0.014159328153519" calcext:value-type="float">
            <text:p>0.014159328153519</text:p>
          </table:table-cell>
        </table:table-row>
        <table:table-row table:style-name="ro1">
          <table:table-cell table:formula="of:=RAND()*10-5" office:value-type="float" office:value="-3.99995734351836" calcext:value-type="float">
            <text:p>-3.99995734351836</text:p>
          </table:table-cell>
          <table:table-cell table:formula="of:=1/(1+EXP(-[.A662]*1.5+0.8))" office:value-type="float" office:value="0.00111260714124323" calcext:value-type="float">
            <text:p>0.001112607141243</text:p>
          </table:table-cell>
        </table:table-row>
        <table:table-row table:style-name="ro1">
          <table:table-cell table:formula="of:=RAND()*10-5" office:value-type="float" office:value="-1.62788344787722" calcext:value-type="float">
            <text:p>-1.62788344787722</text:p>
          </table:table-cell>
          <table:table-cell table:formula="of:=1/(1+EXP(-[.A663]*1.5+0.8))" office:value-type="float" office:value="0.0376217518913475" calcext:value-type="float">
            <text:p>0.037621751891348</text:p>
          </table:table-cell>
        </table:table-row>
        <table:table-row table:style-name="ro1">
          <table:table-cell table:formula="of:=RAND()*10-5" office:value-type="float" office:value="-1.03476709934227" calcext:value-type="float">
            <text:p>-1.03476709934227</text:p>
          </table:table-cell>
          <table:table-cell table:formula="of:=1/(1+EXP(-[.A664]*1.5+0.8))" office:value-type="float" office:value="0.0868949791506074" calcext:value-type="float">
            <text:p>0.086894979150608</text:p>
          </table:table-cell>
        </table:table-row>
        <table:table-row table:style-name="ro1">
          <table:table-cell table:formula="of:=RAND()*10-5" office:value-type="float" office:value="2.06522265743681" calcext:value-type="float">
            <text:p>2.06522265743681</text:p>
          </table:table-cell>
          <table:table-cell table:formula="of:=1/(1+EXP(-[.A665]*1.5+0.8))" office:value-type="float" office:value="0.908697491713572" calcext:value-type="float">
            <text:p>0.908697491713572</text:p>
          </table:table-cell>
        </table:table-row>
        <table:table-row table:style-name="ro1">
          <table:table-cell table:formula="of:=RAND()*10-5" office:value-type="float" office:value="3.58828293511115" calcext:value-type="float">
            <text:p>3.58828293511115</text:p>
          </table:table-cell>
          <table:table-cell table:formula="of:=1/(1+EXP(-[.A666]*1.5+0.8))" office:value-type="float" office:value="0.989873530028194" calcext:value-type="float">
            <text:p>0.989873530028194</text:p>
          </table:table-cell>
        </table:table-row>
        <table:table-row table:style-name="ro1">
          <table:table-cell table:formula="of:=RAND()*10-5" office:value-type="float" office:value="-4.23470932371541" calcext:value-type="float">
            <text:p>-4.23470932371541</text:p>
          </table:table-cell>
          <table:table-cell table:formula="of:=1/(1+EXP(-[.A667]*1.5+0.8))" office:value-type="float" office:value="0.000782632809931178" calcext:value-type="float">
            <text:p>0.000782632809931</text:p>
          </table:table-cell>
        </table:table-row>
        <table:table-row table:style-name="ro1">
          <table:table-cell table:formula="of:=RAND()*10-5" office:value-type="float" office:value="0.754369219471192" calcext:value-type="float">
            <text:p>0.754369219471192</text:p>
          </table:table-cell>
          <table:table-cell table:formula="of:=1/(1+EXP(-[.A668]*1.5+0.8))" office:value-type="float" office:value="0.582137399323422" calcext:value-type="float">
            <text:p>0.582137399323422</text:p>
          </table:table-cell>
        </table:table-row>
        <table:table-row table:style-name="ro1">
          <table:table-cell table:formula="of:=RAND()*10-5" office:value-type="float" office:value="4.33773042352198" calcext:value-type="float">
            <text:p>4.33773042352198</text:p>
          </table:table-cell>
          <table:table-cell table:formula="of:=1/(1+EXP(-[.A669]*1.5+0.8))" office:value-type="float" office:value="0.996687042859185" calcext:value-type="float">
            <text:p>0.996687042859185</text:p>
          </table:table-cell>
        </table:table-row>
        <table:table-row table:style-name="ro1">
          <table:table-cell table:formula="of:=RAND()*10-5" office:value-type="float" office:value="1.93888805365079" calcext:value-type="float">
            <text:p>1.93888805365079</text:p>
          </table:table-cell>
          <table:table-cell table:formula="of:=1/(1+EXP(-[.A670]*1.5+0.8))" office:value-type="float" office:value="0.891710379155553" calcext:value-type="float">
            <text:p>0.891710379155553</text:p>
          </table:table-cell>
        </table:table-row>
        <table:table-row table:style-name="ro1">
          <table:table-cell table:formula="of:=RAND()*10-5" office:value-type="float" office:value="-1.15715539742548" calcext:value-type="float">
            <text:p>-1.15715539742548</text:p>
          </table:table-cell>
          <table:table-cell table:formula="of:=1/(1+EXP(-[.A671]*1.5+0.8))" office:value-type="float" office:value="0.0733908148523173" calcext:value-type="float">
            <text:p>0.073390814852317</text:p>
          </table:table-cell>
        </table:table-row>
        <table:table-row table:style-name="ro1">
          <table:table-cell table:formula="of:=RAND()*10-5" office:value-type="float" office:value="3.30931999074217" calcext:value-type="float">
            <text:p>3.30931999074217</text:p>
          </table:table-cell>
          <table:table-cell table:formula="of:=1/(1+EXP(-[.A672]*1.5+0.8))" office:value-type="float" office:value="0.984692401734483" calcext:value-type="float">
            <text:p>0.984692401734483</text:p>
          </table:table-cell>
        </table:table-row>
        <table:table-row table:style-name="ro1">
          <table:table-cell table:formula="of:=RAND()*10-5" office:value-type="float" office:value="3.84750228221243" calcext:value-type="float">
            <text:p>3.84750228221243</text:p>
          </table:table-cell>
          <table:table-cell table:formula="of:=1/(1+EXP(-[.A673]*1.5+0.8))" office:value-type="float" office:value="0.993113304666942" calcext:value-type="float">
            <text:p>0.993113304666942</text:p>
          </table:table-cell>
        </table:table-row>
        <table:table-row table:style-name="ro1">
          <table:table-cell table:formula="of:=RAND()*10-5" office:value-type="float" office:value="0.420305177189128" calcext:value-type="float">
            <text:p>0.420305177189128</text:p>
          </table:table-cell>
          <table:table-cell table:formula="of:=1/(1+EXP(-[.A674]*1.5+0.8))" office:value-type="float" office:value="0.457715680001696" calcext:value-type="float">
            <text:p>0.457715680001696</text:p>
          </table:table-cell>
        </table:table-row>
        <table:table-row table:style-name="ro1">
          <table:table-cell table:formula="of:=RAND()*10-5" office:value-type="float" office:value="-1.19710363917842" calcext:value-type="float">
            <text:p>-1.19710363917842</text:p>
          </table:table-cell>
          <table:table-cell table:formula="of:=1/(1+EXP(-[.A675]*1.5+0.8))" office:value-type="float" office:value="0.0694185515636191" calcext:value-type="float">
            <text:p>0.069418551563619</text:p>
          </table:table-cell>
        </table:table-row>
        <table:table-row table:style-name="ro1">
          <table:table-cell table:formula="of:=RAND()*10-5" office:value-type="float" office:value="1.89048526631041" calcext:value-type="float">
            <text:p>1.89048526631041</text:p>
          </table:table-cell>
          <table:table-cell table:formula="of:=1/(1+EXP(-[.A676]*1.5+0.8))" office:value-type="float" office:value="0.884497539544186" calcext:value-type="float">
            <text:p>0.884497539544186</text:p>
          </table:table-cell>
        </table:table-row>
        <table:table-row table:style-name="ro1">
          <table:table-cell table:formula="of:=RAND()*10-5" office:value-type="float" office:value="0.835231459824433" calcext:value-type="float">
            <text:p>0.835231459824433</text:p>
          </table:table-cell>
          <table:table-cell table:formula="of:=1/(1+EXP(-[.A677]*1.5+0.8))" office:value-type="float" office:value="0.611315965184808" calcext:value-type="float">
            <text:p>0.611315965184808</text:p>
          </table:table-cell>
        </table:table-row>
        <table:table-row table:style-name="ro1">
          <table:table-cell table:formula="of:=RAND()*10-5" office:value-type="float" office:value="0.255225125380818" calcext:value-type="float">
            <text:p>0.255225125380818</text:p>
          </table:table-cell>
          <table:table-cell table:formula="of:=1/(1+EXP(-[.A678]*1.5+0.8))" office:value-type="float" office:value="0.397195982970389" calcext:value-type="float">
            <text:p>0.397195982970389</text:p>
          </table:table-cell>
        </table:table-row>
        <table:table-row table:style-name="ro1">
          <table:table-cell table:formula="of:=RAND()*10-5" office:value-type="float" office:value="0.406218092928778" calcext:value-type="float">
            <text:p>0.406218092928778</text:p>
          </table:table-cell>
          <table:table-cell table:formula="of:=1/(1+EXP(-[.A679]*1.5+0.8))" office:value-type="float" office:value="0.452475681077511" calcext:value-type="float">
            <text:p>0.452475681077511</text:p>
          </table:table-cell>
        </table:table-row>
        <table:table-row table:style-name="ro1">
          <table:table-cell table:formula="of:=RAND()*10-5" office:value-type="float" office:value="-4.13908876982438" calcext:value-type="float">
            <text:p>-4.13908876982438</text:p>
          </table:table-cell>
          <table:table-cell table:formula="of:=1/(1+EXP(-[.A680]*1.5+0.8))" office:value-type="float" office:value="0.00090322687544246" calcext:value-type="float">
            <text:p>0.000903226875442</text:p>
          </table:table-cell>
        </table:table-row>
        <table:table-row table:style-name="ro1">
          <table:table-cell table:formula="of:=RAND()*10-5" office:value-type="float" office:value="4.16818905861852" calcext:value-type="float">
            <text:p>4.16818905861852</text:p>
          </table:table-cell>
          <table:table-cell table:formula="of:=1/(1+EXP(-[.A681]*1.5+0.8))" office:value-type="float" office:value="0.995731790804774" calcext:value-type="float">
            <text:p>0.995731790804774</text:p>
          </table:table-cell>
        </table:table-row>
        <table:table-row table:style-name="ro1">
          <table:table-cell table:formula="of:=RAND()*10-5" office:value-type="float" office:value="3.96064165255037" calcext:value-type="float">
            <text:p>3.96064165255037</text:p>
          </table:table-cell>
          <table:table-cell table:formula="of:=1/(1+EXP(-[.A682]*1.5+0.8))" office:value-type="float" office:value="0.994181992772184" calcext:value-type="float">
            <text:p>0.994181992772184</text:p>
          </table:table-cell>
        </table:table-row>
        <table:table-row table:style-name="ro1">
          <table:table-cell table:formula="of:=RAND()*10-5" office:value-type="float" office:value="-1.6898590419161" calcext:value-type="float">
            <text:p>-1.6898590419161</text:p>
          </table:table-cell>
          <table:table-cell table:formula="of:=1/(1+EXP(-[.A683]*1.5+0.8))" office:value-type="float" office:value="0.0343968293644992" calcext:value-type="float">
            <text:p>0.034396829364499</text:p>
          </table:table-cell>
        </table:table-row>
        <table:table-row table:style-name="ro1">
          <table:table-cell table:formula="of:=RAND()*10-5" office:value-type="float" office:value="-0.255099670074074" calcext:value-type="float">
            <text:p>-0.255099670074074</text:p>
          </table:table-cell>
          <table:table-cell table:formula="of:=1/(1+EXP(-[.A684]*1.5+0.8))" office:value-type="float" office:value="0.234576142625048" calcext:value-type="float">
            <text:p>0.234576142625048</text:p>
          </table:table-cell>
        </table:table-row>
        <table:table-row table:style-name="ro1">
          <table:table-cell table:formula="of:=RAND()*10-5" office:value-type="float" office:value="-1.78233378224021" calcext:value-type="float">
            <text:p>-1.78233378224021</text:p>
          </table:table-cell>
          <table:table-cell table:formula="of:=1/(1+EXP(-[.A685]*1.5+0.8))" office:value-type="float" office:value="0.0300756946651588" calcext:value-type="float">
            <text:p>0.030075694665159</text:p>
          </table:table-cell>
        </table:table-row>
        <table:table-row table:style-name="ro1">
          <table:table-cell table:formula="of:=RAND()*10-5" office:value-type="float" office:value="0.226157912378683" calcext:value-type="float">
            <text:p>0.226157912378683</text:p>
          </table:table-cell>
          <table:table-cell table:formula="of:=1/(1+EXP(-[.A686]*1.5+0.8))" office:value-type="float" office:value="0.386804803493832" calcext:value-type="float">
            <text:p>0.386804803493832</text:p>
          </table:table-cell>
        </table:table-row>
        <table:table-row table:style-name="ro1">
          <table:table-cell table:formula="of:=RAND()*10-5" office:value-type="float" office:value="4.62934567923163" calcext:value-type="float">
            <text:p>4.62934567923163</text:p>
          </table:table-cell>
          <table:table-cell table:formula="of:=1/(1+EXP(-[.A687]*1.5+0.8))" office:value-type="float" office:value="0.997858315264872" calcext:value-type="float">
            <text:p>0.997858315264872</text:p>
          </table:table-cell>
        </table:table-row>
        <table:table-row table:style-name="ro1">
          <table:table-cell table:formula="of:=RAND()*10-5" office:value-type="float" office:value="-0.9429725866593" calcext:value-type="float">
            <text:p>-0.9429725866593</text:p>
          </table:table-cell>
          <table:table-cell table:formula="of:=1/(1+EXP(-[.A688]*1.5+0.8))" office:value-type="float" office:value="0.0984595701828967" calcext:value-type="float">
            <text:p>0.098459570182897</text:p>
          </table:table-cell>
        </table:table-row>
        <table:table-row table:style-name="ro1">
          <table:table-cell table:formula="of:=RAND()*10-5" office:value-type="float" office:value="-2.01359484865977" calcext:value-type="float">
            <text:p>-2.01359484865977</text:p>
          </table:table-cell>
          <table:table-cell table:formula="of:=1/(1+EXP(-[.A689]*1.5+0.8))" office:value-type="float" office:value="0.0214490547568625" calcext:value-type="float">
            <text:p>0.021449054756863</text:p>
          </table:table-cell>
        </table:table-row>
        <table:table-row table:style-name="ro1">
          <table:table-cell table:formula="of:=RAND()*10-5" office:value-type="float" office:value="-2.62090658854852" calcext:value-type="float">
            <text:p>-2.62090658854852</text:p>
          </table:table-cell>
          <table:table-cell table:formula="of:=1/(1+EXP(-[.A690]*1.5+0.8))" office:value-type="float" office:value="0.00873746009664862" calcext:value-type="float">
            <text:p>0.008737460096649</text:p>
          </table:table-cell>
        </table:table-row>
        <table:table-row table:style-name="ro1">
          <table:table-cell table:formula="of:=RAND()*10-5" office:value-type="float" office:value="4.45463655054762" calcext:value-type="float">
            <text:p>4.45463655054762</text:p>
          </table:table-cell>
          <table:table-cell table:formula="of:=1/(1+EXP(-[.A691]*1.5+0.8))" office:value-type="float" office:value="0.997218431412124" calcext:value-type="float">
            <text:p>0.997218431412124</text:p>
          </table:table-cell>
        </table:table-row>
        <table:table-row table:style-name="ro1">
          <table:table-cell table:formula="of:=RAND()*10-5" office:value-type="float" office:value="-3.3430061444217" calcext:value-type="float">
            <text:p>-3.3430061444217</text:p>
          </table:table-cell>
          <table:table-cell table:formula="of:=1/(1+EXP(-[.A692]*1.5+0.8))" office:value-type="float" office:value="0.00297506700382128" calcext:value-type="float">
            <text:p>0.002975067003821</text:p>
          </table:table-cell>
        </table:table-row>
        <table:table-row table:style-name="ro1">
          <table:table-cell table:formula="of:=RAND()*10-5" office:value-type="float" office:value="2.14535977827048" calcext:value-type="float">
            <text:p>2.14535977827048</text:p>
          </table:table-cell>
          <table:table-cell table:formula="of:=1/(1+EXP(-[.A693]*1.5+0.8))" office:value-type="float" office:value="0.918192614942926" calcext:value-type="float">
            <text:p>0.918192614942926</text:p>
          </table:table-cell>
        </table:table-row>
        <table:table-row table:style-name="ro1">
          <table:table-cell table:formula="of:=RAND()*10-5" office:value-type="float" office:value="-1.76411103786812" calcext:value-type="float">
            <text:p>-1.76411103786812</text:p>
          </table:table-cell>
          <table:table-cell table:formula="of:=1/(1+EXP(-[.A694]*1.5+0.8))" office:value-type="float" office:value="0.0308833866922268" calcext:value-type="float">
            <text:p>0.030883386692227</text:p>
          </table:table-cell>
        </table:table-row>
        <table:table-row table:style-name="ro1">
          <table:table-cell table:formula="of:=RAND()*10-5" office:value-type="float" office:value="4.41824773162652" calcext:value-type="float">
            <text:p>4.41824773162652</text:p>
          </table:table-cell>
          <table:table-cell table:formula="of:=1/(1+EXP(-[.A695]*1.5+0.8))" office:value-type="float" office:value="0.997062842719046" calcext:value-type="float">
            <text:p>0.997062842719046</text:p>
          </table:table-cell>
        </table:table-row>
        <table:table-row table:style-name="ro1">
          <table:table-cell table:formula="of:=RAND()*10-5" office:value-type="float" office:value="4.77716857857828" calcext:value-type="float">
            <text:p>4.77716857857828</text:p>
          </table:table-cell>
          <table:table-cell table:formula="of:=1/(1+EXP(-[.A696]*1.5+0.8))" office:value-type="float" office:value="0.998283504965314" calcext:value-type="float">
            <text:p>0.998283504965314</text:p>
          </table:table-cell>
        </table:table-row>
        <table:table-row table:style-name="ro1">
          <table:table-cell table:formula="of:=RAND()*10-5" office:value-type="float" office:value="-3.4792128172809" calcext:value-type="float">
            <text:p>-3.4792128172809</text:p>
          </table:table-cell>
          <table:table-cell table:formula="of:=1/(1+EXP(-[.A697]*1.5+0.8))" office:value-type="float" office:value="0.0024266372876197" calcext:value-type="float">
            <text:p>0.00242663728762</text:p>
          </table:table-cell>
        </table:table-row>
        <table:table-row table:style-name="ro1">
          <table:table-cell table:formula="of:=RAND()*10-5" office:value-type="float" office:value="0.666285915843438" calcext:value-type="float">
            <text:p>0.666285915843438</text:p>
          </table:table-cell>
          <table:table-cell table:formula="of:=1/(1+EXP(-[.A698]*1.5+0.8))" office:value-type="float" office:value="0.549692630084562" calcext:value-type="float">
            <text:p>0.549692630084562</text:p>
          </table:table-cell>
        </table:table-row>
        <table:table-row table:style-name="ro1">
          <table:table-cell table:formula="of:=RAND()*10-5" office:value-type="float" office:value="-4.38629170228895" calcext:value-type="float">
            <text:p>-4.38629170228895</text:p>
          </table:table-cell>
          <table:table-cell table:formula="of:=1/(1+EXP(-[.A699]*1.5+0.8))" office:value-type="float" office:value="0.000623562653837402" calcext:value-type="float">
            <text:p>0.000623562653837</text:p>
          </table:table-cell>
        </table:table-row>
        <table:table-row table:style-name="ro1">
          <table:table-cell table:formula="of:=RAND()*10-5" office:value-type="float" office:value="-3.33024907572918" calcext:value-type="float">
            <text:p>-3.33024907572918</text:p>
          </table:table-cell>
          <table:table-cell table:formula="of:=1/(1+EXP(-[.A700]*1.5+0.8))" office:value-type="float" office:value="0.0030323705938775" calcext:value-type="float">
            <text:p>0.0030323705938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3:43:03.088755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30T12:40:15.936186492</meta:creation-date>
    <dc:date>2021-07-30T13:45:08.673619877</dc:date>
    <meta:editing-duration>PT6M11S</meta:editing-duration>
    <meta:editing-cycles>5</meta:editing-cycles>
    <meta:generator>LibreOfficeDev/7.2.0.0.alpha1$MacOSX_AARCH64 LibreOffice_project/1070cd26d80399036ae11d81ddb62c0c5601b315</meta:generator>
    <meta:document-statistic meta:table-count="2" meta:cell-count="2800" meta:object-count="0"/>
  </office:meta>
</office:document-meta>
</file>